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48.19pt"/>
    </style:style>
    <style:style style:name="co3" style:family="table-column">
      <style:table-column-properties fo:break-before="auto" style:column-width="74.6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D7_20_10kHz">
      <style:table-properties table:display="true" style:writing-mode="lr-tb"/>
    </style:style>
    <style:style style:name="ta2" style:family="table" style:master-page-name="PageStyle_5f_D9_20_10kHz">
      <style:table-properties table:display="true" style:writing-mode="lr-tb"/>
    </style:style>
    <style:style style:name="ta3" style:family="table" style:master-page-name="PageStyle_5f_D10_20_10kHz">
      <style:table-properties table:display="true" style:writing-mode="lr-tb"/>
    </style:style>
    <style:style style:name="ta4" style:family="table" style:master-page-name="PageStyle_5f_D14_20_10kHz">
      <style:table-properties table:display="true" style:writing-mode="lr-tb"/>
    </style:style>
    <style:style style:name="ta5" style:family="table" style:master-page-name="PageStyle_5f_KIT_5f_1_5f_s_20_10kHz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7 10kHz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Diode 7</text:p>
          </table:table-cell>
          <table:table-cell/>
          <table:table-cell table:style-name="ce1" office:value-type="string" calcext:value-type="string">
            <text:p>Freq:</text:p>
          </table:table-cell>
          <table:table-cell table:style-name="ce2" office:value-type="string" calcext:value-type="string">
            <text:p>10 kHz</text:p>
          </table:table-cell>
          <table:table-cell table:style-name="ce1"/>
          <table:table-cell table:number-columns-repeated="1019"/>
        </table:table-row>
        <table:table-row table:style-name="ro1">
          <table:table-cell table:number-columns-repeated="9"/>
          <table:table-cell office:value-type="string" calcext:value-type="string">
            <text:p>Root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Voltage (-V)</text:p>
          </table:table-cell>
          <table:table-cell table:style-name="ce1" office:value-type="string" calcext:value-type="string">
            <text:p>C (pF)</text:p>
          </table:table-cell>
          <table:table-cell table:style-name="ce1" table:number-columns-repeated="2"/>
          <table:table-cell table:style-name="ce1" office:value-type="string" calcext:value-type="string">
            <text:p>C Av. (pF)</text:p>
          </table:table-cell>
          <table:table-cell table:style-name="ce1" office:value-type="string" calcext:value-type="string">
            <text:p>ln(V)</text:p>
          </table:table-cell>
          <table:table-cell table:style-name="ce1" office:value-type="string" calcext:value-type="string">
            <text:p>ln( C )</text:p>
          </table:table-cell>
          <table:table-cell table:style-name="ce1" office:value-type="string" calcext:value-type="string">
            <text:p>Err C (pF)</text:p>
          </table:table-cell>
          <table:table-cell/>
          <table:table-cell office:value-type="string" calcext:value-type="string">
            <text:p>ln v</text:p>
          </table:table-cell>
          <table:table-cell office:value-type="string" calcext:value-type="string">
            <text:p>ln c</text:p>
          </table:table-cell>
          <table:table-cell office:value-type="string" calcext:value-type="string">
            <text:p>eln v</text:p>
          </table:table-cell>
          <table:table-cell office:value-type="string" calcext:value-type="string">
            <text:p>eln c</text:p>
          </table:table-cell>
          <table:table-cell table:number-columns-repeated="3"/>
          <table:table-cell>
            <draw:frame table:end-cell-address="'D7 10kHz'.AC30" table:end-x="35.46pt" table:end-y="9.69pt" draw:z-index="0" draw:name="Chart 1" draw:style-name="gr1" draw:text-style-name="P1" svg:width="587.57pt" svg:height="406.83pt" svg:x="26.31pt" svg:y="7.85pt">
              <loext:p draw:notify-on-update-of-ranges="'D7 10kHz'.G1:'D7 10kHz'.G2 'D7 10kHz'.G4:'D7 10kHz'.G41 'D7 10kHz'.F4:'D7 10kHz'.F41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07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6.204" calcext:value-type="float">
            <text:p>36.204</text:p>
          </table:table-cell>
          <table:table-cell table:style-name="ce2" office:value-type="float" office:value="36.114" calcext:value-type="float">
            <text:p>36.114</text:p>
          </table:table-cell>
          <table:table-cell table:style-name="ce2" office:value-type="float" office:value="36.09" calcext:value-type="float">
            <text:p>36.09</text:p>
          </table:table-cell>
          <table:table-cell table:formula="of:=AVERAGE([.B4:.D4])" office:value-type="float" office:value="36.136" calcext:value-type="float">
            <text:p>36.136</text:p>
          </table:table-cell>
          <table:table-cell table:formula="of:=LN([.A4])" office:value-type="float" office:value="0" calcext:value-type="float">
            <text:p>0</text:p>
          </table:table-cell>
          <table:table-cell table:formula="of:=LN([.E4])" office:value-type="float" office:value="3.5872895983523" calcext:value-type="float">
            <text:p>3.5872895983523</text:p>
          </table:table-cell>
          <table:table-cell table:formula="of:=SQRT(((MAX([.B4:.D4])-MIN([.B4:.D4]))/2)^2+0.0005^2)" office:value-type="float" office:value="0.0570021929402707" calcext:value-type="float">
            <text:p>0.057002192940271</text:p>
          </table:table-cell>
          <table:table-cell/>
          <table:table-cell table:formula="of:=[.F4]" office:value-type="float" office:value="0" calcext:value-type="float">
            <text:p>0</text:p>
          </table:table-cell>
          <table:table-cell table:formula="of:=[.G4]" office:value-type="float" office:value="3.5872895983523" calcext:value-type="float">
            <text:p>3.5872895983523</text:p>
          </table:table-cell>
          <table:table-cell table:formula="of:=0.05/[.A4]" office:value-type="float" office:value="0.05" calcext:value-type="float">
            <text:p>0.05</text:p>
          </table:table-cell>
          <table:table-cell table:formula="of:=[.H4]/[.E4]" office:value-type="float" office:value="0.00157743504926585" calcext:value-type="float">
            <text:p>0.001577435049266</text:p>
          </table:table-cell>
          <table:table-cell table:number-columns-repeated="101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23.598" calcext:value-type="float">
            <text:p>23.598</text:p>
          </table:table-cell>
          <table:table-cell table:style-name="ce2" office:value-type="float" office:value="23.6" calcext:value-type="float">
            <text:p>23.6</text:p>
          </table:table-cell>
          <table:table-cell table:style-name="ce2" office:value-type="float" office:value="23.598" calcext:value-type="float">
            <text:p>23.598</text:p>
          </table:table-cell>
          <table:table-cell table:formula="of:=AVERAGE([.B5:.D5])" office:value-type="float" office:value="23.5986666666667" calcext:value-type="float">
            <text:p>23.5986666666667</text:p>
          </table:table-cell>
          <table:table-cell table:formula="of:=LN([.A5])" office:value-type="float" office:value="1.09861228866811" calcext:value-type="float">
            <text:p>1.09861228866811</text:p>
          </table:table-cell>
          <table:table-cell table:formula="of:=LN([.E5])" office:value-type="float" office:value="3.1611902132604" calcext:value-type="float">
            <text:p>3.1611902132604</text:p>
          </table:table-cell>
          <table:table-cell table:formula="of:=SQRT(((MAX([.B5:.D5])-MIN([.B5:.D5]))/2)^2+0.0005^2)" office:value-type="float" office:value="0.00111803398875099" calcext:value-type="float">
            <text:p>0.001118033988751</text:p>
          </table:table-cell>
          <table:table-cell/>
          <table:table-cell table:formula="of:=[.F5]" office:value-type="float" office:value="1.09861228866811" calcext:value-type="float">
            <text:p>1.09861228866811</text:p>
          </table:table-cell>
          <table:table-cell table:formula="of:=[.G5]" office:value-type="float" office:value="3.1611902132604" calcext:value-type="float">
            <text:p>3.1611902132604</text:p>
          </table:table-cell>
          <table:table-cell table:formula="of:=0.05/[.A5]" office:value-type="float" office:value="0.0166666666666667" calcext:value-type="float">
            <text:p>0.016666666666667</text:p>
          </table:table-cell>
          <table:table-cell table:formula="of:=[.H5]/[.E5]" office:value-type="float" office:value="0.0000473769982238116" calcext:value-type="float">
            <text:p>4.73769982238116E-05</text:p>
          </table:table-cell>
          <table:table-cell table:number-columns-repeated="1011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float" office:value="19.873" calcext:value-type="float">
            <text:p>19.873</text:p>
          </table:table-cell>
          <table:table-cell table:formula="of:=AVERAGE([.B6:.D6])" office:value-type="float" office:value="19.873" calcext:value-type="float">
            <text:p>19.873</text:p>
          </table:table-cell>
          <table:table-cell table:formula="of:=LN([.A6])" office:value-type="float" office:value="1.6094379124341" calcext:value-type="float">
            <text:p>1.6094379124341</text:p>
          </table:table-cell>
          <table:table-cell table:formula="of:=LN([.E6])" office:value-type="float" office:value="2.98936202654615" calcext:value-type="float">
            <text:p>2.98936202654615</text:p>
          </table:table-cell>
          <table:table-cell table:formula="of:=SQRT(((MAX([.B6:.D6])-MIN([.B6:.D6]))/2)^2+0.0005^2)" office:value-type="float" office:value="0.0005" calcext:value-type="float">
            <text:p>0.0005</text:p>
          </table:table-cell>
          <table:table-cell/>
          <table:table-cell table:formula="of:=[.F6]" office:value-type="float" office:value="1.6094379124341" calcext:value-type="float">
            <text:p>1.6094379124341</text:p>
          </table:table-cell>
          <table:table-cell table:formula="of:=[.G6]" office:value-type="float" office:value="2.98936202654615" calcext:value-type="float">
            <text:p>2.98936202654615</text:p>
          </table:table-cell>
          <table:table-cell table:formula="of:=0.05/[.A6]" office:value-type="float" office:value="0.01" calcext:value-type="float">
            <text:p>0.01</text:p>
          </table:table-cell>
          <table:table-cell table:formula="of:=[.H6]/[.E6]" office:value-type="float" office:value="0.0000251597645046042" calcext:value-type="float">
            <text:p>2.51597645046042E-05</text:p>
          </table:table-cell>
          <table:table-cell table:number-columns-repeated="1011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5.972" calcext:value-type="float">
            <text:p>15.972</text:p>
          </table:table-cell>
          <table:table-cell table:number-columns-repeated="2" table:style-name="ce2" office:value-type="float" office:value="15.977" calcext:value-type="float">
            <text:p>15.977</text:p>
          </table:table-cell>
          <table:table-cell table:formula="of:=AVERAGE([.B7:.D7])" office:value-type="float" office:value="15.9753333333333" calcext:value-type="float">
            <text:p>15.9753333333333</text:p>
          </table:table-cell>
          <table:table-cell table:formula="of:=LN([.A7])" office:value-type="float" office:value="2.30258509299405" calcext:value-type="float">
            <text:p>2.30258509299405</text:p>
          </table:table-cell>
          <table:table-cell table:formula="of:=LN([.E7])" office:value-type="float" office:value="2.77104586598227" calcext:value-type="float">
            <text:p>2.77104586598227</text:p>
          </table:table-cell>
          <table:table-cell table:formula="of:=SQRT(((MAX([.B7:.D7])-MIN([.B7:.D7]))/2)^2+0.0005^2)" office:value-type="float" office:value="0.00254950975679678" calcext:value-type="float">
            <text:p>0.002549509756797</text:p>
          </table:table-cell>
          <table:table-cell/>
          <table:table-cell table:formula="of:=[.F7]" office:value-type="float" office:value="2.30258509299405" calcext:value-type="float">
            <text:p>2.30258509299405</text:p>
          </table:table-cell>
          <table:table-cell table:formula="of:=[.G7]" office:value-type="float" office:value="2.77104586598227" calcext:value-type="float">
            <text:p>2.77104586598227</text:p>
          </table:table-cell>
          <table:table-cell table:formula="of:=0.05/[.A7]" office:value-type="float" office:value="0.005" calcext:value-type="float">
            <text:p>0.005</text:p>
          </table:table-cell>
          <table:table-cell table:formula="of:=[.H7]/[.E7]" office:value-type="float" office:value="0.000159590394992078" calcext:value-type="float">
            <text:p>0.000159590394992</text:p>
          </table:table-cell>
          <table:table-cell table:number-columns-repeated="1011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.205" calcext:value-type="float">
            <text:p>14.205</text:p>
          </table:table-cell>
          <table:table-cell table:style-name="ce2" office:value-type="float" office:value="14.203" calcext:value-type="float">
            <text:p>14.203</text:p>
          </table:table-cell>
          <table:table-cell table:style-name="ce2" office:value-type="float" office:value="14.201" calcext:value-type="float">
            <text:p>14.201</text:p>
          </table:table-cell>
          <table:table-cell table:formula="of:=AVERAGE([.B8:.D8])" office:value-type="float" office:value="14.203" calcext:value-type="float">
            <text:p>14.203</text:p>
          </table:table-cell>
          <table:table-cell table:formula="of:=LN([.A8])" office:value-type="float" office:value="2.70805020110221" calcext:value-type="float">
            <text:p>2.70805020110221</text:p>
          </table:table-cell>
          <table:table-cell table:formula="of:=LN([.E8])" office:value-type="float" office:value="2.65345320989899" calcext:value-type="float">
            <text:p>2.65345320989899</text:p>
          </table:table-cell>
          <table:table-cell table:formula="of:=SQRT(((MAX([.B8:.D8])-MIN([.B8:.D8]))/2)^2+0.0005^2)" office:value-type="float" office:value="0.00206155281280862" calcext:value-type="float">
            <text:p>0.002061552812809</text:p>
          </table:table-cell>
          <table:table-cell/>
          <table:table-cell table:formula="of:=[.F8]" office:value-type="float" office:value="2.70805020110221" calcext:value-type="float">
            <text:p>2.70805020110221</text:p>
          </table:table-cell>
          <table:table-cell table:formula="of:=[.G8]" office:value-type="float" office:value="2.65345320989899" calcext:value-type="float">
            <text:p>2.65345320989899</text:p>
          </table:table-cell>
          <table:table-cell table:formula="of:=0.05/[.A8]" office:value-type="float" office:value="0.00333333333333333" calcext:value-type="float">
            <text:p>0.003333333333333</text:p>
          </table:table-cell>
          <table:table-cell table:formula="of:=[.H8]/[.E8]" office:value-type="float" office:value="0.000145149110244921" calcext:value-type="float">
            <text:p>0.000145149110245</text:p>
          </table:table-cell>
          <table:table-cell table:number-columns-repeated="1011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number-columns-repeated="2" table:style-name="ce2" office:value-type="float" office:value="13.11" calcext:value-type="float">
            <text:p>13.11</text:p>
          </table:table-cell>
          <table:table-cell table:style-name="ce2" office:value-type="float" office:value="13.105" calcext:value-type="float">
            <text:p>13.105</text:p>
          </table:table-cell>
          <table:table-cell table:formula="of:=AVERAGE([.B9:.D9])" office:value-type="float" office:value="13.1083333333333" calcext:value-type="float">
            <text:p>13.1083333333333</text:p>
          </table:table-cell>
          <table:table-cell table:formula="of:=LN([.A9])" office:value-type="float" office:value="2.99573227355399" calcext:value-type="float">
            <text:p>2.99573227355399</text:p>
          </table:table-cell>
          <table:table-cell table:formula="of:=LN([.E9])" office:value-type="float" office:value="2.57324816027623" calcext:value-type="float">
            <text:p>2.57324816027623</text:p>
          </table:table-cell>
          <table:table-cell table:formula="of:=SQRT(((MAX([.B9:.D9])-MIN([.B9:.D9]))/2)^2+0.0005^2)" office:value-type="float" office:value="0.0025495097567959" calcext:value-type="float">
            <text:p>0.002549509756796</text:p>
          </table:table-cell>
          <table:table-cell/>
          <table:table-cell table:formula="of:=[.F9]" office:value-type="float" office:value="2.99573227355399" calcext:value-type="float">
            <text:p>2.99573227355399</text:p>
          </table:table-cell>
          <table:table-cell table:formula="of:=[.G9]" office:value-type="float" office:value="2.57324816027623" calcext:value-type="float">
            <text:p>2.57324816027623</text:p>
          </table:table-cell>
          <table:table-cell table:formula="of:=0.05/[.A9]" office:value-type="float" office:value="0.0025" calcext:value-type="float">
            <text:p>0.0025</text:p>
          </table:table-cell>
          <table:table-cell table:formula="of:=[.H9]/[.E9]" office:value-type="float" office:value="0.000194495340632873" calcext:value-type="float">
            <text:p>0.000194495340633</text:p>
          </table:table-cell>
          <table:table-cell table:number-columns-repeated="1011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2.371" calcext:value-type="float">
            <text:p>12.371</text:p>
          </table:table-cell>
          <table:table-cell table:style-name="ce2" office:value-type="float" office:value="12.35" calcext:value-type="float">
            <text:p>12.35</text:p>
          </table:table-cell>
          <table:table-cell table:style-name="ce2" office:value-type="float" office:value="12.346" calcext:value-type="float">
            <text:p>12.346</text:p>
          </table:table-cell>
          <table:table-cell table:formula="of:=AVERAGE([.B10:.D10])" office:value-type="float" office:value="12.3556666666667" calcext:value-type="float">
            <text:p>12.3556666666667</text:p>
          </table:table-cell>
          <table:table-cell table:formula="of:=LN([.A10])" office:value-type="float" office:value="3.2188758248682" calcext:value-type="float">
            <text:p>3.2188758248682</text:p>
          </table:table-cell>
          <table:table-cell table:formula="of:=LN([.E10])" office:value-type="float" office:value="2.51411479724558" calcext:value-type="float">
            <text:p>2.51411479724558</text:p>
          </table:table-cell>
          <table:table-cell table:formula="of:=SQRT(((MAX([.B10:.D10])-MIN([.B10:.D10]))/2)^2+0.0005^2)" office:value-type="float" office:value="0.012509996003197" calcext:value-type="float">
            <text:p>0.012509996003197</text:p>
          </table:table-cell>
          <table:table-cell/>
          <table:table-cell table:formula="of:=[.F10]" office:value-type="float" office:value="3.2188758248682" calcext:value-type="float">
            <text:p>3.2188758248682</text:p>
          </table:table-cell>
          <table:table-cell table:formula="of:=[.G10]" office:value-type="float" office:value="2.51411479724558" calcext:value-type="float">
            <text:p>2.51411479724558</text:p>
          </table:table-cell>
          <table:table-cell table:formula="of:=0.05/[.A10]" office:value-type="float" office:value="0.002" calcext:value-type="float">
            <text:p>0.002</text:p>
          </table:table-cell>
          <table:table-cell table:formula="of:=[.H10]/[.E10]" office:value-type="float" office:value="0.0010124905713867" calcext:value-type="float">
            <text:p>0.001012490571387</text:p>
          </table:table-cell>
          <table:table-cell table:number-columns-repeated="1011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1.766" calcext:value-type="float">
            <text:p>11.766</text:p>
          </table:table-cell>
          <table:table-cell table:style-name="ce2" office:value-type="float" office:value="11.765" calcext:value-type="float">
            <text:p>11.765</text:p>
          </table:table-cell>
          <table:table-cell table:style-name="ce2" office:value-type="float" office:value="11.759" calcext:value-type="float">
            <text:p>11.759</text:p>
          </table:table-cell>
          <table:table-cell table:formula="of:=AVERAGE([.B11:.D11])" office:value-type="float" office:value="11.7633333333333" calcext:value-type="float">
            <text:p>11.7633333333333</text:p>
          </table:table-cell>
          <table:table-cell table:formula="of:=LN([.A11])" office:value-type="float" office:value="3.40119738166216" calcext:value-type="float">
            <text:p>3.40119738166216</text:p>
          </table:table-cell>
          <table:table-cell table:formula="of:=LN([.E11])" office:value-type="float" office:value="2.46498734901907" calcext:value-type="float">
            <text:p>2.46498734901907</text:p>
          </table:table-cell>
          <table:table-cell table:formula="of:=SQRT(((MAX([.B11:.D11])-MIN([.B11:.D11]))/2)^2+0.0005^2)" office:value-type="float" office:value="0.00353553390593258" calcext:value-type="float">
            <text:p>0.003535533905933</text:p>
          </table:table-cell>
          <table:table-cell/>
          <table:table-cell table:formula="of:=[.F11]" office:value-type="float" office:value="3.40119738166216" calcext:value-type="float">
            <text:p>3.40119738166216</text:p>
          </table:table-cell>
          <table:table-cell table:formula="of:=[.G11]" office:value-type="float" office:value="2.46498734901907" calcext:value-type="float">
            <text:p>2.46498734901907</text:p>
          </table:table-cell>
          <table:table-cell table:formula="of:=0.05/[.A11]" office:value-type="float" office:value="0.00166666666666667" calcext:value-type="float">
            <text:p>0.001666666666667</text:p>
          </table:table-cell>
          <table:table-cell table:formula="of:=[.H11]/[.E11]" office:value-type="float" office:value="0.000300555446806396" calcext:value-type="float">
            <text:p>0.000300555446806</text:p>
          </table:table-cell>
          <table:table-cell table:number-columns-repeated="1011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3" office:value-type="float" office:value="11.303" calcext:value-type="float">
            <text:p>11.303</text:p>
          </table:table-cell>
          <table:table-cell table:style-name="ce2" office:value-type="float" office:value="11.299" calcext:value-type="float">
            <text:p>11.299</text:p>
          </table:table-cell>
          <table:table-cell table:style-name="ce2" office:value-type="float" office:value="11.3" calcext:value-type="float">
            <text:p>11.3</text:p>
          </table:table-cell>
          <table:table-cell table:formula="of:=AVERAGE([.B12:.D12])" office:value-type="float" office:value="11.3006666666667" calcext:value-type="float">
            <text:p>11.3006666666667</text:p>
          </table:table-cell>
          <table:table-cell table:formula="of:=LN([.A12])" office:value-type="float" office:value="3.55534806148941" calcext:value-type="float">
            <text:p>3.55534806148941</text:p>
          </table:table-cell>
          <table:table-cell table:formula="of:=LN([.E12])" office:value-type="float" office:value="2.42486172102818" calcext:value-type="float">
            <text:p>2.42486172102818</text:p>
          </table:table-cell>
          <table:table-cell table:formula="of:=SQRT(((MAX([.B12:.D12])-MIN([.B12:.D12]))/2)^2+0.0005^2)" office:value-type="float" office:value="0.00206155281280948" calcext:value-type="float">
            <text:p>0.002061552812809</text:p>
          </table:table-cell>
          <table:table-cell/>
          <table:table-cell table:formula="of:=[.F12]" office:value-type="float" office:value="3.55534806148941" calcext:value-type="float">
            <text:p>3.55534806148941</text:p>
          </table:table-cell>
          <table:table-cell table:formula="of:=[.G12]" office:value-type="float" office:value="2.42486172102818" calcext:value-type="float">
            <text:p>2.42486172102818</text:p>
          </table:table-cell>
          <table:table-cell table:formula="of:=0.05/[.A12]" office:value-type="float" office:value="0.00142857142857143" calcext:value-type="float">
            <text:p>0.001428571428571</text:p>
          </table:table-cell>
          <table:table-cell table:formula="of:=[.H12]/[.E12]" office:value-type="float" office:value="0.000182427539331852" calcext:value-type="float">
            <text:p>0.000182427539332</text:p>
          </table:table-cell>
          <table:table-cell table:number-columns-repeated="1011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.928" calcext:value-type="float">
            <text:p>10.928</text:p>
          </table:table-cell>
          <table:table-cell table:style-name="ce2" office:value-type="float" office:value="10.926" calcext:value-type="float">
            <text:p>10.926</text:p>
          </table:table-cell>
          <table:table-cell table:style-name="ce2" office:value-type="float" office:value="10.924" calcext:value-type="float">
            <text:p>10.924</text:p>
          </table:table-cell>
          <table:table-cell table:formula="of:=AVERAGE([.B13:.D13])" office:value-type="float" office:value="10.926" calcext:value-type="float">
            <text:p>10.926</text:p>
          </table:table-cell>
          <table:table-cell table:formula="of:=LN([.A13])" office:value-type="float" office:value="3.68887945411394" calcext:value-type="float">
            <text:p>3.68887945411394</text:p>
          </table:table-cell>
          <table:table-cell table:formula="of:=LN([.E13])" office:value-type="float" office:value="2.39114526997353" calcext:value-type="float">
            <text:p>2.39114526997353</text:p>
          </table:table-cell>
          <table:table-cell table:formula="of:=SQRT(((MAX([.B13:.D13])-MIN([.B13:.D13]))/2)^2+0.0005^2)" office:value-type="float" office:value="0.00206155281280948" calcext:value-type="float">
            <text:p>0.002061552812809</text:p>
          </table:table-cell>
          <table:table-cell/>
          <table:table-cell table:formula="of:=[.F13]" office:value-type="float" office:value="3.68887945411394" calcext:value-type="float">
            <text:p>3.68887945411394</text:p>
          </table:table-cell>
          <table:table-cell table:formula="of:=[.G13]" office:value-type="float" office:value="2.39114526997353" calcext:value-type="float">
            <text:p>2.39114526997353</text:p>
          </table:table-cell>
          <table:table-cell table:formula="of:=0.05/[.A13]" office:value-type="float" office:value="0.00125" calcext:value-type="float">
            <text:p>0.00125</text:p>
          </table:table-cell>
          <table:table-cell table:formula="of:=[.H13]/[.E13]" office:value-type="float" office:value="0.000188683215523474" calcext:value-type="float">
            <text:p>0.000188683215523</text:p>
          </table:table-cell>
          <table:table-cell table:number-columns-repeated="1011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0.615" calcext:value-type="float">
            <text:p>10.615</text:p>
          </table:table-cell>
          <table:table-cell table:style-name="ce2" office:value-type="float" office:value="10.616" calcext:value-type="float">
            <text:p>10.616</text:p>
          </table:table-cell>
          <table:table-cell table:style-name="ce2" office:value-type="float" office:value="10.613" calcext:value-type="float">
            <text:p>10.613</text:p>
          </table:table-cell>
          <table:table-cell table:formula="of:=AVERAGE([.B14:.D14])" office:value-type="float" office:value="10.6146666666667" calcext:value-type="float">
            <text:p>10.6146666666667</text:p>
          </table:table-cell>
          <table:table-cell table:formula="of:=LN([.A14])" office:value-type="float" office:value="3.80666248977032" calcext:value-type="float">
            <text:p>3.80666248977032</text:p>
          </table:table-cell>
          <table:table-cell table:formula="of:=LN([.E14])" office:value-type="float" office:value="2.36223669255822" calcext:value-type="float">
            <text:p>2.36223669255822</text:p>
          </table:table-cell>
          <table:table-cell table:formula="of:=SQRT(((MAX([.B14:.D14])-MIN([.B14:.D14]))/2)^2+0.0005^2)" office:value-type="float" office:value="0.00158113883008424" calcext:value-type="float">
            <text:p>0.001581138830084</text:p>
          </table:table-cell>
          <table:table-cell/>
          <table:table-cell table:formula="of:=[.F14]" office:value-type="float" office:value="3.80666248977032" calcext:value-type="float">
            <text:p>3.80666248977032</text:p>
          </table:table-cell>
          <table:table-cell table:formula="of:=[.G14]" office:value-type="float" office:value="2.36223669255822" calcext:value-type="float">
            <text:p>2.36223669255822</text:p>
          </table:table-cell>
          <table:table-cell table:formula="of:=0.05/[.A14]" office:value-type="float" office:value="0.00111111111111111" calcext:value-type="float">
            <text:p>0.001111111111111</text:p>
          </table:table-cell>
          <table:table-cell table:formula="of:=[.H14]/[.E14]" office:value-type="float" office:value="0.000148957935254765" calcext:value-type="float">
            <text:p>0.000148957935255</text:p>
          </table:table-cell>
          <table:table-cell table:number-columns-repeated="1011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.343" calcext:value-type="float">
            <text:p>10.343</text:p>
          </table:table-cell>
          <table:table-cell table:style-name="ce2" office:value-type="float" office:value="10.341" calcext:value-type="float">
            <text:p>10.341</text:p>
          </table:table-cell>
          <table:table-cell table:style-name="ce2" office:value-type="float" office:value="10.345" calcext:value-type="float">
            <text:p>10.345</text:p>
          </table:table-cell>
          <table:table-cell table:formula="of:=AVERAGE([.B15:.D15])" office:value-type="float" office:value="10.343" calcext:value-type="float">
            <text:p>10.343</text:p>
          </table:table-cell>
          <table:table-cell table:formula="of:=LN([.A15])" office:value-type="float" office:value="3.91202300542815" calcext:value-type="float">
            <text:p>3.91202300542815</text:p>
          </table:table-cell>
          <table:table-cell table:formula="of:=LN([.E15])" office:value-type="float" office:value="2.33630996239567" calcext:value-type="float">
            <text:p>2.33630996239567</text:p>
          </table:table-cell>
          <table:table-cell table:formula="of:=SQRT(((MAX([.B15:.D15])-MIN([.B15:.D15]))/2)^2+0.0005^2)" office:value-type="float" office:value="0.00206155281280948" calcext:value-type="float">
            <text:p>0.002061552812809</text:p>
          </table:table-cell>
          <table:table-cell/>
          <table:table-cell table:formula="of:=[.F15]" office:value-type="float" office:value="3.91202300542815" calcext:value-type="float">
            <text:p>3.91202300542815</text:p>
          </table:table-cell>
          <table:table-cell table:formula="of:=[.G15]" office:value-type="float" office:value="2.33630996239567" calcext:value-type="float">
            <text:p>2.33630996239567</text:p>
          </table:table-cell>
          <table:table-cell table:formula="of:=0.05/[.A15]" office:value-type="float" office:value="0.001" calcext:value-type="float">
            <text:p>0.001</text:p>
          </table:table-cell>
          <table:table-cell table:formula="of:=[.H15]/[.E15]" office:value-type="float" office:value="0.000199318651533354" calcext:value-type="float">
            <text:p>0.000199318651533</text:p>
          </table:table-cell>
          <table:table-cell table:number-columns-repeated="1011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0.108" calcext:value-type="float">
            <text:p>10.108</text:p>
          </table:table-cell>
          <table:table-cell table:style-name="ce2" office:value-type="float" office:value="10.107" calcext:value-type="float">
            <text:p>10.107</text:p>
          </table:table-cell>
          <table:table-cell table:style-name="ce2" office:value-type="float" office:value="10.104" calcext:value-type="float">
            <text:p>10.104</text:p>
          </table:table-cell>
          <table:table-cell table:formula="of:=AVERAGE([.B16:.D16])" office:value-type="float" office:value="10.1063333333333" calcext:value-type="float">
            <text:p>10.1063333333333</text:p>
          </table:table-cell>
          <table:table-cell table:formula="of:=LN([.A16])" office:value-type="float" office:value="4.00733318523247" calcext:value-type="float">
            <text:p>4.00733318523247</text:p>
          </table:table-cell>
          <table:table-cell table:formula="of:=LN([.E16])" office:value-type="float" office:value="2.31316229003182" calcext:value-type="float">
            <text:p>2.31316229003182</text:p>
          </table:table-cell>
          <table:table-cell table:formula="of:=SQRT(((MAX([.B16:.D16])-MIN([.B16:.D16]))/2)^2+0.0005^2)" office:value-type="float" office:value="0.00206155281280948" calcext:value-type="float">
            <text:p>0.002061552812809</text:p>
          </table:table-cell>
          <table:table-cell/>
          <table:table-cell table:formula="of:=[.F16]" office:value-type="float" office:value="4.00733318523247" calcext:value-type="float">
            <text:p>4.00733318523247</text:p>
          </table:table-cell>
          <table:table-cell table:formula="of:=[.G16]" office:value-type="float" office:value="2.31316229003182" calcext:value-type="float">
            <text:p>2.31316229003182</text:p>
          </table:table-cell>
          <table:table-cell table:formula="of:=0.05/[.A16]" office:value-type="float" office:value="0.000909090909090909" calcext:value-type="float">
            <text:p>0.000909090909091</text:p>
          </table:table-cell>
          <table:table-cell table:formula="of:=[.H16]/[.E16]" office:value-type="float" office:value="0.000203986227726127" calcext:value-type="float">
            <text:p>0.000203986227726</text:p>
          </table:table-cell>
          <table:table-cell table:number-columns-repeated="1011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float" office:value="9.927" calcext:value-type="float">
            <text:p>9.927</text:p>
          </table:table-cell>
          <table:table-cell table:style-name="ce2" office:value-type="float" office:value="9.896" calcext:value-type="float">
            <text:p>9.896</text:p>
          </table:table-cell>
          <table:table-cell table:style-name="ce2" office:value-type="float" office:value="9.895" calcext:value-type="float">
            <text:p>9.895</text:p>
          </table:table-cell>
          <table:table-cell table:formula="of:=AVERAGE([.B17:.D17])" office:value-type="float" office:value="9.906" calcext:value-type="float">
            <text:p>9.906</text:p>
          </table:table-cell>
          <table:table-cell table:formula="of:=LN([.A17])" office:value-type="float" office:value="4.0943445622221" calcext:value-type="float">
            <text:p>4.0943445622221</text:p>
          </table:table-cell>
          <table:table-cell table:formula="of:=LN([.E17])" office:value-type="float" office:value="2.29314063416605" calcext:value-type="float">
            <text:p>2.29314063416605</text:p>
          </table:table-cell>
          <table:table-cell table:formula="of:=SQRT(((MAX([.B17:.D17])-MIN([.B17:.D17]))/2)^2+0.0005^2)" office:value-type="float" office:value="0.0160078105935821" calcext:value-type="float">
            <text:p>0.016007810593582</text:p>
          </table:table-cell>
          <table:table-cell/>
          <table:table-cell table:formula="of:=[.F17]" office:value-type="float" office:value="4.0943445622221" calcext:value-type="float">
            <text:p>4.0943445622221</text:p>
          </table:table-cell>
          <table:table-cell table:formula="of:=[.G17]" office:value-type="float" office:value="2.29314063416605" calcext:value-type="float">
            <text:p>2.29314063416605</text:p>
          </table:table-cell>
          <table:table-cell table:formula="of:=0.05/[.A17]" office:value-type="float" office:value="0.000833333333333333" calcext:value-type="float">
            <text:p>0.000833333333333</text:p>
          </table:table-cell>
          <table:table-cell table:formula="of:=[.H17]/[.E17]" office:value-type="float" office:value="0.0016159711885304" calcext:value-type="float">
            <text:p>0.00161597118853</text:p>
          </table:table-cell>
          <table:table-cell table:number-columns-repeated="1011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float" office:value="9.719" calcext:value-type="float">
            <text:p>9.719</text:p>
          </table:table-cell>
          <table:table-cell table:style-name="ce2" office:value-type="float" office:value="9.721" calcext:value-type="float">
            <text:p>9.721</text:p>
          </table:table-cell>
          <table:table-cell table:style-name="ce2" office:value-type="float" office:value="9.724" calcext:value-type="float">
            <text:p>9.724</text:p>
          </table:table-cell>
          <table:table-cell table:formula="of:=AVERAGE([.B18:.D18])" office:value-type="float" office:value="9.72133333333333" calcext:value-type="float">
            <text:p>9.72133333333333</text:p>
          </table:table-cell>
          <table:table-cell table:formula="of:=LN([.A18])" office:value-type="float" office:value="4.17438726989564" calcext:value-type="float">
            <text:p>4.17438726989564</text:p>
          </table:table-cell>
          <table:table-cell table:formula="of:=LN([.E18])" office:value-type="float" office:value="2.27432278327607" calcext:value-type="float">
            <text:p>2.27432278327607</text:p>
          </table:table-cell>
          <table:table-cell table:formula="of:=SQRT(((MAX([.B18:.D18])-MIN([.B18:.D18]))/2)^2+0.0005^2)" office:value-type="float" office:value="0.00254950975679678" calcext:value-type="float">
            <text:p>0.002549509756797</text:p>
          </table:table-cell>
          <table:table-cell/>
          <table:table-cell table:formula="of:=[.F18]" office:value-type="float" office:value="4.17438726989564" calcext:value-type="float">
            <text:p>4.17438726989564</text:p>
          </table:table-cell>
          <table:table-cell table:formula="of:=[.G18]" office:value-type="float" office:value="2.27432278327607" calcext:value-type="float">
            <text:p>2.27432278327607</text:p>
          </table:table-cell>
          <table:table-cell table:formula="of:=0.05/[.A18]" office:value-type="float" office:value="0.000769230769230769" calcext:value-type="float">
            <text:p>0.000769230769231</text:p>
          </table:table-cell>
          <table:table-cell table:formula="of:=[.H18]/[.E18]" office:value-type="float" office:value="0.000262259267260675" calcext:value-type="float">
            <text:p>0.000262259267261</text:p>
          </table:table-cell>
          <table:table-cell table:number-columns-repeated="1011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float" office:value="9.579" calcext:value-type="float">
            <text:p>9.579</text:p>
          </table:table-cell>
          <table:table-cell table:style-name="ce2" office:value-type="float" office:value="9.573" calcext:value-type="float">
            <text:p>9.573</text:p>
          </table:table-cell>
          <table:table-cell table:style-name="ce2" office:value-type="float" office:value="9.562" calcext:value-type="float">
            <text:p>9.562</text:p>
          </table:table-cell>
          <table:table-cell table:formula="of:=AVERAGE([.B19:.D19])" office:value-type="float" office:value="9.57133333333333" calcext:value-type="float">
            <text:p>9.57133333333333</text:p>
          </table:table-cell>
          <table:table-cell table:formula="of:=LN([.A19])" office:value-type="float" office:value="4.24849524204936" calcext:value-type="float">
            <text:p>4.24849524204936</text:p>
          </table:table-cell>
          <table:table-cell table:formula="of:=LN([.E19])" office:value-type="float" office:value="2.25877252003739" calcext:value-type="float">
            <text:p>2.25877252003739</text:p>
          </table:table-cell>
          <table:table-cell table:formula="of:=SQRT(((MAX([.B19:.D19])-MIN([.B19:.D19]))/2)^2+0.0005^2)" office:value-type="float" office:value="0.00851469318296382" calcext:value-type="float">
            <text:p>0.008514693182964</text:p>
          </table:table-cell>
          <table:table-cell/>
          <table:table-cell table:formula="of:=[.F19]" office:value-type="float" office:value="4.24849524204936" calcext:value-type="float">
            <text:p>4.24849524204936</text:p>
          </table:table-cell>
          <table:table-cell table:formula="of:=[.G19]" office:value-type="float" office:value="2.25877252003739" calcext:value-type="float">
            <text:p>2.25877252003739</text:p>
          </table:table-cell>
          <table:table-cell table:formula="of:=0.05/[.A19]" office:value-type="float" office:value="0.000714285714285714" calcext:value-type="float">
            <text:p>0.000714285714286</text:p>
          </table:table-cell>
          <table:table-cell table:formula="of:=[.H19]/[.E19]" office:value-type="float" office:value="0.00088960366193813" calcext:value-type="float">
            <text:p>0.000889603661938</text:p>
          </table:table-cell>
          <table:table-cell table:number-columns-repeated="1011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float" office:value="9.39" calcext:value-type="float">
            <text:p>9.39</text:p>
          </table:table-cell>
          <table:table-cell table:number-columns-repeated="2" table:style-name="ce2" office:value-type="float" office:value="9.386" calcext:value-type="float">
            <text:p>9.386</text:p>
          </table:table-cell>
          <table:table-cell table:formula="of:=AVERAGE([.B20:.D20])" office:value-type="float" office:value="9.38733333333333" calcext:value-type="float">
            <text:p>9.38733333333333</text:p>
          </table:table-cell>
          <table:table-cell table:formula="of:=LN([.A20])" office:value-type="float" office:value="4.31748811353631" calcext:value-type="float">
            <text:p>4.31748811353631</text:p>
          </table:table-cell>
          <table:table-cell table:formula="of:=LN([.E20])" office:value-type="float" office:value="2.23936126282701" calcext:value-type="float">
            <text:p>2.23936126282701</text:p>
          </table:table-cell>
          <table:table-cell table:formula="of:=SQRT(((MAX([.B20:.D20])-MIN([.B20:.D20]))/2)^2+0.0005^2)" office:value-type="float" office:value="0.00206155281280948" calcext:value-type="float">
            <text:p>0.002061552812809</text:p>
          </table:table-cell>
          <table:table-cell/>
          <table:table-cell table:formula="of:=[.F20]" office:value-type="float" office:value="4.31748811353631" calcext:value-type="float">
            <text:p>4.31748811353631</text:p>
          </table:table-cell>
          <table:table-cell table:formula="of:=[.G20]" office:value-type="float" office:value="2.23936126282701" calcext:value-type="float">
            <text:p>2.23936126282701</text:p>
          </table:table-cell>
          <table:table-cell table:formula="of:=0.05/[.A20]" office:value-type="float" office:value="0.000666666666666667" calcext:value-type="float">
            <text:p>0.000666666666667</text:p>
          </table:table-cell>
          <table:table-cell table:formula="of:=[.H20]/[.E20]" office:value-type="float" office:value="0.000219610057468519" calcext:value-type="float">
            <text:p>0.000219610057469</text:p>
          </table:table-cell>
          <table:table-cell table:number-columns-repeated="1011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float" office:value="9.269" calcext:value-type="float">
            <text:p>9.269</text:p>
          </table:table-cell>
          <table:table-cell table:style-name="ce2" office:value-type="float" office:value="9.286" calcext:value-type="float">
            <text:p>9.286</text:p>
          </table:table-cell>
          <table:table-cell table:style-name="ce2" office:value-type="float" office:value="9.267" calcext:value-type="float">
            <text:p>9.267</text:p>
          </table:table-cell>
          <table:table-cell table:formula="of:=AVERAGE([.B21:.D21])" office:value-type="float" office:value="9.274" calcext:value-type="float">
            <text:p>9.274</text:p>
          </table:table-cell>
          <table:table-cell table:formula="of:=LN([.A21])" office:value-type="float" office:value="4.38202663467388" calcext:value-type="float">
            <text:p>4.38202663467388</text:p>
          </table:table-cell>
          <table:table-cell table:formula="of:=LN([.E21])" office:value-type="float" office:value="2.22721478596927" calcext:value-type="float">
            <text:p>2.22721478596927</text:p>
          </table:table-cell>
          <table:table-cell table:formula="of:=SQRT(((MAX([.B21:.D21])-MIN([.B21:.D21]))/2)^2+0.0005^2)" office:value-type="float" office:value="0.00951314879522029" calcext:value-type="float">
            <text:p>0.00951314879522</text:p>
          </table:table-cell>
          <table:table-cell/>
          <table:table-cell table:formula="of:=[.F21]" office:value-type="float" office:value="4.38202663467388" calcext:value-type="float">
            <text:p>4.38202663467388</text:p>
          </table:table-cell>
          <table:table-cell table:formula="of:=[.G21]" office:value-type="float" office:value="2.22721478596927" calcext:value-type="float">
            <text:p>2.22721478596927</text:p>
          </table:table-cell>
          <table:table-cell table:formula="of:=0.05/[.A21]" office:value-type="float" office:value="0.000625" calcext:value-type="float">
            <text:p>0.000625</text:p>
          </table:table-cell>
          <table:table-cell table:formula="of:=[.H21]/[.E21]" office:value-type="float" office:value="0.0010257870169528" calcext:value-type="float">
            <text:p>0.001025787016953</text:p>
          </table:table-cell>
          <table:table-cell table:number-columns-repeated="1011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float" office:value="9.175" calcext:value-type="float">
            <text:p>9.175</text:p>
          </table:table-cell>
          <table:table-cell table:style-name="ce2" office:value-type="float" office:value="9.173" calcext:value-type="float">
            <text:p>9.173</text:p>
          </table:table-cell>
          <table:table-cell table:style-name="ce2" office:value-type="float" office:value="9.171" calcext:value-type="float">
            <text:p>9.171</text:p>
          </table:table-cell>
          <table:table-cell table:formula="of:=AVERAGE([.B22:.D22])" office:value-type="float" office:value="9.173" calcext:value-type="float">
            <text:p>9.173</text:p>
          </table:table-cell>
          <table:table-cell table:formula="of:=LN([.A22])" office:value-type="float" office:value="4.44265125649032" calcext:value-type="float">
            <text:p>4.44265125649032</text:p>
          </table:table-cell>
          <table:table-cell table:formula="of:=LN([.E22])" office:value-type="float" office:value="2.21626438652752" calcext:value-type="float">
            <text:p>2.21626438652752</text:p>
          </table:table-cell>
          <table:table-cell table:formula="of:=SQRT(((MAX([.B22:.D22])-MIN([.B22:.D22]))/2)^2+0.0005^2)" office:value-type="float" office:value="0.00206155281280948" calcext:value-type="float">
            <text:p>0.002061552812809</text:p>
          </table:table-cell>
          <table:table-cell/>
          <table:table-cell table:formula="of:=[.F22]" office:value-type="float" office:value="4.44265125649032" calcext:value-type="float">
            <text:p>4.44265125649032</text:p>
          </table:table-cell>
          <table:table-cell table:formula="of:=[.G22]" office:value-type="float" office:value="2.21626438652752" calcext:value-type="float">
            <text:p>2.21626438652752</text:p>
          </table:table-cell>
          <table:table-cell table:formula="of:=0.05/[.A22]" office:value-type="float" office:value="0.000588235294117647" calcext:value-type="float">
            <text:p>0.000588235294118</text:p>
          </table:table-cell>
          <table:table-cell table:formula="of:=[.H22]/[.E22]" office:value-type="float" office:value="0.000224741394615663" calcext:value-type="float">
            <text:p>0.000224741394616</text:p>
          </table:table-cell>
          <table:table-cell table:number-columns-repeated="1011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float" office:value="9.108" calcext:value-type="float">
            <text:p>9.108</text:p>
          </table:table-cell>
          <table:table-cell table:style-name="ce2" office:value-type="float" office:value="9.106" calcext:value-type="float">
            <text:p>9.106</text:p>
          </table:table-cell>
          <table:table-cell table:style-name="ce2" office:value-type="float" office:value="9.105" calcext:value-type="float">
            <text:p>9.105</text:p>
          </table:table-cell>
          <table:table-cell table:formula="of:=AVERAGE([.B23:.D23])" office:value-type="float" office:value="9.10633333333333" calcext:value-type="float">
            <text:p>9.10633333333333</text:p>
          </table:table-cell>
          <table:table-cell table:formula="of:=LN([.A23])" office:value-type="float" office:value="4.49980967033027" calcext:value-type="float">
            <text:p>4.49980967033027</text:p>
          </table:table-cell>
          <table:table-cell table:formula="of:=LN([.E23])" office:value-type="float" office:value="2.20897014214348" calcext:value-type="float">
            <text:p>2.20897014214348</text:p>
          </table:table-cell>
          <table:table-cell table:formula="of:=SQRT(((MAX([.B23:.D23])-MIN([.B23:.D23]))/2)^2+0.0005^2)" office:value-type="float" office:value="0.00158113883008424" calcext:value-type="float">
            <text:p>0.001581138830084</text:p>
          </table:table-cell>
          <table:table-cell/>
          <table:table-cell table:formula="of:=[.F23]" office:value-type="float" office:value="4.49980967033027" calcext:value-type="float">
            <text:p>4.49980967033027</text:p>
          </table:table-cell>
          <table:table-cell table:formula="of:=[.G23]" office:value-type="float" office:value="2.20897014214348" calcext:value-type="float">
            <text:p>2.20897014214348</text:p>
          </table:table-cell>
          <table:table-cell table:formula="of:=0.05/[.A23]" office:value-type="float" office:value="0.000555555555555556" calcext:value-type="float">
            <text:p>0.000555555555556</text:p>
          </table:table-cell>
          <table:table-cell table:formula="of:=[.H23]/[.E23]" office:value-type="float" office:value="0.00017363067792572" calcext:value-type="float">
            <text:p>0.000173630677926</text:p>
          </table:table-cell>
          <table:table-cell table:number-columns-repeated="1011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float" office:value="9.06" calcext:value-type="float">
            <text:p>9.06</text:p>
          </table:table-cell>
          <table:table-cell table:style-name="ce2" office:value-type="float" office:value="9.058" calcext:value-type="float">
            <text:p>9.058</text:p>
          </table:table-cell>
          <table:table-cell table:style-name="ce2" office:value-type="float" office:value="9.056" calcext:value-type="float">
            <text:p>9.056</text:p>
          </table:table-cell>
          <table:table-cell table:formula="of:=AVERAGE([.B24:.D24])" office:value-type="float" office:value="9.058" calcext:value-type="float">
            <text:p>9.058</text:p>
          </table:table-cell>
          <table:table-cell table:formula="of:=LN([.A24])" office:value-type="float" office:value="4.55387689160054" calcext:value-type="float">
            <text:p>4.55387689160054</text:p>
          </table:table-cell>
          <table:table-cell table:formula="of:=LN([.E24])" office:value-type="float" office:value="2.20364834513402" calcext:value-type="float">
            <text:p>2.20364834513402</text:p>
          </table:table-cell>
          <table:table-cell table:formula="of:=SQRT(((MAX([.B24:.D24])-MIN([.B24:.D24]))/2)^2+0.0005^2)" office:value-type="float" office:value="0.00206155281280948" calcext:value-type="float">
            <text:p>0.002061552812809</text:p>
          </table:table-cell>
          <table:table-cell/>
          <table:table-cell table:formula="of:=[.F24]" office:value-type="float" office:value="4.55387689160054" calcext:value-type="float">
            <text:p>4.55387689160054</text:p>
          </table:table-cell>
          <table:table-cell table:formula="of:=[.G24]" office:value-type="float" office:value="2.20364834513402" calcext:value-type="float">
            <text:p>2.20364834513402</text:p>
          </table:table-cell>
          <table:table-cell table:formula="of:=0.05/[.A24]" office:value-type="float" office:value="0.000526315789473684" calcext:value-type="float">
            <text:p>0.000526315789474</text:p>
          </table:table-cell>
          <table:table-cell table:formula="of:=[.H24]/[.E24]" office:value-type="float" office:value="0.000227594702231119" calcext:value-type="float">
            <text:p>0.000227594702231</text:p>
          </table:table-cell>
          <table:table-cell table:number-columns-repeated="1011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9.02" calcext:value-type="float">
            <text:p>9.02</text:p>
          </table:table-cell>
          <table:table-cell table:style-name="ce2" office:value-type="float" office:value="9.019" calcext:value-type="float">
            <text:p>9.019</text:p>
          </table:table-cell>
          <table:table-cell table:style-name="ce2" office:value-type="float" office:value="9.018" calcext:value-type="float">
            <text:p>9.018</text:p>
          </table:table-cell>
          <table:table-cell table:formula="of:=AVERAGE([.B25:.D25])" office:value-type="float" office:value="9.019" calcext:value-type="float">
            <text:p>9.019</text:p>
          </table:table-cell>
          <table:table-cell table:formula="of:=LN([.A25])" office:value-type="float" office:value="4.60517018598809" calcext:value-type="float">
            <text:p>4.60517018598809</text:p>
          </table:table-cell>
          <table:table-cell table:formula="of:=LN([.E25])" office:value-type="float" office:value="2.19933346318357" calcext:value-type="float">
            <text:p>2.19933346318357</text:p>
          </table:table-cell>
          <table:table-cell table:formula="of:=SQRT(((MAX([.B25:.D25])-MIN([.B25:.D25]))/2)^2+0.0005^2)" office:value-type="float" office:value="0.0011180339887494" calcext:value-type="float">
            <text:p>0.001118033988749</text:p>
          </table:table-cell>
          <table:table-cell/>
          <table:table-cell table:formula="of:=[.F25]" office:value-type="float" office:value="4.60517018598809" calcext:value-type="float">
            <text:p>4.60517018598809</text:p>
          </table:table-cell>
          <table:table-cell table:formula="of:=[.G25]" office:value-type="float" office:value="2.19933346318357" calcext:value-type="float">
            <text:p>2.19933346318357</text:p>
          </table:table-cell>
          <table:table-cell table:formula="of:=0.05/[.A25]" office:value-type="float" office:value="0.0005" calcext:value-type="float">
            <text:p>0.0005</text:p>
          </table:table-cell>
          <table:table-cell table:formula="of:=[.H25]/[.E25]" office:value-type="float" office:value="0.000123964296346535" calcext:value-type="float">
            <text:p>0.000123964296347</text:p>
          </table:table-cell>
          <table:table-cell table:number-columns-repeated="1011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8.9915" calcext:value-type="float">
            <text:p>8.9915</text:p>
          </table:table-cell>
          <table:table-cell table:style-name="ce2" office:value-type="float" office:value="8.9695" calcext:value-type="float">
            <text:p>8.9695</text:p>
          </table:table-cell>
          <table:table-cell table:style-name="ce2" office:value-type="float" office:value="8.971" calcext:value-type="float">
            <text:p>8.971</text:p>
          </table:table-cell>
          <table:table-cell table:formula="of:=AVERAGE([.B26:.D26])" office:value-type="float" office:value="8.97733333333333" calcext:value-type="float">
            <text:p>8.97733333333333</text:p>
          </table:table-cell>
          <table:table-cell table:formula="of:=LN([.A26])" office:value-type="float" office:value="4.65396035015752" calcext:value-type="float">
            <text:p>4.65396035015752</text:p>
          </table:table-cell>
          <table:table-cell table:formula="of:=LN([.E26])" office:value-type="float" office:value="2.19470288201492" calcext:value-type="float">
            <text:p>2.19470288201492</text:p>
          </table:table-cell>
          <table:table-cell table:formula="of:=SQRT(((MAX([.B26:.D26])-MIN([.B26:.D26]))/2)^2+0.00005^2)" office:value-type="float" office:value="0.0110001136357768" calcext:value-type="float">
            <text:p>0.011000113635777</text:p>
          </table:table-cell>
          <table:table-cell/>
          <table:table-cell table:formula="of:=[.F26]" office:value-type="float" office:value="4.65396035015752" calcext:value-type="float">
            <text:p>4.65396035015752</text:p>
          </table:table-cell>
          <table:table-cell table:formula="of:=[.G26]" office:value-type="float" office:value="2.19470288201492" calcext:value-type="float">
            <text:p>2.19470288201492</text:p>
          </table:table-cell>
          <table:table-cell table:formula="of:=0.05/[.A26]" office:value-type="float" office:value="0.000476190476190476" calcext:value-type="float">
            <text:p>0.00047619047619</text:p>
          </table:table-cell>
          <table:table-cell table:formula="of:=[.H26]/[.E26]" office:value-type="float" office:value="0.00122532084165047" calcext:value-type="float">
            <text:p>0.00122532084165</text:p>
          </table:table-cell>
          <table:table-cell table:number-columns-repeated="1011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8.9395" calcext:value-type="float">
            <text:p>8.9395</text:p>
          </table:table-cell>
          <table:table-cell table:style-name="ce2" office:value-type="float" office:value="8.9385" calcext:value-type="float">
            <text:p>8.9385</text:p>
          </table:table-cell>
          <table:table-cell table:style-name="ce2" office:value-type="float" office:value="8.936" calcext:value-type="float">
            <text:p>8.936</text:p>
          </table:table-cell>
          <table:table-cell table:formula="of:=AVERAGE([.B27:.D27])" office:value-type="float" office:value="8.938" calcext:value-type="float">
            <text:p>8.938</text:p>
          </table:table-cell>
          <table:table-cell table:formula="of:=LN([.A27])" office:value-type="float" office:value="4.70048036579242" calcext:value-type="float">
            <text:p>4.70048036579242</text:p>
          </table:table-cell>
          <table:table-cell table:formula="of:=LN([.E27])" office:value-type="float" office:value="2.19031185051126" calcext:value-type="float">
            <text:p>2.19031185051126</text:p>
          </table:table-cell>
          <table:table-cell table:formula="of:=SQRT(((MAX([.B27:.D27])-MIN([.B27:.D27]))/2)^2+0.00005^2)" office:value-type="float" office:value="0.00175071414000152" calcext:value-type="float">
            <text:p>0.001750714140002</text:p>
          </table:table-cell>
          <table:table-cell/>
          <table:table-cell table:formula="of:=[.F27]" office:value-type="float" office:value="4.70048036579242" calcext:value-type="float">
            <text:p>4.70048036579242</text:p>
          </table:table-cell>
          <table:table-cell table:formula="of:=[.G27]" office:value-type="float" office:value="2.19031185051126" calcext:value-type="float">
            <text:p>2.19031185051126</text:p>
          </table:table-cell>
          <table:table-cell table:formula="of:=0.05/[.A27]" office:value-type="float" office:value="0.000454545454545455" calcext:value-type="float">
            <text:p>0.000454545454545</text:p>
          </table:table-cell>
          <table:table-cell table:formula="of:=[.H27]/[.E27]" office:value-type="float" office:value="0.000195873141642596" calcext:value-type="float">
            <text:p>0.000195873141643</text:p>
          </table:table-cell>
          <table:table-cell table:number-columns-repeated="1011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8.9105" calcext:value-type="float">
            <text:p>8.9105</text:p>
          </table:table-cell>
          <table:table-cell table:style-name="ce2" office:value-type="float" office:value="8.911" calcext:value-type="float">
            <text:p>8.911</text:p>
          </table:table-cell>
          <table:table-cell table:style-name="ce2" office:value-type="float" office:value="8.9095" calcext:value-type="float">
            <text:p>8.9095</text:p>
          </table:table-cell>
          <table:table-cell table:formula="of:=AVERAGE([.B28:.D28])" office:value-type="float" office:value="8.91033333333333" calcext:value-type="float">
            <text:p>8.91033333333333</text:p>
          </table:table-cell>
          <table:table-cell table:formula="of:=LN([.A28])" office:value-type="float" office:value="4.74493212836325" calcext:value-type="float">
            <text:p>4.74493212836325</text:p>
          </table:table-cell>
          <table:table-cell table:formula="of:=LN([.E28])" office:value-type="float" office:value="2.18721165193146" calcext:value-type="float">
            <text:p>2.18721165193146</text:p>
          </table:table-cell>
          <table:table-cell table:formula="of:=SQRT(((MAX([.B28:.D28])-MIN([.B28:.D28]))/2)^2+0.00005^2)" office:value-type="float" office:value="0.000751664818918674" calcext:value-type="float">
            <text:p>0.000751664818919</text:p>
          </table:table-cell>
          <table:table-cell/>
          <table:table-cell table:formula="of:=[.F28]" office:value-type="float" office:value="4.74493212836325" calcext:value-type="float">
            <text:p>4.74493212836325</text:p>
          </table:table-cell>
          <table:table-cell table:formula="of:=[.G28]" office:value-type="float" office:value="2.18721165193146" calcext:value-type="float">
            <text:p>2.18721165193146</text:p>
          </table:table-cell>
          <table:table-cell table:formula="of:=0.05/[.A28]" office:value-type="float" office:value="0.000434782608695652" calcext:value-type="float">
            <text:p>0.000434782608696</text:p>
          </table:table-cell>
          <table:table-cell table:formula="of:=[.H28]/[.E28]" office:value-type="float" office:value="0.0000843587765798519" calcext:value-type="float">
            <text:p>8.43587765798519E-05</text:p>
          </table:table-cell>
          <table:table-cell table:number-columns-repeated="1011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.8875" calcext:value-type="float">
            <text:p>8.8875</text:p>
          </table:table-cell>
          <table:table-cell table:style-name="ce2" office:value-type="float" office:value="8.885" calcext:value-type="float">
            <text:p>8.885</text:p>
          </table:table-cell>
          <table:table-cell table:style-name="ce2" office:value-type="float" office:value="8.8855" calcext:value-type="float">
            <text:p>8.8855</text:p>
          </table:table-cell>
          <table:table-cell table:formula="of:=AVERAGE([.B29:.D29])" office:value-type="float" office:value="8.886" calcext:value-type="float">
            <text:p>8.886</text:p>
          </table:table-cell>
          <table:table-cell table:formula="of:=LN([.A29])" office:value-type="float" office:value="4.78749174278205" calcext:value-type="float">
            <text:p>4.78749174278205</text:p>
          </table:table-cell>
          <table:table-cell table:formula="of:=LN([.E29])" office:value-type="float" office:value="2.18447700451372" calcext:value-type="float">
            <text:p>2.18447700451372</text:p>
          </table:table-cell>
          <table:table-cell table:formula="of:=SQRT(((MAX([.B29:.D29])-MIN([.B29:.D29]))/2)^2+0.00005^2)" office:value-type="float" office:value="0.00125099960031943" calcext:value-type="float">
            <text:p>0.001250999600319</text:p>
          </table:table-cell>
          <table:table-cell/>
          <table:table-cell table:formula="of:=[.F29]" office:value-type="float" office:value="4.78749174278205" calcext:value-type="float">
            <text:p>4.78749174278205</text:p>
          </table:table-cell>
          <table:table-cell table:formula="of:=[.G29]" office:value-type="float" office:value="2.18447700451372" calcext:value-type="float">
            <text:p>2.18447700451372</text:p>
          </table:table-cell>
          <table:table-cell table:formula="of:=0.05/[.A29]" office:value-type="float" office:value="0.000416666666666667" calcext:value-type="float">
            <text:p>0.000416666666667</text:p>
          </table:table-cell>
          <table:table-cell table:formula="of:=[.H29]/[.E29]" office:value-type="float" office:value="0.000140783209579049" calcext:value-type="float">
            <text:p>0.000140783209579</text:p>
          </table:table-cell>
          <table:table-cell table:number-columns-repeated="1011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8.8655" calcext:value-type="float">
            <text:p>8.8655</text:p>
          </table:table-cell>
          <table:table-cell table:style-name="ce2" office:value-type="float" office:value="8.8675" calcext:value-type="float">
            <text:p>8.8675</text:p>
          </table:table-cell>
          <table:table-cell table:style-name="ce2" office:value-type="float" office:value="8.8765" calcext:value-type="float">
            <text:p>8.8765</text:p>
          </table:table-cell>
          <table:table-cell table:formula="of:=AVERAGE([.B30:.D30])" office:value-type="float" office:value="8.86983333333333" calcext:value-type="float">
            <text:p>8.86983333333333</text:p>
          </table:table-cell>
          <table:table-cell table:formula="of:=LN([.A30])" office:value-type="float" office:value="4.8283137373023" calcext:value-type="float">
            <text:p>4.8283137373023</text:p>
          </table:table-cell>
          <table:table-cell table:formula="of:=LN([.E30])" office:value-type="float" office:value="2.18265600621636" calcext:value-type="float">
            <text:p>2.18265600621636</text:p>
          </table:table-cell>
          <table:table-cell table:formula="of:=SQRT(((MAX([.B30:.D30])-MIN([.B30:.D30]))/2)^2+0.00005^2)" office:value-type="float" office:value="0.00550022726803137" calcext:value-type="float">
            <text:p>0.005500227268031</text:p>
          </table:table-cell>
          <table:table-cell/>
          <table:table-cell table:formula="of:=[.F30]" office:value-type="float" office:value="4.8283137373023" calcext:value-type="float">
            <text:p>4.8283137373023</text:p>
          </table:table-cell>
          <table:table-cell table:formula="of:=[.G30]" office:value-type="float" office:value="2.18265600621636" calcext:value-type="float">
            <text:p>2.18265600621636</text:p>
          </table:table-cell>
          <table:table-cell table:formula="of:=0.05/[.A30]" office:value-type="float" office:value="0.0004" calcext:value-type="float">
            <text:p>0.0004</text:p>
          </table:table-cell>
          <table:table-cell table:formula="of:=[.H30]/[.E30]" office:value-type="float" office:value="0.00062010491757057" calcext:value-type="float">
            <text:p>0.000620104917571</text:p>
          </table:table-cell>
          <table:table-cell table:number-columns-repeated="1011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8.844" calcext:value-type="float">
            <text:p>8.844</text:p>
          </table:table-cell>
          <table:table-cell table:style-name="ce2" office:value-type="float" office:value="8.841" calcext:value-type="float">
            <text:p>8.841</text:p>
          </table:table-cell>
          <table:table-cell table:style-name="ce2" office:value-type="float" office:value="8.8395" calcext:value-type="float">
            <text:p>8.8395</text:p>
          </table:table-cell>
          <table:table-cell table:formula="of:=AVERAGE([.B31:.D31])" office:value-type="float" office:value="8.8415" calcext:value-type="float">
            <text:p>8.8415</text:p>
          </table:table-cell>
          <table:table-cell table:formula="of:=LN([.A31])" office:value-type="float" office:value="4.86753445045558" calcext:value-type="float">
            <text:p>4.86753445045558</text:p>
          </table:table-cell>
          <table:table-cell table:formula="of:=LN([.E31])" office:value-type="float" office:value="2.17945654551289" calcext:value-type="float">
            <text:p>2.17945654551289</text:p>
          </table:table-cell>
          <table:table-cell table:formula="of:=SQRT(((MAX([.B31:.D31])-MIN([.B31:.D31]))/2)^2+0.00005^2)" office:value-type="float" office:value="0.00225055548698547" calcext:value-type="float">
            <text:p>0.002250555486985</text:p>
          </table:table-cell>
          <table:table-cell/>
          <table:table-cell table:formula="of:=[.F31]" office:value-type="float" office:value="4.86753445045558" calcext:value-type="float">
            <text:p>4.86753445045558</text:p>
          </table:table-cell>
          <table:table-cell table:formula="of:=[.G31]" office:value-type="float" office:value="2.17945654551289" calcext:value-type="float">
            <text:p>2.17945654551289</text:p>
          </table:table-cell>
          <table:table-cell table:formula="of:=0.05/[.A31]" office:value-type="float" office:value="0.000384615384615385" calcext:value-type="float">
            <text:p>0.000384615384615</text:p>
          </table:table-cell>
          <table:table-cell table:formula="of:=[.H31]/[.E31]" office:value-type="float" office:value="0.000254544532826496" calcext:value-type="float">
            <text:p>0.000254544532826</text:p>
          </table:table-cell>
          <table:table-cell table:number-columns-repeated="1011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8.8245" calcext:value-type="float">
            <text:p>8.8245</text:p>
          </table:table-cell>
          <table:table-cell table:style-name="ce2" office:value-type="float" office:value="8.824" calcext:value-type="float">
            <text:p>8.824</text:p>
          </table:table-cell>
          <table:table-cell table:style-name="ce2" office:value-type="float" office:value="8.8215" calcext:value-type="float">
            <text:p>8.8215</text:p>
          </table:table-cell>
          <table:table-cell table:formula="of:=AVERAGE([.B32:.D32])" office:value-type="float" office:value="8.82333333333333" calcext:value-type="float">
            <text:p>8.82333333333333</text:p>
          </table:table-cell>
          <table:table-cell table:formula="of:=LN([.A32])" office:value-type="float" office:value="4.90527477843843" calcext:value-type="float">
            <text:p>4.90527477843843</text:p>
          </table:table-cell>
          <table:table-cell table:formula="of:=LN([.E32])" office:value-type="float" office:value="2.1773997275709" calcext:value-type="float">
            <text:p>2.1773997275709</text:p>
          </table:table-cell>
          <table:table-cell table:formula="of:=SQRT(((MAX([.B32:.D32])-MIN([.B32:.D32]))/2)^2+0.00005^2)" office:value-type="float" office:value="0.00150083310198042" calcext:value-type="float">
            <text:p>0.00150083310198</text:p>
          </table:table-cell>
          <table:table-cell/>
          <table:table-cell table:formula="of:=[.F32]" office:value-type="float" office:value="4.90527477843843" calcext:value-type="float">
            <text:p>4.90527477843843</text:p>
          </table:table-cell>
          <table:table-cell table:formula="of:=[.G32]" office:value-type="float" office:value="2.1773997275709" calcext:value-type="float">
            <text:p>2.1773997275709</text:p>
          </table:table-cell>
          <table:table-cell table:formula="of:=0.05/[.A32]" office:value-type="float" office:value="0.00037037037037037" calcext:value-type="float">
            <text:p>0.00037037037037</text:p>
          </table:table-cell>
          <table:table-cell table:formula="of:=[.H32]/[.E32]" office:value-type="float" office:value="0.000170098198184407" calcext:value-type="float">
            <text:p>0.000170098198184</text:p>
          </table:table-cell>
          <table:table-cell table:number-columns-repeated="1011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8.809" calcext:value-type="float">
            <text:p>8.809</text:p>
          </table:table-cell>
          <table:table-cell table:style-name="ce2" office:value-type="float" office:value="8.8085" calcext:value-type="float">
            <text:p>8.8085</text:p>
          </table:table-cell>
          <table:table-cell table:style-name="ce2" office:value-type="float" office:value="8.807" calcext:value-type="float">
            <text:p>8.807</text:p>
          </table:table-cell>
          <table:table-cell table:formula="of:=AVERAGE([.B33:.D33])" office:value-type="float" office:value="8.80816666666667" calcext:value-type="float">
            <text:p>8.80816666666667</text:p>
          </table:table-cell>
          <table:table-cell table:formula="of:=LN([.A33])" office:value-type="float" office:value="4.9416424226093" calcext:value-type="float">
            <text:p>4.9416424226093</text:p>
          </table:table-cell>
          <table:table-cell table:formula="of:=LN([.E33])" office:value-type="float" office:value="2.1756793214333" calcext:value-type="float">
            <text:p>2.1756793214333</text:p>
          </table:table-cell>
          <table:table-cell table:formula="of:=SQRT(((MAX([.B33:.D33])-MIN([.B33:.D33]))/2)^2+0.00005^2)" office:value-type="float" office:value="0.00100124921972449" calcext:value-type="float">
            <text:p>0.001001249219724</text:p>
          </table:table-cell>
          <table:table-cell/>
          <table:table-cell table:formula="of:=[.F33]" office:value-type="float" office:value="4.9416424226093" calcext:value-type="float">
            <text:p>4.9416424226093</text:p>
          </table:table-cell>
          <table:table-cell table:formula="of:=[.G33]" office:value-type="float" office:value="2.1756793214333" calcext:value-type="float">
            <text:p>2.1756793214333</text:p>
          </table:table-cell>
          <table:table-cell table:formula="of:=0.05/[.A33]" office:value-type="float" office:value="0.000357142857142857" calcext:value-type="float">
            <text:p>0.000357142857143</text:p>
          </table:table-cell>
          <table:table-cell table:formula="of:=[.H33]/[.E33]" office:value-type="float" office:value="0.000113672828593671" calcext:value-type="float">
            <text:p>0.000113672828594</text:p>
          </table:table-cell>
          <table:table-cell table:number-columns-repeated="1011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8.7995" calcext:value-type="float">
            <text:p>8.7995</text:p>
          </table:table-cell>
          <table:table-cell table:style-name="ce2" office:value-type="float" office:value="8.791" calcext:value-type="float">
            <text:p>8.791</text:p>
          </table:table-cell>
          <table:table-cell table:style-name="ce2" office:value-type="float" office:value="8.7935" calcext:value-type="float">
            <text:p>8.7935</text:p>
          </table:table-cell>
          <table:table-cell table:formula="of:=AVERAGE([.B34:.D34])" office:value-type="float" office:value="8.79466666666667" calcext:value-type="float">
            <text:p>8.79466666666667</text:p>
          </table:table-cell>
          <table:table-cell table:formula="of:=LN([.A34])" office:value-type="float" office:value="4.97673374242057" calcext:value-type="float">
            <text:p>4.97673374242057</text:p>
          </table:table-cell>
          <table:table-cell table:formula="of:=LN([.E34])" office:value-type="float" office:value="2.17414547714913" calcext:value-type="float">
            <text:p>2.17414547714913</text:p>
          </table:table-cell>
          <table:table-cell table:formula="of:=SQRT(((MAX([.B34:.D34])-MIN([.B34:.D34]))/2)^2+0.00005^2)" office:value-type="float" office:value="0.00425029410747055" calcext:value-type="float">
            <text:p>0.004250294107471</text:p>
          </table:table-cell>
          <table:table-cell/>
          <table:table-cell table:formula="of:=[.F34]" office:value-type="float" office:value="4.97673374242057" calcext:value-type="float">
            <text:p>4.97673374242057</text:p>
          </table:table-cell>
          <table:table-cell table:formula="of:=[.G34]" office:value-type="float" office:value="2.17414547714913" calcext:value-type="float">
            <text:p>2.17414547714913</text:p>
          </table:table-cell>
          <table:table-cell table:formula="of:=0.05/[.A34]" office:value-type="float" office:value="0.000344827586206897" calcext:value-type="float">
            <text:p>0.000344827586207</text:p>
          </table:table-cell>
          <table:table-cell table:formula="of:=[.H34]/[.E34]" office:value-type="float" office:value="0.000483280864251503" calcext:value-type="float">
            <text:p>0.000483280864252</text:p>
          </table:table-cell>
          <table:table-cell table:number-columns-repeated="1011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8.807" calcext:value-type="float">
            <text:p>8.807</text:p>
          </table:table-cell>
          <table:table-cell table:style-name="ce2" office:value-type="float" office:value="8.8145" calcext:value-type="float">
            <text:p>8.8145</text:p>
          </table:table-cell>
          <table:table-cell table:style-name="ce2" office:value-type="float" office:value="8.816" calcext:value-type="float">
            <text:p>8.816</text:p>
          </table:table-cell>
          <table:table-cell table:formula="of:=AVERAGE([.B35:.D35])" office:value-type="float" office:value="8.8125" calcext:value-type="float">
            <text:p>8.8125</text:p>
          </table:table-cell>
          <table:table-cell table:formula="of:=LN([.A35])" office:value-type="float" office:value="5.01063529409626" calcext:value-type="float">
            <text:p>5.01063529409626</text:p>
          </table:table-cell>
          <table:table-cell table:formula="of:=LN([.E35])" office:value-type="float" office:value="2.17617116813839" calcext:value-type="float">
            <text:p>2.17617116813839</text:p>
          </table:table-cell>
          <table:table-cell table:formula="of:=SQRT(((MAX([.B35:.D35])-MIN([.B35:.D35]))/2)^2+0.00005^2)" office:value-type="float" office:value="0.00450027776920509" calcext:value-type="float">
            <text:p>0.004500277769205</text:p>
          </table:table-cell>
          <table:table-cell/>
          <table:table-cell table:formula="of:=[.F35]" office:value-type="float" office:value="5.01063529409626" calcext:value-type="float">
            <text:p>5.01063529409626</text:p>
          </table:table-cell>
          <table:table-cell table:formula="of:=[.G35]" office:value-type="float" office:value="2.17617116813839" calcext:value-type="float">
            <text:p>2.17617116813839</text:p>
          </table:table-cell>
          <table:table-cell table:formula="of:=0.05/[.A35]" office:value-type="float" office:value="0.000333333333333333" calcext:value-type="float">
            <text:p>0.000333333333333</text:p>
          </table:table-cell>
          <table:table-cell table:formula="of:=[.H35]/[.E35]" office:value-type="float" office:value="0.000510669817782138" calcext:value-type="float">
            <text:p>0.000510669817782</text:p>
          </table:table-cell>
          <table:table-cell table:number-columns-repeated="1011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8.811" calcext:value-type="float">
            <text:p>8.811</text:p>
          </table:table-cell>
          <table:table-cell table:style-name="ce2" office:value-type="float" office:value="8.812" calcext:value-type="float">
            <text:p>8.812</text:p>
          </table:table-cell>
          <table:table-cell table:style-name="ce2" office:value-type="float" office:value="8.789" calcext:value-type="float">
            <text:p>8.789</text:p>
          </table:table-cell>
          <table:table-cell table:formula="of:=AVERAGE([.B36:.D36])" office:value-type="float" office:value="8.804" calcext:value-type="float">
            <text:p>8.804</text:p>
          </table:table-cell>
          <table:table-cell table:formula="of:=LN([.A36])" office:value-type="float" office:value="5.04342511691925" calcext:value-type="float">
            <text:p>5.04342511691925</text:p>
          </table:table-cell>
          <table:table-cell table:formula="of:=LN([.E36])" office:value-type="float" office:value="2.17520616366422" calcext:value-type="float">
            <text:p>2.17520616366422</text:p>
          </table:table-cell>
          <table:table-cell table:formula="of:=SQRT(((MAX([.B36:.D36])-MIN([.B36:.D36]))/2)^2+0.00005^2)" office:value-type="float" office:value="0.0115001086951383" calcext:value-type="float">
            <text:p>0.011500108695138</text:p>
          </table:table-cell>
          <table:table-cell/>
          <table:table-cell table:formula="of:=[.F36]" office:value-type="float" office:value="5.04342511691925" calcext:value-type="float">
            <text:p>5.04342511691925</text:p>
          </table:table-cell>
          <table:table-cell table:formula="of:=[.G36]" office:value-type="float" office:value="2.17520616366422" calcext:value-type="float">
            <text:p>2.17520616366422</text:p>
          </table:table-cell>
          <table:table-cell table:formula="of:=0.05/[.A36]" office:value-type="float" office:value="0.00032258064516129" calcext:value-type="float">
            <text:p>0.000322580645161</text:p>
          </table:table-cell>
          <table:table-cell table:formula="of:=[.H36]/[.E36]" office:value-type="float" office:value="0.0013062367895432" calcext:value-type="float">
            <text:p>0.001306236789543</text:p>
          </table:table-cell>
          <table:table-cell table:number-columns-repeated="1011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8.818" calcext:value-type="float">
            <text:p>8.818</text:p>
          </table:table-cell>
          <table:table-cell table:style-name="ce2" office:value-type="float" office:value="8.8025" calcext:value-type="float">
            <text:p>8.8025</text:p>
          </table:table-cell>
          <table:table-cell table:style-name="ce2" office:value-type="float" office:value="8.803" calcext:value-type="float">
            <text:p>8.803</text:p>
          </table:table-cell>
          <table:table-cell table:formula="of:=AVERAGE([.B37:.D37])" office:value-type="float" office:value="8.80783333333333" calcext:value-type="float">
            <text:p>8.80783333333333</text:p>
          </table:table-cell>
          <table:table-cell table:formula="of:=LN([.A37])" office:value-type="float" office:value="5.07517381523383" calcext:value-type="float">
            <text:p>5.07517381523383</text:p>
          </table:table-cell>
          <table:table-cell table:formula="of:=LN([.E37])" office:value-type="float" office:value="2.1756414770494" calcext:value-type="float">
            <text:p>2.1756414770494</text:p>
          </table:table-cell>
          <table:table-cell table:formula="of:=SQRT(((MAX([.B37:.D37])-MIN([.B37:.D37]))/2)^2+0.00005^2)" office:value-type="float" office:value="0.00775016128864396" calcext:value-type="float">
            <text:p>0.007750161288644</text:p>
          </table:table-cell>
          <table:table-cell/>
          <table:table-cell table:formula="of:=[.F37]" office:value-type="float" office:value="5.07517381523383" calcext:value-type="float">
            <text:p>5.07517381523383</text:p>
          </table:table-cell>
          <table:table-cell table:formula="of:=[.G37]" office:value-type="float" office:value="2.1756414770494" calcext:value-type="float">
            <text:p>2.1756414770494</text:p>
          </table:table-cell>
          <table:table-cell table:formula="of:=0.05/[.A37]" office:value-type="float" office:value="0.0003125" calcext:value-type="float">
            <text:p>0.0003125</text:p>
          </table:table-cell>
          <table:table-cell table:formula="of:=[.H37]/[.E37]" office:value-type="float" office:value="0.000879916887086566" calcext:value-type="float">
            <text:p>0.000879916887087</text:p>
          </table:table-cell>
          <table:table-cell table:number-columns-repeated="1011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8.847" calcext:value-type="float">
            <text:p>8.847</text:p>
          </table:table-cell>
          <table:table-cell table:style-name="ce2" office:value-type="float" office:value="8.84" calcext:value-type="float">
            <text:p>8.84</text:p>
          </table:table-cell>
          <table:table-cell table:style-name="ce2" office:value-type="float" office:value="8.8295" calcext:value-type="float">
            <text:p>8.8295</text:p>
          </table:table-cell>
          <table:table-cell table:formula="of:=AVERAGE([.B38:.D38])" office:value-type="float" office:value="8.83883333333333" calcext:value-type="float">
            <text:p>8.83883333333333</text:p>
          </table:table-cell>
          <table:table-cell table:formula="of:=LN([.A38])" office:value-type="float" office:value="5.10594547390058" calcext:value-type="float">
            <text:p>5.10594547390058</text:p>
          </table:table-cell>
          <table:table-cell table:formula="of:=LN([.E38])" office:value-type="float" office:value="2.1791548920727" calcext:value-type="float">
            <text:p>2.1791548920727</text:p>
          </table:table-cell>
          <table:table-cell table:formula="of:=SQRT(((MAX([.B38:.D38])-MIN([.B38:.D38]))/2)^2+0.00005^2)" office:value-type="float" office:value="0.00875014285597673" calcext:value-type="float">
            <text:p>0.008750142855977</text:p>
          </table:table-cell>
          <table:table-cell/>
          <table:table-cell table:formula="of:=[.F38]" office:value-type="float" office:value="5.10594547390058" calcext:value-type="float">
            <text:p>5.10594547390058</text:p>
          </table:table-cell>
          <table:table-cell table:formula="of:=[.G38]" office:value-type="float" office:value="2.1791548920727" calcext:value-type="float">
            <text:p>2.1791548920727</text:p>
          </table:table-cell>
          <table:table-cell table:formula="of:=0.05/[.A38]" office:value-type="float" office:value="0.000303030303030303" calcext:value-type="float">
            <text:p>0.00030303030303</text:p>
          </table:table-cell>
          <table:table-cell table:formula="of:=[.H38]/[.E38]" office:value-type="float" office:value="0.000989965816300424" calcext:value-type="float">
            <text:p>0.0009899658163</text:p>
          </table:table-cell>
          <table:table-cell table:number-columns-repeated="1011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8.875" calcext:value-type="float">
            <text:p>8.875</text:p>
          </table:table-cell>
          <table:table-cell table:style-name="ce2" office:value-type="float" office:value="8.8895" calcext:value-type="float">
            <text:p>8.8895</text:p>
          </table:table-cell>
          <table:table-cell table:style-name="ce2" office:value-type="float" office:value="8.888" calcext:value-type="float">
            <text:p>8.888</text:p>
          </table:table-cell>
          <table:table-cell table:formula="of:=AVERAGE([.B39:.D39])" office:value-type="float" office:value="8.88416666666667" calcext:value-type="float">
            <text:p>8.88416666666667</text:p>
          </table:table-cell>
          <table:table-cell table:formula="of:=LN([.A39])" office:value-type="float" office:value="5.13579843705026" calcext:value-type="float">
            <text:p>5.13579843705026</text:p>
          </table:table-cell>
          <table:table-cell table:formula="of:=LN([.E39])" office:value-type="float" office:value="2.18427066617438" calcext:value-type="float">
            <text:p>2.18427066617438</text:p>
          </table:table-cell>
          <table:table-cell table:formula="of:=SQRT(((MAX([.B39:.D39])-MIN([.B39:.D39]))/2)^2+0.00005^2)" office:value-type="float" office:value="0.00725017241174303" calcext:value-type="float">
            <text:p>0.007250172411743</text:p>
          </table:table-cell>
          <table:table-cell/>
          <table:table-cell table:formula="of:=[.F39]" office:value-type="float" office:value="5.13579843705026" calcext:value-type="float">
            <text:p>5.13579843705026</text:p>
          </table:table-cell>
          <table:table-cell table:formula="of:=[.G39]" office:value-type="float" office:value="2.18427066617438" calcext:value-type="float">
            <text:p>2.18427066617438</text:p>
          </table:table-cell>
          <table:table-cell table:formula="of:=0.05/[.A39]" office:value-type="float" office:value="0.000294117647058824" calcext:value-type="float">
            <text:p>0.000294117647059</text:p>
          </table:table-cell>
          <table:table-cell table:formula="of:=[.H39]/[.E39]" office:value-type="float" office:value="0.000816077937725507" calcext:value-type="float">
            <text:p>0.000816077937726</text:p>
          </table:table-cell>
          <table:table-cell table:number-columns-repeated="1011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8.9705" calcext:value-type="float">
            <text:p>8.9705</text:p>
          </table:table-cell>
          <table:table-cell table:style-name="ce2" office:value-type="float" office:value="8.9635" calcext:value-type="float">
            <text:p>8.9635</text:p>
          </table:table-cell>
          <table:table-cell table:style-name="ce2" office:value-type="float" office:value="8.9585" calcext:value-type="float">
            <text:p>8.9585</text:p>
          </table:table-cell>
          <table:table-cell table:formula="of:=AVERAGE([.B40:.D40])" office:value-type="float" office:value="8.96416666666667" calcext:value-type="float">
            <text:p>8.96416666666667</text:p>
          </table:table-cell>
          <table:table-cell table:formula="of:=LN([.A40])" office:value-type="float" office:value="5.16478597392351" calcext:value-type="float">
            <text:p>5.16478597392351</text:p>
          </table:table-cell>
          <table:table-cell table:formula="of:=LN([.E40])" office:value-type="float" office:value="2.19323514865591" calcext:value-type="float">
            <text:p>2.19323514865591</text:p>
          </table:table-cell>
          <table:table-cell table:formula="of:=SQRT(((MAX([.B40:.D40])-MIN([.B40:.D40]))/2)^2+0.00005^2)" office:value-type="float" office:value="0.0060002083297159" calcext:value-type="float">
            <text:p>0.006000208329716</text:p>
          </table:table-cell>
          <table:table-cell/>
          <table:table-cell table:formula="of:=[.F40]" office:value-type="float" office:value="5.16478597392351" calcext:value-type="float">
            <text:p>5.16478597392351</text:p>
          </table:table-cell>
          <table:table-cell table:formula="of:=[.G40]" office:value-type="float" office:value="2.19323514865591" calcext:value-type="float">
            <text:p>2.19323514865591</text:p>
          </table:table-cell>
          <table:table-cell table:formula="of:=0.05/[.A40]" office:value-type="float" office:value="0.000285714285714286" calcext:value-type="float">
            <text:p>0.000285714285714</text:p>
          </table:table-cell>
          <table:table-cell table:formula="of:=[.H40]/[.E40]" office:value-type="float" office:value="0.000669354838306134" calcext:value-type="float">
            <text:p>0.000669354838306</text:p>
          </table:table-cell>
          <table:table-cell table:number-columns-repeated="1011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number-columns-repeated="2" table:style-name="ce2" office:value-type="float" office:value="9.07" calcext:value-type="float">
            <text:p>9.07</text:p>
          </table:table-cell>
          <table:table-cell table:style-name="ce2" office:value-type="float" office:value="9.0705" calcext:value-type="float">
            <text:p>9.0705</text:p>
          </table:table-cell>
          <table:table-cell table:formula="of:=AVERAGE([.B41:.D41])" office:value-type="float" office:value="9.07016666666667" calcext:value-type="float">
            <text:p>9.07016666666667</text:p>
          </table:table-cell>
          <table:table-cell table:formula="of:=LN([.A41])" office:value-type="float" office:value="5.19295685089021" calcext:value-type="float">
            <text:p>5.19295685089021</text:p>
          </table:table-cell>
          <table:table-cell table:formula="of:=LN([.E41])" office:value-type="float" office:value="2.20499063955542" calcext:value-type="float">
            <text:p>2.20499063955542</text:p>
          </table:table-cell>
          <table:table-cell table:formula="of:=SQRT(((MAX([.B41:.D41])-MIN([.B41:.D41]))/2)^2+0.00005^2)" office:value-type="float" office:value="0.000254950975679068" calcext:value-type="float">
            <text:p>0.000254950975679</text:p>
          </table:table-cell>
          <table:table-cell/>
          <table:table-cell table:formula="of:=[.F41]" office:value-type="float" office:value="5.19295685089021" calcext:value-type="float">
            <text:p>5.19295685089021</text:p>
          </table:table-cell>
          <table:table-cell table:formula="of:=[.G41]" office:value-type="float" office:value="2.20499063955542" calcext:value-type="float">
            <text:p>2.20499063955542</text:p>
          </table:table-cell>
          <table:table-cell table:formula="of:=0.05/[.A41]" office:value-type="float" office:value="0.000277777777777778" calcext:value-type="float">
            <text:p>0.000277777777778</text:p>
          </table:table-cell>
          <table:table-cell table:formula="of:=[.H41]/[.E41]" office:value-type="float" office:value="0.0000281087421045995" calcext:value-type="float">
            <text:p>2.81087421045995E-05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9 10kHz" table:style-name="ta2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Diode 9</text:p>
          </table:table-cell>
          <table:table-cell/>
          <table:table-cell table:style-name="ce1" office:value-type="string" calcext:value-type="string">
            <text:p>Freq:</text:p>
          </table:table-cell>
          <table:table-cell table:style-name="ce2" office:value-type="string" calcext:value-type="string">
            <text:p>10 kHz</text:p>
          </table:table-cell>
          <table:table-cell table:style-name="ce1"/>
          <table:table-cell table:number-columns-repeated="1019"/>
        </table:table-row>
        <table:table-row table:style-name="ro2">
          <table:table-cell table:number-columns-repeated="9"/>
          <table:table-cell office:value-type="string" calcext:value-type="string">
            <text:p>Root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Voltage (-V)</text:p>
          </table:table-cell>
          <table:table-cell table:style-name="ce1" office:value-type="string" calcext:value-type="string">
            <text:p>C (pF)</text:p>
          </table:table-cell>
          <table:table-cell table:style-name="ce1" table:number-columns-repeated="2"/>
          <table:table-cell table:style-name="ce1" office:value-type="string" calcext:value-type="string">
            <text:p>C Av. (pF)</text:p>
          </table:table-cell>
          <table:table-cell table:style-name="ce1" office:value-type="string" calcext:value-type="string">
            <text:p>ln(V)</text:p>
          </table:table-cell>
          <table:table-cell table:style-name="ce1" office:value-type="string" calcext:value-type="string">
            <text:p>ln( C )</text:p>
          </table:table-cell>
          <table:table-cell table:style-name="ce1" office:value-type="string" calcext:value-type="string">
            <text:p>Err C (pF)</text:p>
          </table:table-cell>
          <table:table-cell/>
          <table:table-cell office:value-type="string" calcext:value-type="string">
            <text:p>ln v</text:p>
          </table:table-cell>
          <table:table-cell office:value-type="string" calcext:value-type="string">
            <text:p>ln c</text:p>
          </table:table-cell>
          <table:table-cell office:value-type="string" calcext:value-type="string">
            <text:p>eln v</text:p>
          </table:table-cell>
          <table:table-cell office:value-type="string" calcext:value-type="string">
            <text:p>eln c</text:p>
          </table:table-cell>
          <table:table-cell table:number-columns-repeated="101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36.818" calcext:value-type="float">
            <text:p>36.818</text:p>
          </table:table-cell>
          <table:table-cell table:style-name="ce2" office:value-type="float" office:value="36.808" calcext:value-type="float">
            <text:p>36.808</text:p>
          </table:table-cell>
          <table:table-cell table:style-name="ce2" office:value-type="float" office:value="36.816" calcext:value-type="float">
            <text:p>36.816</text:p>
          </table:table-cell>
          <table:table-cell table:formula="of:=AVERAGE([.B4:.D4])" office:value-type="float" office:value="36.814" calcext:value-type="float">
            <text:p>36.814</text:p>
          </table:table-cell>
          <table:table-cell table:formula="of:=LN([.A4])" office:value-type="float" office:value="0" calcext:value-type="float">
            <text:p>0</text:p>
          </table:table-cell>
          <table:table-cell table:formula="of:=LN([.E4])" office:value-type="float" office:value="3.60587820761053" calcext:value-type="float">
            <text:p>3.60587820761053</text:p>
          </table:table-cell>
          <table:table-cell table:formula="of:=SQRT(((MAX([.B4:.D4])-MIN([.B4:.D4]))/2)^2+0.0005^2)" office:value-type="float" office:value="0.00502493781055946" calcext:value-type="float">
            <text:p>0.005024937810559</text:p>
          </table:table-cell>
          <table:table-cell/>
          <table:table-cell table:formula="of:=[.F4]" office:value-type="float" office:value="0" calcext:value-type="float">
            <text:p>0</text:p>
          </table:table-cell>
          <table:table-cell table:formula="of:=[.G4]" office:value-type="float" office:value="3.60587820761053" calcext:value-type="float">
            <text:p>3.60587820761053</text:p>
          </table:table-cell>
          <table:table-cell table:formula="of:=0.05/[.A4]" office:value-type="float" office:value="0.05" calcext:value-type="float">
            <text:p>0.05</text:p>
          </table:table-cell>
          <table:table-cell table:formula="of:=[.H4]/[.E4]" office:value-type="float" office:value="0.000136495295554937" calcext:value-type="float">
            <text:p>0.000136495295555</text:p>
          </table:table-cell>
          <table:table-cell table:number-columns-repeated="3"/>
          <table:table-cell>
            <draw:frame table:end-cell-address="'D9 10kHz'.AC31" table:end-x="21.49pt" table:end-y="10.43pt" draw:z-index="0" draw:name="Chart 1" draw:style-name="gr1" draw:text-style-name="P1" svg:width="587.57pt" svg:height="406.83pt" svg:x="12.33pt" svg:y="11.03pt">
              <loext:p draw:notify-on-update-of-ranges="'D9 10kHz'.G1:'D9 10kHz'.G2 'D9 10kHz'.G4:'D9 10kHz'.G41 'D9 10kHz'.F4:'D9 10kHz'.F41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07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24.682" calcext:value-type="float">
            <text:p>24.682</text:p>
          </table:table-cell>
          <table:table-cell table:style-name="ce2" office:value-type="float" office:value="24.684" calcext:value-type="float">
            <text:p>24.684</text:p>
          </table:table-cell>
          <table:table-cell table:style-name="ce2" office:value-type="float" office:value="24.68" calcext:value-type="float">
            <text:p>24.68</text:p>
          </table:table-cell>
          <table:table-cell table:formula="of:=AVERAGE([.B5:.D5])" office:value-type="float" office:value="24.682" calcext:value-type="float">
            <text:p>24.682</text:p>
          </table:table-cell>
          <table:table-cell table:formula="of:=LN([.A5])" office:value-type="float" office:value="1.09861228866811" calcext:value-type="float">
            <text:p>1.09861228866811</text:p>
          </table:table-cell>
          <table:table-cell table:formula="of:=LN([.E5])" office:value-type="float" office:value="3.20607423303099" calcext:value-type="float">
            <text:p>3.20607423303099</text:p>
          </table:table-cell>
          <table:table-cell table:formula="of:=SQRT(((MAX([.B5:.D5])-MIN([.B5:.D5]))/2)^2+0.0005^2)" office:value-type="float" office:value="0.00206155281280948" calcext:value-type="float">
            <text:p>0.002061552812809</text:p>
          </table:table-cell>
          <table:table-cell/>
          <table:table-cell table:formula="of:=[.F5]" office:value-type="float" office:value="1.09861228866811" calcext:value-type="float">
            <text:p>1.09861228866811</text:p>
          </table:table-cell>
          <table:table-cell table:formula="of:=[.G5]" office:value-type="float" office:value="3.20607423303099" calcext:value-type="float">
            <text:p>3.20607423303099</text:p>
          </table:table-cell>
          <table:table-cell table:formula="of:=0.05/[.A5]" office:value-type="float" office:value="0.0166666666666667" calcext:value-type="float">
            <text:p>0.016666666666667</text:p>
          </table:table-cell>
          <table:table-cell table:formula="of:=[.H5]/[.E5]" office:value-type="float" office:value="0.0000835245447212332" calcext:value-type="float">
            <text:p>8.35245447212332E-05</text:p>
          </table:table-cell>
          <table:table-cell table:number-columns-repeated="1011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20.704" calcext:value-type="float">
            <text:p>20.704</text:p>
          </table:table-cell>
          <table:table-cell table:style-name="ce2" office:value-type="float" office:value="20.706" calcext:value-type="float">
            <text:p>20.706</text:p>
          </table:table-cell>
          <table:table-cell table:formula="of:=AVERAGE([.B6:.D6])" office:value-type="float" office:value="20.7046666666667" calcext:value-type="float">
            <text:p>20.7046666666667</text:p>
          </table:table-cell>
          <table:table-cell table:formula="of:=LN([.A6])" office:value-type="float" office:value="1.6094379124341" calcext:value-type="float">
            <text:p>1.6094379124341</text:p>
          </table:table-cell>
          <table:table-cell table:formula="of:=LN([.E6])" office:value-type="float" office:value="3.03035911769704" calcext:value-type="float">
            <text:p>3.03035911769704</text:p>
          </table:table-cell>
          <table:table-cell table:formula="of:=SQRT(((MAX([.B6:.D6])-MIN([.B6:.D6]))/2)^2+0.0005^2)" office:value-type="float" office:value="0.0011180339887494" calcext:value-type="float">
            <text:p>0.001118033988749</text:p>
          </table:table-cell>
          <table:table-cell/>
          <table:table-cell table:formula="of:=[.F6]" office:value-type="float" office:value="1.6094379124341" calcext:value-type="float">
            <text:p>1.6094379124341</text:p>
          </table:table-cell>
          <table:table-cell table:formula="of:=[.G6]" office:value-type="float" office:value="3.03035911769704" calcext:value-type="float">
            <text:p>3.03035911769704</text:p>
          </table:table-cell>
          <table:table-cell table:formula="of:=0.05/[.A6]" office:value-type="float" office:value="0.01" calcext:value-type="float">
            <text:p>0.01</text:p>
          </table:table-cell>
          <table:table-cell table:formula="of:=[.H6]/[.E6]" office:value-type="float" office:value="0.0000539991300873909" calcext:value-type="float">
            <text:p>5.39991300873909E-05</text:p>
          </table:table-cell>
          <table:table-cell table:number-columns-repeated="1011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6.476" calcext:value-type="float">
            <text:p>16.476</text:p>
          </table:table-cell>
          <table:table-cell table:number-columns-repeated="2" table:style-name="ce2" office:value-type="float" office:value="16.474" calcext:value-type="float">
            <text:p>16.474</text:p>
          </table:table-cell>
          <table:table-cell table:formula="of:=AVERAGE([.B7:.D7])" office:value-type="float" office:value="16.4746666666667" calcext:value-type="float">
            <text:p>16.4746666666667</text:p>
          </table:table-cell>
          <table:table-cell table:formula="of:=LN([.A7])" office:value-type="float" office:value="2.30258509299405" calcext:value-type="float">
            <text:p>2.30258509299405</text:p>
          </table:table-cell>
          <table:table-cell table:formula="of:=LN([.E7])" office:value-type="float" office:value="2.80182384750812" calcext:value-type="float">
            <text:p>2.80182384750812</text:p>
          </table:table-cell>
          <table:table-cell table:formula="of:=SQRT(((MAX([.B7:.D7])-MIN([.B7:.D7]))/2)^2+0.0005^2)" office:value-type="float" office:value="0.0011180339887494" calcext:value-type="float">
            <text:p>0.001118033988749</text:p>
          </table:table-cell>
          <table:table-cell/>
          <table:table-cell table:formula="of:=[.F7]" office:value-type="float" office:value="2.30258509299405" calcext:value-type="float">
            <text:p>2.30258509299405</text:p>
          </table:table-cell>
          <table:table-cell table:formula="of:=[.G7]" office:value-type="float" office:value="2.80182384750812" calcext:value-type="float">
            <text:p>2.80182384750812</text:p>
          </table:table-cell>
          <table:table-cell table:formula="of:=0.05/[.A7]" office:value-type="float" office:value="0.005" calcext:value-type="float">
            <text:p>0.005</text:p>
          </table:table-cell>
          <table:table-cell table:formula="of:=[.H7]/[.E7]" office:value-type="float" office:value="0.0000678638306540992" calcext:value-type="float">
            <text:p>6.78638306540992E-05</text:p>
          </table:table-cell>
          <table:table-cell table:number-columns-repeated="1011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.499" calcext:value-type="float">
            <text:p>14.499</text:p>
          </table:table-cell>
          <table:table-cell table:style-name="ce2" office:value-type="float" office:value="14.498" calcext:value-type="float">
            <text:p>14.498</text:p>
          </table:table-cell>
          <table:table-cell table:style-name="ce2" office:value-type="float" office:value="14.497" calcext:value-type="float">
            <text:p>14.497</text:p>
          </table:table-cell>
          <table:table-cell table:formula="of:=AVERAGE([.B8:.D8])" office:value-type="float" office:value="14.498" calcext:value-type="float">
            <text:p>14.498</text:p>
          </table:table-cell>
          <table:table-cell table:formula="of:=LN([.A8])" office:value-type="float" office:value="2.70805020110221" calcext:value-type="float">
            <text:p>2.70805020110221</text:p>
          </table:table-cell>
          <table:table-cell table:formula="of:=LN([.E8])" office:value-type="float" office:value="2.67401070887869" calcext:value-type="float">
            <text:p>2.67401070887869</text:p>
          </table:table-cell>
          <table:table-cell table:formula="of:=SQRT(((MAX([.B8:.D8])-MIN([.B8:.D8]))/2)^2+0.0005^2)" office:value-type="float" office:value="0.00111803398875019" calcext:value-type="float">
            <text:p>0.00111803398875</text:p>
          </table:table-cell>
          <table:table-cell/>
          <table:table-cell table:formula="of:=[.F8]" office:value-type="float" office:value="2.70805020110221" calcext:value-type="float">
            <text:p>2.70805020110221</text:p>
          </table:table-cell>
          <table:table-cell table:formula="of:=[.G8]" office:value-type="float" office:value="2.67401070887869" calcext:value-type="float">
            <text:p>2.67401070887869</text:p>
          </table:table-cell>
          <table:table-cell table:formula="of:=0.05/[.A8]" office:value-type="float" office:value="0.00333333333333333" calcext:value-type="float">
            <text:p>0.003333333333333</text:p>
          </table:table-cell>
          <table:table-cell table:formula="of:=[.H8]/[.E8]" office:value-type="float" office:value="0.0000771164290764377" calcext:value-type="float">
            <text:p>7.71164290764377E-05</text:p>
          </table:table-cell>
          <table:table-cell table:number-columns-repeated="1011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282" calcext:value-type="float">
            <text:p>13.282</text:p>
          </table:table-cell>
          <table:table-cell table:style-name="ce2" office:value-type="float" office:value="13.284" calcext:value-type="float">
            <text:p>13.284</text:p>
          </table:table-cell>
          <table:table-cell table:style-name="ce2" office:value-type="float" office:value="13.279" calcext:value-type="float">
            <text:p>13.279</text:p>
          </table:table-cell>
          <table:table-cell table:formula="of:=AVERAGE([.B9:.D9])" office:value-type="float" office:value="13.2816666666667" calcext:value-type="float">
            <text:p>13.2816666666667</text:p>
          </table:table-cell>
          <table:table-cell table:formula="of:=LN([.A9])" office:value-type="float" office:value="2.99573227355399" calcext:value-type="float">
            <text:p>2.99573227355399</text:p>
          </table:table-cell>
          <table:table-cell table:formula="of:=LN([.E9])" office:value-type="float" office:value="2.5863846381816" calcext:value-type="float">
            <text:p>2.5863846381816</text:p>
          </table:table-cell>
          <table:table-cell table:formula="of:=SQRT(((MAX([.B9:.D9])-MIN([.B9:.D9]))/2)^2+0.0005^2)" office:value-type="float" office:value="0.00254950975679678" calcext:value-type="float">
            <text:p>0.002549509756797</text:p>
          </table:table-cell>
          <table:table-cell/>
          <table:table-cell table:formula="of:=[.F9]" office:value-type="float" office:value="2.99573227355399" calcext:value-type="float">
            <text:p>2.99573227355399</text:p>
          </table:table-cell>
          <table:table-cell table:formula="of:=[.G9]" office:value-type="float" office:value="2.5863846381816" calcext:value-type="float">
            <text:p>2.5863846381816</text:p>
          </table:table-cell>
          <table:table-cell table:formula="of:=0.05/[.A9]" office:value-type="float" office:value="0.0025" calcext:value-type="float">
            <text:p>0.0025</text:p>
          </table:table-cell>
          <table:table-cell table:formula="of:=[.H9]/[.E9]" office:value-type="float" office:value="0.000191957065388137" calcext:value-type="float">
            <text:p>0.000191957065388</text:p>
          </table:table-cell>
          <table:table-cell table:number-columns-repeated="1011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2.443" calcext:value-type="float">
            <text:p>12.443</text:p>
          </table:table-cell>
          <table:table-cell table:style-name="ce2" office:value-type="float" office:value="12.441" calcext:value-type="float">
            <text:p>12.441</text:p>
          </table:table-cell>
          <table:table-cell table:style-name="ce2" office:value-type="float" office:value="12.438" calcext:value-type="float">
            <text:p>12.438</text:p>
          </table:table-cell>
          <table:table-cell table:formula="of:=AVERAGE([.B10:.D10])" office:value-type="float" office:value="12.4406666666667" calcext:value-type="float">
            <text:p>12.4406666666667</text:p>
          </table:table-cell>
          <table:table-cell table:formula="of:=LN([.A10])" office:value-type="float" office:value="3.2188758248682" calcext:value-type="float">
            <text:p>3.2188758248682</text:p>
          </table:table-cell>
          <table:table-cell table:formula="of:=LN([.E10])" office:value-type="float" office:value="2.52097067644317" calcext:value-type="float">
            <text:p>2.52097067644317</text:p>
          </table:table-cell>
          <table:table-cell table:formula="of:=SQRT(((MAX([.B10:.D10])-MIN([.B10:.D10]))/2)^2+0.0005^2)" office:value-type="float" office:value="0.0025495097567959" calcext:value-type="float">
            <text:p>0.002549509756796</text:p>
          </table:table-cell>
          <table:table-cell/>
          <table:table-cell table:formula="of:=[.F10]" office:value-type="float" office:value="3.2188758248682" calcext:value-type="float">
            <text:p>3.2188758248682</text:p>
          </table:table-cell>
          <table:table-cell table:formula="of:=[.G10]" office:value-type="float" office:value="2.52097067644317" calcext:value-type="float">
            <text:p>2.52097067644317</text:p>
          </table:table-cell>
          <table:table-cell table:formula="of:=0.05/[.A10]" office:value-type="float" office:value="0.002" calcext:value-type="float">
            <text:p>0.002</text:p>
          </table:table-cell>
          <table:table-cell table:formula="of:=[.H10]/[.E10]" office:value-type="float" office:value="0.000204933531707511" calcext:value-type="float">
            <text:p>0.000204933531708</text:p>
          </table:table-cell>
          <table:table-cell table:number-columns-repeated="1011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1.814" calcext:value-type="float">
            <text:p>11.814</text:p>
          </table:table-cell>
          <table:table-cell table:style-name="ce2" office:value-type="float" office:value="11.81" calcext:value-type="float">
            <text:p>11.81</text:p>
          </table:table-cell>
          <table:table-cell table:style-name="ce2" office:value-type="float" office:value="11.807" calcext:value-type="float">
            <text:p>11.807</text:p>
          </table:table-cell>
          <table:table-cell table:formula="of:=AVERAGE([.B11:.D11])" office:value-type="float" office:value="11.8103333333333" calcext:value-type="float">
            <text:p>11.8103333333333</text:p>
          </table:table-cell>
          <table:table-cell table:formula="of:=LN([.A11])" office:value-type="float" office:value="3.40119738166216" calcext:value-type="float">
            <text:p>3.40119738166216</text:p>
          </table:table-cell>
          <table:table-cell table:formula="of:=LN([.E11])" office:value-type="float" office:value="2.46897485447932" calcext:value-type="float">
            <text:p>2.46897485447932</text:p>
          </table:table-cell>
          <table:table-cell table:formula="of:=SQRT(((MAX([.B11:.D11])-MIN([.B11:.D11]))/2)^2+0.0005^2)" office:value-type="float" office:value="0.00353553390593258" calcext:value-type="float">
            <text:p>0.003535533905933</text:p>
          </table:table-cell>
          <table:table-cell/>
          <table:table-cell table:formula="of:=[.F11]" office:value-type="float" office:value="3.40119738166216" calcext:value-type="float">
            <text:p>3.40119738166216</text:p>
          </table:table-cell>
          <table:table-cell table:formula="of:=[.G11]" office:value-type="float" office:value="2.46897485447932" calcext:value-type="float">
            <text:p>2.46897485447932</text:p>
          </table:table-cell>
          <table:table-cell table:formula="of:=0.05/[.A11]" office:value-type="float" office:value="0.00166666666666667" calcext:value-type="float">
            <text:p>0.001666666666667</text:p>
          </table:table-cell>
          <table:table-cell table:formula="of:=[.H11]/[.E11]" office:value-type="float" office:value="0.000299359366594161" calcext:value-type="float">
            <text:p>0.000299359366594</text:p>
          </table:table-cell>
          <table:table-cell table:number-columns-repeated="1011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3" office:value-type="float" office:value="11.319" calcext:value-type="float">
            <text:p>11.319</text:p>
          </table:table-cell>
          <table:table-cell table:style-name="ce2" office:value-type="float" office:value="11.317" calcext:value-type="float">
            <text:p>11.317</text:p>
          </table:table-cell>
          <table:table-cell table:style-name="ce2" office:value-type="float" office:value="11.312" calcext:value-type="float">
            <text:p>11.312</text:p>
          </table:table-cell>
          <table:table-cell table:formula="of:=AVERAGE([.B12:.D12])" office:value-type="float" office:value="11.316" calcext:value-type="float">
            <text:p>11.316</text:p>
          </table:table-cell>
          <table:table-cell table:formula="of:=LN([.A12])" office:value-type="float" office:value="3.55534806148941" calcext:value-type="float">
            <text:p>3.55534806148941</text:p>
          </table:table-cell>
          <table:table-cell table:formula="of:=LN([.E12])" office:value-type="float" office:value="2.42621765343932" calcext:value-type="float">
            <text:p>2.42621765343932</text:p>
          </table:table-cell>
          <table:table-cell table:formula="of:=SQRT(((MAX([.B12:.D12])-MIN([.B12:.D12]))/2)^2+0.0005^2)" office:value-type="float" office:value="0.00353553390593345" calcext:value-type="float">
            <text:p>0.003535533905933</text:p>
          </table:table-cell>
          <table:table-cell/>
          <table:table-cell table:formula="of:=[.F12]" office:value-type="float" office:value="3.55534806148941" calcext:value-type="float">
            <text:p>3.55534806148941</text:p>
          </table:table-cell>
          <table:table-cell table:formula="of:=[.G12]" office:value-type="float" office:value="2.42621765343932" calcext:value-type="float">
            <text:p>2.42621765343932</text:p>
          </table:table-cell>
          <table:table-cell table:formula="of:=0.05/[.A12]" office:value-type="float" office:value="0.00142857142857143" calcext:value-type="float">
            <text:p>0.001428571428571</text:p>
          </table:table-cell>
          <table:table-cell table:formula="of:=[.H12]/[.E12]" office:value-type="float" office:value="0.000312436718445869" calcext:value-type="float">
            <text:p>0.000312436718446</text:p>
          </table:table-cell>
          <table:table-cell table:number-columns-repeated="1011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.914" calcext:value-type="float">
            <text:p>10.914</text:p>
          </table:table-cell>
          <table:table-cell table:style-name="ce2" office:value-type="float" office:value="10.912" calcext:value-type="float">
            <text:p>10.912</text:p>
          </table:table-cell>
          <table:table-cell table:style-name="ce2" office:value-type="float" office:value="10.906" calcext:value-type="float">
            <text:p>10.906</text:p>
          </table:table-cell>
          <table:table-cell table:formula="of:=AVERAGE([.B13:.D13])" office:value-type="float" office:value="10.9106666666667" calcext:value-type="float">
            <text:p>10.9106666666667</text:p>
          </table:table-cell>
          <table:table-cell table:formula="of:=LN([.A13])" office:value-type="float" office:value="3.68887945411394" calcext:value-type="float">
            <text:p>3.68887945411394</text:p>
          </table:table-cell>
          <table:table-cell table:formula="of:=LN([.E13])" office:value-type="float" office:value="2.38974090399703" calcext:value-type="float">
            <text:p>2.38974090399703</text:p>
          </table:table-cell>
          <table:table-cell table:formula="of:=SQRT(((MAX([.B13:.D13])-MIN([.B13:.D13]))/2)^2+0.0005^2)" office:value-type="float" office:value="0.00403112887414884" calcext:value-type="float">
            <text:p>0.004031128874149</text:p>
          </table:table-cell>
          <table:table-cell/>
          <table:table-cell table:formula="of:=[.F13]" office:value-type="float" office:value="3.68887945411394" calcext:value-type="float">
            <text:p>3.68887945411394</text:p>
          </table:table-cell>
          <table:table-cell table:formula="of:=[.G13]" office:value-type="float" office:value="2.38974090399703" calcext:value-type="float">
            <text:p>2.38974090399703</text:p>
          </table:table-cell>
          <table:table-cell table:formula="of:=0.05/[.A13]" office:value-type="float" office:value="0.00125" calcext:value-type="float">
            <text:p>0.00125</text:p>
          </table:table-cell>
          <table:table-cell table:formula="of:=[.H13]/[.E13]" office:value-type="float" office:value="0.00036946677937329" calcext:value-type="float">
            <text:p>0.000369466779373</text:p>
          </table:table-cell>
          <table:table-cell table:number-columns-repeated="1011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0.577" calcext:value-type="float">
            <text:p>10.577</text:p>
          </table:table-cell>
          <table:table-cell table:style-name="ce2" office:value-type="float" office:value="10.578" calcext:value-type="float">
            <text:p>10.578</text:p>
          </table:table-cell>
          <table:table-cell table:style-name="ce2" office:value-type="float" office:value="10.576" calcext:value-type="float">
            <text:p>10.576</text:p>
          </table:table-cell>
          <table:table-cell table:formula="of:=AVERAGE([.B14:.D14])" office:value-type="float" office:value="10.577" calcext:value-type="float">
            <text:p>10.577</text:p>
          </table:table-cell>
          <table:table-cell table:formula="of:=LN([.A14])" office:value-type="float" office:value="3.80666248977032" calcext:value-type="float">
            <text:p>3.80666248977032</text:p>
          </table:table-cell>
          <table:table-cell table:formula="of:=LN([.E14])" office:value-type="float" office:value="2.35868183234592" calcext:value-type="float">
            <text:p>2.35868183234592</text:p>
          </table:table-cell>
          <table:table-cell table:formula="of:=SQRT(((MAX([.B14:.D14])-MIN([.B14:.D14]))/2)^2+0.0005^2)" office:value-type="float" office:value="0.0011180339887494" calcext:value-type="float">
            <text:p>0.001118033988749</text:p>
          </table:table-cell>
          <table:table-cell/>
          <table:table-cell table:formula="of:=[.F14]" office:value-type="float" office:value="3.80666248977032" calcext:value-type="float">
            <text:p>3.80666248977032</text:p>
          </table:table-cell>
          <table:table-cell table:formula="of:=[.G14]" office:value-type="float" office:value="2.35868183234592" calcext:value-type="float">
            <text:p>2.35868183234592</text:p>
          </table:table-cell>
          <table:table-cell table:formula="of:=0.05/[.A14]" office:value-type="float" office:value="0.00111111111111111" calcext:value-type="float">
            <text:p>0.001111111111111</text:p>
          </table:table-cell>
          <table:table-cell table:formula="of:=[.H14]/[.E14]" office:value-type="float" office:value="0.000105704262905304" calcext:value-type="float">
            <text:p>0.000105704262905</text:p>
          </table:table-cell>
          <table:table-cell table:number-columns-repeated="1011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.295" calcext:value-type="float">
            <text:p>10.295</text:p>
          </table:table-cell>
          <table:table-cell table:style-name="ce2" office:value-type="float" office:value="10.292" calcext:value-type="float">
            <text:p>10.292</text:p>
          </table:table-cell>
          <table:table-cell table:style-name="ce2" office:value-type="float" office:value="10.288" calcext:value-type="float">
            <text:p>10.288</text:p>
          </table:table-cell>
          <table:table-cell table:formula="of:=AVERAGE([.B15:.D15])" office:value-type="float" office:value="10.2916666666667" calcext:value-type="float">
            <text:p>10.2916666666667</text:p>
          </table:table-cell>
          <table:table-cell table:formula="of:=LN([.A15])" office:value-type="float" office:value="3.91202300542815" calcext:value-type="float">
            <text:p>3.91202300542815</text:p>
          </table:table-cell>
          <table:table-cell table:formula="of:=LN([.E15])" office:value-type="float" office:value="2.33133450628003" calcext:value-type="float">
            <text:p>2.33133450628003</text:p>
          </table:table-cell>
          <table:table-cell table:formula="of:=SQRT(((MAX([.B15:.D15])-MIN([.B15:.D15]))/2)^2+0.0005^2)" office:value-type="float" office:value="0.00353553390593258" calcext:value-type="float">
            <text:p>0.003535533905933</text:p>
          </table:table-cell>
          <table:table-cell/>
          <table:table-cell table:formula="of:=[.F15]" office:value-type="float" office:value="3.91202300542815" calcext:value-type="float">
            <text:p>3.91202300542815</text:p>
          </table:table-cell>
          <table:table-cell table:formula="of:=[.G15]" office:value-type="float" office:value="2.33133450628003" calcext:value-type="float">
            <text:p>2.33133450628003</text:p>
          </table:table-cell>
          <table:table-cell table:formula="of:=0.05/[.A15]" office:value-type="float" office:value="0.001" calcext:value-type="float">
            <text:p>0.001</text:p>
          </table:table-cell>
          <table:table-cell table:formula="of:=[.H15]/[.E15]" office:value-type="float" office:value="0.00034353365887604" calcext:value-type="float">
            <text:p>0.000343533658876</text:p>
          </table:table-cell>
          <table:table-cell table:number-columns-repeated="1011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0.049" calcext:value-type="float">
            <text:p>10.049</text:p>
          </table:table-cell>
          <table:table-cell table:style-name="ce2" office:value-type="float" office:value="10.046" calcext:value-type="float">
            <text:p>10.046</text:p>
          </table:table-cell>
          <table:table-cell table:style-name="ce2" office:value-type="float" office:value="10.043" calcext:value-type="float">
            <text:p>10.043</text:p>
          </table:table-cell>
          <table:table-cell table:formula="of:=AVERAGE([.B16:.D16])" office:value-type="float" office:value="10.046" calcext:value-type="float">
            <text:p>10.046</text:p>
          </table:table-cell>
          <table:table-cell table:formula="of:=LN([.A16])" office:value-type="float" office:value="4.00733318523247" calcext:value-type="float">
            <text:p>4.00733318523247</text:p>
          </table:table-cell>
          <table:table-cell table:formula="of:=LN([.E16])" office:value-type="float" office:value="2.30717454532785" calcext:value-type="float">
            <text:p>2.30717454532785</text:p>
          </table:table-cell>
          <table:table-cell table:formula="of:=SQRT(((MAX([.B16:.D16])-MIN([.B16:.D16]))/2)^2+0.0005^2)" office:value-type="float" office:value="0.00304138126514922" calcext:value-type="float">
            <text:p>0.003041381265149</text:p>
          </table:table-cell>
          <table:table-cell/>
          <table:table-cell table:formula="of:=[.F16]" office:value-type="float" office:value="4.00733318523247" calcext:value-type="float">
            <text:p>4.00733318523247</text:p>
          </table:table-cell>
          <table:table-cell table:formula="of:=[.G16]" office:value-type="float" office:value="2.30717454532785" calcext:value-type="float">
            <text:p>2.30717454532785</text:p>
          </table:table-cell>
          <table:table-cell table:formula="of:=0.05/[.A16]" office:value-type="float" office:value="0.000909090909090909" calcext:value-type="float">
            <text:p>0.000909090909091</text:p>
          </table:table-cell>
          <table:table-cell table:formula="of:=[.H16]/[.E16]" office:value-type="float" office:value="0.000302745497227675" calcext:value-type="float">
            <text:p>0.000302745497228</text:p>
          </table:table-cell>
          <table:table-cell table:number-columns-repeated="1011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float" office:value="9.83" calcext:value-type="float">
            <text:p>9.83</text:p>
          </table:table-cell>
          <table:table-cell table:style-name="ce2" office:value-type="float" office:value="9.828" calcext:value-type="float">
            <text:p>9.828</text:p>
          </table:table-cell>
          <table:table-cell table:style-name="ce2" office:value-type="float" office:value="9.824" calcext:value-type="float">
            <text:p>9.824</text:p>
          </table:table-cell>
          <table:table-cell table:formula="of:=AVERAGE([.B17:.D17])" office:value-type="float" office:value="9.82733333333333" calcext:value-type="float">
            <text:p>9.82733333333333</text:p>
          </table:table-cell>
          <table:table-cell table:formula="of:=LN([.A17])" office:value-type="float" office:value="4.0943445622221" calcext:value-type="float">
            <text:p>4.0943445622221</text:p>
          </table:table-cell>
          <table:table-cell table:formula="of:=LN([.E17])" office:value-type="float" office:value="2.28516761895698" calcext:value-type="float">
            <text:p>2.28516761895698</text:p>
          </table:table-cell>
          <table:table-cell table:formula="of:=SQRT(((MAX([.B17:.D17])-MIN([.B17:.D17]))/2)^2+0.0005^2)" office:value-type="float" office:value="0.00304138126514922" calcext:value-type="float">
            <text:p>0.003041381265149</text:p>
          </table:table-cell>
          <table:table-cell/>
          <table:table-cell table:formula="of:=[.F17]" office:value-type="float" office:value="4.0943445622221" calcext:value-type="float">
            <text:p>4.0943445622221</text:p>
          </table:table-cell>
          <table:table-cell table:formula="of:=[.G17]" office:value-type="float" office:value="2.28516761895698" calcext:value-type="float">
            <text:p>2.28516761895698</text:p>
          </table:table-cell>
          <table:table-cell table:formula="of:=0.05/[.A17]" office:value-type="float" office:value="0.000833333333333333" calcext:value-type="float">
            <text:p>0.000833333333333</text:p>
          </table:table-cell>
          <table:table-cell table:formula="of:=[.H17]/[.E17]" office:value-type="float" office:value="0.000309481846396027" calcext:value-type="float">
            <text:p>0.000309481846396</text:p>
          </table:table-cell>
          <table:table-cell table:number-columns-repeated="1011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float" office:value="9.637" calcext:value-type="float">
            <text:p>9.637</text:p>
          </table:table-cell>
          <table:table-cell table:number-columns-repeated="2" table:style-name="ce2" office:value-type="float" office:value="9.633" calcext:value-type="float">
            <text:p>9.633</text:p>
          </table:table-cell>
          <table:table-cell table:formula="of:=AVERAGE([.B18:.D18])" office:value-type="float" office:value="9.63433333333333" calcext:value-type="float">
            <text:p>9.63433333333333</text:p>
          </table:table-cell>
          <table:table-cell table:formula="of:=LN([.A18])" office:value-type="float" office:value="4.17438726989564" calcext:value-type="float">
            <text:p>4.17438726989564</text:p>
          </table:table-cell>
          <table:table-cell table:formula="of:=LN([.E18])" office:value-type="float" office:value="2.26533310729116" calcext:value-type="float">
            <text:p>2.26533310729116</text:p>
          </table:table-cell>
          <table:table-cell table:formula="of:=SQRT(((MAX([.B18:.D18])-MIN([.B18:.D18]))/2)^2+0.0005^2)" office:value-type="float" office:value="0.00206155281280948" calcext:value-type="float">
            <text:p>0.002061552812809</text:p>
          </table:table-cell>
          <table:table-cell/>
          <table:table-cell table:formula="of:=[.F18]" office:value-type="float" office:value="4.17438726989564" calcext:value-type="float">
            <text:p>4.17438726989564</text:p>
          </table:table-cell>
          <table:table-cell table:formula="of:=[.G18]" office:value-type="float" office:value="2.26533310729116" calcext:value-type="float">
            <text:p>2.26533310729116</text:p>
          </table:table-cell>
          <table:table-cell table:formula="of:=0.05/[.A18]" office:value-type="float" office:value="0.000769230769230769" calcext:value-type="float">
            <text:p>0.000769230769231</text:p>
          </table:table-cell>
          <table:table-cell table:formula="of:=[.H18]/[.E18]" office:value-type="float" office:value="0.000213979809653961" calcext:value-type="float">
            <text:p>0.000213979809654</text:p>
          </table:table-cell>
          <table:table-cell table:number-columns-repeated="1011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float" office:value="9.466" calcext:value-type="float">
            <text:p>9.466</text:p>
          </table:table-cell>
          <table:table-cell table:style-name="ce2" office:value-type="float" office:value="9.465" calcext:value-type="float">
            <text:p>9.465</text:p>
          </table:table-cell>
          <table:table-cell table:style-name="ce2" office:value-type="float" office:value="9.462" calcext:value-type="float">
            <text:p>9.462</text:p>
          </table:table-cell>
          <table:table-cell table:formula="of:=AVERAGE([.B19:.D19])" office:value-type="float" office:value="9.46433333333333" calcext:value-type="float">
            <text:p>9.46433333333333</text:p>
          </table:table-cell>
          <table:table-cell table:formula="of:=LN([.A19])" office:value-type="float" office:value="4.24849524204936" calcext:value-type="float">
            <text:p>4.24849524204936</text:p>
          </table:table-cell>
          <table:table-cell table:formula="of:=LN([.E19])" office:value-type="float" office:value="2.2475303472449" calcext:value-type="float">
            <text:p>2.2475303472449</text:p>
          </table:table-cell>
          <table:table-cell table:formula="of:=SQRT(((MAX([.B19:.D19])-MIN([.B19:.D19]))/2)^2+0.0005^2)" office:value-type="float" office:value="0.00206155281280862" calcext:value-type="float">
            <text:p>0.002061552812809</text:p>
          </table:table-cell>
          <table:table-cell/>
          <table:table-cell table:formula="of:=[.F19]" office:value-type="float" office:value="4.24849524204936" calcext:value-type="float">
            <text:p>4.24849524204936</text:p>
          </table:table-cell>
          <table:table-cell table:formula="of:=[.G19]" office:value-type="float" office:value="2.2475303472449" calcext:value-type="float">
            <text:p>2.2475303472449</text:p>
          </table:table-cell>
          <table:table-cell table:formula="of:=0.05/[.A19]" office:value-type="float" office:value="0.000714285714285714" calcext:value-type="float">
            <text:p>0.000714285714286</text:p>
          </table:table-cell>
          <table:table-cell table:formula="of:=[.H19]/[.E19]" office:value-type="float" office:value="0.000217823352179264" calcext:value-type="float">
            <text:p>0.000217823352179</text:p>
          </table:table-cell>
          <table:table-cell table:number-columns-repeated="1011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float" office:value="9.31" calcext:value-type="float">
            <text:p>9.31</text:p>
          </table:table-cell>
          <table:table-cell table:style-name="ce2" office:value-type="float" office:value="9.308" calcext:value-type="float">
            <text:p>9.308</text:p>
          </table:table-cell>
          <table:table-cell table:style-name="ce2" office:value-type="float" office:value="9.307" calcext:value-type="float">
            <text:p>9.307</text:p>
          </table:table-cell>
          <table:table-cell table:formula="of:=AVERAGE([.B20:.D20])" office:value-type="float" office:value="9.30833333333334" calcext:value-type="float">
            <text:p>9.30833333333334</text:p>
          </table:table-cell>
          <table:table-cell table:formula="of:=LN([.A20])" office:value-type="float" office:value="4.31748811353631" calcext:value-type="float">
            <text:p>4.31748811353631</text:p>
          </table:table-cell>
          <table:table-cell table:formula="of:=LN([.E20])" office:value-type="float" office:value="2.23091005628715" calcext:value-type="float">
            <text:p>2.23091005628715</text:p>
          </table:table-cell>
          <table:table-cell table:formula="of:=SQRT(((MAX([.B20:.D20])-MIN([.B20:.D20]))/2)^2+0.0005^2)" office:value-type="float" office:value="0.00158113883008424" calcext:value-type="float">
            <text:p>0.001581138830084</text:p>
          </table:table-cell>
          <table:table-cell/>
          <table:table-cell table:formula="of:=[.F20]" office:value-type="float" office:value="4.31748811353631" calcext:value-type="float">
            <text:p>4.31748811353631</text:p>
          </table:table-cell>
          <table:table-cell table:formula="of:=[.G20]" office:value-type="float" office:value="2.23091005628715" calcext:value-type="float">
            <text:p>2.23091005628715</text:p>
          </table:table-cell>
          <table:table-cell table:formula="of:=0.05/[.A20]" office:value-type="float" office:value="0.000666666666666667" calcext:value-type="float">
            <text:p>0.000666666666667</text:p>
          </table:table-cell>
          <table:table-cell table:formula="of:=[.H20]/[.E20]" office:value-type="float" office:value="0.000169862721226597" calcext:value-type="float">
            <text:p>0.000169862721227</text:p>
          </table:table-cell>
          <table:table-cell table:number-columns-repeated="1011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float" office:value="9.174" calcext:value-type="float">
            <text:p>9.174</text:p>
          </table:table-cell>
          <table:table-cell table:style-name="ce2" office:value-type="float" office:value="9.169" calcext:value-type="float">
            <text:p>9.169</text:p>
          </table:table-cell>
          <table:table-cell table:style-name="ce2" office:value-type="float" office:value="9.172" calcext:value-type="float">
            <text:p>9.172</text:p>
          </table:table-cell>
          <table:table-cell table:formula="of:=AVERAGE([.B21:.D21])" office:value-type="float" office:value="9.17166666666667" calcext:value-type="float">
            <text:p>9.17166666666667</text:p>
          </table:table-cell>
          <table:table-cell table:formula="of:=LN([.A21])" office:value-type="float" office:value="4.38202663467388" calcext:value-type="float">
            <text:p>4.38202663467388</text:p>
          </table:table-cell>
          <table:table-cell table:formula="of:=LN([.E21])" office:value-type="float" office:value="2.21611902184361" calcext:value-type="float">
            <text:p>2.21611902184361</text:p>
          </table:table-cell>
          <table:table-cell table:formula="of:=SQRT(((MAX([.B21:.D21])-MIN([.B21:.D21]))/2)^2+0.0005^2)" office:value-type="float" office:value="0.0025495097567959" calcext:value-type="float">
            <text:p>0.002549509756796</text:p>
          </table:table-cell>
          <table:table-cell/>
          <table:table-cell table:formula="of:=[.F21]" office:value-type="float" office:value="4.38202663467388" calcext:value-type="float">
            <text:p>4.38202663467388</text:p>
          </table:table-cell>
          <table:table-cell table:formula="of:=[.G21]" office:value-type="float" office:value="2.21611902184361" calcext:value-type="float">
            <text:p>2.21611902184361</text:p>
          </table:table-cell>
          <table:table-cell table:formula="of:=0.05/[.A21]" office:value-type="float" office:value="0.000625" calcext:value-type="float">
            <text:p>0.000625</text:p>
          </table:table-cell>
          <table:table-cell table:formula="of:=[.H21]/[.E21]" office:value-type="float" office:value="0.00027797671344313" calcext:value-type="float">
            <text:p>0.000277976713443</text:p>
          </table:table-cell>
          <table:table-cell table:number-columns-repeated="1011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float" office:value="9.055" calcext:value-type="float">
            <text:p>9.055</text:p>
          </table:table-cell>
          <table:table-cell table:style-name="ce2" office:value-type="float" office:value="9.053" calcext:value-type="float">
            <text:p>9.053</text:p>
          </table:table-cell>
          <table:table-cell table:style-name="ce2" office:value-type="float" office:value="9.05" calcext:value-type="float">
            <text:p>9.05</text:p>
          </table:table-cell>
          <table:table-cell table:formula="of:=AVERAGE([.B22:.D22])" office:value-type="float" office:value="9.05266666666667" calcext:value-type="float">
            <text:p>9.05266666666667</text:p>
          </table:table-cell>
          <table:table-cell table:formula="of:=LN([.A22])" office:value-type="float" office:value="4.44265125649032" calcext:value-type="float">
            <text:p>4.44265125649032</text:p>
          </table:table-cell>
          <table:table-cell table:formula="of:=LN([.E22])" office:value-type="float" office:value="2.20305937360849" calcext:value-type="float">
            <text:p>2.20305937360849</text:p>
          </table:table-cell>
          <table:table-cell table:formula="of:=SQRT(((MAX([.B22:.D22])-MIN([.B22:.D22]))/2)^2+0.0005^2)" office:value-type="float" office:value="0.0025495097567959" calcext:value-type="float">
            <text:p>0.002549509756796</text:p>
          </table:table-cell>
          <table:table-cell/>
          <table:table-cell table:formula="of:=[.F22]" office:value-type="float" office:value="4.44265125649032" calcext:value-type="float">
            <text:p>4.44265125649032</text:p>
          </table:table-cell>
          <table:table-cell table:formula="of:=[.G22]" office:value-type="float" office:value="2.20305937360849" calcext:value-type="float">
            <text:p>2.20305937360849</text:p>
          </table:table-cell>
          <table:table-cell table:formula="of:=0.05/[.A22]" office:value-type="float" office:value="0.000588235294117647" calcext:value-type="float">
            <text:p>0.000588235294118</text:p>
          </table:table-cell>
          <table:table-cell table:formula="of:=[.H22]/[.E22]" office:value-type="float" office:value="0.000281630800146834" calcext:value-type="float">
            <text:p>0.000281630800147</text:p>
          </table:table-cell>
          <table:table-cell table:number-columns-repeated="1011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float" office:value="8.9585" calcext:value-type="float">
            <text:p>8.9585</text:p>
          </table:table-cell>
          <table:table-cell table:number-columns-repeated="2" table:style-name="ce2" office:value-type="float" office:value="8.9445" calcext:value-type="float">
            <text:p>8.9445</text:p>
          </table:table-cell>
          <table:table-cell table:formula="of:=AVERAGE([.B23:.D23])" office:value-type="float" office:value="8.94916666666667" calcext:value-type="float">
            <text:p>8.94916666666667</text:p>
          </table:table-cell>
          <table:table-cell table:formula="of:=LN([.A23])" office:value-type="float" office:value="4.49980967033027" calcext:value-type="float">
            <text:p>4.49980967033027</text:p>
          </table:table-cell>
          <table:table-cell table:formula="of:=LN([.E23])" office:value-type="float" office:value="2.19156041808212" calcext:value-type="float">
            <text:p>2.19156041808212</text:p>
          </table:table-cell>
          <table:table-cell table:formula="of:=SQRT(((MAX([.B23:.D23])-MIN([.B23:.D23]))/2)^2+0.00005^2)" office:value-type="float" office:value="0.00700017856915149" calcext:value-type="float">
            <text:p>0.007000178569152</text:p>
          </table:table-cell>
          <table:table-cell/>
          <table:table-cell table:formula="of:=[.F23]" office:value-type="float" office:value="4.49980967033027" calcext:value-type="float">
            <text:p>4.49980967033027</text:p>
          </table:table-cell>
          <table:table-cell table:formula="of:=[.G23]" office:value-type="float" office:value="2.19156041808212" calcext:value-type="float">
            <text:p>2.19156041808212</text:p>
          </table:table-cell>
          <table:table-cell table:formula="of:=0.05/[.A23]" office:value-type="float" office:value="0.000555555555555556" calcext:value-type="float">
            <text:p>0.000555555555556</text:p>
          </table:table-cell>
          <table:table-cell table:formula="of:=[.H23]/[.E23]" office:value-type="float" office:value="0.000782215688889263" calcext:value-type="float">
            <text:p>0.000782215688889</text:p>
          </table:table-cell>
          <table:table-cell table:number-columns-repeated="1011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float" office:value="8.8565" calcext:value-type="float">
            <text:p>8.8565</text:p>
          </table:table-cell>
          <table:table-cell table:style-name="ce2" office:value-type="float" office:value="8.857" calcext:value-type="float">
            <text:p>8.857</text:p>
          </table:table-cell>
          <table:table-cell table:style-name="ce2" office:value-type="float" office:value="8.8525" calcext:value-type="float">
            <text:p>8.8525</text:p>
          </table:table-cell>
          <table:table-cell table:formula="of:=AVERAGE([.B24:.D24])" office:value-type="float" office:value="8.85533333333333" calcext:value-type="float">
            <text:p>8.85533333333333</text:p>
          </table:table-cell>
          <table:table-cell table:formula="of:=LN([.A24])" office:value-type="float" office:value="4.55387689160054" calcext:value-type="float">
            <text:p>4.55387689160054</text:p>
          </table:table-cell>
          <table:table-cell table:formula="of:=LN([.E24])" office:value-type="float" office:value="2.1810199140422" calcext:value-type="float">
            <text:p>2.1810199140422</text:p>
          </table:table-cell>
          <table:table-cell table:formula="of:=SQRT(((MAX([.B24:.D24])-MIN([.B24:.D24]))/2)^2+0.00005^2)" office:value-type="float" office:value="0.00225055548698547" calcext:value-type="float">
            <text:p>0.002250555486985</text:p>
          </table:table-cell>
          <table:table-cell/>
          <table:table-cell table:formula="of:=[.F24]" office:value-type="float" office:value="4.55387689160054" calcext:value-type="float">
            <text:p>4.55387689160054</text:p>
          </table:table-cell>
          <table:table-cell table:formula="of:=[.G24]" office:value-type="float" office:value="2.1810199140422" calcext:value-type="float">
            <text:p>2.1810199140422</text:p>
          </table:table-cell>
          <table:table-cell table:formula="of:=0.05/[.A24]" office:value-type="float" office:value="0.000526315789473684" calcext:value-type="float">
            <text:p>0.000526315789474</text:p>
          </table:table-cell>
          <table:table-cell table:formula="of:=[.H24]/[.E24]" office:value-type="float" office:value="0.000254146896821365" calcext:value-type="float">
            <text:p>0.000254146896821</text:p>
          </table:table-cell>
          <table:table-cell table:number-columns-repeated="1011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8.799" calcext:value-type="float">
            <text:p>8.799</text:p>
          </table:table-cell>
          <table:table-cell table:style-name="ce2" office:value-type="float" office:value="8.798" calcext:value-type="float">
            <text:p>8.798</text:p>
          </table:table-cell>
          <table:table-cell table:style-name="ce2" office:value-type="float" office:value="8.796" calcext:value-type="float">
            <text:p>8.796</text:p>
          </table:table-cell>
          <table:table-cell table:formula="of:=AVERAGE([.B25:.D25])" office:value-type="float" office:value="8.79766666666667" calcext:value-type="float">
            <text:p>8.79766666666667</text:p>
          </table:table-cell>
          <table:table-cell table:formula="of:=LN([.A25])" office:value-type="float" office:value="4.60517018598809" calcext:value-type="float">
            <text:p>4.60517018598809</text:p>
          </table:table-cell>
          <table:table-cell table:formula="of:=LN([.E25])" office:value-type="float" office:value="2.17448653481013" calcext:value-type="float">
            <text:p>2.17448653481013</text:p>
          </table:table-cell>
          <table:table-cell table:formula="of:=SQRT(((MAX([.B25:.D25])-MIN([.B25:.D25]))/2)^2+0.00005^2)" office:value-type="float" office:value="0.00150083310198042" calcext:value-type="float">
            <text:p>0.00150083310198</text:p>
          </table:table-cell>
          <table:table-cell/>
          <table:table-cell table:formula="of:=[.F25]" office:value-type="float" office:value="4.60517018598809" calcext:value-type="float">
            <text:p>4.60517018598809</text:p>
          </table:table-cell>
          <table:table-cell table:formula="of:=[.G25]" office:value-type="float" office:value="2.17448653481013" calcext:value-type="float">
            <text:p>2.17448653481013</text:p>
          </table:table-cell>
          <table:table-cell table:formula="of:=0.05/[.A25]" office:value-type="float" office:value="0.0005" calcext:value-type="float">
            <text:p>0.0005</text:p>
          </table:table-cell>
          <table:table-cell table:formula="of:=[.H25]/[.E25]" office:value-type="float" office:value="0.000170594449510903" calcext:value-type="float">
            <text:p>0.000170594449511</text:p>
          </table:table-cell>
          <table:table-cell table:number-columns-repeated="1011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8.7535" calcext:value-type="float">
            <text:p>8.7535</text:p>
          </table:table-cell>
          <table:table-cell table:style-name="ce2" office:value-type="float" office:value="8.751" calcext:value-type="float">
            <text:p>8.751</text:p>
          </table:table-cell>
          <table:table-cell table:style-name="ce2" office:value-type="float" office:value="8.73" calcext:value-type="float">
            <text:p>8.73</text:p>
          </table:table-cell>
          <table:table-cell table:formula="of:=AVERAGE([.B26:.D26])" office:value-type="float" office:value="8.74483333333333" calcext:value-type="float">
            <text:p>8.74483333333333</text:p>
          </table:table-cell>
          <table:table-cell table:formula="of:=LN([.A26])" office:value-type="float" office:value="4.65396035015752" calcext:value-type="float">
            <text:p>4.65396035015752</text:p>
          </table:table-cell>
          <table:table-cell table:formula="of:=LN([.E26])" office:value-type="float" office:value="2.16846304977933" calcext:value-type="float">
            <text:p>2.16846304977933</text:p>
          </table:table-cell>
          <table:table-cell table:formula="of:=SQRT(((MAX([.B26:.D26])-MIN([.B26:.D26]))/2)^2+0.00005^2)" office:value-type="float" office:value="0.0117501063824973" calcext:value-type="float">
            <text:p>0.011750106382497</text:p>
          </table:table-cell>
          <table:table-cell/>
          <table:table-cell table:formula="of:=[.F26]" office:value-type="float" office:value="4.65396035015752" calcext:value-type="float">
            <text:p>4.65396035015752</text:p>
          </table:table-cell>
          <table:table-cell table:formula="of:=[.G26]" office:value-type="float" office:value="2.16846304977933" calcext:value-type="float">
            <text:p>2.16846304977933</text:p>
          </table:table-cell>
          <table:table-cell table:formula="of:=0.05/[.A26]" office:value-type="float" office:value="0.000476190476190476" calcext:value-type="float">
            <text:p>0.00047619047619</text:p>
          </table:table-cell>
          <table:table-cell table:formula="of:=[.H26]/[.E26]" office:value-type="float" office:value="0.00134366270169021" calcext:value-type="float">
            <text:p>0.00134366270169</text:p>
          </table:table-cell>
          <table:table-cell table:number-columns-repeated="1011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number-columns-repeated="2" table:style-name="ce2" office:value-type="float" office:value="8.72" calcext:value-type="float">
            <text:p>8.72</text:p>
          </table:table-cell>
          <table:table-cell table:style-name="ce2" office:value-type="float" office:value="8.716" calcext:value-type="float">
            <text:p>8.716</text:p>
          </table:table-cell>
          <table:table-cell table:formula="of:=AVERAGE([.B27:.D27])" office:value-type="float" office:value="8.71866666666667" calcext:value-type="float">
            <text:p>8.71866666666667</text:p>
          </table:table-cell>
          <table:table-cell table:formula="of:=LN([.A27])" office:value-type="float" office:value="4.70048036579242" calcext:value-type="float">
            <text:p>4.70048036579242</text:p>
          </table:table-cell>
          <table:table-cell table:formula="of:=LN([.E27])" office:value-type="float" office:value="2.16546632103092" calcext:value-type="float">
            <text:p>2.16546632103092</text:p>
          </table:table-cell>
          <table:table-cell table:formula="of:=SQRT(((MAX([.B27:.D27])-MIN([.B27:.D27]))/2)^2+0.00005^2)" office:value-type="float" office:value="0.00200062490237492" calcext:value-type="float">
            <text:p>0.002000624902375</text:p>
          </table:table-cell>
          <table:table-cell/>
          <table:table-cell table:formula="of:=[.F27]" office:value-type="float" office:value="4.70048036579242" calcext:value-type="float">
            <text:p>4.70048036579242</text:p>
          </table:table-cell>
          <table:table-cell table:formula="of:=[.G27]" office:value-type="float" office:value="2.16546632103092" calcext:value-type="float">
            <text:p>2.16546632103092</text:p>
          </table:table-cell>
          <table:table-cell table:formula="of:=0.05/[.A27]" office:value-type="float" office:value="0.000454545454545455" calcext:value-type="float">
            <text:p>0.000454545454545</text:p>
          </table:table-cell>
          <table:table-cell table:formula="of:=[.H27]/[.E27]" office:value-type="float" office:value="0.000229464547603791" calcext:value-type="float">
            <text:p>0.000229464547604</text:p>
          </table:table-cell>
          <table:table-cell table:number-columns-repeated="1011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8.6865" calcext:value-type="float">
            <text:p>8.6865</text:p>
          </table:table-cell>
          <table:table-cell table:style-name="ce2" office:value-type="float" office:value="8.685" calcext:value-type="float">
            <text:p>8.685</text:p>
          </table:table-cell>
          <table:table-cell table:style-name="ce2" office:value-type="float" office:value="8.682" calcext:value-type="float">
            <text:p>8.682</text:p>
          </table:table-cell>
          <table:table-cell table:formula="of:=AVERAGE([.B28:.D28])" office:value-type="float" office:value="8.6845" calcext:value-type="float">
            <text:p>8.6845</text:p>
          </table:table-cell>
          <table:table-cell table:formula="of:=LN([.A28])" office:value-type="float" office:value="4.74493212836325" calcext:value-type="float">
            <text:p>4.74493212836325</text:p>
          </table:table-cell>
          <table:table-cell table:formula="of:=LN([.E28])" office:value-type="float" office:value="2.16153982751193" calcext:value-type="float">
            <text:p>2.16153982751193</text:p>
          </table:table-cell>
          <table:table-cell table:formula="of:=SQRT(((MAX([.B28:.D28])-MIN([.B28:.D28]))/2)^2+0.00005^2)" office:value-type="float" office:value="0.00225055548698547" calcext:value-type="float">
            <text:p>0.002250555486985</text:p>
          </table:table-cell>
          <table:table-cell/>
          <table:table-cell table:formula="of:=[.F28]" office:value-type="float" office:value="4.74493212836325" calcext:value-type="float">
            <text:p>4.74493212836325</text:p>
          </table:table-cell>
          <table:table-cell table:formula="of:=[.G28]" office:value-type="float" office:value="2.16153982751193" calcext:value-type="float">
            <text:p>2.16153982751193</text:p>
          </table:table-cell>
          <table:table-cell table:formula="of:=0.05/[.A28]" office:value-type="float" office:value="0.000434782608695652" calcext:value-type="float">
            <text:p>0.000434782608696</text:p>
          </table:table-cell>
          <table:table-cell table:formula="of:=[.H28]/[.E28]" office:value-type="float" office:value="0.000259146236051064" calcext:value-type="float">
            <text:p>0.000259146236051</text:p>
          </table:table-cell>
          <table:table-cell table:number-columns-repeated="1011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8.6565" calcext:value-type="float">
            <text:p>8.6565</text:p>
          </table:table-cell>
          <table:table-cell table:style-name="ce2" office:value-type="float" office:value="8.6555" calcext:value-type="float">
            <text:p>8.6555</text:p>
          </table:table-cell>
          <table:table-cell table:style-name="ce2" office:value-type="float" office:value="8.65" calcext:value-type="float">
            <text:p>8.65</text:p>
          </table:table-cell>
          <table:table-cell table:formula="of:=AVERAGE([.B29:.D29])" office:value-type="float" office:value="8.654" calcext:value-type="float">
            <text:p>8.654</text:p>
          </table:table-cell>
          <table:table-cell table:formula="of:=LN([.A29])" office:value-type="float" office:value="4.78749174278205" calcext:value-type="float">
            <text:p>4.78749174278205</text:p>
          </table:table-cell>
          <table:table-cell table:formula="of:=LN([.E29])" office:value-type="float" office:value="2.15802164180269" calcext:value-type="float">
            <text:p>2.15802164180269</text:p>
          </table:table-cell>
          <table:table-cell table:formula="of:=SQRT(((MAX([.B29:.D29])-MIN([.B29:.D29]))/2)^2+0.00005^2)" office:value-type="float" office:value="0.00325038459262853" calcext:value-type="float">
            <text:p>0.003250384592629</text:p>
          </table:table-cell>
          <table:table-cell/>
          <table:table-cell table:formula="of:=[.F29]" office:value-type="float" office:value="4.78749174278205" calcext:value-type="float">
            <text:p>4.78749174278205</text:p>
          </table:table-cell>
          <table:table-cell table:formula="of:=[.G29]" office:value-type="float" office:value="2.15802164180269" calcext:value-type="float">
            <text:p>2.15802164180269</text:p>
          </table:table-cell>
          <table:table-cell table:formula="of:=0.05/[.A29]" office:value-type="float" office:value="0.000416666666666667" calcext:value-type="float">
            <text:p>0.000416666666667</text:p>
          </table:table-cell>
          <table:table-cell table:formula="of:=[.H29]/[.E29]" office:value-type="float" office:value="0.000375593320155828" calcext:value-type="float">
            <text:p>0.000375593320156</text:p>
          </table:table-cell>
          <table:table-cell table:number-columns-repeated="1011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8.6285" calcext:value-type="float">
            <text:p>8.6285</text:p>
          </table:table-cell>
          <table:table-cell table:style-name="ce2" office:value-type="float" office:value="8.627" calcext:value-type="float">
            <text:p>8.627</text:p>
          </table:table-cell>
          <table:table-cell table:style-name="ce2" office:value-type="float" office:value="8.626" calcext:value-type="float">
            <text:p>8.626</text:p>
          </table:table-cell>
          <table:table-cell table:formula="of:=AVERAGE([.B30:.D30])" office:value-type="float" office:value="8.62716666666667" calcext:value-type="float">
            <text:p>8.62716666666667</text:p>
          </table:table-cell>
          <table:table-cell table:formula="of:=LN([.A30])" office:value-type="float" office:value="4.8283137373023" calcext:value-type="float">
            <text:p>4.8283137373023</text:p>
          </table:table-cell>
          <table:table-cell table:formula="of:=LN([.E30])" office:value-type="float" office:value="2.15491613909951" calcext:value-type="float">
            <text:p>2.15491613909951</text:p>
          </table:table-cell>
          <table:table-cell table:formula="of:=SQRT(((MAX([.B30:.D30])-MIN([.B30:.D30]))/2)^2+0.00005^2)" office:value-type="float" office:value="0.00125099960032032" calcext:value-type="float">
            <text:p>0.00125099960032</text:p>
          </table:table-cell>
          <table:table-cell/>
          <table:table-cell table:formula="of:=[.F30]" office:value-type="float" office:value="4.8283137373023" calcext:value-type="float">
            <text:p>4.8283137373023</text:p>
          </table:table-cell>
          <table:table-cell table:formula="of:=[.G30]" office:value-type="float" office:value="2.15491613909951" calcext:value-type="float">
            <text:p>2.15491613909951</text:p>
          </table:table-cell>
          <table:table-cell table:formula="of:=0.05/[.A30]" office:value-type="float" office:value="0.0004" calcext:value-type="float">
            <text:p>0.0004</text:p>
          </table:table-cell>
          <table:table-cell table:formula="of:=[.H30]/[.E30]" office:value-type="float" office:value="0.000145007005040703" calcext:value-type="float">
            <text:p>0.000145007005041</text:p>
          </table:table-cell>
          <table:table-cell table:number-columns-repeated="1011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8.607" calcext:value-type="float">
            <text:p>8.607</text:p>
          </table:table-cell>
          <table:table-cell table:style-name="ce2" office:value-type="float" office:value="8.6025" calcext:value-type="float">
            <text:p>8.6025</text:p>
          </table:table-cell>
          <table:table-cell table:style-name="ce2" office:value-type="float" office:value="8.6" calcext:value-type="float">
            <text:p>8.6</text:p>
          </table:table-cell>
          <table:table-cell table:formula="of:=AVERAGE([.B31:.D31])" office:value-type="float" office:value="8.60316666666667" calcext:value-type="float">
            <text:p>8.60316666666667</text:p>
          </table:table-cell>
          <table:table-cell table:formula="of:=LN([.A31])" office:value-type="float" office:value="4.86753445045558" calcext:value-type="float">
            <text:p>4.86753445045558</text:p>
          </table:table-cell>
          <table:table-cell table:formula="of:=LN([.E31])" office:value-type="float" office:value="2.15213035253846" calcext:value-type="float">
            <text:p>2.15213035253846</text:p>
          </table:table-cell>
          <table:table-cell table:formula="of:=SQRT(((MAX([.B31:.D31])-MIN([.B31:.D31]))/2)^2+0.00005^2)" office:value-type="float" office:value="0.00350035712463726" calcext:value-type="float">
            <text:p>0.003500357124637</text:p>
          </table:table-cell>
          <table:table-cell/>
          <table:table-cell table:formula="of:=[.F31]" office:value-type="float" office:value="4.86753445045558" calcext:value-type="float">
            <text:p>4.86753445045558</text:p>
          </table:table-cell>
          <table:table-cell table:formula="of:=[.G31]" office:value-type="float" office:value="2.15213035253846" calcext:value-type="float">
            <text:p>2.15213035253846</text:p>
          </table:table-cell>
          <table:table-cell table:formula="of:=0.05/[.A31]" office:value-type="float" office:value="0.000384615384615385" calcext:value-type="float">
            <text:p>0.000384615384615</text:p>
          </table:table-cell>
          <table:table-cell table:formula="of:=[.H31]/[.E31]" office:value-type="float" office:value="0.000406868454402906" calcext:value-type="float">
            <text:p>0.000406868454403</text:p>
          </table:table-cell>
          <table:table-cell table:number-columns-repeated="1011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8.581" calcext:value-type="float">
            <text:p>8.581</text:p>
          </table:table-cell>
          <table:table-cell table:number-columns-repeated="2" table:style-name="ce2" office:value-type="float" office:value="8.5815" calcext:value-type="float">
            <text:p>8.5815</text:p>
          </table:table-cell>
          <table:table-cell table:formula="of:=AVERAGE([.B32:.D32])" office:value-type="float" office:value="8.58133333333333" calcext:value-type="float">
            <text:p>8.58133333333333</text:p>
          </table:table-cell>
          <table:table-cell table:formula="of:=LN([.A32])" office:value-type="float" office:value="4.90527477843843" calcext:value-type="float">
            <text:p>4.90527477843843</text:p>
          </table:table-cell>
          <table:table-cell table:formula="of:=LN([.E32])" office:value-type="float" office:value="2.14958930158192" calcext:value-type="float">
            <text:p>2.14958930158192</text:p>
          </table:table-cell>
          <table:table-cell table:formula="of:=SQRT(((MAX([.B32:.D32])-MIN([.B32:.D32]))/2)^2+0.00005^2)" office:value-type="float" office:value="0.000254950975679939" calcext:value-type="float">
            <text:p>0.00025495097568</text:p>
          </table:table-cell>
          <table:table-cell/>
          <table:table-cell table:formula="of:=[.F32]" office:value-type="float" office:value="4.90527477843843" calcext:value-type="float">
            <text:p>4.90527477843843</text:p>
          </table:table-cell>
          <table:table-cell table:formula="of:=[.G32]" office:value-type="float" office:value="2.14958930158192" calcext:value-type="float">
            <text:p>2.14958930158192</text:p>
          </table:table-cell>
          <table:table-cell table:formula="of:=0.05/[.A32]" office:value-type="float" office:value="0.00037037037037037" calcext:value-type="float">
            <text:p>0.00037037037037</text:p>
          </table:table-cell>
          <table:table-cell table:formula="of:=[.H32]/[.E32]" office:value-type="float" office:value="0.0000297099489993714" calcext:value-type="float">
            <text:p>2.97099489993714E-05</text:p>
          </table:table-cell>
          <table:table-cell table:number-columns-repeated="1011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8.554" calcext:value-type="float">
            <text:p>8.554</text:p>
          </table:table-cell>
          <table:table-cell table:style-name="ce2" office:value-type="float" office:value="8.5565" calcext:value-type="float">
            <text:p>8.5565</text:p>
          </table:table-cell>
          <table:table-cell table:style-name="ce2" office:value-type="float" office:value="8.5535" calcext:value-type="float">
            <text:p>8.5535</text:p>
          </table:table-cell>
          <table:table-cell table:formula="of:=AVERAGE([.B33:.D33])" office:value-type="float" office:value="8.55466666666667" calcext:value-type="float">
            <text:p>8.55466666666667</text:p>
          </table:table-cell>
          <table:table-cell table:formula="of:=LN([.A33])" office:value-type="float" office:value="4.9416424226093" calcext:value-type="float">
            <text:p>4.9416424226093</text:p>
          </table:table-cell>
          <table:table-cell table:formula="of:=LN([.E33])" office:value-type="float" office:value="2.14647694301599" calcext:value-type="float">
            <text:p>2.14647694301599</text:p>
          </table:table-cell>
          <table:table-cell table:formula="of:=SQRT(((MAX([.B33:.D33])-MIN([.B33:.D33]))/2)^2+0.00005^2)" office:value-type="float" office:value="0.00150083310198042" calcext:value-type="float">
            <text:p>0.00150083310198</text:p>
          </table:table-cell>
          <table:table-cell/>
          <table:table-cell table:formula="of:=[.F33]" office:value-type="float" office:value="4.9416424226093" calcext:value-type="float">
            <text:p>4.9416424226093</text:p>
          </table:table-cell>
          <table:table-cell table:formula="of:=[.G33]" office:value-type="float" office:value="2.14647694301599" calcext:value-type="float">
            <text:p>2.14647694301599</text:p>
          </table:table-cell>
          <table:table-cell table:formula="of:=0.05/[.A33]" office:value-type="float" office:value="0.000357142857142857" calcext:value-type="float">
            <text:p>0.000357142857143</text:p>
          </table:table-cell>
          <table:table-cell table:formula="of:=[.H33]/[.E33]" office:value-type="float" office:value="0.000175440278442225" calcext:value-type="float">
            <text:p>0.000175440278442</text:p>
          </table:table-cell>
          <table:table-cell table:number-columns-repeated="1011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8.5325" calcext:value-type="float">
            <text:p>8.5325</text:p>
          </table:table-cell>
          <table:table-cell table:style-name="ce2" office:value-type="float" office:value="8.533" calcext:value-type="float">
            <text:p>8.533</text:p>
          </table:table-cell>
          <table:table-cell table:style-name="ce2" office:value-type="float" office:value="8.5315" calcext:value-type="float">
            <text:p>8.5315</text:p>
          </table:table-cell>
          <table:table-cell table:formula="of:=AVERAGE([.B34:.D34])" office:value-type="float" office:value="8.53233333333333" calcext:value-type="float">
            <text:p>8.53233333333333</text:p>
          </table:table-cell>
          <table:table-cell table:formula="of:=LN([.A34])" office:value-type="float" office:value="4.97673374242057" calcext:value-type="float">
            <text:p>4.97673374242057</text:p>
          </table:table-cell>
          <table:table-cell table:formula="of:=LN([.E34])" office:value-type="float" office:value="2.14386286845042" calcext:value-type="float">
            <text:p>2.14386286845042</text:p>
          </table:table-cell>
          <table:table-cell table:formula="of:=SQRT(((MAX([.B34:.D34])-MIN([.B34:.D34]))/2)^2+0.00005^2)" office:value-type="float" office:value="0.000751664818918674" calcext:value-type="float">
            <text:p>0.000751664818919</text:p>
          </table:table-cell>
          <table:table-cell/>
          <table:table-cell table:formula="of:=[.F34]" office:value-type="float" office:value="4.97673374242057" calcext:value-type="float">
            <text:p>4.97673374242057</text:p>
          </table:table-cell>
          <table:table-cell table:formula="of:=[.G34]" office:value-type="float" office:value="2.14386286845042" calcext:value-type="float">
            <text:p>2.14386286845042</text:p>
          </table:table-cell>
          <table:table-cell table:formula="of:=0.05/[.A34]" office:value-type="float" office:value="0.000344827586206897" calcext:value-type="float">
            <text:p>0.000344827586207</text:p>
          </table:table-cell>
          <table:table-cell table:formula="of:=[.H34]/[.E34]" office:value-type="float" office:value="0.000088096044722273" calcext:value-type="float">
            <text:p>8.8096044722273E-05</text:p>
          </table:table-cell>
          <table:table-cell table:number-columns-repeated="1011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8.513" calcext:value-type="float">
            <text:p>8.513</text:p>
          </table:table-cell>
          <table:table-cell table:style-name="ce2" office:value-type="float" office:value="8.5155" calcext:value-type="float">
            <text:p>8.5155</text:p>
          </table:table-cell>
          <table:table-cell table:style-name="ce2" office:value-type="float" office:value="8.515" calcext:value-type="float">
            <text:p>8.515</text:p>
          </table:table-cell>
          <table:table-cell table:formula="of:=AVERAGE([.B35:.D35])" office:value-type="float" office:value="8.5145" calcext:value-type="float">
            <text:p>8.5145</text:p>
          </table:table-cell>
          <table:table-cell table:formula="of:=LN([.A35])" office:value-type="float" office:value="5.01063529409626" calcext:value-type="float">
            <text:p>5.01063529409626</text:p>
          </table:table-cell>
          <table:table-cell table:formula="of:=LN([.E35])" office:value-type="float" office:value="2.14177059248452" calcext:value-type="float">
            <text:p>2.14177059248452</text:p>
          </table:table-cell>
          <table:table-cell table:formula="of:=SQRT(((MAX([.B35:.D35])-MIN([.B35:.D35]))/2)^2+0.00005^2)" office:value-type="float" office:value="0.00125099960031943" calcext:value-type="float">
            <text:p>0.001250999600319</text:p>
          </table:table-cell>
          <table:table-cell/>
          <table:table-cell table:formula="of:=[.F35]" office:value-type="float" office:value="5.01063529409626" calcext:value-type="float">
            <text:p>5.01063529409626</text:p>
          </table:table-cell>
          <table:table-cell table:formula="of:=[.G35]" office:value-type="float" office:value="2.14177059248452" calcext:value-type="float">
            <text:p>2.14177059248452</text:p>
          </table:table-cell>
          <table:table-cell table:formula="of:=0.05/[.A35]" office:value-type="float" office:value="0.000333333333333333" calcext:value-type="float">
            <text:p>0.000333333333333</text:p>
          </table:table-cell>
          <table:table-cell table:formula="of:=[.H35]/[.E35]" office:value-type="float" office:value="0.00014692578546238" calcext:value-type="float">
            <text:p>0.000146925785462</text:p>
          </table:table-cell>
          <table:table-cell table:number-columns-repeated="1011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8.493" calcext:value-type="float">
            <text:p>8.493</text:p>
          </table:table-cell>
          <table:table-cell table:style-name="ce2" office:value-type="float" office:value="8.492" calcext:value-type="float">
            <text:p>8.492</text:p>
          </table:table-cell>
          <table:table-cell table:style-name="ce2" office:value-type="float" office:value="8.494" calcext:value-type="float">
            <text:p>8.494</text:p>
          </table:table-cell>
          <table:table-cell table:formula="of:=AVERAGE([.B36:.D36])" office:value-type="float" office:value="8.493" calcext:value-type="float">
            <text:p>8.493</text:p>
          </table:table-cell>
          <table:table-cell table:formula="of:=LN([.A36])" office:value-type="float" office:value="5.04342511691925" calcext:value-type="float">
            <text:p>5.04342511691925</text:p>
          </table:table-cell>
          <table:table-cell table:formula="of:=LN([.E36])" office:value-type="float" office:value="2.13924229479787" calcext:value-type="float">
            <text:p>2.13924229479787</text:p>
          </table:table-cell>
          <table:table-cell table:formula="of:=SQRT(((MAX([.B36:.D36])-MIN([.B36:.D36]))/2)^2+0.00005^2)" office:value-type="float" office:value="0.00100124921972449" calcext:value-type="float">
            <text:p>0.001001249219724</text:p>
          </table:table-cell>
          <table:table-cell/>
          <table:table-cell table:formula="of:=[.F36]" office:value-type="float" office:value="5.04342511691925" calcext:value-type="float">
            <text:p>5.04342511691925</text:p>
          </table:table-cell>
          <table:table-cell table:formula="of:=[.G36]" office:value-type="float" office:value="2.13924229479787" calcext:value-type="float">
            <text:p>2.13924229479787</text:p>
          </table:table-cell>
          <table:table-cell table:formula="of:=0.05/[.A36]" office:value-type="float" office:value="0.00032258064516129" calcext:value-type="float">
            <text:p>0.000322580645161</text:p>
          </table:table-cell>
          <table:table-cell table:formula="of:=[.H36]/[.E36]" office:value-type="float" office:value="0.000117891112648591" calcext:value-type="float">
            <text:p>0.000117891112649</text:p>
          </table:table-cell>
          <table:table-cell table:number-columns-repeated="1011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8.4775" calcext:value-type="float">
            <text:p>8.4775</text:p>
          </table:table-cell>
          <table:table-cell table:style-name="ce2" office:value-type="float" office:value="8.4745" calcext:value-type="float">
            <text:p>8.4745</text:p>
          </table:table-cell>
          <table:table-cell table:style-name="ce2" office:value-type="float" office:value="8.471" calcext:value-type="float">
            <text:p>8.471</text:p>
          </table:table-cell>
          <table:table-cell table:formula="of:=AVERAGE([.B37:.D37])" office:value-type="float" office:value="8.47433333333333" calcext:value-type="float">
            <text:p>8.47433333333333</text:p>
          </table:table-cell>
          <table:table-cell table:formula="of:=LN([.A37])" office:value-type="float" office:value="5.07517381523383" calcext:value-type="float">
            <text:p>5.07517381523383</text:p>
          </table:table-cell>
          <table:table-cell table:formula="of:=LN([.E37])" office:value-type="float" office:value="2.13704198743891" calcext:value-type="float">
            <text:p>2.13704198743891</text:p>
          </table:table-cell>
          <table:table-cell table:formula="of:=SQRT(((MAX([.B37:.D37])-MIN([.B37:.D37]))/2)^2+0.00005^2)" office:value-type="float" office:value="0.00325038459262853" calcext:value-type="float">
            <text:p>0.003250384592629</text:p>
          </table:table-cell>
          <table:table-cell/>
          <table:table-cell table:formula="of:=[.F37]" office:value-type="float" office:value="5.07517381523383" calcext:value-type="float">
            <text:p>5.07517381523383</text:p>
          </table:table-cell>
          <table:table-cell table:formula="of:=[.G37]" office:value-type="float" office:value="2.13704198743891" calcext:value-type="float">
            <text:p>2.13704198743891</text:p>
          </table:table-cell>
          <table:table-cell table:formula="of:=0.05/[.A37]" office:value-type="float" office:value="0.0003125" calcext:value-type="float">
            <text:p>0.0003125</text:p>
          </table:table-cell>
          <table:table-cell table:formula="of:=[.H37]/[.E37]" office:value-type="float" office:value="0.00038355637721298" calcext:value-type="float">
            <text:p>0.000383556377213</text:p>
          </table:table-cell>
          <table:table-cell table:number-columns-repeated="1011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8.46" calcext:value-type="float">
            <text:p>8.46</text:p>
          </table:table-cell>
          <table:table-cell table:style-name="ce2" office:value-type="float" office:value="8.461" calcext:value-type="float">
            <text:p>8.461</text:p>
          </table:table-cell>
          <table:table-cell table:style-name="ce2" office:value-type="float" office:value="8.4585" calcext:value-type="float">
            <text:p>8.4585</text:p>
          </table:table-cell>
          <table:table-cell table:formula="of:=AVERAGE([.B38:.D38])" office:value-type="float" office:value="8.45983333333333" calcext:value-type="float">
            <text:p>8.45983333333333</text:p>
          </table:table-cell>
          <table:table-cell table:formula="of:=LN([.A38])" office:value-type="float" office:value="5.10594547390058" calcext:value-type="float">
            <text:p>5.10594547390058</text:p>
          </table:table-cell>
          <table:table-cell table:formula="of:=LN([.E38])" office:value-type="float" office:value="2.13532947287246" calcext:value-type="float">
            <text:p>2.13532947287246</text:p>
          </table:table-cell>
          <table:table-cell table:formula="of:=SQRT(((MAX([.B38:.D38])-MIN([.B38:.D38]))/2)^2+0.00005^2)" office:value-type="float" office:value="0.00125099960031943" calcext:value-type="float">
            <text:p>0.001250999600319</text:p>
          </table:table-cell>
          <table:table-cell/>
          <table:table-cell table:formula="of:=[.F38]" office:value-type="float" office:value="5.10594547390058" calcext:value-type="float">
            <text:p>5.10594547390058</text:p>
          </table:table-cell>
          <table:table-cell table:formula="of:=[.G38]" office:value-type="float" office:value="2.13532947287246" calcext:value-type="float">
            <text:p>2.13532947287246</text:p>
          </table:table-cell>
          <table:table-cell table:formula="of:=0.05/[.A38]" office:value-type="float" office:value="0.000303030303030303" calcext:value-type="float">
            <text:p>0.00030303030303</text:p>
          </table:table-cell>
          <table:table-cell table:formula="of:=[.H38]/[.E38]" office:value-type="float" office:value="0.000147875206405102" calcext:value-type="float">
            <text:p>0.000147875206405</text:p>
          </table:table-cell>
          <table:table-cell table:number-columns-repeated="1011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8.4625" calcext:value-type="float">
            <text:p>8.4625</text:p>
          </table:table-cell>
          <table:table-cell table:style-name="ce2" office:value-type="float" office:value="8.462" calcext:value-type="float">
            <text:p>8.462</text:p>
          </table:table-cell>
          <table:table-cell table:style-name="ce2" office:value-type="float" office:value="8.4615" calcext:value-type="float">
            <text:p>8.4615</text:p>
          </table:table-cell>
          <table:table-cell table:formula="of:=AVERAGE([.B39:.D39])" office:value-type="float" office:value="8.462" calcext:value-type="float">
            <text:p>8.462</text:p>
          </table:table-cell>
          <table:table-cell table:formula="of:=LN([.A39])" office:value-type="float" office:value="5.13579843705026" calcext:value-type="float">
            <text:p>5.13579843705026</text:p>
          </table:table-cell>
          <table:table-cell table:formula="of:=LN([.E39])" office:value-type="float" office:value="2.13558555229788" calcext:value-type="float">
            <text:p>2.13558555229788</text:p>
          </table:table-cell>
          <table:table-cell table:formula="of:=SQRT(((MAX([.B39:.D39])-MIN([.B39:.D39]))/2)^2+0.00005^2)" office:value-type="float" office:value="0.000502493781056653" calcext:value-type="float">
            <text:p>0.000502493781057</text:p>
          </table:table-cell>
          <table:table-cell/>
          <table:table-cell table:formula="of:=[.F39]" office:value-type="float" office:value="5.13579843705026" calcext:value-type="float">
            <text:p>5.13579843705026</text:p>
          </table:table-cell>
          <table:table-cell table:formula="of:=[.G39]" office:value-type="float" office:value="2.13558555229788" calcext:value-type="float">
            <text:p>2.13558555229788</text:p>
          </table:table-cell>
          <table:table-cell table:formula="of:=0.05/[.A39]" office:value-type="float" office:value="0.000294117647058824" calcext:value-type="float">
            <text:p>0.000294117647059</text:p>
          </table:table-cell>
          <table:table-cell table:formula="of:=[.H39]/[.E39]" office:value-type="float" office:value="0.0000593823896308973" calcext:value-type="float">
            <text:p>5.93823896308973E-05</text:p>
          </table:table-cell>
          <table:table-cell table:number-columns-repeated="1011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8.481" calcext:value-type="float">
            <text:p>8.481</text:p>
          </table:table-cell>
          <table:table-cell table:style-name="ce2" office:value-type="float" office:value="8.4815" calcext:value-type="float">
            <text:p>8.4815</text:p>
          </table:table-cell>
          <table:table-cell table:style-name="ce2" office:value-type="float" office:value="8.4835" calcext:value-type="float">
            <text:p>8.4835</text:p>
          </table:table-cell>
          <table:table-cell table:formula="of:=AVERAGE([.B40:.D40])" office:value-type="float" office:value="8.482" calcext:value-type="float">
            <text:p>8.482</text:p>
          </table:table-cell>
          <table:table-cell table:formula="of:=LN([.A40])" office:value-type="float" office:value="5.16478597392351" calcext:value-type="float">
            <text:p>5.16478597392351</text:p>
          </table:table-cell>
          <table:table-cell table:formula="of:=LN([.E40])" office:value-type="float" office:value="2.1379462710524" calcext:value-type="float">
            <text:p>2.1379462710524</text:p>
          </table:table-cell>
          <table:table-cell table:formula="of:=SQRT(((MAX([.B40:.D40])-MIN([.B40:.D40]))/2)^2+0.00005^2)" office:value-type="float" office:value="0.00125099960031943" calcext:value-type="float">
            <text:p>0.001250999600319</text:p>
          </table:table-cell>
          <table:table-cell/>
          <table:table-cell table:formula="of:=[.F40]" office:value-type="float" office:value="5.16478597392351" calcext:value-type="float">
            <text:p>5.16478597392351</text:p>
          </table:table-cell>
          <table:table-cell table:formula="of:=[.G40]" office:value-type="float" office:value="2.1379462710524" calcext:value-type="float">
            <text:p>2.1379462710524</text:p>
          </table:table-cell>
          <table:table-cell table:formula="of:=0.05/[.A40]" office:value-type="float" office:value="0.000285714285714286" calcext:value-type="float">
            <text:p>0.000285714285714</text:p>
          </table:table-cell>
          <table:table-cell table:formula="of:=[.H40]/[.E40]" office:value-type="float" office:value="0.000147488752690336" calcext:value-type="float">
            <text:p>0.00014748875269</text:p>
          </table:table-cell>
          <table:table-cell table:number-columns-repeated="1011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8.526" calcext:value-type="float">
            <text:p>8.526</text:p>
          </table:table-cell>
          <table:table-cell table:style-name="ce2" office:value-type="float" office:value="8.5305" calcext:value-type="float">
            <text:p>8.5305</text:p>
          </table:table-cell>
          <table:table-cell table:style-name="ce2" office:value-type="float" office:value="8.5285" calcext:value-type="float">
            <text:p>8.5285</text:p>
          </table:table-cell>
          <table:table-cell table:formula="of:=AVERAGE([.B41:.D41])" office:value-type="float" office:value="8.52833333333333" calcext:value-type="float">
            <text:p>8.52833333333333</text:p>
          </table:table-cell>
          <table:table-cell table:formula="of:=LN([.A41])" office:value-type="float" office:value="5.19295685089021" calcext:value-type="float">
            <text:p>5.19295685089021</text:p>
          </table:table-cell>
          <table:table-cell table:formula="of:=LN([.E41])" office:value-type="float" office:value="2.14339395358895" calcext:value-type="float">
            <text:p>2.14339395358895</text:p>
          </table:table-cell>
          <table:table-cell table:formula="of:=SQRT(((MAX([.B41:.D41])-MIN([.B41:.D41]))/2)^2+0.00005^2)" office:value-type="float" office:value="0.00225055548698547" calcext:value-type="float">
            <text:p>0.002250555486985</text:p>
          </table:table-cell>
          <table:table-cell/>
          <table:table-cell table:formula="of:=[.F41]" office:value-type="float" office:value="5.19295685089021" calcext:value-type="float">
            <text:p>5.19295685089021</text:p>
          </table:table-cell>
          <table:table-cell table:formula="of:=[.G41]" office:value-type="float" office:value="2.14339395358895" calcext:value-type="float">
            <text:p>2.14339395358895</text:p>
          </table:table-cell>
          <table:table-cell table:formula="of:=0.05/[.A41]" office:value-type="float" office:value="0.000277777777777778" calcext:value-type="float">
            <text:p>0.000277777777778</text:p>
          </table:table-cell>
          <table:table-cell table:formula="of:=[.H41]/[.E41]" office:value-type="float" office:value="0.000263891595112621" calcext:value-type="float">
            <text:p>0.000263891595113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10 10kHz" table:style-name="ta3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Diode 10</text:p>
          </table:table-cell>
          <table:table-cell/>
          <table:table-cell table:style-name="ce1" office:value-type="string" calcext:value-type="string">
            <text:p>Freq:</text:p>
          </table:table-cell>
          <table:table-cell table:style-name="ce2" office:value-type="string" calcext:value-type="string">
            <text:p>10 kHz</text:p>
          </table:table-cell>
          <table:table-cell table:style-name="ce1"/>
          <table:table-cell table:number-columns-repeated="1019"/>
        </table:table-row>
        <table:table-row table:style-name="ro2">
          <table:table-cell table:number-columns-repeated="9"/>
          <table:table-cell office:value-type="string" calcext:value-type="string">
            <text:p>Root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Voltage (-V)</text:p>
          </table:table-cell>
          <table:table-cell table:style-name="ce1" office:value-type="string" calcext:value-type="string">
            <text:p>C (pF)</text:p>
          </table:table-cell>
          <table:table-cell table:style-name="ce1" table:number-columns-repeated="2"/>
          <table:table-cell table:style-name="ce1" office:value-type="string" calcext:value-type="string">
            <text:p>C Av. (pF)</text:p>
          </table:table-cell>
          <table:table-cell table:style-name="ce1" office:value-type="string" calcext:value-type="string">
            <text:p>ln(V)</text:p>
          </table:table-cell>
          <table:table-cell table:style-name="ce1" office:value-type="string" calcext:value-type="string">
            <text:p>ln( C )</text:p>
          </table:table-cell>
          <table:table-cell table:style-name="ce1" office:value-type="string" calcext:value-type="string">
            <text:p>Err C (pF)</text:p>
          </table:table-cell>
          <table:table-cell/>
          <table:table-cell office:value-type="string" calcext:value-type="string">
            <text:p>ln v</text:p>
          </table:table-cell>
          <table:table-cell office:value-type="string" calcext:value-type="string">
            <text:p>ln c</text:p>
          </table:table-cell>
          <table:table-cell office:value-type="string" calcext:value-type="string">
            <text:p>eln v</text:p>
          </table:table-cell>
          <table:table-cell office:value-type="string" calcext:value-type="string">
            <text:p>eln c</text:p>
          </table:table-cell>
          <table:table-cell table:number-columns-repeated="101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2.436" calcext:value-type="float">
            <text:p>42.436</text:p>
          </table:table-cell>
          <table:table-cell table:style-name="ce2" office:value-type="float" office:value="42.428" calcext:value-type="float">
            <text:p>42.428</text:p>
          </table:table-cell>
          <table:table-cell table:style-name="ce2" office:value-type="float" office:value="42.424" calcext:value-type="float">
            <text:p>42.424</text:p>
          </table:table-cell>
          <table:table-cell table:formula="of:=AVERAGE([.B4:.D4])" office:value-type="float" office:value="42.4293333333333" calcext:value-type="float">
            <text:p>42.4293333333333</text:p>
          </table:table-cell>
          <table:table-cell table:formula="of:=LN([.A4])" office:value-type="float" office:value="0" calcext:value-type="float">
            <text:p>0</text:p>
          </table:table-cell>
          <table:table-cell table:formula="of:=LN([.E4])" office:value-type="float" office:value="3.74783994693745" calcext:value-type="float">
            <text:p>3.74783994693745</text:p>
          </table:table-cell>
          <table:table-cell table:formula="of:=SQRT(((MAX([.B4:.D4])-MIN([.B4:.D4]))/2)^2+0.0005^2)" office:value-type="float" office:value="0.00602079728939637" calcext:value-type="float">
            <text:p>0.006020797289396</text:p>
          </table:table-cell>
          <table:table-cell/>
          <table:table-cell table:formula="of:=[.F4]" office:value-type="float" office:value="0" calcext:value-type="float">
            <text:p>0</text:p>
          </table:table-cell>
          <table:table-cell table:formula="of:=[.G4]" office:value-type="float" office:value="3.74783994693745" calcext:value-type="float">
            <text:p>3.74783994693745</text:p>
          </table:table-cell>
          <table:table-cell table:formula="of:=0.05/[.A4]" office:value-type="float" office:value="0.05" calcext:value-type="float">
            <text:p>0.05</text:p>
          </table:table-cell>
          <table:table-cell table:formula="of:=[.H4]/[.E4]" office:value-type="float" office:value="0.000141901765038253" calcext:value-type="float">
            <text:p>0.000141901765038</text:p>
          </table:table-cell>
          <table:table-cell table:number-columns-repeated="101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25.106" calcext:value-type="float">
            <text:p>25.106</text:p>
          </table:table-cell>
          <table:table-cell table:style-name="ce2" office:value-type="float" office:value="25.112" calcext:value-type="float">
            <text:p>25.112</text:p>
          </table:table-cell>
          <table:table-cell table:style-name="ce2" office:value-type="float" office:value="25.116" calcext:value-type="float">
            <text:p>25.116</text:p>
          </table:table-cell>
          <table:table-cell table:formula="of:=AVERAGE([.B5:.D5])" office:value-type="float" office:value="25.1113333333333" calcext:value-type="float">
            <text:p>25.1113333333333</text:p>
          </table:table-cell>
          <table:table-cell table:formula="of:=LN([.A5])" office:value-type="float" office:value="1.09861228866811" calcext:value-type="float">
            <text:p>1.09861228866811</text:p>
          </table:table-cell>
          <table:table-cell table:formula="of:=LN([.E5])" office:value-type="float" office:value="3.22331927145443" calcext:value-type="float">
            <text:p>3.22331927145443</text:p>
          </table:table-cell>
          <table:table-cell table:formula="of:=SQRT(((MAX([.B5:.D5])-MIN([.B5:.D5]))/2)^2+0.0005^2)" office:value-type="float" office:value="0.00502493781055946" calcext:value-type="float">
            <text:p>0.005024937810559</text:p>
          </table:table-cell>
          <table:table-cell/>
          <table:table-cell table:formula="of:=[.F5]" office:value-type="float" office:value="1.09861228866811" calcext:value-type="float">
            <text:p>1.09861228866811</text:p>
          </table:table-cell>
          <table:table-cell table:formula="of:=[.G5]" office:value-type="float" office:value="3.22331927145443" calcext:value-type="float">
            <text:p>3.22331927145443</text:p>
          </table:table-cell>
          <table:table-cell table:formula="of:=0.05/[.A5]" office:value-type="float" office:value="0.0166666666666667" calcext:value-type="float">
            <text:p>0.016666666666667</text:p>
          </table:table-cell>
          <table:table-cell table:formula="of:=[.H5]/[.E5]" office:value-type="float" office:value="0.000200106372045535" calcext:value-type="float">
            <text:p>0.000200106372046</text:p>
          </table:table-cell>
          <table:table-cell/>
          <table:table-cell>
            <draw:frame table:end-cell-address="'D10 10kHz'.AA32" table:end-x="14.51pt" table:end-y="5.22pt" draw:z-index="0" draw:name="Chart 1" draw:style-name="gr1" draw:text-style-name="P1" svg:width="587.57pt" svg:height="406.83pt" svg:x="5.36pt" svg:y="7pt">
              <loext:p draw:notify-on-update-of-ranges="'D10 10kHz'.G1:'D10 10kHz'.G2 'D10 10kHz'.G4:'D10 10kHz'.G41 'D10 10kHz'.F4:'D10 10kHz'.F41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09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0.977" calcext:value-type="float">
            <text:p>20.977</text:p>
          </table:table-cell>
          <table:table-cell table:style-name="ce2" office:value-type="float" office:value="20.993" calcext:value-type="float">
            <text:p>20.993</text:p>
          </table:table-cell>
          <table:table-cell table:style-name="ce2" office:value-type="float" office:value="20.994" calcext:value-type="float">
            <text:p>20.994</text:p>
          </table:table-cell>
          <table:table-cell table:formula="of:=AVERAGE([.B6:.D6])" office:value-type="float" office:value="20.988" calcext:value-type="float">
            <text:p>20.988</text:p>
          </table:table-cell>
          <table:table-cell table:formula="of:=LN([.A6])" office:value-type="float" office:value="1.6094379124341" calcext:value-type="float">
            <text:p>1.6094379124341</text:p>
          </table:table-cell>
          <table:table-cell table:formula="of:=LN([.E6])" office:value-type="float" office:value="3.04395084582447" calcext:value-type="float">
            <text:p>3.04395084582447</text:p>
          </table:table-cell>
          <table:table-cell table:formula="of:=SQRT(((MAX([.B6:.D6])-MIN([.B6:.D6]))/2)^2+0.0005^2)" office:value-type="float" office:value="0.00851469318296293" calcext:value-type="float">
            <text:p>0.008514693182963</text:p>
          </table:table-cell>
          <table:table-cell/>
          <table:table-cell table:formula="of:=[.F6]" office:value-type="float" office:value="1.6094379124341" calcext:value-type="float">
            <text:p>1.6094379124341</text:p>
          </table:table-cell>
          <table:table-cell table:formula="of:=[.G6]" office:value-type="float" office:value="3.04395084582447" calcext:value-type="float">
            <text:p>3.04395084582447</text:p>
          </table:table-cell>
          <table:table-cell table:formula="of:=0.05/[.A6]" office:value-type="float" office:value="0.01" calcext:value-type="float">
            <text:p>0.01</text:p>
          </table:table-cell>
          <table:table-cell table:formula="of:=[.H6]/[.E6]" office:value-type="float" office:value="0.000405693404943917" calcext:value-type="float">
            <text:p>0.000405693404944</text:p>
          </table:table-cell>
          <table:table-cell table:number-columns-repeated="1011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16.9" calcext:value-type="float">
            <text:p>16.9</text:p>
          </table:table-cell>
          <table:table-cell table:style-name="ce2" office:value-type="float" office:value="16.906" calcext:value-type="float">
            <text:p>16.906</text:p>
          </table:table-cell>
          <table:table-cell table:formula="of:=AVERAGE([.B7:.D7])" office:value-type="float" office:value="16.902" calcext:value-type="float">
            <text:p>16.902</text:p>
          </table:table-cell>
          <table:table-cell table:formula="of:=LN([.A7])" office:value-type="float" office:value="2.30258509299405" calcext:value-type="float">
            <text:p>2.30258509299405</text:p>
          </table:table-cell>
          <table:table-cell table:formula="of:=LN([.E7])" office:value-type="float" office:value="2.82743195812229" calcext:value-type="float">
            <text:p>2.82743195812229</text:p>
          </table:table-cell>
          <table:table-cell table:formula="of:=SQRT(((MAX([.B7:.D7])-MIN([.B7:.D7]))/2)^2+0.0005^2)" office:value-type="float" office:value="0.00304138126514922" calcext:value-type="float">
            <text:p>0.003041381265149</text:p>
          </table:table-cell>
          <table:table-cell/>
          <table:table-cell table:formula="of:=[.F7]" office:value-type="float" office:value="2.30258509299405" calcext:value-type="float">
            <text:p>2.30258509299405</text:p>
          </table:table-cell>
          <table:table-cell table:formula="of:=[.G7]" office:value-type="float" office:value="2.82743195812229" calcext:value-type="float">
            <text:p>2.82743195812229</text:p>
          </table:table-cell>
          <table:table-cell table:formula="of:=0.05/[.A7]" office:value-type="float" office:value="0.005" calcext:value-type="float">
            <text:p>0.005</text:p>
          </table:table-cell>
          <table:table-cell table:formula="of:=[.H7]/[.E7]" office:value-type="float" office:value="0.000179942093548055" calcext:value-type="float">
            <text:p>0.000179942093548</text:p>
          </table:table-cell>
          <table:table-cell table:number-columns-repeated="1011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4.959" calcext:value-type="float">
            <text:p>14.959</text:p>
          </table:table-cell>
          <table:table-cell table:style-name="ce2" office:value-type="float" office:value="14.964" calcext:value-type="float">
            <text:p>14.964</text:p>
          </table:table-cell>
          <table:table-cell table:style-name="ce2" office:value-type="float" office:value="14.969" calcext:value-type="float">
            <text:p>14.969</text:p>
          </table:table-cell>
          <table:table-cell table:formula="of:=AVERAGE([.B8:.D8])" office:value-type="float" office:value="14.964" calcext:value-type="float">
            <text:p>14.964</text:p>
          </table:table-cell>
          <table:table-cell table:formula="of:=LN([.A8])" office:value-type="float" office:value="2.70805020110221" calcext:value-type="float">
            <text:p>2.70805020110221</text:p>
          </table:table-cell>
          <table:table-cell table:formula="of:=LN([.E8])" office:value-type="float" office:value="2.7056473164859" calcext:value-type="float">
            <text:p>2.7056473164859</text:p>
          </table:table-cell>
          <table:table-cell table:formula="of:=SQRT(((MAX([.B8:.D8])-MIN([.B8:.D8]))/2)^2+0.0005^2)" office:value-type="float" office:value="0.00502493781056034" calcext:value-type="float">
            <text:p>0.00502493781056</text:p>
          </table:table-cell>
          <table:table-cell/>
          <table:table-cell table:formula="of:=[.F8]" office:value-type="float" office:value="2.70805020110221" calcext:value-type="float">
            <text:p>2.70805020110221</text:p>
          </table:table-cell>
          <table:table-cell table:formula="of:=[.G8]" office:value-type="float" office:value="2.7056473164859" calcext:value-type="float">
            <text:p>2.7056473164859</text:p>
          </table:table-cell>
          <table:table-cell table:formula="of:=0.05/[.A8]" office:value-type="float" office:value="0.00333333333333333" calcext:value-type="float">
            <text:p>0.003333333333333</text:p>
          </table:table-cell>
          <table:table-cell table:formula="of:=[.H8]/[.E8]" office:value-type="float" office:value="0.000335801778305289" calcext:value-type="float">
            <text:p>0.000335801778305</text:p>
          </table:table-cell>
          <table:table-cell table:number-columns-repeated="1011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3.747" calcext:value-type="float">
            <text:p>13.747</text:p>
          </table:table-cell>
          <table:table-cell table:style-name="ce2" office:value-type="float" office:value="13.751" calcext:value-type="float">
            <text:p>13.751</text:p>
          </table:table-cell>
          <table:table-cell table:style-name="ce2" office:value-type="float" office:value="13.752" calcext:value-type="float">
            <text:p>13.752</text:p>
          </table:table-cell>
          <table:table-cell table:formula="of:=AVERAGE([.B9:.D9])" office:value-type="float" office:value="13.75" calcext:value-type="float">
            <text:p>13.75</text:p>
          </table:table-cell>
          <table:table-cell table:formula="of:=LN([.A9])" office:value-type="float" office:value="2.99573227355399" calcext:value-type="float">
            <text:p>2.99573227355399</text:p>
          </table:table-cell>
          <table:table-cell table:formula="of:=LN([.E9])" office:value-type="float" office:value="2.62103882411258" calcext:value-type="float">
            <text:p>2.62103882411258</text:p>
          </table:table-cell>
          <table:table-cell table:formula="of:=SQRT(((MAX([.B9:.D9])-MIN([.B9:.D9]))/2)^2+0.0005^2)" office:value-type="float" office:value="0.00254950975679678" calcext:value-type="float">
            <text:p>0.002549509756797</text:p>
          </table:table-cell>
          <table:table-cell/>
          <table:table-cell table:formula="of:=[.F9]" office:value-type="float" office:value="2.99573227355399" calcext:value-type="float">
            <text:p>2.99573227355399</text:p>
          </table:table-cell>
          <table:table-cell table:formula="of:=[.G9]" office:value-type="float" office:value="2.62103882411258" calcext:value-type="float">
            <text:p>2.62103882411258</text:p>
          </table:table-cell>
          <table:table-cell table:formula="of:=0.05/[.A9]" office:value-type="float" office:value="0.0025" calcext:value-type="float">
            <text:p>0.0025</text:p>
          </table:table-cell>
          <table:table-cell table:formula="of:=[.H9]/[.E9]" office:value-type="float" office:value="0.000185418891403402" calcext:value-type="float">
            <text:p>0.000185418891403</text:p>
          </table:table-cell>
          <table:table-cell table:number-columns-repeated="1011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2.931" calcext:value-type="float">
            <text:p>12.931</text:p>
          </table:table-cell>
          <table:table-cell table:style-name="ce2" office:value-type="float" office:value="12.935" calcext:value-type="float">
            <text:p>12.935</text:p>
          </table:table-cell>
          <table:table-cell table:style-name="ce2" office:value-type="float" office:value="12.937" calcext:value-type="float">
            <text:p>12.937</text:p>
          </table:table-cell>
          <table:table-cell table:formula="of:=AVERAGE([.B10:.D10])" office:value-type="float" office:value="12.9343333333333" calcext:value-type="float">
            <text:p>12.9343333333333</text:p>
          </table:table-cell>
          <table:table-cell table:formula="of:=LN([.A10])" office:value-type="float" office:value="3.2188758248682" calcext:value-type="float">
            <text:p>3.2188758248682</text:p>
          </table:table-cell>
          <table:table-cell table:formula="of:=LN([.E10])" office:value-type="float" office:value="2.55988527455974" calcext:value-type="float">
            <text:p>2.55988527455974</text:p>
          </table:table-cell>
          <table:table-cell table:formula="of:=SQRT(((MAX([.B10:.D10])-MIN([.B10:.D10]))/2)^2+0.0005^2)" office:value-type="float" office:value="0.00304138126514922" calcext:value-type="float">
            <text:p>0.003041381265149</text:p>
          </table:table-cell>
          <table:table-cell/>
          <table:table-cell table:formula="of:=[.F10]" office:value-type="float" office:value="3.2188758248682" calcext:value-type="float">
            <text:p>3.2188758248682</text:p>
          </table:table-cell>
          <table:table-cell table:formula="of:=[.G10]" office:value-type="float" office:value="2.55988527455974" calcext:value-type="float">
            <text:p>2.55988527455974</text:p>
          </table:table-cell>
          <table:table-cell table:formula="of:=0.05/[.A10]" office:value-type="float" office:value="0.002" calcext:value-type="float">
            <text:p>0.002</text:p>
          </table:table-cell>
          <table:table-cell table:formula="of:=[.H10]/[.E10]" office:value-type="float" office:value="0.000235140164302958" calcext:value-type="float">
            <text:p>0.000235140164303</text:p>
          </table:table-cell>
          <table:table-cell table:number-columns-repeated="1011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2.355" calcext:value-type="float">
            <text:p>12.355</text:p>
          </table:table-cell>
          <table:table-cell table:style-name="ce2" office:value-type="float" office:value="12.335" calcext:value-type="float">
            <text:p>12.335</text:p>
          </table:table-cell>
          <table:table-cell table:style-name="ce2" office:value-type="float" office:value="12.361" calcext:value-type="float">
            <text:p>12.361</text:p>
          </table:table-cell>
          <table:table-cell table:formula="of:=AVERAGE([.B11:.D11])" office:value-type="float" office:value="12.3503333333333" calcext:value-type="float">
            <text:p>12.3503333333333</text:p>
          </table:table-cell>
          <table:table-cell table:formula="of:=LN([.A11])" office:value-type="float" office:value="3.40119738166216" calcext:value-type="float">
            <text:p>3.40119738166216</text:p>
          </table:table-cell>
          <table:table-cell table:formula="of:=LN([.E11])" office:value-type="float" office:value="2.51368305326305" calcext:value-type="float">
            <text:p>2.51368305326305</text:p>
          </table:table-cell>
          <table:table-cell table:formula="of:=SQRT(((MAX([.B11:.D11])-MIN([.B11:.D11]))/2)^2+0.0005^2)" office:value-type="float" office:value="0.0130096118312576" calcext:value-type="float">
            <text:p>0.013009611831258</text:p>
          </table:table-cell>
          <table:table-cell/>
          <table:table-cell table:formula="of:=[.F11]" office:value-type="float" office:value="3.40119738166216" calcext:value-type="float">
            <text:p>3.40119738166216</text:p>
          </table:table-cell>
          <table:table-cell table:formula="of:=[.G11]" office:value-type="float" office:value="2.51368305326305" calcext:value-type="float">
            <text:p>2.51368305326305</text:p>
          </table:table-cell>
          <table:table-cell table:formula="of:=0.05/[.A11]" office:value-type="float" office:value="0.00166666666666667" calcext:value-type="float">
            <text:p>0.001666666666667</text:p>
          </table:table-cell>
          <table:table-cell table:formula="of:=[.H11]/[.E11]" office:value-type="float" office:value="0.00105338143353142" calcext:value-type="float">
            <text:p>0.001053381433531</text:p>
          </table:table-cell>
          <table:table-cell table:number-columns-repeated="1011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3" office:value-type="float" office:value="11.904" calcext:value-type="float">
            <text:p>11.904</text:p>
          </table:table-cell>
          <table:table-cell table:style-name="ce2" office:value-type="float" office:value="11.861" calcext:value-type="float">
            <text:p>11.861</text:p>
          </table:table-cell>
          <table:table-cell table:style-name="ce2" office:value-type="float" office:value="11.86" calcext:value-type="float">
            <text:p>11.86</text:p>
          </table:table-cell>
          <table:table-cell table:formula="of:=AVERAGE([.B12:.D12])" office:value-type="float" office:value="11.875" calcext:value-type="float">
            <text:p>11.875</text:p>
          </table:table-cell>
          <table:table-cell table:formula="of:=LN([.A12])" office:value-type="float" office:value="3.55534806148941" calcext:value-type="float">
            <text:p>3.55534806148941</text:p>
          </table:table-cell>
          <table:table-cell table:formula="of:=LN([.E12])" office:value-type="float" office:value="2.4744353499207" calcext:value-type="float">
            <text:p>2.4744353499207</text:p>
          </table:table-cell>
          <table:table-cell table:formula="of:=SQRT(((MAX([.B12:.D12])-MIN([.B12:.D12]))/2)^2+0.0005^2)" office:value-type="float" office:value="0.0220056810846656" calcext:value-type="float">
            <text:p>0.022005681084666</text:p>
          </table:table-cell>
          <table:table-cell/>
          <table:table-cell table:formula="of:=[.F12]" office:value-type="float" office:value="3.55534806148941" calcext:value-type="float">
            <text:p>3.55534806148941</text:p>
          </table:table-cell>
          <table:table-cell table:formula="of:=[.G12]" office:value-type="float" office:value="2.4744353499207" calcext:value-type="float">
            <text:p>2.4744353499207</text:p>
          </table:table-cell>
          <table:table-cell table:formula="of:=0.05/[.A12]" office:value-type="float" office:value="0.00142857142857143" calcext:value-type="float">
            <text:p>0.001428571428571</text:p>
          </table:table-cell>
          <table:table-cell table:formula="of:=[.H12]/[.E12]" office:value-type="float" office:value="0.00185310998607711" calcext:value-type="float">
            <text:p>0.001853109986077</text:p>
          </table:table-cell>
          <table:table-cell table:number-columns-repeated="1011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1.476" calcext:value-type="float">
            <text:p>11.476</text:p>
          </table:table-cell>
          <table:table-cell table:style-name="ce2" office:value-type="float" office:value="11.465" calcext:value-type="float">
            <text:p>11.465</text:p>
          </table:table-cell>
          <table:table-cell table:style-name="ce2" office:value-type="float" office:value="11.524" calcext:value-type="float">
            <text:p>11.524</text:p>
          </table:table-cell>
          <table:table-cell table:formula="of:=AVERAGE([.B13:.D13])" office:value-type="float" office:value="11.4883333333333" calcext:value-type="float">
            <text:p>11.4883333333333</text:p>
          </table:table-cell>
          <table:table-cell table:formula="of:=LN([.A13])" office:value-type="float" office:value="3.68887945411394" calcext:value-type="float">
            <text:p>3.68887945411394</text:p>
          </table:table-cell>
          <table:table-cell table:formula="of:=LN([.E13])" office:value-type="float" office:value="2.44133202766951" calcext:value-type="float">
            <text:p>2.44133202766951</text:p>
          </table:table-cell>
          <table:table-cell table:formula="of:=SQRT(((MAX([.B13:.D13])-MIN([.B13:.D13]))/2)^2+0.0005^2)" office:value-type="float" office:value="0.0295042369838635" calcext:value-type="float">
            <text:p>0.029504236983864</text:p>
          </table:table-cell>
          <table:table-cell/>
          <table:table-cell table:formula="of:=[.F13]" office:value-type="float" office:value="3.68887945411394" calcext:value-type="float">
            <text:p>3.68887945411394</text:p>
          </table:table-cell>
          <table:table-cell table:formula="of:=[.G13]" office:value-type="float" office:value="2.44133202766951" calcext:value-type="float">
            <text:p>2.44133202766951</text:p>
          </table:table-cell>
          <table:table-cell table:formula="of:=0.05/[.A13]" office:value-type="float" office:value="0.00125" calcext:value-type="float">
            <text:p>0.00125</text:p>
          </table:table-cell>
          <table:table-cell table:formula="of:=[.H13]/[.E13]" office:value-type="float" office:value="0.00256819123608271" calcext:value-type="float">
            <text:p>0.002568191236083</text:p>
          </table:table-cell>
          <table:table-cell table:number-columns-repeated="1011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1.226" calcext:value-type="float">
            <text:p>11.226</text:p>
          </table:table-cell>
          <table:table-cell table:style-name="ce2" office:value-type="float" office:value="11.198" calcext:value-type="float">
            <text:p>11.198</text:p>
          </table:table-cell>
          <table:table-cell table:style-name="ce2" office:value-type="float" office:value="11.212" calcext:value-type="float">
            <text:p>11.212</text:p>
          </table:table-cell>
          <table:table-cell table:formula="of:=AVERAGE([.B14:.D14])" office:value-type="float" office:value="11.212" calcext:value-type="float">
            <text:p>11.212</text:p>
          </table:table-cell>
          <table:table-cell table:formula="of:=LN([.A14])" office:value-type="float" office:value="3.80666248977032" calcext:value-type="float">
            <text:p>3.80666248977032</text:p>
          </table:table-cell>
          <table:table-cell table:formula="of:=LN([.E14])" office:value-type="float" office:value="2.41698463330254" calcext:value-type="float">
            <text:p>2.41698463330254</text:p>
          </table:table-cell>
          <table:table-cell table:formula="of:=SQRT(((MAX([.B14:.D14])-MIN([.B14:.D14]))/2)^2+0.0005^2)" office:value-type="float" office:value="0.0140089257261221" calcext:value-type="float">
            <text:p>0.014008925726122</text:p>
          </table:table-cell>
          <table:table-cell/>
          <table:table-cell table:formula="of:=[.F14]" office:value-type="float" office:value="3.80666248977032" calcext:value-type="float">
            <text:p>3.80666248977032</text:p>
          </table:table-cell>
          <table:table-cell table:formula="of:=[.G14]" office:value-type="float" office:value="2.41698463330254" calcext:value-type="float">
            <text:p>2.41698463330254</text:p>
          </table:table-cell>
          <table:table-cell table:formula="of:=0.05/[.A14]" office:value-type="float" office:value="0.00111111111111111" calcext:value-type="float">
            <text:p>0.001111111111111</text:p>
          </table:table-cell>
          <table:table-cell table:formula="of:=[.H14]/[.E14]" office:value-type="float" office:value="0.001249458234581" calcext:value-type="float">
            <text:p>0.001249458234581</text:p>
          </table:table-cell>
          <table:table-cell table:number-columns-repeated="1011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.914" calcext:value-type="float">
            <text:p>10.914</text:p>
          </table:table-cell>
          <table:table-cell table:style-name="ce2" office:value-type="float" office:value="10.912" calcext:value-type="float">
            <text:p>10.912</text:p>
          </table:table-cell>
          <table:table-cell table:style-name="ce2" office:value-type="float" office:value="10.907" calcext:value-type="float">
            <text:p>10.907</text:p>
          </table:table-cell>
          <table:table-cell table:formula="of:=AVERAGE([.B15:.D15])" office:value-type="float" office:value="10.911" calcext:value-type="float">
            <text:p>10.911</text:p>
          </table:table-cell>
          <table:table-cell table:formula="of:=LN([.A15])" office:value-type="float" office:value="3.91202300542815" calcext:value-type="float">
            <text:p>3.91202300542815</text:p>
          </table:table-cell>
          <table:table-cell table:formula="of:=LN([.E15])" office:value-type="float" office:value="2.38977145467296" calcext:value-type="float">
            <text:p>2.38977145467296</text:p>
          </table:table-cell>
          <table:table-cell table:formula="of:=SQRT(((MAX([.B15:.D15])-MIN([.B15:.D15]))/2)^2+0.0005^2)" office:value-type="float" office:value="0.00353553390593258" calcext:value-type="float">
            <text:p>0.003535533905933</text:p>
          </table:table-cell>
          <table:table-cell/>
          <table:table-cell table:formula="of:=[.F15]" office:value-type="float" office:value="3.91202300542815" calcext:value-type="float">
            <text:p>3.91202300542815</text:p>
          </table:table-cell>
          <table:table-cell table:formula="of:=[.G15]" office:value-type="float" office:value="2.38977145467296" calcext:value-type="float">
            <text:p>2.38977145467296</text:p>
          </table:table-cell>
          <table:table-cell table:formula="of:=0.05/[.A15]" office:value-type="float" office:value="0.001" calcext:value-type="float">
            <text:p>0.001</text:p>
          </table:table-cell>
          <table:table-cell table:formula="of:=[.H15]/[.E15]" office:value-type="float" office:value="0.00032403390211095" calcext:value-type="float">
            <text:p>0.000324033902111</text:p>
          </table:table-cell>
          <table:table-cell table:number-columns-repeated="1011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0.747" calcext:value-type="float">
            <text:p>10.747</text:p>
          </table:table-cell>
          <table:table-cell table:style-name="ce2" office:value-type="float" office:value="10.732" calcext:value-type="float">
            <text:p>10.732</text:p>
          </table:table-cell>
          <table:table-cell table:style-name="ce2" office:value-type="float" office:value="10.731" calcext:value-type="float">
            <text:p>10.731</text:p>
          </table:table-cell>
          <table:table-cell table:formula="of:=AVERAGE([.B16:.D16])" office:value-type="float" office:value="10.7366666666667" calcext:value-type="float">
            <text:p>10.7366666666667</text:p>
          </table:table-cell>
          <table:table-cell table:formula="of:=LN([.A16])" office:value-type="float" office:value="4.00733318523247" calcext:value-type="float">
            <text:p>4.00733318523247</text:p>
          </table:table-cell>
          <table:table-cell table:formula="of:=LN([.E16])" office:value-type="float" office:value="2.373664674675" calcext:value-type="float">
            <text:p>2.373664674675</text:p>
          </table:table-cell>
          <table:table-cell table:formula="of:=SQRT(((MAX([.B16:.D16])-MIN([.B16:.D16]))/2)^2+0.0005^2)" office:value-type="float" office:value="0.00801560977094071" calcext:value-type="float">
            <text:p>0.008015609770941</text:p>
          </table:table-cell>
          <table:table-cell/>
          <table:table-cell table:formula="of:=[.F16]" office:value-type="float" office:value="4.00733318523247" calcext:value-type="float">
            <text:p>4.00733318523247</text:p>
          </table:table-cell>
          <table:table-cell table:formula="of:=[.G16]" office:value-type="float" office:value="2.373664674675" calcext:value-type="float">
            <text:p>2.373664674675</text:p>
          </table:table-cell>
          <table:table-cell table:formula="of:=0.05/[.A16]" office:value-type="float" office:value="0.000909090909090909" calcext:value-type="float">
            <text:p>0.000909090909091</text:p>
          </table:table-cell>
          <table:table-cell table:formula="of:=[.H16]/[.E16]" office:value-type="float" office:value="0.00074656408919038" calcext:value-type="float">
            <text:p>0.00074656408919</text:p>
          </table:table-cell>
          <table:table-cell table:number-columns-repeated="1011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0.606" calcext:value-type="float">
            <text:p>10.606</text:p>
          </table:table-cell>
          <table:table-cell table:number-columns-repeated="2" table:style-name="ce2" office:value-type="float" office:value="10.609" calcext:value-type="float">
            <text:p>10.609</text:p>
          </table:table-cell>
          <table:table-cell table:formula="of:=AVERAGE([.B17:.D17])" office:value-type="float" office:value="10.608" calcext:value-type="float">
            <text:p>10.608</text:p>
          </table:table-cell>
          <table:table-cell table:formula="of:=LN([.A17])" office:value-type="float" office:value="4.0943445622221" calcext:value-type="float">
            <text:p>4.0943445622221</text:p>
          </table:table-cell>
          <table:table-cell table:formula="of:=LN([.E17])" office:value-type="float" office:value="2.36160843344351" calcext:value-type="float">
            <text:p>2.36160843344351</text:p>
          </table:table-cell>
          <table:table-cell table:formula="of:=SQRT(((MAX([.B17:.D17])-MIN([.B17:.D17]))/2)^2+0.0005^2)" office:value-type="float" office:value="0.00158113883008424" calcext:value-type="float">
            <text:p>0.001581138830084</text:p>
          </table:table-cell>
          <table:table-cell/>
          <table:table-cell table:formula="of:=[.F17]" office:value-type="float" office:value="4.0943445622221" calcext:value-type="float">
            <text:p>4.0943445622221</text:p>
          </table:table-cell>
          <table:table-cell table:formula="of:=[.G17]" office:value-type="float" office:value="2.36160843344351" calcext:value-type="float">
            <text:p>2.36160843344351</text:p>
          </table:table-cell>
          <table:table-cell table:formula="of:=0.05/[.A17]" office:value-type="float" office:value="0.000833333333333333" calcext:value-type="float">
            <text:p>0.000833333333333</text:p>
          </table:table-cell>
          <table:table-cell table:formula="of:=[.H17]/[.E17]" office:value-type="float" office:value="0.000149051548839012" calcext:value-type="float">
            <text:p>0.000149051548839</text:p>
          </table:table-cell>
          <table:table-cell table:number-columns-repeated="1011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0.529" calcext:value-type="float">
            <text:p>10.529</text:p>
          </table:table-cell>
          <table:table-cell table:style-name="ce2" office:value-type="float" office:value="10.527" calcext:value-type="float">
            <text:p>10.527</text:p>
          </table:table-cell>
          <table:table-cell table:style-name="ce2" office:value-type="float" office:value="10.513" calcext:value-type="float">
            <text:p>10.513</text:p>
          </table:table-cell>
          <table:table-cell table:formula="of:=AVERAGE([.B18:.D18])" office:value-type="float" office:value="10.523" calcext:value-type="float">
            <text:p>10.523</text:p>
          </table:table-cell>
          <table:table-cell table:formula="of:=LN([.A18])" office:value-type="float" office:value="4.17438726989564" calcext:value-type="float">
            <text:p>4.17438726989564</text:p>
          </table:table-cell>
          <table:table-cell table:formula="of:=LN([.E18])" office:value-type="float" office:value="2.35356333775867" calcext:value-type="float">
            <text:p>2.35356333775867</text:p>
          </table:table-cell>
          <table:table-cell table:formula="of:=SQRT(((MAX([.B18:.D18])-MIN([.B18:.D18]))/2)^2+0.0005^2)" office:value-type="float" office:value="0.00801560977094071" calcext:value-type="float">
            <text:p>0.008015609770941</text:p>
          </table:table-cell>
          <table:table-cell/>
          <table:table-cell table:formula="of:=[.F18]" office:value-type="float" office:value="4.17438726989564" calcext:value-type="float">
            <text:p>4.17438726989564</text:p>
          </table:table-cell>
          <table:table-cell table:formula="of:=[.G18]" office:value-type="float" office:value="2.35356333775867" calcext:value-type="float">
            <text:p>2.35356333775867</text:p>
          </table:table-cell>
          <table:table-cell table:formula="of:=0.05/[.A18]" office:value-type="float" office:value="0.000769230769230769" calcext:value-type="float">
            <text:p>0.000769230769231</text:p>
          </table:table-cell>
          <table:table-cell table:formula="of:=[.H18]/[.E18]" office:value-type="float" office:value="0.000761722870943714" calcext:value-type="float">
            <text:p>0.000761722870944</text:p>
          </table:table-cell>
          <table:table-cell table:number-columns-repeated="1011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float" office:value="10.45" calcext:value-type="float">
            <text:p>10.45</text:p>
          </table:table-cell>
          <table:table-cell table:style-name="ce2" office:value-type="float" office:value="10.462" calcext:value-type="float">
            <text:p>10.462</text:p>
          </table:table-cell>
          <table:table-cell table:style-name="ce2" office:value-type="float" office:value="10.46" calcext:value-type="float">
            <text:p>10.46</text:p>
          </table:table-cell>
          <table:table-cell table:formula="of:=AVERAGE([.B19:.D19])" office:value-type="float" office:value="10.4573333333333" calcext:value-type="float">
            <text:p>10.4573333333333</text:p>
          </table:table-cell>
          <table:table-cell table:formula="of:=LN([.A19])" office:value-type="float" office:value="4.24849524204936" calcext:value-type="float">
            <text:p>4.24849524204936</text:p>
          </table:table-cell>
          <table:table-cell table:formula="of:=LN([.E19])" office:value-type="float" office:value="2.34730348668231" calcext:value-type="float">
            <text:p>2.34730348668231</text:p>
          </table:table-cell>
          <table:table-cell table:formula="of:=SQRT(((MAX([.B19:.D19])-MIN([.B19:.D19]))/2)^2+0.0005^2)" office:value-type="float" office:value="0.00602079728939637" calcext:value-type="float">
            <text:p>0.006020797289396</text:p>
          </table:table-cell>
          <table:table-cell/>
          <table:table-cell table:formula="of:=[.F19]" office:value-type="float" office:value="4.24849524204936" calcext:value-type="float">
            <text:p>4.24849524204936</text:p>
          </table:table-cell>
          <table:table-cell table:formula="of:=[.G19]" office:value-type="float" office:value="2.34730348668231" calcext:value-type="float">
            <text:p>2.34730348668231</text:p>
          </table:table-cell>
          <table:table-cell table:formula="of:=0.05/[.A19]" office:value-type="float" office:value="0.000714285714285714" calcext:value-type="float">
            <text:p>0.000714285714286</text:p>
          </table:table-cell>
          <table:table-cell table:formula="of:=[.H19]/[.E19]" office:value-type="float" office:value="0.000575748816402815" calcext:value-type="float">
            <text:p>0.000575748816403</text:p>
          </table:table-cell>
          <table:table-cell table:number-columns-repeated="1011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number-columns-repeated="2" table:style-name="ce2" office:value-type="float" office:value="10.415" calcext:value-type="float">
            <text:p>10.415</text:p>
          </table:table-cell>
          <table:table-cell table:style-name="ce2" office:value-type="float" office:value="10.413" calcext:value-type="float">
            <text:p>10.413</text:p>
          </table:table-cell>
          <table:table-cell table:formula="of:=AVERAGE([.B20:.D20])" office:value-type="float" office:value="10.4143333333333" calcext:value-type="float">
            <text:p>10.4143333333333</text:p>
          </table:table-cell>
          <table:table-cell table:formula="of:=LN([.A20])" office:value-type="float" office:value="4.31748811353631" calcext:value-type="float">
            <text:p>4.31748811353631</text:p>
          </table:table-cell>
          <table:table-cell table:formula="of:=LN([.E20])" office:value-type="float" office:value="2.34318306242255" calcext:value-type="float">
            <text:p>2.34318306242255</text:p>
          </table:table-cell>
          <table:table-cell table:formula="of:=SQRT(((MAX([.B20:.D20])-MIN([.B20:.D20]))/2)^2+0.0005^2)" office:value-type="float" office:value="0.0011180339887494" calcext:value-type="float">
            <text:p>0.001118033988749</text:p>
          </table:table-cell>
          <table:table-cell/>
          <table:table-cell table:formula="of:=[.F20]" office:value-type="float" office:value="4.31748811353631" calcext:value-type="float">
            <text:p>4.31748811353631</text:p>
          </table:table-cell>
          <table:table-cell table:formula="of:=[.G20]" office:value-type="float" office:value="2.34318306242255" calcext:value-type="float">
            <text:p>2.34318306242255</text:p>
          </table:table-cell>
          <table:table-cell table:formula="of:=0.05/[.A20]" office:value-type="float" office:value="0.000666666666666667" calcext:value-type="float">
            <text:p>0.000666666666667</text:p>
          </table:table-cell>
          <table:table-cell table:formula="of:=[.H20]/[.E20]" office:value-type="float" office:value="0.000107355310509496" calcext:value-type="float">
            <text:p>0.000107355310509</text:p>
          </table:table-cell>
          <table:table-cell table:number-columns-repeated="1011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.378" calcext:value-type="float">
            <text:p>10.378</text:p>
          </table:table-cell>
          <table:table-cell table:style-name="ce2" office:value-type="float" office:value="10.377" calcext:value-type="float">
            <text:p>10.377</text:p>
          </table:table-cell>
          <table:table-cell table:style-name="ce2" office:value-type="float" office:value="10.378" calcext:value-type="float">
            <text:p>10.378</text:p>
          </table:table-cell>
          <table:table-cell table:formula="of:=AVERAGE([.B21:.D21])" office:value-type="float" office:value="10.3776666666667" calcext:value-type="float">
            <text:p>10.3776666666667</text:p>
          </table:table-cell>
          <table:table-cell table:formula="of:=LN([.A21])" office:value-type="float" office:value="4.38202663467388" calcext:value-type="float">
            <text:p>4.38202663467388</text:p>
          </table:table-cell>
          <table:table-cell table:formula="of:=LN([.E21])" office:value-type="float" office:value="2.33965606120315" calcext:value-type="float">
            <text:p>2.33965606120315</text:p>
          </table:table-cell>
          <table:table-cell table:formula="of:=SQRT(((MAX([.B21:.D21])-MIN([.B21:.D21]))/2)^2+0.0005^2)" office:value-type="float" office:value="0.000707106781186352" calcext:value-type="float">
            <text:p>0.000707106781186</text:p>
          </table:table-cell>
          <table:table-cell/>
          <table:table-cell table:formula="of:=[.F21]" office:value-type="float" office:value="4.38202663467388" calcext:value-type="float">
            <text:p>4.38202663467388</text:p>
          </table:table-cell>
          <table:table-cell table:formula="of:=[.G21]" office:value-type="float" office:value="2.33965606120315" calcext:value-type="float">
            <text:p>2.33965606120315</text:p>
          </table:table-cell>
          <table:table-cell table:formula="of:=0.05/[.A21]" office:value-type="float" office:value="0.000625" calcext:value-type="float">
            <text:p>0.000625</text:p>
          </table:table-cell>
          <table:table-cell table:formula="of:=[.H21]/[.E21]" office:value-type="float" office:value="0.0000681373572594692" calcext:value-type="float">
            <text:p>6.81373572594692E-05</text:p>
          </table:table-cell>
          <table:table-cell table:number-columns-repeated="1011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float" office:value="10.343" calcext:value-type="float">
            <text:p>10.343</text:p>
          </table:table-cell>
          <table:table-cell table:style-name="ce2" office:value-type="float" office:value="10.341" calcext:value-type="float">
            <text:p>10.341</text:p>
          </table:table-cell>
          <table:table-cell table:style-name="ce2" office:value-type="float" office:value="10.342" calcext:value-type="float">
            <text:p>10.342</text:p>
          </table:table-cell>
          <table:table-cell table:formula="of:=AVERAGE([.B22:.D22])" office:value-type="float" office:value="10.342" calcext:value-type="float">
            <text:p>10.342</text:p>
          </table:table-cell>
          <table:table-cell table:formula="of:=LN([.A22])" office:value-type="float" office:value="4.44265125649032" calcext:value-type="float">
            <text:p>4.44265125649032</text:p>
          </table:table-cell>
          <table:table-cell table:formula="of:=LN([.E22])" office:value-type="float" office:value="2.33621327397403" calcext:value-type="float">
            <text:p>2.33621327397403</text:p>
          </table:table-cell>
          <table:table-cell table:formula="of:=SQRT(((MAX([.B22:.D22])-MIN([.B22:.D22]))/2)^2+0.0005^2)" office:value-type="float" office:value="0.00111803398875019" calcext:value-type="float">
            <text:p>0.00111803398875</text:p>
          </table:table-cell>
          <table:table-cell/>
          <table:table-cell table:formula="of:=[.F22]" office:value-type="float" office:value="4.44265125649032" calcext:value-type="float">
            <text:p>4.44265125649032</text:p>
          </table:table-cell>
          <table:table-cell table:formula="of:=[.G22]" office:value-type="float" office:value="2.33621327397403" calcext:value-type="float">
            <text:p>2.33621327397403</text:p>
          </table:table-cell>
          <table:table-cell table:formula="of:=0.05/[.A22]" office:value-type="float" office:value="0.000588235294117647" calcext:value-type="float">
            <text:p>0.000588235294118</text:p>
          </table:table-cell>
          <table:table-cell table:formula="of:=[.H22]/[.E22]" office:value-type="float" office:value="0.000108106167931753" calcext:value-type="float">
            <text:p>0.000108106167932</text:p>
          </table:table-cell>
          <table:table-cell table:number-columns-repeated="1011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float" office:value="10.311" calcext:value-type="float">
            <text:p>10.311</text:p>
          </table:table-cell>
          <table:table-cell table:style-name="ce2" office:value-type="float" office:value="10.314" calcext:value-type="float">
            <text:p>10.314</text:p>
          </table:table-cell>
          <table:table-cell table:style-name="ce2" office:value-type="float" office:value="10.313" calcext:value-type="float">
            <text:p>10.313</text:p>
          </table:table-cell>
          <table:table-cell table:formula="of:=AVERAGE([.B23:.D23])" office:value-type="float" office:value="10.3126666666667" calcext:value-type="float">
            <text:p>10.3126666666667</text:p>
          </table:table-cell>
          <table:table-cell table:formula="of:=LN([.A23])" office:value-type="float" office:value="4.49980967033027" calcext:value-type="float">
            <text:p>4.49980967033027</text:p>
          </table:table-cell>
          <table:table-cell table:formula="of:=LN([.E23])" office:value-type="float" office:value="2.33337291314636" calcext:value-type="float">
            <text:p>2.33337291314636</text:p>
          </table:table-cell>
          <table:table-cell table:formula="of:=SQRT(((MAX([.B23:.D23])-MIN([.B23:.D23]))/2)^2+0.00005^2)" office:value-type="float" office:value="0.00150083310198042" calcext:value-type="float">
            <text:p>0.00150083310198</text:p>
          </table:table-cell>
          <table:table-cell/>
          <table:table-cell table:formula="of:=[.F23]" office:value-type="float" office:value="4.49980967033027" calcext:value-type="float">
            <text:p>4.49980967033027</text:p>
          </table:table-cell>
          <table:table-cell table:formula="of:=[.G23]" office:value-type="float" office:value="2.33337291314636" calcext:value-type="float">
            <text:p>2.33337291314636</text:p>
          </table:table-cell>
          <table:table-cell table:formula="of:=0.05/[.A23]" office:value-type="float" office:value="0.000555555555555556" calcext:value-type="float">
            <text:p>0.000555555555556</text:p>
          </table:table-cell>
          <table:table-cell table:formula="of:=[.H23]/[.E23]" office:value-type="float" office:value="0.000145532979052985" calcext:value-type="float">
            <text:p>0.000145532979053</text:p>
          </table:table-cell>
          <table:table-cell table:number-columns-repeated="1011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0.287" calcext:value-type="float">
            <text:p>10.287</text:p>
          </table:table-cell>
          <table:table-cell table:style-name="ce2" office:value-type="float" office:value="10.286" calcext:value-type="float">
            <text:p>10.286</text:p>
          </table:table-cell>
          <table:table-cell table:style-name="ce2" office:value-type="float" office:value="10.287" calcext:value-type="float">
            <text:p>10.287</text:p>
          </table:table-cell>
          <table:table-cell table:formula="of:=AVERAGE([.B24:.D24])" office:value-type="float" office:value="10.2866666666667" calcext:value-type="float">
            <text:p>10.2866666666667</text:p>
          </table:table-cell>
          <table:table-cell table:formula="of:=LN([.A24])" office:value-type="float" office:value="4.55387689160054" calcext:value-type="float">
            <text:p>4.55387689160054</text:p>
          </table:table-cell>
          <table:table-cell table:formula="of:=LN([.E24])" office:value-type="float" office:value="2.33084855826691" calcext:value-type="float">
            <text:p>2.33084855826691</text:p>
          </table:table-cell>
          <table:table-cell table:formula="of:=SQRT(((MAX([.B24:.D24])-MIN([.B24:.D24]))/2)^2+0.0005^2)" office:value-type="float" office:value="0.00070710678118698" calcext:value-type="float">
            <text:p>0.000707106781187</text:p>
          </table:table-cell>
          <table:table-cell/>
          <table:table-cell table:formula="of:=[.F24]" office:value-type="float" office:value="4.55387689160054" calcext:value-type="float">
            <text:p>4.55387689160054</text:p>
          </table:table-cell>
          <table:table-cell table:formula="of:=[.G24]" office:value-type="float" office:value="2.33084855826691" calcext:value-type="float">
            <text:p>2.33084855826691</text:p>
          </table:table-cell>
          <table:table-cell table:formula="of:=0.05/[.A24]" office:value-type="float" office:value="0.000526315789473684" calcext:value-type="float">
            <text:p>0.000526315789474</text:p>
          </table:table-cell>
          <table:table-cell table:formula="of:=[.H24]/[.E24]" office:value-type="float" office:value="0.0000687401277887537" calcext:value-type="float">
            <text:p>6.87401277887537E-05</text:p>
          </table:table-cell>
          <table:table-cell table:number-columns-repeated="1011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.265" calcext:value-type="float">
            <text:p>10.265</text:p>
          </table:table-cell>
          <table:table-cell table:style-name="ce2" office:value-type="float" office:value="10.262" calcext:value-type="float">
            <text:p>10.262</text:p>
          </table:table-cell>
          <table:table-cell table:style-name="ce2" office:value-type="float" office:value="10.264" calcext:value-type="float">
            <text:p>10.264</text:p>
          </table:table-cell>
          <table:table-cell table:formula="of:=AVERAGE([.B25:.D25])" office:value-type="float" office:value="10.2636666666667" calcext:value-type="float">
            <text:p>10.2636666666667</text:p>
          </table:table-cell>
          <table:table-cell table:formula="of:=LN([.A25])" office:value-type="float" office:value="4.60517018598809" calcext:value-type="float">
            <text:p>4.60517018598809</text:p>
          </table:table-cell>
          <table:table-cell table:formula="of:=LN([.E25])" office:value-type="float" office:value="2.3286101508182" calcext:value-type="float">
            <text:p>2.3286101508182</text:p>
          </table:table-cell>
          <table:table-cell table:formula="of:=SQRT(((MAX([.B25:.D25])-MIN([.B25:.D25]))/2)^2+0.0005^2)" office:value-type="float" office:value="0.00158113883008424" calcext:value-type="float">
            <text:p>0.001581138830084</text:p>
          </table:table-cell>
          <table:table-cell/>
          <table:table-cell table:formula="of:=[.F25]" office:value-type="float" office:value="4.60517018598809" calcext:value-type="float">
            <text:p>4.60517018598809</text:p>
          </table:table-cell>
          <table:table-cell table:formula="of:=[.G25]" office:value-type="float" office:value="2.3286101508182" calcext:value-type="float">
            <text:p>2.3286101508182</text:p>
          </table:table-cell>
          <table:table-cell table:formula="of:=0.05/[.A25]" office:value-type="float" office:value="0.0005" calcext:value-type="float">
            <text:p>0.0005</text:p>
          </table:table-cell>
          <table:table-cell table:formula="of:=[.H25]/[.E25]" office:value-type="float" office:value="0.000154052044112005" calcext:value-type="float">
            <text:p>0.000154052044112</text:p>
          </table:table-cell>
          <table:table-cell table:number-columns-repeated="1011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.241" calcext:value-type="float">
            <text:p>10.241</text:p>
          </table:table-cell>
          <table:table-cell table:style-name="ce2" office:value-type="float" office:value="10.243" calcext:value-type="float">
            <text:p>10.243</text:p>
          </table:table-cell>
          <table:table-cell table:style-name="ce2" office:value-type="float" office:value="10.239" calcext:value-type="float">
            <text:p>10.239</text:p>
          </table:table-cell>
          <table:table-cell table:formula="of:=AVERAGE([.B26:.D26])" office:value-type="float" office:value="10.241" calcext:value-type="float">
            <text:p>10.241</text:p>
          </table:table-cell>
          <table:table-cell table:formula="of:=LN([.A26])" office:value-type="float" office:value="4.65396035015752" calcext:value-type="float">
            <text:p>4.65396035015752</text:p>
          </table:table-cell>
          <table:table-cell table:formula="of:=LN([.E26])" office:value-type="float" office:value="2.3263992710933" calcext:value-type="float">
            <text:p>2.3263992710933</text:p>
          </table:table-cell>
          <table:table-cell table:formula="of:=SQRT(((MAX([.B26:.D26])-MIN([.B26:.D26]))/2)^2+0.0005^2)" office:value-type="float" office:value="0.00206155281280862" calcext:value-type="float">
            <text:p>0.002061552812809</text:p>
          </table:table-cell>
          <table:table-cell/>
          <table:table-cell table:formula="of:=[.F26]" office:value-type="float" office:value="4.65396035015752" calcext:value-type="float">
            <text:p>4.65396035015752</text:p>
          </table:table-cell>
          <table:table-cell table:formula="of:=[.G26]" office:value-type="float" office:value="2.3263992710933" calcext:value-type="float">
            <text:p>2.3263992710933</text:p>
          </table:table-cell>
          <table:table-cell table:formula="of:=0.05/[.A26]" office:value-type="float" office:value="0.000476190476190476" calcext:value-type="float">
            <text:p>0.00047619047619</text:p>
          </table:table-cell>
          <table:table-cell table:formula="of:=[.H26]/[.E26]" office:value-type="float" office:value="0.00020130385829593" calcext:value-type="float">
            <text:p>0.000201303858296</text:p>
          </table:table-cell>
          <table:table-cell table:number-columns-repeated="1011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0.226" calcext:value-type="float">
            <text:p>10.226</text:p>
          </table:table-cell>
          <table:table-cell table:style-name="ce2" office:value-type="float" office:value="10.225" calcext:value-type="float">
            <text:p>10.225</text:p>
          </table:table-cell>
          <table:table-cell table:style-name="ce2" office:value-type="float" office:value="10.222" calcext:value-type="float">
            <text:p>10.222</text:p>
          </table:table-cell>
          <table:table-cell table:formula="of:=AVERAGE([.B27:.D27])" office:value-type="float" office:value="10.2243333333333" calcext:value-type="float">
            <text:p>10.2243333333333</text:p>
          </table:table-cell>
          <table:table-cell table:formula="of:=LN([.A27])" office:value-type="float" office:value="4.70048036579242" calcext:value-type="float">
            <text:p>4.70048036579242</text:p>
          </table:table-cell>
          <table:table-cell table:formula="of:=LN([.E27])" office:value-type="float" office:value="2.32477050012927" calcext:value-type="float">
            <text:p>2.32477050012927</text:p>
          </table:table-cell>
          <table:table-cell table:formula="of:=SQRT(((MAX([.B27:.D27])-MIN([.B27:.D27]))/2)^2+0.0005^2)" office:value-type="float" office:value="0.00206155281280948" calcext:value-type="float">
            <text:p>0.002061552812809</text:p>
          </table:table-cell>
          <table:table-cell/>
          <table:table-cell table:formula="of:=[.F27]" office:value-type="float" office:value="4.70048036579242" calcext:value-type="float">
            <text:p>4.70048036579242</text:p>
          </table:table-cell>
          <table:table-cell table:formula="of:=[.G27]" office:value-type="float" office:value="2.32477050012927" calcext:value-type="float">
            <text:p>2.32477050012927</text:p>
          </table:table-cell>
          <table:table-cell table:formula="of:=0.05/[.A27]" office:value-type="float" office:value="0.000454545454545455" calcext:value-type="float">
            <text:p>0.000454545454545</text:p>
          </table:table-cell>
          <table:table-cell table:formula="of:=[.H27]/[.E27]" office:value-type="float" office:value="0.000201632003339368" calcext:value-type="float">
            <text:p>0.000201632003339</text:p>
          </table:table-cell>
          <table:table-cell table:number-columns-repeated="1011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0.205" calcext:value-type="float">
            <text:p>10.205</text:p>
          </table:table-cell>
          <table:table-cell table:style-name="ce2" office:value-type="float" office:value="10.207" calcext:value-type="float">
            <text:p>10.207</text:p>
          </table:table-cell>
          <table:table-cell table:style-name="ce2" office:value-type="float" office:value="10.205" calcext:value-type="float">
            <text:p>10.205</text:p>
          </table:table-cell>
          <table:table-cell table:formula="of:=AVERAGE([.B28:.D28])" office:value-type="float" office:value="10.2056666666667" calcext:value-type="float">
            <text:p>10.2056666666667</text:p>
          </table:table-cell>
          <table:table-cell table:formula="of:=LN([.A28])" office:value-type="float" office:value="4.74493212836325" calcext:value-type="float">
            <text:p>4.74493212836325</text:p>
          </table:table-cell>
          <table:table-cell table:formula="of:=LN([.E28])" office:value-type="float" office:value="2.32294312158193" calcext:value-type="float">
            <text:p>2.32294312158193</text:p>
          </table:table-cell>
          <table:table-cell table:formula="of:=SQRT(((MAX([.B28:.D28])-MIN([.B28:.D28]))/2)^2+0.0005^2)" office:value-type="float" office:value="0.00111803398875019" calcext:value-type="float">
            <text:p>0.00111803398875</text:p>
          </table:table-cell>
          <table:table-cell/>
          <table:table-cell table:formula="of:=[.F28]" office:value-type="float" office:value="4.74493212836325" calcext:value-type="float">
            <text:p>4.74493212836325</text:p>
          </table:table-cell>
          <table:table-cell table:formula="of:=[.G28]" office:value-type="float" office:value="2.32294312158193" calcext:value-type="float">
            <text:p>2.32294312158193</text:p>
          </table:table-cell>
          <table:table-cell table:formula="of:=0.05/[.A28]" office:value-type="float" office:value="0.000434782608695652" calcext:value-type="float">
            <text:p>0.000434782608696</text:p>
          </table:table-cell>
          <table:table-cell table:formula="of:=[.H28]/[.E28]" office:value-type="float" office:value="0.000109550314082065" calcext:value-type="float">
            <text:p>0.000109550314082</text:p>
          </table:table-cell>
          <table:table-cell table:number-columns-repeated="1011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0.195" calcext:value-type="float">
            <text:p>10.195</text:p>
          </table:table-cell>
          <table:table-cell table:style-name="ce2" office:value-type="float" office:value="10.193" calcext:value-type="float">
            <text:p>10.193</text:p>
          </table:table-cell>
          <table:table-cell table:style-name="ce2" office:value-type="float" office:value="10.196" calcext:value-type="float">
            <text:p>10.196</text:p>
          </table:table-cell>
          <table:table-cell table:formula="of:=AVERAGE([.B29:.D29])" office:value-type="float" office:value="10.1946666666667" calcext:value-type="float">
            <text:p>10.1946666666667</text:p>
          </table:table-cell>
          <table:table-cell table:formula="of:=LN([.A29])" office:value-type="float" office:value="4.78749174278205" calcext:value-type="float">
            <text:p>4.78749174278205</text:p>
          </table:table-cell>
          <table:table-cell table:formula="of:=LN([.E29])" office:value-type="float" office:value="2.321864707726" calcext:value-type="float">
            <text:p>2.321864707726</text:p>
          </table:table-cell>
          <table:table-cell table:formula="of:=SQRT(((MAX([.B29:.D29])-MIN([.B29:.D29]))/2)^2+0.0005^2)" office:value-type="float" office:value="0.00158113883008424" calcext:value-type="float">
            <text:p>0.001581138830084</text:p>
          </table:table-cell>
          <table:table-cell/>
          <table:table-cell table:formula="of:=[.F29]" office:value-type="float" office:value="4.78749174278205" calcext:value-type="float">
            <text:p>4.78749174278205</text:p>
          </table:table-cell>
          <table:table-cell table:formula="of:=[.G29]" office:value-type="float" office:value="2.321864707726" calcext:value-type="float">
            <text:p>2.321864707726</text:p>
          </table:table-cell>
          <table:table-cell table:formula="of:=0.05/[.A29]" office:value-type="float" office:value="0.000416666666666667" calcext:value-type="float">
            <text:p>0.000416666666667</text:p>
          </table:table-cell>
          <table:table-cell table:formula="of:=[.H29]/[.E29]" office:value-type="float" office:value="0.000155094706063717" calcext:value-type="float">
            <text:p>0.000155094706064</text:p>
          </table:table-cell>
          <table:table-cell table:number-columns-repeated="1011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0.185" calcext:value-type="float">
            <text:p>10.185</text:p>
          </table:table-cell>
          <table:table-cell table:style-name="ce2" office:value-type="float" office:value="10.182" calcext:value-type="float">
            <text:p>10.182</text:p>
          </table:table-cell>
          <table:table-cell table:style-name="ce2" office:value-type="float" office:value="10.186" calcext:value-type="float">
            <text:p>10.186</text:p>
          </table:table-cell>
          <table:table-cell table:formula="of:=AVERAGE([.B30:.D30])" office:value-type="float" office:value="10.1843333333333" calcext:value-type="float">
            <text:p>10.1843333333333</text:p>
          </table:table-cell>
          <table:table-cell table:formula="of:=LN([.A30])" office:value-type="float" office:value="4.8283137373023" calcext:value-type="float">
            <text:p>4.8283137373023</text:p>
          </table:table-cell>
          <table:table-cell table:formula="of:=LN([.E30])" office:value-type="float" office:value="2.32085059180089" calcext:value-type="float">
            <text:p>2.32085059180089</text:p>
          </table:table-cell>
          <table:table-cell table:formula="of:=SQRT(((MAX([.B30:.D30])-MIN([.B30:.D30]))/2)^2+0.0005^2)" office:value-type="float" office:value="0.00206155281280862" calcext:value-type="float">
            <text:p>0.002061552812809</text:p>
          </table:table-cell>
          <table:table-cell/>
          <table:table-cell table:formula="of:=[.F30]" office:value-type="float" office:value="4.8283137373023" calcext:value-type="float">
            <text:p>4.8283137373023</text:p>
          </table:table-cell>
          <table:table-cell table:formula="of:=[.G30]" office:value-type="float" office:value="2.32085059180089" calcext:value-type="float">
            <text:p>2.32085059180089</text:p>
          </table:table-cell>
          <table:table-cell table:formula="of:=0.05/[.A30]" office:value-type="float" office:value="0.0004" calcext:value-type="float">
            <text:p>0.0004</text:p>
          </table:table-cell>
          <table:table-cell table:formula="of:=[.H30]/[.E30]" office:value-type="float" office:value="0.000202423933441097" calcext:value-type="float">
            <text:p>0.000202423933441</text:p>
          </table:table-cell>
          <table:table-cell table:number-columns-repeated="1011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number-columns-repeated="2" table:style-name="ce2" office:value-type="float" office:value="10.179" calcext:value-type="float">
            <text:p>10.179</text:p>
          </table:table-cell>
          <table:table-cell table:style-name="ce2" office:value-type="float" office:value="10.181" calcext:value-type="float">
            <text:p>10.181</text:p>
          </table:table-cell>
          <table:table-cell table:formula="of:=AVERAGE([.B31:.D31])" office:value-type="float" office:value="10.1796666666667" calcext:value-type="float">
            <text:p>10.1796666666667</text:p>
          </table:table-cell>
          <table:table-cell table:formula="of:=LN([.A31])" office:value-type="float" office:value="4.86753445045558" calcext:value-type="float">
            <text:p>4.86753445045558</text:p>
          </table:table-cell>
          <table:table-cell table:formula="of:=LN([.E31])" office:value-type="float" office:value="2.32039226664391" calcext:value-type="float">
            <text:p>2.32039226664391</text:p>
          </table:table-cell>
          <table:table-cell table:formula="of:=SQRT(((MAX([.B31:.D31])-MIN([.B31:.D31]))/2)^2+0.0005^2)" office:value-type="float" office:value="0.0011180339887494" calcext:value-type="float">
            <text:p>0.001118033988749</text:p>
          </table:table-cell>
          <table:table-cell/>
          <table:table-cell table:formula="of:=[.F31]" office:value-type="float" office:value="4.86753445045558" calcext:value-type="float">
            <text:p>4.86753445045558</text:p>
          </table:table-cell>
          <table:table-cell table:formula="of:=[.G31]" office:value-type="float" office:value="2.32039226664391" calcext:value-type="float">
            <text:p>2.32039226664391</text:p>
          </table:table-cell>
          <table:table-cell table:formula="of:=0.05/[.A31]" office:value-type="float" office:value="0.000384615384615385" calcext:value-type="float">
            <text:p>0.000384615384615</text:p>
          </table:table-cell>
          <table:table-cell table:formula="of:=[.H31]/[.E31]" office:value-type="float" office:value="0.0001098301177592" calcext:value-type="float">
            <text:p>0.000109830117759</text:p>
          </table:table-cell>
          <table:table-cell table:number-columns-repeated="1011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0.177" calcext:value-type="float">
            <text:p>10.177</text:p>
          </table:table-cell>
          <table:table-cell table:style-name="ce2" office:value-type="float" office:value="10.176" calcext:value-type="float">
            <text:p>10.176</text:p>
          </table:table-cell>
          <table:table-cell table:style-name="ce2" office:value-type="float" office:value="10.175" calcext:value-type="float">
            <text:p>10.175</text:p>
          </table:table-cell>
          <table:table-cell table:formula="of:=AVERAGE([.B32:.D32])" office:value-type="float" office:value="10.176" calcext:value-type="float">
            <text:p>10.176</text:p>
          </table:table-cell>
          <table:table-cell table:formula="of:=LN([.A32])" office:value-type="float" office:value="4.90527477843843" calcext:value-type="float">
            <text:p>4.90527477843843</text:p>
          </table:table-cell>
          <table:table-cell table:formula="of:=LN([.E32])" office:value-type="float" office:value="2.32003200659777" calcext:value-type="float">
            <text:p>2.32003200659777</text:p>
          </table:table-cell>
          <table:table-cell table:formula="of:=SQRT(((MAX([.B32:.D32])-MIN([.B32:.D32]))/2)^2+0.0005^2)" office:value-type="float" office:value="0.0011180339887494" calcext:value-type="float">
            <text:p>0.001118033988749</text:p>
          </table:table-cell>
          <table:table-cell/>
          <table:table-cell table:formula="of:=[.F32]" office:value-type="float" office:value="4.90527477843843" calcext:value-type="float">
            <text:p>4.90527477843843</text:p>
          </table:table-cell>
          <table:table-cell table:formula="of:=[.G32]" office:value-type="float" office:value="2.32003200659777" calcext:value-type="float">
            <text:p>2.32003200659777</text:p>
          </table:table-cell>
          <table:table-cell table:formula="of:=0.05/[.A32]" office:value-type="float" office:value="0.00037037037037037" calcext:value-type="float">
            <text:p>0.00037037037037</text:p>
          </table:table-cell>
          <table:table-cell table:formula="of:=[.H32]/[.E32]" office:value-type="float" office:value="0.000109869692290625" calcext:value-type="float">
            <text:p>0.000109869692291</text:p>
          </table:table-cell>
          <table:table-cell table:number-columns-repeated="1011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number-columns-repeated="2" table:style-name="ce2" office:value-type="float" office:value="10.182" calcext:value-type="float">
            <text:p>10.182</text:p>
          </table:table-cell>
          <table:table-cell table:style-name="ce2" office:value-type="float" office:value="10.18" calcext:value-type="float">
            <text:p>10.18</text:p>
          </table:table-cell>
          <table:table-cell table:formula="of:=AVERAGE([.B33:.D33])" office:value-type="float" office:value="10.1813333333333" calcext:value-type="float">
            <text:p>10.1813333333333</text:p>
          </table:table-cell>
          <table:table-cell table:formula="of:=LN([.A33])" office:value-type="float" office:value="4.9416424226093" calcext:value-type="float">
            <text:p>4.9416424226093</text:p>
          </table:table-cell>
          <table:table-cell table:formula="of:=LN([.E33])" office:value-type="float" office:value="2.32055597831528" calcext:value-type="float">
            <text:p>2.32055597831528</text:p>
          </table:table-cell>
          <table:table-cell table:formula="of:=SQRT(((MAX([.B33:.D33])-MIN([.B33:.D33]))/2)^2+0.0005^2)" office:value-type="float" office:value="0.00111803398875019" calcext:value-type="float">
            <text:p>0.00111803398875</text:p>
          </table:table-cell>
          <table:table-cell/>
          <table:table-cell table:formula="of:=[.F33]" office:value-type="float" office:value="4.9416424226093" calcext:value-type="float">
            <text:p>4.9416424226093</text:p>
          </table:table-cell>
          <table:table-cell table:formula="of:=[.G33]" office:value-type="float" office:value="2.32055597831528" calcext:value-type="float">
            <text:p>2.32055597831528</text:p>
          </table:table-cell>
          <table:table-cell table:formula="of:=0.05/[.A33]" office:value-type="float" office:value="0.000357142857142857" calcext:value-type="float">
            <text:p>0.000357142857143</text:p>
          </table:table-cell>
          <table:table-cell table:formula="of:=[.H33]/[.E33]" office:value-type="float" office:value="0.000109812138758859" calcext:value-type="float">
            <text:p>0.000109812138759</text:p>
          </table:table-cell>
          <table:table-cell table:number-columns-repeated="1011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0.191" calcext:value-type="float">
            <text:p>10.191</text:p>
          </table:table-cell>
          <table:table-cell table:style-name="ce2" office:value-type="float" office:value="10.189" calcext:value-type="float">
            <text:p>10.189</text:p>
          </table:table-cell>
          <table:table-cell table:style-name="ce2" office:value-type="float" office:value="10.191" calcext:value-type="float">
            <text:p>10.191</text:p>
          </table:table-cell>
          <table:table-cell table:formula="of:=AVERAGE([.B34:.D34])" office:value-type="float" office:value="10.1903333333333" calcext:value-type="float">
            <text:p>10.1903333333333</text:p>
          </table:table-cell>
          <table:table-cell table:formula="of:=LN([.A34])" office:value-type="float" office:value="4.97673374242057" calcext:value-type="float">
            <text:p>4.97673374242057</text:p>
          </table:table-cell>
          <table:table-cell table:formula="of:=LN([.E34])" office:value-type="float" office:value="2.32143955850858" calcext:value-type="float">
            <text:p>2.32143955850858</text:p>
          </table:table-cell>
          <table:table-cell table:formula="of:=SQRT(((MAX([.B34:.D34])-MIN([.B34:.D34]))/2)^2+0.0005^2)" office:value-type="float" office:value="0.00111803398875019" calcext:value-type="float">
            <text:p>0.00111803398875</text:p>
          </table:table-cell>
          <table:table-cell/>
          <table:table-cell table:formula="of:=[.F34]" office:value-type="float" office:value="4.97673374242057" calcext:value-type="float">
            <text:p>4.97673374242057</text:p>
          </table:table-cell>
          <table:table-cell table:formula="of:=[.G34]" office:value-type="float" office:value="2.32143955850858" calcext:value-type="float">
            <text:p>2.32143955850858</text:p>
          </table:table-cell>
          <table:table-cell table:formula="of:=0.05/[.A34]" office:value-type="float" office:value="0.000344827586206897" calcext:value-type="float">
            <text:p>0.000344827586207</text:p>
          </table:table-cell>
          <table:table-cell table:formula="of:=[.H34]/[.E34]" office:value-type="float" office:value="0.00010971515378138" calcext:value-type="float">
            <text:p>0.000109715153781</text:p>
          </table:table-cell>
          <table:table-cell table:number-columns-repeated="1011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.2" calcext:value-type="float">
            <text:p>10.2</text:p>
          </table:table-cell>
          <table:table-cell table:style-name="ce2" office:value-type="float" office:value="10.201" calcext:value-type="float">
            <text:p>10.201</text:p>
          </table:table-cell>
          <table:table-cell table:style-name="ce2" office:value-type="float" office:value="10.202" calcext:value-type="float">
            <text:p>10.202</text:p>
          </table:table-cell>
          <table:table-cell table:formula="of:=AVERAGE([.B35:.D35])" office:value-type="float" office:value="10.201" calcext:value-type="float">
            <text:p>10.201</text:p>
          </table:table-cell>
          <table:table-cell table:formula="of:=LN([.A35])" office:value-type="float" office:value="5.01063529409626" calcext:value-type="float">
            <text:p>5.01063529409626</text:p>
          </table:table-cell>
          <table:table-cell table:formula="of:=LN([.E35])" office:value-type="float" office:value="2.32248575470038" calcext:value-type="float">
            <text:p>2.32248575470038</text:p>
          </table:table-cell>
          <table:table-cell table:formula="of:=SQRT(((MAX([.B35:.D35])-MIN([.B35:.D35]))/2)^2+0.0005^2)" office:value-type="float" office:value="0.00111803398875019" calcext:value-type="float">
            <text:p>0.00111803398875</text:p>
          </table:table-cell>
          <table:table-cell/>
          <table:table-cell table:formula="of:=[.F35]" office:value-type="float" office:value="5.01063529409626" calcext:value-type="float">
            <text:p>5.01063529409626</text:p>
          </table:table-cell>
          <table:table-cell table:formula="of:=[.G35]" office:value-type="float" office:value="2.32248575470038" calcext:value-type="float">
            <text:p>2.32248575470038</text:p>
          </table:table-cell>
          <table:table-cell table:formula="of:=0.05/[.A35]" office:value-type="float" office:value="0.000333333333333333" calcext:value-type="float">
            <text:p>0.000333333333333</text:p>
          </table:table-cell>
          <table:table-cell table:formula="of:=[.H35]/[.E35]" office:value-type="float" office:value="0.000109600430227448" calcext:value-type="float">
            <text:p>0.000109600430227</text:p>
          </table:table-cell>
          <table:table-cell table:number-columns-repeated="1011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0.22" calcext:value-type="float">
            <text:p>10.22</text:p>
          </table:table-cell>
          <table:table-cell table:style-name="ce2" office:value-type="float" office:value="10.218" calcext:value-type="float">
            <text:p>10.218</text:p>
          </table:table-cell>
          <table:table-cell table:style-name="ce2" office:value-type="float" office:value="10.217" calcext:value-type="float">
            <text:p>10.217</text:p>
          </table:table-cell>
          <table:table-cell table:formula="of:=AVERAGE([.B36:.D36])" office:value-type="float" office:value="10.2183333333333" calcext:value-type="float">
            <text:p>10.2183333333333</text:p>
          </table:table-cell>
          <table:table-cell table:formula="of:=LN([.A36])" office:value-type="float" office:value="5.04342511691925" calcext:value-type="float">
            <text:p>5.04342511691925</text:p>
          </table:table-cell>
          <table:table-cell table:formula="of:=LN([.E36])" office:value-type="float" office:value="2.32418349254654" calcext:value-type="float">
            <text:p>2.32418349254654</text:p>
          </table:table-cell>
          <table:table-cell table:formula="of:=SQRT(((MAX([.B36:.D36])-MIN([.B36:.D36]))/2)^2+0.0005^2)" office:value-type="float" office:value="0.00158113883008424" calcext:value-type="float">
            <text:p>0.001581138830084</text:p>
          </table:table-cell>
          <table:table-cell/>
          <table:table-cell table:formula="of:=[.F36]" office:value-type="float" office:value="5.04342511691925" calcext:value-type="float">
            <text:p>5.04342511691925</text:p>
          </table:table-cell>
          <table:table-cell table:formula="of:=[.G36]" office:value-type="float" office:value="2.32418349254654" calcext:value-type="float">
            <text:p>2.32418349254654</text:p>
          </table:table-cell>
          <table:table-cell table:formula="of:=0.05/[.A36]" office:value-type="float" office:value="0.00032258064516129" calcext:value-type="float">
            <text:p>0.000322580645161</text:p>
          </table:table-cell>
          <table:table-cell table:formula="of:=[.H36]/[.E36]" office:value-type="float" office:value="0.000154735491445204" calcext:value-type="float">
            <text:p>0.000154735491445</text:p>
          </table:table-cell>
          <table:table-cell table:number-columns-repeated="1011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0.238" calcext:value-type="float">
            <text:p>10.238</text:p>
          </table:table-cell>
          <table:table-cell table:style-name="ce2" office:value-type="float" office:value="10.237" calcext:value-type="float">
            <text:p>10.237</text:p>
          </table:table-cell>
          <table:table-cell table:style-name="ce2" office:value-type="float" office:value="10.235" calcext:value-type="float">
            <text:p>10.235</text:p>
          </table:table-cell>
          <table:table-cell table:formula="of:=AVERAGE([.B37:.D37])" office:value-type="float" office:value="10.2366666666667" calcext:value-type="float">
            <text:p>10.2366666666667</text:p>
          </table:table-cell>
          <table:table-cell table:formula="of:=LN([.A37])" office:value-type="float" office:value="5.07517381523383" calcext:value-type="float">
            <text:p>5.07517381523383</text:p>
          </table:table-cell>
          <table:table-cell table:formula="of:=LN([.E37])" office:value-type="float" office:value="2.32597604578462" calcext:value-type="float">
            <text:p>2.32597604578462</text:p>
          </table:table-cell>
          <table:table-cell table:formula="of:=SQRT(((MAX([.B37:.D37])-MIN([.B37:.D37]))/2)^2+0.0005^2)" office:value-type="float" office:value="0.00158113883008424" calcext:value-type="float">
            <text:p>0.001581138830084</text:p>
          </table:table-cell>
          <table:table-cell/>
          <table:table-cell table:formula="of:=[.F37]" office:value-type="float" office:value="5.07517381523383" calcext:value-type="float">
            <text:p>5.07517381523383</text:p>
          </table:table-cell>
          <table:table-cell table:formula="of:=[.G37]" office:value-type="float" office:value="2.32597604578462" calcext:value-type="float">
            <text:p>2.32597604578462</text:p>
          </table:table-cell>
          <table:table-cell table:formula="of:=0.05/[.A37]" office:value-type="float" office:value="0.0003125" calcext:value-type="float">
            <text:p>0.0003125</text:p>
          </table:table-cell>
          <table:table-cell table:formula="of:=[.H37]/[.E37]" office:value-type="float" office:value="0.000154458368292176" calcext:value-type="float">
            <text:p>0.000154458368292</text:p>
          </table:table-cell>
          <table:table-cell table:number-columns-repeated="1011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0.258" calcext:value-type="float">
            <text:p>10.258</text:p>
          </table:table-cell>
          <table:table-cell table:style-name="ce2" office:value-type="float" office:value="10.254" calcext:value-type="float">
            <text:p>10.254</text:p>
          </table:table-cell>
          <table:table-cell table:style-name="ce2" office:value-type="float" office:value="10.258" calcext:value-type="float">
            <text:p>10.258</text:p>
          </table:table-cell>
          <table:table-cell table:formula="of:=AVERAGE([.B38:.D38])" office:value-type="float" office:value="10.2566666666667" calcext:value-type="float">
            <text:p>10.2566666666667</text:p>
          </table:table-cell>
          <table:table-cell table:formula="of:=LN([.A38])" office:value-type="float" office:value="5.10594547390058" calcext:value-type="float">
            <text:p>5.10594547390058</text:p>
          </table:table-cell>
          <table:table-cell table:formula="of:=LN([.E38])" office:value-type="float" office:value="2.32792790066584" calcext:value-type="float">
            <text:p>2.32792790066584</text:p>
          </table:table-cell>
          <table:table-cell table:formula="of:=SQRT(((MAX([.B38:.D38])-MIN([.B38:.D38]))/2)^2+0.0005^2)" office:value-type="float" office:value="0.00206155281280862" calcext:value-type="float">
            <text:p>0.002061552812809</text:p>
          </table:table-cell>
          <table:table-cell/>
          <table:table-cell table:formula="of:=[.F38]" office:value-type="float" office:value="5.10594547390058" calcext:value-type="float">
            <text:p>5.10594547390058</text:p>
          </table:table-cell>
          <table:table-cell table:formula="of:=[.G38]" office:value-type="float" office:value="2.32792790066584" calcext:value-type="float">
            <text:p>2.32792790066584</text:p>
          </table:table-cell>
          <table:table-cell table:formula="of:=0.05/[.A38]" office:value-type="float" office:value="0.000303030303030303" calcext:value-type="float">
            <text:p>0.00030303030303</text:p>
          </table:table-cell>
          <table:table-cell table:formula="of:=[.H38]/[.E38]" office:value-type="float" office:value="0.000200996374339482" calcext:value-type="float">
            <text:p>0.000200996374339</text:p>
          </table:table-cell>
          <table:table-cell table:number-columns-repeated="1011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0.279" calcext:value-type="float">
            <text:p>10.279</text:p>
          </table:table-cell>
          <table:table-cell table:style-name="ce2" office:value-type="float" office:value="10.276" calcext:value-type="float">
            <text:p>10.276</text:p>
          </table:table-cell>
          <table:table-cell table:style-name="ce2" office:value-type="float" office:value="10.279" calcext:value-type="float">
            <text:p>10.279</text:p>
          </table:table-cell>
          <table:table-cell table:formula="of:=AVERAGE([.B39:.D39])" office:value-type="float" office:value="10.278" calcext:value-type="float">
            <text:p>10.278</text:p>
          </table:table-cell>
          <table:table-cell table:formula="of:=LN([.A39])" office:value-type="float" office:value="5.13579843705026" calcext:value-type="float">
            <text:p>5.13579843705026</text:p>
          </table:table-cell>
          <table:table-cell table:formula="of:=LN([.E39])" office:value-type="float" office:value="2.33000568857004" calcext:value-type="float">
            <text:p>2.33000568857004</text:p>
          </table:table-cell>
          <table:table-cell table:formula="of:=SQRT(((MAX([.B39:.D39])-MIN([.B39:.D39]))/2)^2+0.0005^2)" office:value-type="float" office:value="0.00158113883008424" calcext:value-type="float">
            <text:p>0.001581138830084</text:p>
          </table:table-cell>
          <table:table-cell/>
          <table:table-cell table:formula="of:=[.F39]" office:value-type="float" office:value="5.13579843705026" calcext:value-type="float">
            <text:p>5.13579843705026</text:p>
          </table:table-cell>
          <table:table-cell table:formula="of:=[.G39]" office:value-type="float" office:value="2.33000568857004" calcext:value-type="float">
            <text:p>2.33000568857004</text:p>
          </table:table-cell>
          <table:table-cell table:formula="of:=0.05/[.A39]" office:value-type="float" office:value="0.000294117647058824" calcext:value-type="float">
            <text:p>0.000294117647059</text:p>
          </table:table-cell>
          <table:table-cell table:formula="of:=[.H39]/[.E39]" office:value-type="float" office:value="0.000153837208609092" calcext:value-type="float">
            <text:p>0.000153837208609</text:p>
          </table:table-cell>
          <table:table-cell table:number-columns-repeated="1011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0.299" calcext:value-type="float">
            <text:p>10.299</text:p>
          </table:table-cell>
          <table:table-cell table:style-name="ce2" office:value-type="float" office:value="10.301" calcext:value-type="float">
            <text:p>10.301</text:p>
          </table:table-cell>
          <table:table-cell table:style-name="ce2" office:value-type="float" office:value="10.298" calcext:value-type="float">
            <text:p>10.298</text:p>
          </table:table-cell>
          <table:table-cell table:formula="of:=AVERAGE([.B40:.D40])" office:value-type="float" office:value="10.2993333333333" calcext:value-type="float">
            <text:p>10.2993333333333</text:p>
          </table:table-cell>
          <table:table-cell table:formula="of:=LN([.A40])" office:value-type="float" office:value="5.16478597392351" calcext:value-type="float">
            <text:p>5.16478597392351</text:p>
          </table:table-cell>
          <table:table-cell table:formula="of:=LN([.E40])" office:value-type="float" office:value="2.33207916822175" calcext:value-type="float">
            <text:p>2.33207916822175</text:p>
          </table:table-cell>
          <table:table-cell table:formula="of:=SQRT(((MAX([.B40:.D40])-MIN([.B40:.D40]))/2)^2+0.0005^2)" office:value-type="float" office:value="0.00158113883008424" calcext:value-type="float">
            <text:p>0.001581138830084</text:p>
          </table:table-cell>
          <table:table-cell/>
          <table:table-cell table:formula="of:=[.F40]" office:value-type="float" office:value="5.16478597392351" calcext:value-type="float">
            <text:p>5.16478597392351</text:p>
          </table:table-cell>
          <table:table-cell table:formula="of:=[.G40]" office:value-type="float" office:value="2.33207916822175" calcext:value-type="float">
            <text:p>2.33207916822175</text:p>
          </table:table-cell>
          <table:table-cell table:formula="of:=0.05/[.A40]" office:value-type="float" office:value="0.000285714285714286" calcext:value-type="float">
            <text:p>0.000285714285714</text:p>
          </table:table-cell>
          <table:table-cell table:formula="of:=[.H40]/[.E40]" office:value-type="float" office:value="0.000153518560756448" calcext:value-type="float">
            <text:p>0.000153518560756</text:p>
          </table:table-cell>
          <table:table-cell table:number-columns-repeated="1011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0.315" calcext:value-type="float">
            <text:p>10.315</text:p>
          </table:table-cell>
          <table:table-cell table:number-columns-repeated="2" table:style-name="ce2" office:value-type="float" office:value="10.314" calcext:value-type="float">
            <text:p>10.314</text:p>
          </table:table-cell>
          <table:table-cell table:formula="of:=AVERAGE([.B41:.D41])" office:value-type="float" office:value="10.3143333333333" calcext:value-type="float">
            <text:p>10.3143333333333</text:p>
          </table:table-cell>
          <table:table-cell table:formula="of:=LN([.A41])" office:value-type="float" office:value="5.19295685089021" calcext:value-type="float">
            <text:p>5.19295685089021</text:p>
          </table:table-cell>
          <table:table-cell table:formula="of:=LN([.E41])" office:value-type="float" office:value="2.33353451363798" calcext:value-type="float">
            <text:p>2.33353451363798</text:p>
          </table:table-cell>
          <table:table-cell table:formula="of:=SQRT(((MAX([.B41:.D41])-MIN([.B41:.D41]))/2)^2+0.0005^2)" office:value-type="float" office:value="0.000707106781186352" calcext:value-type="float">
            <text:p>0.000707106781186</text:p>
          </table:table-cell>
          <table:table-cell/>
          <table:table-cell table:formula="of:=[.F41]" office:value-type="float" office:value="5.19295685089021" calcext:value-type="float">
            <text:p>5.19295685089021</text:p>
          </table:table-cell>
          <table:table-cell table:formula="of:=[.G41]" office:value-type="float" office:value="2.33353451363798" calcext:value-type="float">
            <text:p>2.33353451363798</text:p>
          </table:table-cell>
          <table:table-cell table:formula="of:=0.05/[.A41]" office:value-type="float" office:value="0.000277777777777778" calcext:value-type="float">
            <text:p>0.000277777777778</text:p>
          </table:table-cell>
          <table:table-cell table:formula="of:=[.H41]/[.E41]" office:value-type="float" office:value="0.0000685557426092834" calcext:value-type="float">
            <text:p>6.85557426092834E-05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14 10kHz" table:style-name="ta4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Diode 14</text:p>
          </table:table-cell>
          <table:table-cell/>
          <table:table-cell table:style-name="ce1" office:value-type="string" calcext:value-type="string">
            <text:p>Freq:</text:p>
          </table:table-cell>
          <table:table-cell table:style-name="ce2" office:value-type="string" calcext:value-type="string">
            <text:p>10 kHz</text:p>
          </table:table-cell>
          <table:table-cell table:style-name="ce1"/>
          <table:table-cell table:number-columns-repeated="1019"/>
        </table:table-row>
        <table:table-row table:style-name="ro2">
          <table:table-cell table:number-columns-repeated="9"/>
          <table:table-cell office:value-type="string" calcext:value-type="string">
            <text:p>Root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Voltage (-V)</text:p>
          </table:table-cell>
          <table:table-cell table:style-name="ce1" office:value-type="string" calcext:value-type="string">
            <text:p>C (pF)</text:p>
          </table:table-cell>
          <table:table-cell table:style-name="ce1" table:number-columns-repeated="2"/>
          <table:table-cell table:style-name="ce1" office:value-type="string" calcext:value-type="string">
            <text:p>C Av. (pF)</text:p>
          </table:table-cell>
          <table:table-cell table:style-name="ce1" office:value-type="string" calcext:value-type="string">
            <text:p>ln(V)</text:p>
          </table:table-cell>
          <table:table-cell table:style-name="ce1" office:value-type="string" calcext:value-type="string">
            <text:p>ln( C )</text:p>
          </table:table-cell>
          <table:table-cell table:style-name="ce1" office:value-type="string" calcext:value-type="string">
            <text:p>Err C (pF)</text:p>
          </table:table-cell>
          <table:table-cell/>
          <table:table-cell office:value-type="string" calcext:value-type="string">
            <text:p>ln v</text:p>
          </table:table-cell>
          <table:table-cell office:value-type="string" calcext:value-type="string">
            <text:p>ln c</text:p>
          </table:table-cell>
          <table:table-cell office:value-type="string" calcext:value-type="string">
            <text:p>eln v</text:p>
          </table:table-cell>
          <table:table-cell office:value-type="string" calcext:value-type="string">
            <text:p>eln c</text:p>
          </table:table-cell>
          <table:table-cell table:number-columns-repeated="101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9.616" calcext:value-type="float">
            <text:p>39.616</text:p>
          </table:table-cell>
          <table:table-cell table:style-name="ce2" office:value-type="float" office:value="39.614" calcext:value-type="float">
            <text:p>39.614</text:p>
          </table:table-cell>
          <table:table-cell table:formula="of:=AVERAGE([.B4:.D4])" office:value-type="float" office:value="39.6153333333333" calcext:value-type="float">
            <text:p>39.6153333333333</text:p>
          </table:table-cell>
          <table:table-cell table:formula="of:=LN([.A4])" office:value-type="float" office:value="0" calcext:value-type="float">
            <text:p>0</text:p>
          </table:table-cell>
          <table:table-cell table:formula="of:=LN([.E4])" office:value-type="float" office:value="3.67921624870298" calcext:value-type="float">
            <text:p>3.67921624870298</text:p>
          </table:table-cell>
          <table:table-cell table:formula="of:=SQRT(((MAX([.B4:.D4])-MIN([.B4:.D4]))/2)^2+0.0005^2)" office:value-type="float" office:value="0.00111803398875099" calcext:value-type="float">
            <text:p>0.001118033988751</text:p>
          </table:table-cell>
          <table:table-cell/>
          <table:table-cell table:formula="of:=[.F4]" office:value-type="float" office:value="0" calcext:value-type="float">
            <text:p>0</text:p>
          </table:table-cell>
          <table:table-cell table:formula="of:=[.G4]" office:value-type="float" office:value="3.67921624870298" calcext:value-type="float">
            <text:p>3.67921624870298</text:p>
          </table:table-cell>
          <table:table-cell table:formula="of:=0.05/[.A4]" office:value-type="float" office:value="0.05" calcext:value-type="float">
            <text:p>0.05</text:p>
          </table:table-cell>
          <table:table-cell table:formula="of:=[.H4]/[.E4]" office:value-type="float" office:value="0.0000282222537254343" calcext:value-type="float">
            <text:p>2.82222537254343E-05</text:p>
          </table:table-cell>
          <table:table-cell table:number-columns-repeated="101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27.288" calcext:value-type="float">
            <text:p>27.288</text:p>
          </table:table-cell>
          <table:table-cell table:style-name="ce2" office:value-type="float" office:value="27.32" calcext:value-type="float">
            <text:p>27.32</text:p>
          </table:table-cell>
          <table:table-cell table:style-name="ce2" office:value-type="float" office:value="27.328" calcext:value-type="float">
            <text:p>27.328</text:p>
          </table:table-cell>
          <table:table-cell table:formula="of:=AVERAGE([.B5:.D5])" office:value-type="float" office:value="27.312" calcext:value-type="float">
            <text:p>27.312</text:p>
          </table:table-cell>
          <table:table-cell table:formula="of:=LN([.A5])" office:value-type="float" office:value="1.09861228866811" calcext:value-type="float">
            <text:p>1.09861228866811</text:p>
          </table:table-cell>
          <table:table-cell table:formula="of:=LN([.E5])" office:value-type="float" office:value="3.30732616605208" calcext:value-type="float">
            <text:p>3.30732616605208</text:p>
          </table:table-cell>
          <table:table-cell table:formula="of:=SQRT(((MAX([.B5:.D5])-MIN([.B5:.D5]))/2)^2+0.0005^2)" office:value-type="float" office:value="0.0200062490237421" calcext:value-type="float">
            <text:p>0.020006249023742</text:p>
          </table:table-cell>
          <table:table-cell/>
          <table:table-cell table:formula="of:=[.F5]" office:value-type="float" office:value="1.09861228866811" calcext:value-type="float">
            <text:p>1.09861228866811</text:p>
          </table:table-cell>
          <table:table-cell table:formula="of:=[.G5]" office:value-type="float" office:value="3.30732616605208" calcext:value-type="float">
            <text:p>3.30732616605208</text:p>
          </table:table-cell>
          <table:table-cell table:formula="of:=0.05/[.A5]" office:value-type="float" office:value="0.0166666666666667" calcext:value-type="float">
            <text:p>0.016666666666667</text:p>
          </table:table-cell>
          <table:table-cell table:formula="of:=[.H5]/[.E5]" office:value-type="float" office:value="0.000732507653183294" calcext:value-type="float">
            <text:p>0.000732507653183</text:p>
          </table:table-cell>
          <table:table-cell table:number-columns-repeated="1011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3.24" calcext:value-type="float">
            <text:p>23.24</text:p>
          </table:table-cell>
          <table:table-cell table:style-name="ce2" office:value-type="float" office:value="23.238" calcext:value-type="float">
            <text:p>23.238</text:p>
          </table:table-cell>
          <table:table-cell table:style-name="ce2" office:value-type="float" office:value="23.236" calcext:value-type="float">
            <text:p>23.236</text:p>
          </table:table-cell>
          <table:table-cell table:formula="of:=AVERAGE([.B6:.D6])" office:value-type="float" office:value="23.238" calcext:value-type="float">
            <text:p>23.238</text:p>
          </table:table-cell>
          <table:table-cell table:formula="of:=LN([.A6])" office:value-type="float" office:value="1.6094379124341" calcext:value-type="float">
            <text:p>1.6094379124341</text:p>
          </table:table-cell>
          <table:table-cell table:formula="of:=LN([.E6])" office:value-type="float" office:value="3.14578886976067" calcext:value-type="float">
            <text:p>3.14578886976067</text:p>
          </table:table-cell>
          <table:table-cell table:formula="of:=SQRT(((MAX([.B6:.D6])-MIN([.B6:.D6]))/2)^2+0.0005^2)" office:value-type="float" office:value="0.00206155281280776" calcext:value-type="float">
            <text:p>0.002061552812808</text:p>
          </table:table-cell>
          <table:table-cell/>
          <table:table-cell table:formula="of:=[.F6]" office:value-type="float" office:value="1.6094379124341" calcext:value-type="float">
            <text:p>1.6094379124341</text:p>
          </table:table-cell>
          <table:table-cell table:formula="of:=[.G6]" office:value-type="float" office:value="3.14578886976067" calcext:value-type="float">
            <text:p>3.14578886976067</text:p>
          </table:table-cell>
          <table:table-cell table:formula="of:=0.05/[.A6]" office:value-type="float" office:value="0.01" calcext:value-type="float">
            <text:p>0.01</text:p>
          </table:table-cell>
          <table:table-cell table:formula="of:=[.H6]/[.E6]" office:value-type="float" office:value="0.0000887147264311798" calcext:value-type="float">
            <text:p>8.87147264311798E-05</text:p>
          </table:table-cell>
          <table:table-cell table:number-columns-repeated="1011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8.914" calcext:value-type="float">
            <text:p>18.914</text:p>
          </table:table-cell>
          <table:table-cell table:style-name="ce2" office:value-type="float" office:value="18.909" calcext:value-type="float">
            <text:p>18.909</text:p>
          </table:table-cell>
          <table:table-cell table:style-name="ce2" office:value-type="float" office:value="18.906" calcext:value-type="float">
            <text:p>18.906</text:p>
          </table:table-cell>
          <table:table-cell table:formula="of:=AVERAGE([.B7:.D7])" office:value-type="float" office:value="18.9096666666667" calcext:value-type="float">
            <text:p>18.9096666666667</text:p>
          </table:table-cell>
          <table:table-cell table:formula="of:=LN([.A7])" office:value-type="float" office:value="2.30258509299405" calcext:value-type="float">
            <text:p>2.30258509299405</text:p>
          </table:table-cell>
          <table:table-cell table:formula="of:=LN([.E7])" office:value-type="float" office:value="2.93967325515734" calcext:value-type="float">
            <text:p>2.93967325515734</text:p>
          </table:table-cell>
          <table:table-cell table:formula="of:=SQRT(((MAX([.B7:.D7])-MIN([.B7:.D7]))/2)^2+0.0005^2)" office:value-type="float" office:value="0.0040311288741506" calcext:value-type="float">
            <text:p>0.004031128874151</text:p>
          </table:table-cell>
          <table:table-cell/>
          <table:table-cell table:formula="of:=[.F7]" office:value-type="float" office:value="2.30258509299405" calcext:value-type="float">
            <text:p>2.30258509299405</text:p>
          </table:table-cell>
          <table:table-cell table:formula="of:=[.G7]" office:value-type="float" office:value="2.93967325515734" calcext:value-type="float">
            <text:p>2.93967325515734</text:p>
          </table:table-cell>
          <table:table-cell table:formula="of:=0.05/[.A7]" office:value-type="float" office:value="0.005" calcext:value-type="float">
            <text:p>0.005</text:p>
          </table:table-cell>
          <table:table-cell table:formula="of:=[.H7]/[.E7]" office:value-type="float" office:value="0.000213178209072111" calcext:value-type="float">
            <text:p>0.000213178209072</text:p>
          </table:table-cell>
          <table:table-cell table:number-columns-repeated="1011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.896" calcext:value-type="float">
            <text:p>16.896</text:p>
          </table:table-cell>
          <table:table-cell table:style-name="ce2" office:value-type="float" office:value="16.89" calcext:value-type="float">
            <text:p>16.89</text:p>
          </table:table-cell>
          <table:table-cell table:style-name="ce2" office:value-type="float" office:value="16.891" calcext:value-type="float">
            <text:p>16.891</text:p>
          </table:table-cell>
          <table:table-cell table:formula="of:=AVERAGE([.B8:.D8])" office:value-type="float" office:value="16.8923333333333" calcext:value-type="float">
            <text:p>16.8923333333333</text:p>
          </table:table-cell>
          <table:table-cell table:formula="of:=LN([.A8])" office:value-type="float" office:value="2.70805020110221" calcext:value-type="float">
            <text:p>2.70805020110221</text:p>
          </table:table-cell>
          <table:table-cell table:formula="of:=LN([.E8])" office:value-type="float" office:value="2.82685987008404" calcext:value-type="float">
            <text:p>2.82685987008404</text:p>
          </table:table-cell>
          <table:table-cell table:formula="of:=SQRT(((MAX([.B8:.D8])-MIN([.B8:.D8]))/2)^2+0.0005^2)" office:value-type="float" office:value="0.00304138126514922" calcext:value-type="float">
            <text:p>0.003041381265149</text:p>
          </table:table-cell>
          <table:table-cell/>
          <table:table-cell table:formula="of:=[.F8]" office:value-type="float" office:value="2.70805020110221" calcext:value-type="float">
            <text:p>2.70805020110221</text:p>
          </table:table-cell>
          <table:table-cell table:formula="of:=[.G8]" office:value-type="float" office:value="2.82685987008404" calcext:value-type="float">
            <text:p>2.82685987008404</text:p>
          </table:table-cell>
          <table:table-cell table:formula="of:=0.05/[.A8]" office:value-type="float" office:value="0.00333333333333333" calcext:value-type="float">
            <text:p>0.003333333333333</text:p>
          </table:table-cell>
          <table:table-cell table:formula="of:=[.H8]/[.E8]" office:value-type="float" office:value="0.000180045065719117" calcext:value-type="float">
            <text:p>0.000180045065719</text:p>
          </table:table-cell>
          <table:table-cell table:number-columns-repeated="1011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.656" calcext:value-type="float">
            <text:p>15.656</text:p>
          </table:table-cell>
          <table:table-cell table:style-name="ce2" office:value-type="float" office:value="15.651" calcext:value-type="float">
            <text:p>15.651</text:p>
          </table:table-cell>
          <table:table-cell table:style-name="ce2" office:value-type="float" office:value="15.649" calcext:value-type="float">
            <text:p>15.649</text:p>
          </table:table-cell>
          <table:table-cell table:formula="of:=AVERAGE([.B9:.D9])" office:value-type="float" office:value="15.652" calcext:value-type="float">
            <text:p>15.652</text:p>
          </table:table-cell>
          <table:table-cell table:formula="of:=LN([.A9])" office:value-type="float" office:value="2.99573227355399" calcext:value-type="float">
            <text:p>2.99573227355399</text:p>
          </table:table-cell>
          <table:table-cell table:formula="of:=LN([.E9])" office:value-type="float" office:value="2.75059870434817" calcext:value-type="float">
            <text:p>2.75059870434817</text:p>
          </table:table-cell>
          <table:table-cell table:formula="of:=SQRT(((MAX([.B9:.D9])-MIN([.B9:.D9]))/2)^2+0.0005^2)" office:value-type="float" office:value="0.00353553390593345" calcext:value-type="float">
            <text:p>0.003535533905933</text:p>
          </table:table-cell>
          <table:table-cell/>
          <table:table-cell table:formula="of:=[.F9]" office:value-type="float" office:value="2.99573227355399" calcext:value-type="float">
            <text:p>2.99573227355399</text:p>
          </table:table-cell>
          <table:table-cell table:formula="of:=[.G9]" office:value-type="float" office:value="2.75059870434817" calcext:value-type="float">
            <text:p>2.75059870434817</text:p>
          </table:table-cell>
          <table:table-cell table:formula="of:=0.05/[.A9]" office:value-type="float" office:value="0.0025" calcext:value-type="float">
            <text:p>0.0025</text:p>
          </table:table-cell>
          <table:table-cell table:formula="of:=[.H9]/[.E9]" office:value-type="float" office:value="0.000225883842699556" calcext:value-type="float">
            <text:p>0.0002258838427</text:p>
          </table:table-cell>
          <table:table-cell table:number-columns-repeated="4"/>
          <table:table-cell>
            <draw:frame table:end-cell-address="'D14 10kHz'.AD37" table:end-x="37.81pt" table:end-y="0.71pt" draw:z-index="0" draw:name="Chart 1" draw:style-name="gr1" draw:text-style-name="P1" svg:width="587.57pt" svg:height="406.83pt" svg:x="28.63pt" svg:y="22.28pt">
              <loext:p draw:notify-on-update-of-ranges="'D14 10kHz'.G1:'D14 10kHz'.G2 'D14 10kHz'.G4:'D14 10kHz'.G41 'D14 10kHz'.F4:'D14 10kHz'.F41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06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14.801" calcext:value-type="float">
            <text:p>14.801</text:p>
          </table:table-cell>
          <table:table-cell table:style-name="ce2" office:value-type="float" office:value="14.794" calcext:value-type="float">
            <text:p>14.794</text:p>
          </table:table-cell>
          <table:table-cell table:formula="of:=AVERAGE([.B10:.D10])" office:value-type="float" office:value="14.7986666666667" calcext:value-type="float">
            <text:p>14.7986666666667</text:p>
          </table:table-cell>
          <table:table-cell table:formula="of:=LN([.A10])" office:value-type="float" office:value="3.2188758248682" calcext:value-type="float">
            <text:p>3.2188758248682</text:p>
          </table:table-cell>
          <table:table-cell table:formula="of:=LN([.E10])" office:value-type="float" office:value="2.69453708662162" calcext:value-type="float">
            <text:p>2.69453708662162</text:p>
          </table:table-cell>
          <table:table-cell table:formula="of:=SQRT(((MAX([.B10:.D10])-MIN([.B10:.D10]))/2)^2+0.0005^2)" office:value-type="float" office:value="0.00353553390593258" calcext:value-type="float">
            <text:p>0.003535533905933</text:p>
          </table:table-cell>
          <table:table-cell/>
          <table:table-cell table:formula="of:=[.F10]" office:value-type="float" office:value="3.2188758248682" calcext:value-type="float">
            <text:p>3.2188758248682</text:p>
          </table:table-cell>
          <table:table-cell table:formula="of:=[.G10]" office:value-type="float" office:value="2.69453708662162" calcext:value-type="float">
            <text:p>2.69453708662162</text:p>
          </table:table-cell>
          <table:table-cell table:formula="of:=0.05/[.A10]" office:value-type="float" office:value="0.002" calcext:value-type="float">
            <text:p>0.002</text:p>
          </table:table-cell>
          <table:table-cell table:formula="of:=[.H10]/[.E10]" office:value-type="float" office:value="0.000238908949405301" calcext:value-type="float">
            <text:p>0.000238908949405</text:p>
          </table:table-cell>
          <table:table-cell table:number-columns-repeated="1011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4.163" calcext:value-type="float">
            <text:p>14.163</text:p>
          </table:table-cell>
          <table:table-cell table:style-name="ce2" office:value-type="float" office:value="14.159" calcext:value-type="float">
            <text:p>14.159</text:p>
          </table:table-cell>
          <table:table-cell table:style-name="ce2" office:value-type="float" office:value="14.154" calcext:value-type="float">
            <text:p>14.154</text:p>
          </table:table-cell>
          <table:table-cell table:formula="of:=AVERAGE([.B11:.D11])" office:value-type="float" office:value="14.1586666666667" calcext:value-type="float">
            <text:p>14.1586666666667</text:p>
          </table:table-cell>
          <table:table-cell table:formula="of:=LN([.A11])" office:value-type="float" office:value="3.40119738166216" calcext:value-type="float">
            <text:p>3.40119738166216</text:p>
          </table:table-cell>
          <table:table-cell table:formula="of:=LN([.E11])" office:value-type="float" office:value="2.65032692187349" calcext:value-type="float">
            <text:p>2.65032692187349</text:p>
          </table:table-cell>
          <table:table-cell table:formula="of:=SQRT(((MAX([.B11:.D11])-MIN([.B11:.D11]))/2)^2+0.0005^2)" office:value-type="float" office:value="0.00452769256906888" calcext:value-type="float">
            <text:p>0.004527692569069</text:p>
          </table:table-cell>
          <table:table-cell/>
          <table:table-cell table:formula="of:=[.F11]" office:value-type="float" office:value="3.40119738166216" calcext:value-type="float">
            <text:p>3.40119738166216</text:p>
          </table:table-cell>
          <table:table-cell table:formula="of:=[.G11]" office:value-type="float" office:value="2.65032692187349" calcext:value-type="float">
            <text:p>2.65032692187349</text:p>
          </table:table-cell>
          <table:table-cell table:formula="of:=0.05/[.A11]" office:value-type="float" office:value="0.00166666666666667" calcext:value-type="float">
            <text:p>0.001666666666667</text:p>
          </table:table-cell>
          <table:table-cell table:formula="of:=[.H11]/[.E11]" office:value-type="float" office:value="0.00031978241141366" calcext:value-type="float">
            <text:p>0.000319782411414</text:p>
          </table:table-cell>
          <table:table-cell table:number-columns-repeated="1011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3" office:value-type="float" office:value="13.662" calcext:value-type="float">
            <text:p>13.662</text:p>
          </table:table-cell>
          <table:table-cell table:style-name="ce2" office:value-type="float" office:value="13.66" calcext:value-type="float">
            <text:p>13.66</text:p>
          </table:table-cell>
          <table:table-cell table:style-name="ce2" office:value-type="float" office:value="13.657" calcext:value-type="float">
            <text:p>13.657</text:p>
          </table:table-cell>
          <table:table-cell table:formula="of:=AVERAGE([.B12:.D12])" office:value-type="float" office:value="13.6596666666667" calcext:value-type="float">
            <text:p>13.6596666666667</text:p>
          </table:table-cell>
          <table:table-cell table:formula="of:=LN([.A12])" office:value-type="float" office:value="3.55534806148941" calcext:value-type="float">
            <text:p>3.55534806148941</text:p>
          </table:table-cell>
          <table:table-cell table:formula="of:=LN([.E12])" office:value-type="float" office:value="2.61444745169752" calcext:value-type="float">
            <text:p>2.61444745169752</text:p>
          </table:table-cell>
          <table:table-cell table:formula="of:=SQRT(((MAX([.B12:.D12])-MIN([.B12:.D12]))/2)^2+0.0005^2)" office:value-type="float" office:value="0.00254950975679678" calcext:value-type="float">
            <text:p>0.002549509756797</text:p>
          </table:table-cell>
          <table:table-cell/>
          <table:table-cell table:formula="of:=[.F12]" office:value-type="float" office:value="3.55534806148941" calcext:value-type="float">
            <text:p>3.55534806148941</text:p>
          </table:table-cell>
          <table:table-cell table:formula="of:=[.G12]" office:value-type="float" office:value="2.61444745169752" calcext:value-type="float">
            <text:p>2.61444745169752</text:p>
          </table:table-cell>
          <table:table-cell table:formula="of:=0.05/[.A12]" office:value-type="float" office:value="0.00142857142857143" calcext:value-type="float">
            <text:p>0.001428571428571</text:p>
          </table:table-cell>
          <table:table-cell table:formula="of:=[.H12]/[.E12]" office:value-type="float" office:value="0.000186645093105989" calcext:value-type="float">
            <text:p>0.000186645093106</text:p>
          </table:table-cell>
          <table:table-cell table:number-columns-repeated="1011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.251" calcext:value-type="float">
            <text:p>13.251</text:p>
          </table:table-cell>
          <table:table-cell table:style-name="ce2" office:value-type="float" office:value="13.249" calcext:value-type="float">
            <text:p>13.249</text:p>
          </table:table-cell>
          <table:table-cell table:style-name="ce2" office:value-type="float" office:value="13.239" calcext:value-type="float">
            <text:p>13.239</text:p>
          </table:table-cell>
          <table:table-cell table:formula="of:=AVERAGE([.B13:.D13])" office:value-type="float" office:value="13.2463333333333" calcext:value-type="float">
            <text:p>13.2463333333333</text:p>
          </table:table-cell>
          <table:table-cell table:formula="of:=LN([.A13])" office:value-type="float" office:value="3.68887945411394" calcext:value-type="float">
            <text:p>3.68887945411394</text:p>
          </table:table-cell>
          <table:table-cell table:formula="of:=LN([.E13])" office:value-type="float" office:value="2.58372078457579" calcext:value-type="float">
            <text:p>2.58372078457579</text:p>
          </table:table-cell>
          <table:table-cell table:formula="of:=SQRT(((MAX([.B13:.D13])-MIN([.B13:.D13]))/2)^2+0.0005^2)" office:value-type="float" office:value="0.00602079728939549" calcext:value-type="float">
            <text:p>0.006020797289395</text:p>
          </table:table-cell>
          <table:table-cell/>
          <table:table-cell table:formula="of:=[.F13]" office:value-type="float" office:value="3.68887945411394" calcext:value-type="float">
            <text:p>3.68887945411394</text:p>
          </table:table-cell>
          <table:table-cell table:formula="of:=[.G13]" office:value-type="float" office:value="2.58372078457579" calcext:value-type="float">
            <text:p>2.58372078457579</text:p>
          </table:table-cell>
          <table:table-cell table:formula="of:=0.05/[.A13]" office:value-type="float" office:value="0.00125" calcext:value-type="float">
            <text:p>0.00125</text:p>
          </table:table-cell>
          <table:table-cell table:formula="of:=[.H13]/[.E13]" office:value-type="float" office:value="0.00045452557608864" calcext:value-type="float">
            <text:p>0.000454525576089</text:p>
          </table:table-cell>
          <table:table-cell table:number-columns-repeated="1011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.898" calcext:value-type="float">
            <text:p>12.898</text:p>
          </table:table-cell>
          <table:table-cell table:style-name="ce2" office:value-type="float" office:value="12.9" calcext:value-type="float">
            <text:p>12.9</text:p>
          </table:table-cell>
          <table:table-cell table:style-name="ce2" office:value-type="float" office:value="12.902" calcext:value-type="float">
            <text:p>12.902</text:p>
          </table:table-cell>
          <table:table-cell table:formula="of:=AVERAGE([.B14:.D14])" office:value-type="float" office:value="12.9" calcext:value-type="float">
            <text:p>12.9</text:p>
          </table:table-cell>
          <table:table-cell table:formula="of:=LN([.A14])" office:value-type="float" office:value="3.80666248977032" calcext:value-type="float">
            <text:p>3.80666248977032</text:p>
          </table:table-cell>
          <table:table-cell table:formula="of:=LN([.E14])" office:value-type="float" office:value="2.55722731136763" calcext:value-type="float">
            <text:p>2.55722731136763</text:p>
          </table:table-cell>
          <table:table-cell table:formula="of:=SQRT(((MAX([.B14:.D14])-MIN([.B14:.D14]))/2)^2+0.0005^2)" office:value-type="float" office:value="0.00206155281280862" calcext:value-type="float">
            <text:p>0.002061552812809</text:p>
          </table:table-cell>
          <table:table-cell/>
          <table:table-cell table:formula="of:=[.F14]" office:value-type="float" office:value="3.80666248977032" calcext:value-type="float">
            <text:p>3.80666248977032</text:p>
          </table:table-cell>
          <table:table-cell table:formula="of:=[.G14]" office:value-type="float" office:value="2.55722731136763" calcext:value-type="float">
            <text:p>2.55722731136763</text:p>
          </table:table-cell>
          <table:table-cell table:formula="of:=0.05/[.A14]" office:value-type="float" office:value="0.00111111111111111" calcext:value-type="float">
            <text:p>0.001111111111111</text:p>
          </table:table-cell>
          <table:table-cell table:formula="of:=[.H14]/[.E14]" office:value-type="float" office:value="0.000159810295566559" calcext:value-type="float">
            <text:p>0.000159810295567</text:p>
          </table:table-cell>
          <table:table-cell table:number-columns-repeated="1011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.622" calcext:value-type="float">
            <text:p>12.622</text:p>
          </table:table-cell>
          <table:table-cell table:style-name="ce2" office:value-type="float" office:value="12.619" calcext:value-type="float">
            <text:p>12.619</text:p>
          </table:table-cell>
          <table:table-cell table:style-name="ce2" office:value-type="float" office:value="12.615" calcext:value-type="float">
            <text:p>12.615</text:p>
          </table:table-cell>
          <table:table-cell table:formula="of:=AVERAGE([.B15:.D15])" office:value-type="float" office:value="12.6186666666667" calcext:value-type="float">
            <text:p>12.6186666666667</text:p>
          </table:table-cell>
          <table:table-cell table:formula="of:=LN([.A15])" office:value-type="float" office:value="3.91202300542815" calcext:value-type="float">
            <text:p>3.91202300542815</text:p>
          </table:table-cell>
          <table:table-cell table:formula="of:=LN([.E15])" office:value-type="float" office:value="2.53517719912787" calcext:value-type="float">
            <text:p>2.53517719912787</text:p>
          </table:table-cell>
          <table:table-cell table:formula="of:=SQRT(((MAX([.B15:.D15])-MIN([.B15:.D15]))/2)^2+0.0005^2)" office:value-type="float" office:value="0.00353553390593258" calcext:value-type="float">
            <text:p>0.003535533905933</text:p>
          </table:table-cell>
          <table:table-cell/>
          <table:table-cell table:formula="of:=[.F15]" office:value-type="float" office:value="3.91202300542815" calcext:value-type="float">
            <text:p>3.91202300542815</text:p>
          </table:table-cell>
          <table:table-cell table:formula="of:=[.G15]" office:value-type="float" office:value="2.53517719912787" calcext:value-type="float">
            <text:p>2.53517719912787</text:p>
          </table:table-cell>
          <table:table-cell table:formula="of:=0.05/[.A15]" office:value-type="float" office:value="0.001" calcext:value-type="float">
            <text:p>0.001</text:p>
          </table:table-cell>
          <table:table-cell table:formula="of:=[.H15]/[.E15]" office:value-type="float" office:value="0.000280182843348418" calcext:value-type="float">
            <text:p>0.000280182843348</text:p>
          </table:table-cell>
          <table:table-cell table:number-columns-repeated="1011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2.371" calcext:value-type="float">
            <text:p>12.371</text:p>
          </table:table-cell>
          <table:table-cell table:style-name="ce2" office:value-type="float" office:value="12.366" calcext:value-type="float">
            <text:p>12.366</text:p>
          </table:table-cell>
          <table:table-cell table:style-name="ce2" office:value-type="float" office:value="12.367" calcext:value-type="float">
            <text:p>12.367</text:p>
          </table:table-cell>
          <table:table-cell table:formula="of:=AVERAGE([.B16:.D16])" office:value-type="float" office:value="12.368" calcext:value-type="float">
            <text:p>12.368</text:p>
          </table:table-cell>
          <table:table-cell table:formula="of:=LN([.A16])" office:value-type="float" office:value="4.00733318523247" calcext:value-type="float">
            <text:p>4.00733318523247</text:p>
          </table:table-cell>
          <table:table-cell table:formula="of:=LN([.E16])" office:value-type="float" office:value="2.51511249184507" calcext:value-type="float">
            <text:p>2.51511249184507</text:p>
          </table:table-cell>
          <table:table-cell table:formula="of:=SQRT(((MAX([.B16:.D16])-MIN([.B16:.D16]))/2)^2+0.0005^2)" office:value-type="float" office:value="0.00254950975679678" calcext:value-type="float">
            <text:p>0.002549509756797</text:p>
          </table:table-cell>
          <table:table-cell/>
          <table:table-cell table:formula="of:=[.F16]" office:value-type="float" office:value="4.00733318523247" calcext:value-type="float">
            <text:p>4.00733318523247</text:p>
          </table:table-cell>
          <table:table-cell table:formula="of:=[.G16]" office:value-type="float" office:value="2.51511249184507" calcext:value-type="float">
            <text:p>2.51511249184507</text:p>
          </table:table-cell>
          <table:table-cell table:formula="of:=0.05/[.A16]" office:value-type="float" office:value="0.000909090909090909" calcext:value-type="float">
            <text:p>0.000909090909091</text:p>
          </table:table-cell>
          <table:table-cell table:formula="of:=[.H16]/[.E16]" office:value-type="float" office:value="0.000206137593531434" calcext:value-type="float">
            <text:p>0.000206137593531</text:p>
          </table:table-cell>
          <table:table-cell table:number-columns-repeated="1011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2.152" calcext:value-type="float">
            <text:p>12.152</text:p>
          </table:table-cell>
          <table:table-cell table:style-name="ce2" office:value-type="float" office:value="12.148" calcext:value-type="float">
            <text:p>12.148</text:p>
          </table:table-cell>
          <table:table-cell table:style-name="ce2" office:value-type="float" office:value="12.124" calcext:value-type="float">
            <text:p>12.124</text:p>
          </table:table-cell>
          <table:table-cell table:formula="of:=AVERAGE([.B17:.D17])" office:value-type="float" office:value="12.1413333333333" calcext:value-type="float">
            <text:p>12.1413333333333</text:p>
          </table:table-cell>
          <table:table-cell table:formula="of:=LN([.A17])" office:value-type="float" office:value="4.0943445622221" calcext:value-type="float">
            <text:p>4.0943445622221</text:p>
          </table:table-cell>
          <table:table-cell table:formula="of:=LN([.E17])" office:value-type="float" office:value="2.49661560936437" calcext:value-type="float">
            <text:p>2.49661560936437</text:p>
          </table:table-cell>
          <table:table-cell table:formula="of:=SQRT(((MAX([.B17:.D17])-MIN([.B17:.D17]))/2)^2+0.0005^2)" office:value-type="float" office:value="0.0140089257261212" calcext:value-type="float">
            <text:p>0.014008925726121</text:p>
          </table:table-cell>
          <table:table-cell/>
          <table:table-cell table:formula="of:=[.F17]" office:value-type="float" office:value="4.0943445622221" calcext:value-type="float">
            <text:p>4.0943445622221</text:p>
          </table:table-cell>
          <table:table-cell table:formula="of:=[.G17]" office:value-type="float" office:value="2.49661560936437" calcext:value-type="float">
            <text:p>2.49661560936437</text:p>
          </table:table-cell>
          <table:table-cell table:formula="of:=0.05/[.A17]" office:value-type="float" office:value="0.000833333333333333" calcext:value-type="float">
            <text:p>0.000833333333333</text:p>
          </table:table-cell>
          <table:table-cell table:formula="of:=[.H17]/[.E17]" office:value-type="float" office:value="0.00115382102949604" calcext:value-type="float">
            <text:p>0.001153821029496</text:p>
          </table:table-cell>
          <table:table-cell table:number-columns-repeated="1011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1.947" calcext:value-type="float">
            <text:p>11.947</text:p>
          </table:table-cell>
          <table:table-cell table:style-name="ce2" office:value-type="float" office:value="11.948" calcext:value-type="float">
            <text:p>11.948</text:p>
          </table:table-cell>
          <table:table-cell table:style-name="ce2" office:value-type="float" office:value="11.921" calcext:value-type="float">
            <text:p>11.921</text:p>
          </table:table-cell>
          <table:table-cell table:formula="of:=AVERAGE([.B18:.D18])" office:value-type="float" office:value="11.9386666666667" calcext:value-type="float">
            <text:p>11.9386666666667</text:p>
          </table:table-cell>
          <table:table-cell table:formula="of:=LN([.A18])" office:value-type="float" office:value="4.17438726989564" calcext:value-type="float">
            <text:p>4.17438726989564</text:p>
          </table:table-cell>
          <table:table-cell table:formula="of:=LN([.E18])" office:value-type="float" office:value="2.47978243227055" calcext:value-type="float">
            <text:p>2.47978243227055</text:p>
          </table:table-cell>
          <table:table-cell table:formula="of:=SQRT(((MAX([.B18:.D18])-MIN([.B18:.D18]))/2)^2+0.0005^2)" office:value-type="float" office:value="0.0135092560861068" calcext:value-type="float">
            <text:p>0.013509256086107</text:p>
          </table:table-cell>
          <table:table-cell/>
          <table:table-cell table:formula="of:=[.F18]" office:value-type="float" office:value="4.17438726989564" calcext:value-type="float">
            <text:p>4.17438726989564</text:p>
          </table:table-cell>
          <table:table-cell table:formula="of:=[.G18]" office:value-type="float" office:value="2.47978243227055" calcext:value-type="float">
            <text:p>2.47978243227055</text:p>
          </table:table-cell>
          <table:table-cell table:formula="of:=0.05/[.A18]" office:value-type="float" office:value="0.000769230769230769" calcext:value-type="float">
            <text:p>0.000769230769231</text:p>
          </table:table-cell>
          <table:table-cell table:formula="of:=[.H18]/[.E18]" office:value-type="float" office:value="0.00113155484303999" calcext:value-type="float">
            <text:p>0.00113155484304</text:p>
          </table:table-cell>
          <table:table-cell table:number-columns-repeated="1011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style-name="ce2" office:value-type="float" office:value="11.766" calcext:value-type="float">
            <text:p>11.766</text:p>
          </table:table-cell>
          <table:table-cell table:style-name="ce2" office:value-type="float" office:value="11.765" calcext:value-type="float">
            <text:p>11.765</text:p>
          </table:table-cell>
          <table:table-cell table:style-name="ce2" office:value-type="float" office:value="11.764" calcext:value-type="float">
            <text:p>11.764</text:p>
          </table:table-cell>
          <table:table-cell table:formula="of:=AVERAGE([.B19:.D19])" office:value-type="float" office:value="11.765" calcext:value-type="float">
            <text:p>11.765</text:p>
          </table:table-cell>
          <table:table-cell table:formula="of:=LN([.A19])" office:value-type="float" office:value="4.24849524204936" calcext:value-type="float">
            <text:p>4.24849524204936</text:p>
          </table:table-cell>
          <table:table-cell table:formula="of:=LN([.E19])" office:value-type="float" office:value="2.46512902217933" calcext:value-type="float">
            <text:p>2.46512902217933</text:p>
          </table:table-cell>
          <table:table-cell table:formula="of:=SQRT(((MAX([.B19:.D19])-MIN([.B19:.D19]))/2)^2+0.0005^2)" office:value-type="float" office:value="0.00111803398875019" calcext:value-type="float">
            <text:p>0.00111803398875</text:p>
          </table:table-cell>
          <table:table-cell/>
          <table:table-cell table:formula="of:=[.F19]" office:value-type="float" office:value="4.24849524204936" calcext:value-type="float">
            <text:p>4.24849524204936</text:p>
          </table:table-cell>
          <table:table-cell table:formula="of:=[.G19]" office:value-type="float" office:value="2.46512902217933" calcext:value-type="float">
            <text:p>2.46512902217933</text:p>
          </table:table-cell>
          <table:table-cell table:formula="of:=0.05/[.A19]" office:value-type="float" office:value="0.000714285714285714" calcext:value-type="float">
            <text:p>0.000714285714286</text:p>
          </table:table-cell>
          <table:table-cell table:formula="of:=[.H19]/[.E19]" office:value-type="float" office:value="0.0000950305132809344" calcext:value-type="float">
            <text:p>9.50305132809344E-05</text:p>
          </table:table-cell>
          <table:table-cell table:number-columns-repeated="1011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float" office:value="11.614" calcext:value-type="float">
            <text:p>11.614</text:p>
          </table:table-cell>
          <table:table-cell table:style-name="ce2" office:value-type="float" office:value="11.611" calcext:value-type="float">
            <text:p>11.611</text:p>
          </table:table-cell>
          <table:table-cell table:style-name="ce2" office:value-type="float" office:value="11.61" calcext:value-type="float">
            <text:p>11.61</text:p>
          </table:table-cell>
          <table:table-cell table:formula="of:=AVERAGE([.B20:.D20])" office:value-type="float" office:value="11.6116666666667" calcext:value-type="float">
            <text:p>11.6116666666667</text:p>
          </table:table-cell>
          <table:table-cell table:formula="of:=LN([.A20])" office:value-type="float" office:value="4.31748811353631" calcext:value-type="float">
            <text:p>4.31748811353631</text:p>
          </table:table-cell>
          <table:table-cell table:formula="of:=LN([.E20])" office:value-type="float" office:value="2.45201033981397" calcext:value-type="float">
            <text:p>2.45201033981397</text:p>
          </table:table-cell>
          <table:table-cell table:formula="of:=SQRT(((MAX([.B20:.D20])-MIN([.B20:.D20]))/2)^2+0.0005^2)" office:value-type="float" office:value="0.00206155281280948" calcext:value-type="float">
            <text:p>0.002061552812809</text:p>
          </table:table-cell>
          <table:table-cell/>
          <table:table-cell table:formula="of:=[.F20]" office:value-type="float" office:value="4.31748811353631" calcext:value-type="float">
            <text:p>4.31748811353631</text:p>
          </table:table-cell>
          <table:table-cell table:formula="of:=[.G20]" office:value-type="float" office:value="2.45201033981397" calcext:value-type="float">
            <text:p>2.45201033981397</text:p>
          </table:table-cell>
          <table:table-cell table:formula="of:=0.05/[.A20]" office:value-type="float" office:value="0.000666666666666667" calcext:value-type="float">
            <text:p>0.000666666666667</text:p>
          </table:table-cell>
          <table:table-cell table:formula="of:=[.H20]/[.E20]" office:value-type="float" office:value="0.000177541508208079" calcext:value-type="float">
            <text:p>0.000177541508208</text:p>
          </table:table-cell>
          <table:table-cell table:number-columns-repeated="1011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float" office:value="11.478" calcext:value-type="float">
            <text:p>11.478</text:p>
          </table:table-cell>
          <table:table-cell table:style-name="ce2" office:value-type="float" office:value="11.474" calcext:value-type="float">
            <text:p>11.474</text:p>
          </table:table-cell>
          <table:table-cell table:style-name="ce2" office:value-type="float" office:value="11.475" calcext:value-type="float">
            <text:p>11.475</text:p>
          </table:table-cell>
          <table:table-cell table:formula="of:=AVERAGE([.B21:.D21])" office:value-type="float" office:value="11.4756666666667" calcext:value-type="float">
            <text:p>11.4756666666667</text:p>
          </table:table-cell>
          <table:table-cell table:formula="of:=LN([.A21])" office:value-type="float" office:value="4.38202663467388" calcext:value-type="float">
            <text:p>4.38202663467388</text:p>
          </table:table-cell>
          <table:table-cell table:formula="of:=LN([.E21])" office:value-type="float" office:value="2.44022885157202" calcext:value-type="float">
            <text:p>2.44022885157202</text:p>
          </table:table-cell>
          <table:table-cell table:formula="of:=SQRT(((MAX([.B21:.D21])-MIN([.B21:.D21]))/2)^2+0.0005^2)" office:value-type="float" office:value="0.00206155281280862" calcext:value-type="float">
            <text:p>0.002061552812809</text:p>
          </table:table-cell>
          <table:table-cell/>
          <table:table-cell table:formula="of:=[.F21]" office:value-type="float" office:value="4.38202663467388" calcext:value-type="float">
            <text:p>4.38202663467388</text:p>
          </table:table-cell>
          <table:table-cell table:formula="of:=[.G21]" office:value-type="float" office:value="2.44022885157202" calcext:value-type="float">
            <text:p>2.44022885157202</text:p>
          </table:table-cell>
          <table:table-cell table:formula="of:=0.05/[.A21]" office:value-type="float" office:value="0.000625" calcext:value-type="float">
            <text:p>0.000625</text:p>
          </table:table-cell>
          <table:table-cell table:formula="of:=[.H21]/[.E21]" office:value-type="float" office:value="0.000179645581619829" calcext:value-type="float">
            <text:p>0.00017964558162</text:p>
          </table:table-cell>
          <table:table-cell table:number-columns-repeated="1011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float" office:value="11.349" calcext:value-type="float">
            <text:p>11.349</text:p>
          </table:table-cell>
          <table:table-cell table:style-name="ce2" office:value-type="float" office:value="11.348" calcext:value-type="float">
            <text:p>11.348</text:p>
          </table:table-cell>
          <table:table-cell table:style-name="ce2" office:value-type="float" office:value="11.345" calcext:value-type="float">
            <text:p>11.345</text:p>
          </table:table-cell>
          <table:table-cell table:formula="of:=AVERAGE([.B22:.D22])" office:value-type="float" office:value="11.3473333333333" calcext:value-type="float">
            <text:p>11.3473333333333</text:p>
          </table:table-cell>
          <table:table-cell table:formula="of:=LN([.A22])" office:value-type="float" office:value="4.44265125649032" calcext:value-type="float">
            <text:p>4.44265125649032</text:p>
          </table:table-cell>
          <table:table-cell table:formula="of:=LN([.E22])" office:value-type="float" office:value="2.42898276771767" calcext:value-type="float">
            <text:p>2.42898276771767</text:p>
          </table:table-cell>
          <table:table-cell table:formula="of:=SQRT(((MAX([.B22:.D22])-MIN([.B22:.D22]))/2)^2+0.0005^2)" office:value-type="float" office:value="0.00206155281280862" calcext:value-type="float">
            <text:p>0.002061552812809</text:p>
          </table:table-cell>
          <table:table-cell/>
          <table:table-cell table:formula="of:=[.F22]" office:value-type="float" office:value="4.44265125649032" calcext:value-type="float">
            <text:p>4.44265125649032</text:p>
          </table:table-cell>
          <table:table-cell table:formula="of:=[.G22]" office:value-type="float" office:value="2.42898276771767" calcext:value-type="float">
            <text:p>2.42898276771767</text:p>
          </table:table-cell>
          <table:table-cell table:formula="of:=0.05/[.A22]" office:value-type="float" office:value="0.000588235294117647" calcext:value-type="float">
            <text:p>0.000588235294118</text:p>
          </table:table-cell>
          <table:table-cell table:formula="of:=[.H22]/[.E22]" office:value-type="float" office:value="0.000181677293884785" calcext:value-type="float">
            <text:p>0.000181677293885</text:p>
          </table:table-cell>
          <table:table-cell table:number-columns-repeated="1011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.241" calcext:value-type="float">
            <text:p>11.241</text:p>
          </table:table-cell>
          <table:table-cell table:style-name="ce2" office:value-type="float" office:value="11.243" calcext:value-type="float">
            <text:p>11.243</text:p>
          </table:table-cell>
          <table:table-cell table:style-name="ce2" office:value-type="float" office:value="11.238" calcext:value-type="float">
            <text:p>11.238</text:p>
          </table:table-cell>
          <table:table-cell table:formula="of:=AVERAGE([.B23:.D23])" office:value-type="float" office:value="11.2406666666667" calcext:value-type="float">
            <text:p>11.2406666666667</text:p>
          </table:table-cell>
          <table:table-cell table:formula="of:=LN([.A23])" office:value-type="float" office:value="4.49980967033027" calcext:value-type="float">
            <text:p>4.49980967033027</text:p>
          </table:table-cell>
          <table:table-cell table:formula="of:=LN([.E23])" office:value-type="float" office:value="2.41953815468768" calcext:value-type="float">
            <text:p>2.41953815468768</text:p>
          </table:table-cell>
          <table:table-cell table:formula="of:=SQRT(((MAX([.B23:.D23])-MIN([.B23:.D23]))/2)^2+0.00005^2)" office:value-type="float" office:value="0.00250049995001039" calcext:value-type="float">
            <text:p>0.00250049995001</text:p>
          </table:table-cell>
          <table:table-cell/>
          <table:table-cell table:formula="of:=[.F23]" office:value-type="float" office:value="4.49980967033027" calcext:value-type="float">
            <text:p>4.49980967033027</text:p>
          </table:table-cell>
          <table:table-cell table:formula="of:=[.G23]" office:value-type="float" office:value="2.41953815468768" calcext:value-type="float">
            <text:p>2.41953815468768</text:p>
          </table:table-cell>
          <table:table-cell table:formula="of:=0.05/[.A23]" office:value-type="float" office:value="0.000555555555555556" calcext:value-type="float">
            <text:p>0.000555555555556</text:p>
          </table:table-cell>
          <table:table-cell table:formula="of:=[.H23]/[.E23]" office:value-type="float" office:value="0.000222451214341711" calcext:value-type="float">
            <text:p>0.000222451214342</text:p>
          </table:table-cell>
          <table:table-cell table:number-columns-repeated="1011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1.148" calcext:value-type="float">
            <text:p>11.148</text:p>
          </table:table-cell>
          <table:table-cell table:style-name="ce2" office:value-type="float" office:value="11.14" calcext:value-type="float">
            <text:p>11.14</text:p>
          </table:table-cell>
          <table:table-cell table:style-name="ce2" office:value-type="float" office:value="11.153" calcext:value-type="float">
            <text:p>11.153</text:p>
          </table:table-cell>
          <table:table-cell table:formula="of:=AVERAGE([.B24:.D24])" office:value-type="float" office:value="11.147" calcext:value-type="float">
            <text:p>11.147</text:p>
          </table:table-cell>
          <table:table-cell table:formula="of:=LN([.A24])" office:value-type="float" office:value="4.55387689160054" calcext:value-type="float">
            <text:p>4.55387689160054</text:p>
          </table:table-cell>
          <table:table-cell table:formula="of:=LN([.E24])" office:value-type="float" office:value="2.41117040340749" calcext:value-type="float">
            <text:p>2.41117040340749</text:p>
          </table:table-cell>
          <table:table-cell table:formula="of:=SQRT(((MAX([.B24:.D24])-MIN([.B24:.D24]))/2)^2+0.0005^2)" office:value-type="float" office:value="0.0065192024052026" calcext:value-type="float">
            <text:p>0.006519202405203</text:p>
          </table:table-cell>
          <table:table-cell/>
          <table:table-cell table:formula="of:=[.F24]" office:value-type="float" office:value="4.55387689160054" calcext:value-type="float">
            <text:p>4.55387689160054</text:p>
          </table:table-cell>
          <table:table-cell table:formula="of:=[.G24]" office:value-type="float" office:value="2.41117040340749" calcext:value-type="float">
            <text:p>2.41117040340749</text:p>
          </table:table-cell>
          <table:table-cell table:formula="of:=0.05/[.A24]" office:value-type="float" office:value="0.000526315789473684" calcext:value-type="float">
            <text:p>0.000526315789474</text:p>
          </table:table-cell>
          <table:table-cell table:formula="of:=[.H24]/[.E24]" office:value-type="float" office:value="0.000584839185897784" calcext:value-type="float">
            <text:p>0.000584839185898</text:p>
          </table:table-cell>
          <table:table-cell table:number-columns-repeated="1011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1.092" calcext:value-type="float">
            <text:p>11.092</text:p>
          </table:table-cell>
          <table:table-cell table:style-name="ce2" office:value-type="float" office:value="11.089" calcext:value-type="float">
            <text:p>11.089</text:p>
          </table:table-cell>
          <table:table-cell table:style-name="ce2" office:value-type="float" office:value="11.069" calcext:value-type="float">
            <text:p>11.069</text:p>
          </table:table-cell>
          <table:table-cell table:formula="of:=AVERAGE([.B25:.D25])" office:value-type="float" office:value="11.0833333333333" calcext:value-type="float">
            <text:p>11.0833333333333</text:p>
          </table:table-cell>
          <table:table-cell table:formula="of:=LN([.A25])" office:value-type="float" office:value="4.60517018598809" calcext:value-type="float">
            <text:p>4.60517018598809</text:p>
          </table:table-cell>
          <table:table-cell table:formula="of:=LN([.E25])" office:value-type="float" office:value="2.40544247843375" calcext:value-type="float">
            <text:p>2.40544247843375</text:p>
          </table:table-cell>
          <table:table-cell table:formula="of:=SQRT(((MAX([.B25:.D25])-MIN([.B25:.D25]))/2)^2+0.0005^2)" office:value-type="float" office:value="0.0115108644332212" calcext:value-type="float">
            <text:p>0.011510864433221</text:p>
          </table:table-cell>
          <table:table-cell/>
          <table:table-cell table:formula="of:=[.F25]" office:value-type="float" office:value="4.60517018598809" calcext:value-type="float">
            <text:p>4.60517018598809</text:p>
          </table:table-cell>
          <table:table-cell table:formula="of:=[.G25]" office:value-type="float" office:value="2.40544247843375" calcext:value-type="float">
            <text:p>2.40544247843375</text:p>
          </table:table-cell>
          <table:table-cell table:formula="of:=0.05/[.A25]" office:value-type="float" office:value="0.0005" calcext:value-type="float">
            <text:p>0.0005</text:p>
          </table:table-cell>
          <table:table-cell table:formula="of:=[.H25]/[.E25]" office:value-type="float" office:value="0.00103857423457635" calcext:value-type="float">
            <text:p>0.001038574234576</text:p>
          </table:table-cell>
          <table:table-cell table:number-columns-repeated="1011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1.039" calcext:value-type="float">
            <text:p>11.039</text:p>
          </table:table-cell>
          <table:table-cell table:style-name="ce2" office:value-type="float" office:value="11.043" calcext:value-type="float">
            <text:p>11.043</text:p>
          </table:table-cell>
          <table:table-cell table:style-name="ce2" office:value-type="float" office:value="11.035" calcext:value-type="float">
            <text:p>11.035</text:p>
          </table:table-cell>
          <table:table-cell table:formula="of:=AVERAGE([.B26:.D26])" office:value-type="float" office:value="11.039" calcext:value-type="float">
            <text:p>11.039</text:p>
          </table:table-cell>
          <table:table-cell table:formula="of:=LN([.A26])" office:value-type="float" office:value="4.65396035015752" calcext:value-type="float">
            <text:p>4.65396035015752</text:p>
          </table:table-cell>
          <table:table-cell table:formula="of:=LN([.E26])" office:value-type="float" office:value="2.40143445703621" calcext:value-type="float">
            <text:p>2.40143445703621</text:p>
          </table:table-cell>
          <table:table-cell table:formula="of:=SQRT(((MAX([.B26:.D26])-MIN([.B26:.D26]))/2)^2+0.0005^2)" office:value-type="float" office:value="0.00403112887414884" calcext:value-type="float">
            <text:p>0.004031128874149</text:p>
          </table:table-cell>
          <table:table-cell/>
          <table:table-cell table:formula="of:=[.F26]" office:value-type="float" office:value="4.65396035015752" calcext:value-type="float">
            <text:p>4.65396035015752</text:p>
          </table:table-cell>
          <table:table-cell table:formula="of:=[.G26]" office:value-type="float" office:value="2.40143445703621" calcext:value-type="float">
            <text:p>2.40143445703621</text:p>
          </table:table-cell>
          <table:table-cell table:formula="of:=0.05/[.A26]" office:value-type="float" office:value="0.000476190476190476" calcext:value-type="float">
            <text:p>0.00047619047619</text:p>
          </table:table-cell>
          <table:table-cell table:formula="of:=[.H26]/[.E26]" office:value-type="float" office:value="0.000365171562111499" calcext:value-type="float">
            <text:p>0.000365171562111</text:p>
          </table:table-cell>
          <table:table-cell table:number-columns-repeated="1011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0.99" calcext:value-type="float">
            <text:p>10.99</text:p>
          </table:table-cell>
          <table:table-cell table:style-name="ce2" office:value-type="float" office:value="10.991" calcext:value-type="float">
            <text:p>10.991</text:p>
          </table:table-cell>
          <table:table-cell table:style-name="ce2" office:value-type="float" office:value="10.986" calcext:value-type="float">
            <text:p>10.986</text:p>
          </table:table-cell>
          <table:table-cell table:formula="of:=AVERAGE([.B27:.D27])" office:value-type="float" office:value="10.989" calcext:value-type="float">
            <text:p>10.989</text:p>
          </table:table-cell>
          <table:table-cell table:formula="of:=LN([.A27])" office:value-type="float" office:value="4.70048036579242" calcext:value-type="float">
            <text:p>4.70048036579242</text:p>
          </table:table-cell>
          <table:table-cell table:formula="of:=LN([.E27])" office:value-type="float" office:value="2.39689477246479" calcext:value-type="float">
            <text:p>2.39689477246479</text:p>
          </table:table-cell>
          <table:table-cell table:formula="of:=SQRT(((MAX([.B27:.D27])-MIN([.B27:.D27]))/2)^2+0.0005^2)" office:value-type="float" office:value="0.0025495097567959" calcext:value-type="float">
            <text:p>0.002549509756796</text:p>
          </table:table-cell>
          <table:table-cell/>
          <table:table-cell table:formula="of:=[.F27]" office:value-type="float" office:value="4.70048036579242" calcext:value-type="float">
            <text:p>4.70048036579242</text:p>
          </table:table-cell>
          <table:table-cell table:formula="of:=[.G27]" office:value-type="float" office:value="2.39689477246479" calcext:value-type="float">
            <text:p>2.39689477246479</text:p>
          </table:table-cell>
          <table:table-cell table:formula="of:=0.05/[.A27]" office:value-type="float" office:value="0.000454545454545455" calcext:value-type="float">
            <text:p>0.000454545454545</text:p>
          </table:table-cell>
          <table:table-cell table:formula="of:=[.H27]/[.E27]" office:value-type="float" office:value="0.000232005619874047" calcext:value-type="float">
            <text:p>0.000232005619874</text:p>
          </table:table-cell>
          <table:table-cell table:number-columns-repeated="1011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number-columns-repeated="2" table:style-name="ce2" office:value-type="float" office:value="10.951" calcext:value-type="float">
            <text:p>10.951</text:p>
          </table:table-cell>
          <table:table-cell table:style-name="ce2" office:value-type="float" office:value="10.949" calcext:value-type="float">
            <text:p>10.949</text:p>
          </table:table-cell>
          <table:table-cell table:formula="of:=AVERAGE([.B28:.D28])" office:value-type="float" office:value="10.9503333333333" calcext:value-type="float">
            <text:p>10.9503333333333</text:p>
          </table:table-cell>
          <table:table-cell table:formula="of:=LN([.A28])" office:value-type="float" office:value="4.74493212836325" calcext:value-type="float">
            <text:p>4.74493212836325</text:p>
          </table:table-cell>
          <table:table-cell table:formula="of:=LN([.E28])" office:value-type="float" office:value="2.39336989719948" calcext:value-type="float">
            <text:p>2.39336989719948</text:p>
          </table:table-cell>
          <table:table-cell table:formula="of:=SQRT(((MAX([.B28:.D28])-MIN([.B28:.D28]))/2)^2+0.0005^2)" office:value-type="float" office:value="0.00111803398875019" calcext:value-type="float">
            <text:p>0.00111803398875</text:p>
          </table:table-cell>
          <table:table-cell/>
          <table:table-cell table:formula="of:=[.F28]" office:value-type="float" office:value="4.74493212836325" calcext:value-type="float">
            <text:p>4.74493212836325</text:p>
          </table:table-cell>
          <table:table-cell table:formula="of:=[.G28]" office:value-type="float" office:value="2.39336989719948" calcext:value-type="float">
            <text:p>2.39336989719948</text:p>
          </table:table-cell>
          <table:table-cell table:formula="of:=0.05/[.A28]" office:value-type="float" office:value="0.000434782608695652" calcext:value-type="float">
            <text:p>0.000434782608696</text:p>
          </table:table-cell>
          <table:table-cell table:formula="of:=[.H28]/[.E28]" office:value-type="float" office:value="0.000102100452535709" calcext:value-type="float">
            <text:p>0.000102100452536</text:p>
          </table:table-cell>
          <table:table-cell table:number-columns-repeated="1011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0.925" calcext:value-type="float">
            <text:p>10.925</text:p>
          </table:table-cell>
          <table:table-cell table:style-name="ce2" office:value-type="float" office:value="10.924" calcext:value-type="float">
            <text:p>10.924</text:p>
          </table:table-cell>
          <table:table-cell table:style-name="ce2" office:value-type="float" office:value="10.922" calcext:value-type="float">
            <text:p>10.922</text:p>
          </table:table-cell>
          <table:table-cell table:formula="of:=AVERAGE([.B29:.D29])" office:value-type="float" office:value="10.9236666666667" calcext:value-type="float">
            <text:p>10.9236666666667</text:p>
          </table:table-cell>
          <table:table-cell table:formula="of:=LN([.A29])" office:value-type="float" office:value="4.78749174278205" calcext:value-type="float">
            <text:p>4.78749174278205</text:p>
          </table:table-cell>
          <table:table-cell table:formula="of:=LN([.E29])" office:value-type="float" office:value="2.39093168929261" calcext:value-type="float">
            <text:p>2.39093168929261</text:p>
          </table:table-cell>
          <table:table-cell table:formula="of:=SQRT(((MAX([.B29:.D29])-MIN([.B29:.D29]))/2)^2+0.0005^2)" office:value-type="float" office:value="0.00158113883008424" calcext:value-type="float">
            <text:p>0.001581138830084</text:p>
          </table:table-cell>
          <table:table-cell/>
          <table:table-cell table:formula="of:=[.F29]" office:value-type="float" office:value="4.78749174278205" calcext:value-type="float">
            <text:p>4.78749174278205</text:p>
          </table:table-cell>
          <table:table-cell table:formula="of:=[.G29]" office:value-type="float" office:value="2.39093168929261" calcext:value-type="float">
            <text:p>2.39093168929261</text:p>
          </table:table-cell>
          <table:table-cell table:formula="of:=0.05/[.A29]" office:value-type="float" office:value="0.000416666666666667" calcext:value-type="float">
            <text:p>0.000416666666667</text:p>
          </table:table-cell>
          <table:table-cell table:formula="of:=[.H29]/[.E29]" office:value-type="float" office:value="0.000144744331581359" calcext:value-type="float">
            <text:p>0.000144744331581</text:p>
          </table:table-cell>
          <table:table-cell table:number-columns-repeated="1011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0.927" calcext:value-type="float">
            <text:p>10.927</text:p>
          </table:table-cell>
          <table:table-cell table:style-name="ce2" office:value-type="float" office:value="10.925" calcext:value-type="float">
            <text:p>10.925</text:p>
          </table:table-cell>
          <table:table-cell table:style-name="ce2" office:value-type="float" office:value="10.926" calcext:value-type="float">
            <text:p>10.926</text:p>
          </table:table-cell>
          <table:table-cell table:formula="of:=AVERAGE([.B30:.D30])" office:value-type="float" office:value="10.926" calcext:value-type="float">
            <text:p>10.926</text:p>
          </table:table-cell>
          <table:table-cell table:formula="of:=LN([.A30])" office:value-type="float" office:value="4.8283137373023" calcext:value-type="float">
            <text:p>4.8283137373023</text:p>
          </table:table-cell>
          <table:table-cell table:formula="of:=LN([.E30])" office:value-type="float" office:value="2.39114526997353" calcext:value-type="float">
            <text:p>2.39114526997353</text:p>
          </table:table-cell>
          <table:table-cell table:formula="of:=SQRT(((MAX([.B30:.D30])-MIN([.B30:.D30]))/2)^2+0.0005^2)" office:value-type="float" office:value="0.0011180339887494" calcext:value-type="float">
            <text:p>0.001118033988749</text:p>
          </table:table-cell>
          <table:table-cell/>
          <table:table-cell table:formula="of:=[.F30]" office:value-type="float" office:value="4.8283137373023" calcext:value-type="float">
            <text:p>4.8283137373023</text:p>
          </table:table-cell>
          <table:table-cell table:formula="of:=[.G30]" office:value-type="float" office:value="2.39114526997353" calcext:value-type="float">
            <text:p>2.39114526997353</text:p>
          </table:table-cell>
          <table:table-cell table:formula="of:=0.05/[.A30]" office:value-type="float" office:value="0.0004" calcext:value-type="float">
            <text:p>0.0004</text:p>
          </table:table-cell>
          <table:table-cell table:formula="of:=[.H30]/[.E30]" office:value-type="float" office:value="0.000102327840815431" calcext:value-type="float">
            <text:p>0.000102327840815</text:p>
          </table:table-cell>
          <table:table-cell table:number-columns-repeated="1011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0.878" calcext:value-type="float">
            <text:p>10.878</text:p>
          </table:table-cell>
          <table:table-cell table:style-name="ce2" office:value-type="float" office:value="10.905" calcext:value-type="float">
            <text:p>10.905</text:p>
          </table:table-cell>
          <table:table-cell table:style-name="ce2" office:value-type="float" office:value="10.906" calcext:value-type="float">
            <text:p>10.906</text:p>
          </table:table-cell>
          <table:table-cell table:formula="of:=AVERAGE([.B31:.D31])" office:value-type="float" office:value="10.8963333333333" calcext:value-type="float">
            <text:p>10.8963333333333</text:p>
          </table:table-cell>
          <table:table-cell table:formula="of:=LN([.A31])" office:value-type="float" office:value="4.86753445045558" calcext:value-type="float">
            <text:p>4.86753445045558</text:p>
          </table:table-cell>
          <table:table-cell table:formula="of:=LN([.E31])" office:value-type="float" office:value="2.3884263412055" calcext:value-type="float">
            <text:p>2.3884263412055</text:p>
          </table:table-cell>
          <table:table-cell table:formula="of:=SQRT(((MAX([.B31:.D31])-MIN([.B31:.D31]))/2)^2+0.0005^2)" office:value-type="float" office:value="0.0140089257261221" calcext:value-type="float">
            <text:p>0.014008925726122</text:p>
          </table:table-cell>
          <table:table-cell/>
          <table:table-cell table:formula="of:=[.F31]" office:value-type="float" office:value="4.86753445045558" calcext:value-type="float">
            <text:p>4.86753445045558</text:p>
          </table:table-cell>
          <table:table-cell table:formula="of:=[.G31]" office:value-type="float" office:value="2.3884263412055" calcext:value-type="float">
            <text:p>2.3884263412055</text:p>
          </table:table-cell>
          <table:table-cell table:formula="of:=0.05/[.A31]" office:value-type="float" office:value="0.000384615384615385" calcext:value-type="float">
            <text:p>0.000384615384615</text:p>
          </table:table-cell>
          <table:table-cell table:formula="of:=[.H31]/[.E31]" office:value-type="float" office:value="0.00128565502702335" calcext:value-type="float">
            <text:p>0.001285655027023</text:p>
          </table:table-cell>
          <table:table-cell table:number-columns-repeated="1011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number-columns-repeated="2" table:style-name="ce2" office:value-type="float" office:value="10.891" calcext:value-type="float">
            <text:p>10.891</text:p>
          </table:table-cell>
          <table:table-cell table:style-name="ce2" office:value-type="float" office:value="10.889" calcext:value-type="float">
            <text:p>10.889</text:p>
          </table:table-cell>
          <table:table-cell table:formula="of:=AVERAGE([.B32:.D32])" office:value-type="float" office:value="10.8903333333333" calcext:value-type="float">
            <text:p>10.8903333333333</text:p>
          </table:table-cell>
          <table:table-cell table:formula="of:=LN([.A32])" office:value-type="float" office:value="4.90527477843843" calcext:value-type="float">
            <text:p>4.90527477843843</text:p>
          </table:table-cell>
          <table:table-cell table:formula="of:=LN([.E32])" office:value-type="float" office:value="2.38787554559794" calcext:value-type="float">
            <text:p>2.38787554559794</text:p>
          </table:table-cell>
          <table:table-cell table:formula="of:=SQRT(((MAX([.B32:.D32])-MIN([.B32:.D32]))/2)^2+0.0005^2)" office:value-type="float" office:value="0.00111803398875019" calcext:value-type="float">
            <text:p>0.00111803398875</text:p>
          </table:table-cell>
          <table:table-cell/>
          <table:table-cell table:formula="of:=[.F32]" office:value-type="float" office:value="4.90527477843843" calcext:value-type="float">
            <text:p>4.90527477843843</text:p>
          </table:table-cell>
          <table:table-cell table:formula="of:=[.G32]" office:value-type="float" office:value="2.38787554559794" calcext:value-type="float">
            <text:p>2.38787554559794</text:p>
          </table:table-cell>
          <table:table-cell table:formula="of:=0.05/[.A32]" office:value-type="float" office:value="0.00037037037037037" calcext:value-type="float">
            <text:p>0.00037037037037</text:p>
          </table:table-cell>
          <table:table-cell table:formula="of:=[.H32]/[.E32]" office:value-type="float" office:value="0.000102662972246046" calcext:value-type="float">
            <text:p>0.000102662972246</text:p>
          </table:table-cell>
          <table:table-cell table:number-columns-repeated="1011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0.841" calcext:value-type="float">
            <text:p>10.841</text:p>
          </table:table-cell>
          <table:table-cell table:style-name="ce2" office:value-type="float" office:value="10.84" calcext:value-type="float">
            <text:p>10.84</text:p>
          </table:table-cell>
          <table:table-cell table:style-name="ce2" office:value-type="float" office:value="10.835" calcext:value-type="float">
            <text:p>10.835</text:p>
          </table:table-cell>
          <table:table-cell table:formula="of:=AVERAGE([.B33:.D33])" office:value-type="float" office:value="10.8386666666667" calcext:value-type="float">
            <text:p>10.8386666666667</text:p>
          </table:table-cell>
          <table:table-cell table:formula="of:=LN([.A33])" office:value-type="float" office:value="4.9416424226093" calcext:value-type="float">
            <text:p>4.9416424226093</text:p>
          </table:table-cell>
          <table:table-cell table:formula="of:=LN([.E33])" office:value-type="float" office:value="2.38311998721622" calcext:value-type="float">
            <text:p>2.38311998721622</text:p>
          </table:table-cell>
          <table:table-cell table:formula="of:=SQRT(((MAX([.B33:.D33])-MIN([.B33:.D33]))/2)^2+0.0005^2)" office:value-type="float" office:value="0.00304138126514835" calcext:value-type="float">
            <text:p>0.003041381265148</text:p>
          </table:table-cell>
          <table:table-cell/>
          <table:table-cell table:formula="of:=[.F33]" office:value-type="float" office:value="4.9416424226093" calcext:value-type="float">
            <text:p>4.9416424226093</text:p>
          </table:table-cell>
          <table:table-cell table:formula="of:=[.G33]" office:value-type="float" office:value="2.38311998721622" calcext:value-type="float">
            <text:p>2.38311998721622</text:p>
          </table:table-cell>
          <table:table-cell table:formula="of:=0.05/[.A33]" office:value-type="float" office:value="0.000357142857142857" calcext:value-type="float">
            <text:p>0.000357142857143</text:p>
          </table:table-cell>
          <table:table-cell table:formula="of:=[.H33]/[.E33]" office:value-type="float" office:value="0.00028060474214064" calcext:value-type="float">
            <text:p>0.000280604742141</text:p>
          </table:table-cell>
          <table:table-cell table:number-columns-repeated="1011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0.818" calcext:value-type="float">
            <text:p>10.818</text:p>
          </table:table-cell>
          <table:table-cell table:style-name="ce2" office:value-type="float" office:value="10.814" calcext:value-type="float">
            <text:p>10.814</text:p>
          </table:table-cell>
          <table:table-cell table:style-name="ce2" office:value-type="float" office:value="10.815" calcext:value-type="float">
            <text:p>10.815</text:p>
          </table:table-cell>
          <table:table-cell table:formula="of:=AVERAGE([.B34:.D34])" office:value-type="float" office:value="10.8156666666667" calcext:value-type="float">
            <text:p>10.8156666666667</text:p>
          </table:table-cell>
          <table:table-cell table:formula="of:=LN([.A34])" office:value-type="float" office:value="4.97673374242057" calcext:value-type="float">
            <text:p>4.97673374242057</text:p>
          </table:table-cell>
          <table:table-cell table:formula="of:=LN([.E34])" office:value-type="float" office:value="2.38099570028527" calcext:value-type="float">
            <text:p>2.38099570028527</text:p>
          </table:table-cell>
          <table:table-cell table:formula="of:=SQRT(((MAX([.B34:.D34])-MIN([.B34:.D34]))/2)^2+0.0005^2)" office:value-type="float" office:value="0.00206155281280862" calcext:value-type="float">
            <text:p>0.002061552812809</text:p>
          </table:table-cell>
          <table:table-cell/>
          <table:table-cell table:formula="of:=[.F34]" office:value-type="float" office:value="4.97673374242057" calcext:value-type="float">
            <text:p>4.97673374242057</text:p>
          </table:table-cell>
          <table:table-cell table:formula="of:=[.G34]" office:value-type="float" office:value="2.38099570028527" calcext:value-type="float">
            <text:p>2.38099570028527</text:p>
          </table:table-cell>
          <table:table-cell table:formula="of:=0.05/[.A34]" office:value-type="float" office:value="0.000344827586206897" calcext:value-type="float">
            <text:p>0.000344827586207</text:p>
          </table:table-cell>
          <table:table-cell table:formula="of:=[.H34]/[.E34]" office:value-type="float" office:value="0.000190608020415627" calcext:value-type="float">
            <text:p>0.000190608020416</text:p>
          </table:table-cell>
          <table:table-cell table:number-columns-repeated="1011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10.799" calcext:value-type="float">
            <text:p>10.799</text:p>
          </table:table-cell>
          <table:table-cell table:style-name="ce2" office:value-type="float" office:value="10.8" calcext:value-type="float">
            <text:p>10.8</text:p>
          </table:table-cell>
          <table:table-cell table:formula="of:=AVERAGE([.B35:.D35])" office:value-type="float" office:value="10.7996666666667" calcext:value-type="float">
            <text:p>10.7996666666667</text:p>
          </table:table-cell>
          <table:table-cell table:formula="of:=LN([.A35])" office:value-type="float" office:value="5.01063529409626" calcext:value-type="float">
            <text:p>5.01063529409626</text:p>
          </table:table-cell>
          <table:table-cell table:formula="of:=LN([.E35])" office:value-type="float" office:value="2.37951526945633" calcext:value-type="float">
            <text:p>2.37951526945633</text:p>
          </table:table-cell>
          <table:table-cell table:formula="of:=SQRT(((MAX([.B35:.D35])-MIN([.B35:.D35]))/2)^2+0.0005^2)" office:value-type="float" office:value="0.00070710678118698" calcext:value-type="float">
            <text:p>0.000707106781187</text:p>
          </table:table-cell>
          <table:table-cell/>
          <table:table-cell table:formula="of:=[.F35]" office:value-type="float" office:value="5.01063529409626" calcext:value-type="float">
            <text:p>5.01063529409626</text:p>
          </table:table-cell>
          <table:table-cell table:formula="of:=[.G35]" office:value-type="float" office:value="2.37951526945633" calcext:value-type="float">
            <text:p>2.37951526945633</text:p>
          </table:table-cell>
          <table:table-cell table:formula="of:=0.05/[.A35]" office:value-type="float" office:value="0.000333333333333333" calcext:value-type="float">
            <text:p>0.000333333333333</text:p>
          </table:table-cell>
          <table:table-cell table:formula="of:=[.H35]/[.E35]" office:value-type="float" office:value="0.0000654748709392555" calcext:value-type="float">
            <text:p>6.54748709392555E-05</text:p>
          </table:table-cell>
          <table:table-cell table:number-columns-repeated="1011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number-columns-repeated="2" table:style-name="ce2" office:value-type="float" office:value="10.766" calcext:value-type="float">
            <text:p>10.766</text:p>
          </table:table-cell>
          <table:table-cell table:style-name="ce2" office:value-type="float" office:value="10.767" calcext:value-type="float">
            <text:p>10.767</text:p>
          </table:table-cell>
          <table:table-cell table:formula="of:=AVERAGE([.B36:.D36])" office:value-type="float" office:value="10.7663333333333" calcext:value-type="float">
            <text:p>10.7663333333333</text:p>
          </table:table-cell>
          <table:table-cell table:formula="of:=LN([.A36])" office:value-type="float" office:value="5.04342511691925" calcext:value-type="float">
            <text:p>5.04342511691925</text:p>
          </table:table-cell>
          <table:table-cell table:formula="of:=LN([.E36])" office:value-type="float" office:value="2.37642398132892" calcext:value-type="float">
            <text:p>2.37642398132892</text:p>
          </table:table-cell>
          <table:table-cell table:formula="of:=SQRT(((MAX([.B36:.D36])-MIN([.B36:.D36]))/2)^2+0.0005^2)" office:value-type="float" office:value="0.000707106781186352" calcext:value-type="float">
            <text:p>0.000707106781186</text:p>
          </table:table-cell>
          <table:table-cell/>
          <table:table-cell table:formula="of:=[.F36]" office:value-type="float" office:value="5.04342511691925" calcext:value-type="float">
            <text:p>5.04342511691925</text:p>
          </table:table-cell>
          <table:table-cell table:formula="of:=[.G36]" office:value-type="float" office:value="2.37642398132892" calcext:value-type="float">
            <text:p>2.37642398132892</text:p>
          </table:table-cell>
          <table:table-cell table:formula="of:=0.05/[.A36]" office:value-type="float" office:value="0.00032258064516129" calcext:value-type="float">
            <text:p>0.000322580645161</text:p>
          </table:table-cell>
          <table:table-cell table:formula="of:=[.H36]/[.E36]" office:value-type="float" office:value="0.0000656775857939582" calcext:value-type="float">
            <text:p>6.56775857939582E-05</text:p>
          </table:table-cell>
          <table:table-cell table:number-columns-repeated="1011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0.752" calcext:value-type="float">
            <text:p>10.752</text:p>
          </table:table-cell>
          <table:table-cell table:style-name="ce2" office:value-type="float" office:value="10.736" calcext:value-type="float">
            <text:p>10.736</text:p>
          </table:table-cell>
          <table:table-cell table:style-name="ce2" office:value-type="float" office:value="10.737" calcext:value-type="float">
            <text:p>10.737</text:p>
          </table:table-cell>
          <table:table-cell table:formula="of:=AVERAGE([.B37:.D37])" office:value-type="float" office:value="10.7416666666667" calcext:value-type="float">
            <text:p>10.7416666666667</text:p>
          </table:table-cell>
          <table:table-cell table:formula="of:=LN([.A37])" office:value-type="float" office:value="5.07517381523383" calcext:value-type="float">
            <text:p>5.07517381523383</text:p>
          </table:table-cell>
          <table:table-cell table:formula="of:=LN([.E37])" office:value-type="float" office:value="2.37413026015714" calcext:value-type="float">
            <text:p>2.37413026015714</text:p>
          </table:table-cell>
          <table:table-cell table:formula="of:=SQRT(((MAX([.B37:.D37])-MIN([.B37:.D37]))/2)^2+0.0005^2)" office:value-type="float" office:value="0.00801560977094071" calcext:value-type="float">
            <text:p>0.008015609770941</text:p>
          </table:table-cell>
          <table:table-cell/>
          <table:table-cell table:formula="of:=[.F37]" office:value-type="float" office:value="5.07517381523383" calcext:value-type="float">
            <text:p>5.07517381523383</text:p>
          </table:table-cell>
          <table:table-cell table:formula="of:=[.G37]" office:value-type="float" office:value="2.37413026015714" calcext:value-type="float">
            <text:p>2.37413026015714</text:p>
          </table:table-cell>
          <table:table-cell table:formula="of:=0.05/[.A37]" office:value-type="float" office:value="0.0003125" calcext:value-type="float">
            <text:p>0.0003125</text:p>
          </table:table-cell>
          <table:table-cell table:formula="of:=[.H37]/[.E37]" office:value-type="float" office:value="0.000746216580692696" calcext:value-type="float">
            <text:p>0.000746216580693</text:p>
          </table:table-cell>
          <table:table-cell table:number-columns-repeated="1011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0.74" calcext:value-type="float">
            <text:p>10.74</text:p>
          </table:table-cell>
          <table:table-cell table:style-name="ce2" office:value-type="float" office:value="10.741" calcext:value-type="float">
            <text:p>10.741</text:p>
          </table:table-cell>
          <table:table-cell table:style-name="ce2" office:value-type="float" office:value="10.74" calcext:value-type="float">
            <text:p>10.74</text:p>
          </table:table-cell>
          <table:table-cell table:formula="of:=AVERAGE([.B38:.D38])" office:value-type="float" office:value="10.7403333333333" calcext:value-type="float">
            <text:p>10.7403333333333</text:p>
          </table:table-cell>
          <table:table-cell table:formula="of:=LN([.A38])" office:value-type="float" office:value="5.10594547390058" calcext:value-type="float">
            <text:p>5.10594547390058</text:p>
          </table:table-cell>
          <table:table-cell table:formula="of:=LN([.E38])" office:value-type="float" office:value="2.37400612522231" calcext:value-type="float">
            <text:p>2.37400612522231</text:p>
          </table:table-cell>
          <table:table-cell table:formula="of:=SQRT(((MAX([.B38:.D38])-MIN([.B38:.D38]))/2)^2+0.0005^2)" office:value-type="float" office:value="0.000707106781186352" calcext:value-type="float">
            <text:p>0.000707106781186</text:p>
          </table:table-cell>
          <table:table-cell/>
          <table:table-cell table:formula="of:=[.F38]" office:value-type="float" office:value="5.10594547390058" calcext:value-type="float">
            <text:p>5.10594547390058</text:p>
          </table:table-cell>
          <table:table-cell table:formula="of:=[.G38]" office:value-type="float" office:value="2.37400612522231" calcext:value-type="float">
            <text:p>2.37400612522231</text:p>
          </table:table-cell>
          <table:table-cell table:formula="of:=0.05/[.A38]" office:value-type="float" office:value="0.000303030303030303" calcext:value-type="float">
            <text:p>0.00030303030303</text:p>
          </table:table-cell>
          <table:table-cell table:formula="of:=[.H38]/[.E38]" office:value-type="float" office:value="0.0000658365768771626" calcext:value-type="float">
            <text:p>6.58365768771626E-05</text:p>
          </table:table-cell>
          <table:table-cell table:number-columns-repeated="1011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0.609" calcext:value-type="float">
            <text:p>10.609</text:p>
          </table:table-cell>
          <table:table-cell table:style-name="ce2" office:value-type="float" office:value="10.607" calcext:value-type="float">
            <text:p>10.607</text:p>
          </table:table-cell>
          <table:table-cell table:style-name="ce2" office:value-type="float" office:value="10.603" calcext:value-type="float">
            <text:p>10.603</text:p>
          </table:table-cell>
          <table:table-cell table:formula="of:=AVERAGE([.B39:.D39])" office:value-type="float" office:value="10.6063333333333" calcext:value-type="float">
            <text:p>10.6063333333333</text:p>
          </table:table-cell>
          <table:table-cell table:formula="of:=LN([.A39])" office:value-type="float" office:value="5.13579843705026" calcext:value-type="float">
            <text:p>5.13579843705026</text:p>
          </table:table-cell>
          <table:table-cell table:formula="of:=LN([.E39])" office:value-type="float" office:value="2.36145130697209" calcext:value-type="float">
            <text:p>2.36145130697209</text:p>
          </table:table-cell>
          <table:table-cell table:formula="of:=SQRT(((MAX([.B39:.D39])-MIN([.B39:.D39]))/2)^2+0.0005^2)" office:value-type="float" office:value="0.00304138126514922" calcext:value-type="float">
            <text:p>0.003041381265149</text:p>
          </table:table-cell>
          <table:table-cell/>
          <table:table-cell table:formula="of:=[.F39]" office:value-type="float" office:value="5.13579843705026" calcext:value-type="float">
            <text:p>5.13579843705026</text:p>
          </table:table-cell>
          <table:table-cell table:formula="of:=[.G39]" office:value-type="float" office:value="2.36145130697209" calcext:value-type="float">
            <text:p>2.36145130697209</text:p>
          </table:table-cell>
          <table:table-cell table:formula="of:=0.05/[.A39]" office:value-type="float" office:value="0.000294117647058824" calcext:value-type="float">
            <text:p>0.000294117647059</text:p>
          </table:table-cell>
          <table:table-cell table:formula="of:=[.H39]/[.E39]" office:value-type="float" office:value="0.000286751431391548" calcext:value-type="float">
            <text:p>0.000286751431392</text:p>
          </table:table-cell>
          <table:table-cell table:number-columns-repeated="1011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0.645" calcext:value-type="float">
            <text:p>10.645</text:p>
          </table:table-cell>
          <table:table-cell table:style-name="ce2" office:value-type="float" office:value="10.643" calcext:value-type="float">
            <text:p>10.643</text:p>
          </table:table-cell>
          <table:table-cell table:style-name="ce2" office:value-type="float" office:value="10.647" calcext:value-type="float">
            <text:p>10.647</text:p>
          </table:table-cell>
          <table:table-cell table:formula="of:=AVERAGE([.B40:.D40])" office:value-type="float" office:value="10.645" calcext:value-type="float">
            <text:p>10.645</text:p>
          </table:table-cell>
          <table:table-cell table:formula="of:=LN([.A40])" office:value-type="float" office:value="5.16478597392351" calcext:value-type="float">
            <text:p>5.16478597392351</text:p>
          </table:table-cell>
          <table:table-cell table:formula="of:=LN([.E40])" office:value-type="float" office:value="2.36509029834544" calcext:value-type="float">
            <text:p>2.36509029834544</text:p>
          </table:table-cell>
          <table:table-cell table:formula="of:=SQRT(((MAX([.B40:.D40])-MIN([.B40:.D40]))/2)^2+0.0005^2)" office:value-type="float" office:value="0.00206155281280862" calcext:value-type="float">
            <text:p>0.002061552812809</text:p>
          </table:table-cell>
          <table:table-cell/>
          <table:table-cell table:formula="of:=[.F40]" office:value-type="float" office:value="5.16478597392351" calcext:value-type="float">
            <text:p>5.16478597392351</text:p>
          </table:table-cell>
          <table:table-cell table:formula="of:=[.G40]" office:value-type="float" office:value="2.36509029834544" calcext:value-type="float">
            <text:p>2.36509029834544</text:p>
          </table:table-cell>
          <table:table-cell table:formula="of:=0.05/[.A40]" office:value-type="float" office:value="0.000285714285714286" calcext:value-type="float">
            <text:p>0.000285714285714</text:p>
          </table:table-cell>
          <table:table-cell table:formula="of:=[.H40]/[.E40]" office:value-type="float" office:value="0.00019366395611166" calcext:value-type="float">
            <text:p>0.000193663956112</text:p>
          </table:table-cell>
          <table:table-cell table:number-columns-repeated="1011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number-columns-repeated="2" table:style-name="ce2" office:value-type="float" office:value="10.69" calcext:value-type="float">
            <text:p>10.69</text:p>
          </table:table-cell>
          <table:table-cell table:style-name="ce2" office:value-type="float" office:value="10.685" calcext:value-type="float">
            <text:p>10.685</text:p>
          </table:table-cell>
          <table:table-cell table:formula="of:=AVERAGE([.B41:.D41])" office:value-type="float" office:value="10.6883333333333" calcext:value-type="float">
            <text:p>10.6883333333333</text:p>
          </table:table-cell>
          <table:table-cell table:formula="of:=LN([.A41])" office:value-type="float" office:value="5.19295685089021" calcext:value-type="float">
            <text:p>5.19295685089021</text:p>
          </table:table-cell>
          <table:table-cell table:formula="of:=LN([.E41])" office:value-type="float" office:value="2.36915280393272" calcext:value-type="float">
            <text:p>2.36915280393272</text:p>
          </table:table-cell>
          <table:table-cell table:formula="of:=SQRT(((MAX([.B41:.D41])-MIN([.B41:.D41]))/2)^2+0.0005^2)" office:value-type="float" office:value="0.0025495097567959" calcext:value-type="float">
            <text:p>0.002549509756796</text:p>
          </table:table-cell>
          <table:table-cell/>
          <table:table-cell table:formula="of:=[.F41]" office:value-type="float" office:value="5.19295685089021" calcext:value-type="float">
            <text:p>5.19295685089021</text:p>
          </table:table-cell>
          <table:table-cell table:formula="of:=[.G41]" office:value-type="float" office:value="2.36915280393272" calcext:value-type="float">
            <text:p>2.36915280393272</text:p>
          </table:table-cell>
          <table:table-cell table:formula="of:=0.05/[.A41]" office:value-type="float" office:value="0.000277777777777778" calcext:value-type="float">
            <text:p>0.000277777777778</text:p>
          </table:table-cell>
          <table:table-cell table:formula="of:=[.H41]/[.E41]" office:value-type="float" office:value="0.000238532021530881" calcext:value-type="float">
            <text:p>0.000238532021531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IT_1_s 10kHz" table:style-name="ta5">
        <office:forms form:automatic-focus="false" form:apply-design-mode="false"/>
        <table:table-column table:style-name="co3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Diode KIT_1_s</text:p>
          </table:table-cell>
          <table:table-cell/>
          <table:table-cell table:style-name="ce1" office:value-type="string" calcext:value-type="string">
            <text:p>Freq:</text:p>
          </table:table-cell>
          <table:table-cell table:style-name="ce2" office:value-type="string" calcext:value-type="string">
            <text:p>10 kHz</text:p>
          </table:table-cell>
          <table:table-cell table:style-name="ce1"/>
          <table:table-cell table:number-columns-repeated="1019"/>
        </table:table-row>
        <table:table-row table:style-name="ro2">
          <table:table-cell table:number-columns-repeated="9"/>
          <table:table-cell office:value-type="string" calcext:value-type="string">
            <text:p>Root</text:p>
          </table:table-cell>
          <table:table-cell table:number-columns-repeated="1014"/>
        </table:table-row>
        <table:table-row table:style-name="ro2">
          <table:table-cell table:style-name="ce1" office:value-type="string" calcext:value-type="string">
            <text:p>Voltage (-V)</text:p>
          </table:table-cell>
          <table:table-cell table:style-name="ce1" office:value-type="string" calcext:value-type="string">
            <text:p>C (pF)</text:p>
          </table:table-cell>
          <table:table-cell table:style-name="ce1" table:number-columns-repeated="2"/>
          <table:table-cell table:style-name="ce1" office:value-type="string" calcext:value-type="string">
            <text:p>C Av. (pF)</text:p>
          </table:table-cell>
          <table:table-cell table:style-name="ce1" office:value-type="string" calcext:value-type="string">
            <text:p>ln(V)</text:p>
          </table:table-cell>
          <table:table-cell table:style-name="ce1" office:value-type="string" calcext:value-type="string">
            <text:p>ln( C )</text:p>
          </table:table-cell>
          <table:table-cell table:style-name="ce1" office:value-type="string" calcext:value-type="string">
            <text:p>Err C (pF)</text:p>
          </table:table-cell>
          <table:table-cell/>
          <table:table-cell office:value-type="string" calcext:value-type="string">
            <text:p>ln v</text:p>
          </table:table-cell>
          <table:table-cell office:value-type="string" calcext:value-type="string">
            <text:p>ln c</text:p>
          </table:table-cell>
          <table:table-cell office:value-type="string" calcext:value-type="string">
            <text:p>eln v</text:p>
          </table:table-cell>
          <table:table-cell office:value-type="string" calcext:value-type="string">
            <text:p>eln c</text:p>
          </table:table-cell>
          <table:table-cell table:number-columns-repeated="1011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42.916" calcext:value-type="float">
            <text:p>42.916</text:p>
          </table:table-cell>
          <table:table-cell table:style-name="ce2" office:value-type="float" office:value="42.898" calcext:value-type="float">
            <text:p>42.898</text:p>
          </table:table-cell>
          <table:table-cell table:style-name="ce2" office:value-type="float" office:value="42.852" calcext:value-type="float">
            <text:p>42.852</text:p>
          </table:table-cell>
          <table:table-cell table:formula="of:=AVERAGE([.B4:.D4])" office:value-type="float" office:value="42.8886666666667" calcext:value-type="float">
            <text:p>42.8886666666667</text:p>
          </table:table-cell>
          <table:table-cell table:formula="of:=LN([.A4])" office:value-type="float" office:value="0" calcext:value-type="float">
            <text:p>0</text:p>
          </table:table-cell>
          <table:table-cell table:formula="of:=LN([.E4])" office:value-type="float" office:value="3.75860761076804" calcext:value-type="float">
            <text:p>3.75860761076804</text:p>
          </table:table-cell>
          <table:table-cell table:formula="of:=SQRT(((MAX([.B4:.D4])-MIN([.B4:.D4]))/2)^2+0.0005^2)" office:value-type="float" office:value="0.0320039060116106" calcext:value-type="float">
            <text:p>0.032003906011611</text:p>
          </table:table-cell>
          <table:table-cell/>
          <table:table-cell table:formula="of:=[.F4]" office:value-type="float" office:value="0" calcext:value-type="float">
            <text:p>0</text:p>
          </table:table-cell>
          <table:table-cell table:formula="of:=[.G4]" office:value-type="float" office:value="3.75860761076804" calcext:value-type="float">
            <text:p>3.75860761076804</text:p>
          </table:table-cell>
          <table:table-cell table:formula="of:=0.05/[.A4]" office:value-type="float" office:value="0.05" calcext:value-type="float">
            <text:p>0.05</text:p>
          </table:table-cell>
          <table:table-cell table:formula="of:=[.H4]/[.E4]" office:value-type="float" office:value="0.000746208928814385" calcext:value-type="float">
            <text:p>0.000746208928814</text:p>
          </table:table-cell>
          <table:table-cell table:number-columns-repeated="101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25.55" calcext:value-type="float">
            <text:p>25.55</text:p>
          </table:table-cell>
          <table:table-cell table:style-name="ce2" office:value-type="float" office:value="25.552" calcext:value-type="float">
            <text:p>25.552</text:p>
          </table:table-cell>
          <table:table-cell table:style-name="ce2" office:value-type="float" office:value="25.554" calcext:value-type="float">
            <text:p>25.554</text:p>
          </table:table-cell>
          <table:table-cell table:formula="of:=AVERAGE([.B5:.D5])" office:value-type="float" office:value="25.552" calcext:value-type="float">
            <text:p>25.552</text:p>
          </table:table-cell>
          <table:table-cell table:formula="of:=LN([.A5])" office:value-type="float" office:value="1.09861228866811" calcext:value-type="float">
            <text:p>1.09861228866811</text:p>
          </table:table-cell>
          <table:table-cell table:formula="of:=LN([.E5])" office:value-type="float" office:value="3.24071559147266" calcext:value-type="float">
            <text:p>3.24071559147266</text:p>
          </table:table-cell>
          <table:table-cell table:formula="of:=SQRT(((MAX([.B5:.D5])-MIN([.B5:.D5]))/2)^2+0.0005^2)" office:value-type="float" office:value="0.00206155281280776" calcext:value-type="float">
            <text:p>0.002061552812808</text:p>
          </table:table-cell>
          <table:table-cell/>
          <table:table-cell table:formula="of:=[.F5]" office:value-type="float" office:value="1.09861228866811" calcext:value-type="float">
            <text:p>1.09861228866811</text:p>
          </table:table-cell>
          <table:table-cell table:formula="of:=[.G5]" office:value-type="float" office:value="3.24071559147266" calcext:value-type="float">
            <text:p>3.24071559147266</text:p>
          </table:table-cell>
          <table:table-cell table:formula="of:=0.05/[.A5]" office:value-type="float" office:value="0.0166666666666667" calcext:value-type="float">
            <text:p>0.016666666666667</text:p>
          </table:table-cell>
          <table:table-cell table:formula="of:=[.H5]/[.E5]" office:value-type="float" office:value="0.000080680683030986" calcext:value-type="float">
            <text:p>8.0680683030986E-05</text:p>
          </table:table-cell>
          <table:table-cell table:number-columns-repeated="1011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21.537" calcext:value-type="float">
            <text:p>21.537</text:p>
          </table:table-cell>
          <table:table-cell table:style-name="ce2" office:value-type="float" office:value="21.542" calcext:value-type="float">
            <text:p>21.542</text:p>
          </table:table-cell>
          <table:table-cell table:style-name="ce2" office:value-type="float" office:value="21.548" calcext:value-type="float">
            <text:p>21.548</text:p>
          </table:table-cell>
          <table:table-cell table:formula="of:=AVERAGE([.B6:.D6])" office:value-type="float" office:value="21.5423333333333" calcext:value-type="float">
            <text:p>21.5423333333333</text:p>
          </table:table-cell>
          <table:table-cell table:formula="of:=LN([.A6])" office:value-type="float" office:value="1.6094379124341" calcext:value-type="float">
            <text:p>1.6094379124341</text:p>
          </table:table-cell>
          <table:table-cell table:formula="of:=LN([.E6])" office:value-type="float" office:value="3.07001999145724" calcext:value-type="float">
            <text:p>3.07001999145724</text:p>
          </table:table-cell>
          <table:table-cell table:formula="of:=SQRT(((MAX([.B6:.D6])-MIN([.B6:.D6]))/2)^2+0.0005^2)" office:value-type="float" office:value="0.00552268050859325" calcext:value-type="float">
            <text:p>0.005522680508593</text:p>
          </table:table-cell>
          <table:table-cell/>
          <table:table-cell table:formula="of:=[.F6]" office:value-type="float" office:value="1.6094379124341" calcext:value-type="float">
            <text:p>1.6094379124341</text:p>
          </table:table-cell>
          <table:table-cell table:formula="of:=[.G6]" office:value-type="float" office:value="3.07001999145724" calcext:value-type="float">
            <text:p>3.07001999145724</text:p>
          </table:table-cell>
          <table:table-cell table:formula="of:=0.05/[.A6]" office:value-type="float" office:value="0.01" calcext:value-type="float">
            <text:p>0.01</text:p>
          </table:table-cell>
          <table:table-cell table:formula="of:=[.H6]/[.E6]" office:value-type="float" office:value="0.000256364081974712" calcext:value-type="float">
            <text:p>0.000256364081975</text:p>
          </table:table-cell>
          <table:table-cell table:number-columns-repeated="1011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17.61" calcext:value-type="float">
            <text:p>17.61</text:p>
          </table:table-cell>
          <table:table-cell table:style-name="ce2" office:value-type="float" office:value="17.613" calcext:value-type="float">
            <text:p>17.613</text:p>
          </table:table-cell>
          <table:table-cell table:style-name="ce2" office:value-type="float" office:value="17.619" calcext:value-type="float">
            <text:p>17.619</text:p>
          </table:table-cell>
          <table:table-cell table:formula="of:=AVERAGE([.B7:.D7])" office:value-type="float" office:value="17.614" calcext:value-type="float">
            <text:p>17.614</text:p>
          </table:table-cell>
          <table:table-cell table:formula="of:=LN([.A7])" office:value-type="float" office:value="2.30258509299405" calcext:value-type="float">
            <text:p>2.30258509299405</text:p>
          </table:table-cell>
          <table:table-cell table:formula="of:=LN([.E7])" office:value-type="float" office:value="2.86869404038327" calcext:value-type="float">
            <text:p>2.86869404038327</text:p>
          </table:table-cell>
          <table:table-cell table:formula="of:=SQRT(((MAX([.B7:.D7])-MIN([.B7:.D7]))/2)^2+0.0005^2)" office:value-type="float" office:value="0.00452769256906888" calcext:value-type="float">
            <text:p>0.004527692569069</text:p>
          </table:table-cell>
          <table:table-cell/>
          <table:table-cell table:formula="of:=[.F7]" office:value-type="float" office:value="2.30258509299405" calcext:value-type="float">
            <text:p>2.30258509299405</text:p>
          </table:table-cell>
          <table:table-cell table:formula="of:=[.G7]" office:value-type="float" office:value="2.86869404038327" calcext:value-type="float">
            <text:p>2.86869404038327</text:p>
          </table:table-cell>
          <table:table-cell table:formula="of:=0.05/[.A7]" office:value-type="float" office:value="0.005" calcext:value-type="float">
            <text:p>0.005</text:p>
          </table:table-cell>
          <table:table-cell table:formula="of:=[.H7]/[.E7]" office:value-type="float" office:value="0.000257050787388945" calcext:value-type="float">
            <text:p>0.000257050787389</text:p>
          </table:table-cell>
          <table:table-cell table:number-columns-repeated="3"/>
          <table:table-cell>
            <draw:frame table:end-cell-address="'KIT_1_s 10kHz'.AC34" table:end-x="45.67pt" table:end-y="14.97pt" draw:z-index="0" draw:name="Chart 1" draw:style-name="gr1" draw:text-style-name="P1" svg:width="587.57pt" svg:height="406.83pt" svg:x="36.51pt" svg:y="19.13pt">
              <loext:p draw:notify-on-update-of-ranges="'KIT_1_s 10kHz'.G1:'KIT_1_s 10kHz'.G2 'KIT_1_s 10kHz'.G4:'KIT_1_s 10kHz'.G41 'KIT_1_s 10kHz'.F4:'KIT_1_s 10kHz'.F41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07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5.823" calcext:value-type="float">
            <text:p>15.823</text:p>
          </table:table-cell>
          <table:table-cell table:style-name="ce2" office:value-type="float" office:value="15.824" calcext:value-type="float">
            <text:p>15.824</text:p>
          </table:table-cell>
          <table:table-cell table:style-name="ce2" office:value-type="float" office:value="15.823" calcext:value-type="float">
            <text:p>15.823</text:p>
          </table:table-cell>
          <table:table-cell table:formula="of:=AVERAGE([.B8:.D8])" office:value-type="float" office:value="15.8233333333333" calcext:value-type="float">
            <text:p>15.8233333333333</text:p>
          </table:table-cell>
          <table:table-cell table:formula="of:=LN([.A8])" office:value-type="float" office:value="2.70805020110221" calcext:value-type="float">
            <text:p>2.70805020110221</text:p>
          </table:table-cell>
          <table:table-cell table:formula="of:=LN([.E8])" office:value-type="float" office:value="2.76148564389512" calcext:value-type="float">
            <text:p>2.76148564389512</text:p>
          </table:table-cell>
          <table:table-cell table:formula="of:=SQRT(((MAX([.B8:.D8])-MIN([.B8:.D8]))/2)^2+0.0005^2)" office:value-type="float" office:value="0.000707106781186352" calcext:value-type="float">
            <text:p>0.000707106781186</text:p>
          </table:table-cell>
          <table:table-cell/>
          <table:table-cell table:formula="of:=[.F8]" office:value-type="float" office:value="2.70805020110221" calcext:value-type="float">
            <text:p>2.70805020110221</text:p>
          </table:table-cell>
          <table:table-cell table:formula="of:=[.G8]" office:value-type="float" office:value="2.76148564389512" calcext:value-type="float">
            <text:p>2.76148564389512</text:p>
          </table:table-cell>
          <table:table-cell table:formula="of:=0.05/[.A8]" office:value-type="float" office:value="0.00333333333333333" calcext:value-type="float">
            <text:p>0.003333333333333</text:p>
          </table:table-cell>
          <table:table-cell table:formula="of:=[.H8]/[.E8]" office:value-type="float" office:value="0.0000446875994008649" calcext:value-type="float">
            <text:p>4.46875994008649E-05</text:p>
          </table:table-cell>
          <table:table-cell table:number-columns-repeated="1011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2" office:value-type="float" office:value="14.751" calcext:value-type="float">
            <text:p>14.751</text:p>
          </table:table-cell>
          <table:table-cell table:style-name="ce2" office:value-type="float" office:value="14.754" calcext:value-type="float">
            <text:p>14.754</text:p>
          </table:table-cell>
          <table:table-cell table:style-name="ce2" office:value-type="float" office:value="14.759" calcext:value-type="float">
            <text:p>14.759</text:p>
          </table:table-cell>
          <table:table-cell table:formula="of:=AVERAGE([.B9:.D9])" office:value-type="float" office:value="14.7546666666667" calcext:value-type="float">
            <text:p>14.7546666666667</text:p>
          </table:table-cell>
          <table:table-cell table:formula="of:=LN([.A9])" office:value-type="float" office:value="2.99573227355399" calcext:value-type="float">
            <text:p>2.99573227355399</text:p>
          </table:table-cell>
          <table:table-cell table:formula="of:=LN([.E9])" office:value-type="float" office:value="2.6915594169277" calcext:value-type="float">
            <text:p>2.6915594169277</text:p>
          </table:table-cell>
          <table:table-cell table:formula="of:=SQRT(((MAX([.B9:.D9])-MIN([.B9:.D9]))/2)^2+0.0005^2)" office:value-type="float" office:value="0.00403112887414972" calcext:value-type="float">
            <text:p>0.00403112887415</text:p>
          </table:table-cell>
          <table:table-cell/>
          <table:table-cell table:formula="of:=[.F9]" office:value-type="float" office:value="2.99573227355399" calcext:value-type="float">
            <text:p>2.99573227355399</text:p>
          </table:table-cell>
          <table:table-cell table:formula="of:=[.G9]" office:value-type="float" office:value="2.6915594169277" calcext:value-type="float">
            <text:p>2.6915594169277</text:p>
          </table:table-cell>
          <table:table-cell table:formula="of:=0.05/[.A9]" office:value-type="float" office:value="0.0025" calcext:value-type="float">
            <text:p>0.0025</text:p>
          </table:table-cell>
          <table:table-cell table:formula="of:=[.H9]/[.E9]" office:value-type="float" office:value="0.000273210433364566" calcext:value-type="float">
            <text:p>0.000273210433365</text:p>
          </table:table-cell>
          <table:table-cell table:number-columns-repeated="1011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4.036" calcext:value-type="float">
            <text:p>14.036</text:p>
          </table:table-cell>
          <table:table-cell table:style-name="ce2" office:value-type="float" office:value="14.043" calcext:value-type="float">
            <text:p>14.043</text:p>
          </table:table-cell>
          <table:table-cell table:style-name="ce2" office:value-type="float" office:value="14.045" calcext:value-type="float">
            <text:p>14.045</text:p>
          </table:table-cell>
          <table:table-cell table:formula="of:=AVERAGE([.B10:.D10])" office:value-type="float" office:value="14.0413333333333" calcext:value-type="float">
            <text:p>14.0413333333333</text:p>
          </table:table-cell>
          <table:table-cell table:formula="of:=LN([.A10])" office:value-type="float" office:value="3.2188758248682" calcext:value-type="float">
            <text:p>3.2188758248682</text:p>
          </table:table-cell>
          <table:table-cell table:formula="of:=LN([.E10])" office:value-type="float" office:value="2.64200536085024" calcext:value-type="float">
            <text:p>2.64200536085024</text:p>
          </table:table-cell>
          <table:table-cell table:formula="of:=SQRT(((MAX([.B10:.D10])-MIN([.B10:.D10]))/2)^2+0.0005^2)" office:value-type="float" office:value="0.00452769256906888" calcext:value-type="float">
            <text:p>0.004527692569069</text:p>
          </table:table-cell>
          <table:table-cell/>
          <table:table-cell table:formula="of:=[.F10]" office:value-type="float" office:value="3.2188758248682" calcext:value-type="float">
            <text:p>3.2188758248682</text:p>
          </table:table-cell>
          <table:table-cell table:formula="of:=[.G10]" office:value-type="float" office:value="2.64200536085024" calcext:value-type="float">
            <text:p>2.64200536085024</text:p>
          </table:table-cell>
          <table:table-cell table:formula="of:=0.05/[.A10]" office:value-type="float" office:value="0.002" calcext:value-type="float">
            <text:p>0.002</text:p>
          </table:table-cell>
          <table:table-cell table:formula="of:=[.H10]/[.E10]" office:value-type="float" office:value="0.000322454603247712" calcext:value-type="float">
            <text:p>0.000322454603248</text:p>
          </table:table-cell>
          <table:table-cell table:number-columns-repeated="1011"/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2" office:value-type="float" office:value="13.51" calcext:value-type="float">
            <text:p>13.51</text:p>
          </table:table-cell>
          <table:table-cell table:style-name="ce2" office:value-type="float" office:value="13.509" calcext:value-type="float">
            <text:p>13.509</text:p>
          </table:table-cell>
          <table:table-cell table:style-name="ce2" office:value-type="float" office:value="13.511" calcext:value-type="float">
            <text:p>13.511</text:p>
          </table:table-cell>
          <table:table-cell table:formula="of:=AVERAGE([.B11:.D11])" office:value-type="float" office:value="13.51" calcext:value-type="float">
            <text:p>13.51</text:p>
          </table:table-cell>
          <table:table-cell table:formula="of:=LN([.A11])" office:value-type="float" office:value="3.40119738166216" calcext:value-type="float">
            <text:p>3.40119738166216</text:p>
          </table:table-cell>
          <table:table-cell table:formula="of:=LN([.E11])" office:value-type="float" office:value="2.60343015197211" calcext:value-type="float">
            <text:p>2.60343015197211</text:p>
          </table:table-cell>
          <table:table-cell table:formula="of:=SQRT(((MAX([.B11:.D11])-MIN([.B11:.D11]))/2)^2+0.0005^2)" office:value-type="float" office:value="0.0011180339887494" calcext:value-type="float">
            <text:p>0.001118033988749</text:p>
          </table:table-cell>
          <table:table-cell/>
          <table:table-cell table:formula="of:=[.F11]" office:value-type="float" office:value="3.40119738166216" calcext:value-type="float">
            <text:p>3.40119738166216</text:p>
          </table:table-cell>
          <table:table-cell table:formula="of:=[.G11]" office:value-type="float" office:value="2.60343015197211" calcext:value-type="float">
            <text:p>2.60343015197211</text:p>
          </table:table-cell>
          <table:table-cell table:formula="of:=0.05/[.A11]" office:value-type="float" office:value="0.00166666666666667" calcext:value-type="float">
            <text:p>0.001666666666667</text:p>
          </table:table-cell>
          <table:table-cell table:formula="of:=[.H11]/[.E11]" office:value-type="float" office:value="0.0000827560317357068" calcext:value-type="float">
            <text:p>8.27560317357068E-05</text:p>
          </table:table-cell>
          <table:table-cell table:number-columns-repeated="1011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3" office:value-type="float" office:value="13.114" calcext:value-type="float">
            <text:p>13.114</text:p>
          </table:table-cell>
          <table:table-cell table:number-columns-repeated="2" table:style-name="ce2" office:value-type="float" office:value="13.114" calcext:value-type="float">
            <text:p>13.114</text:p>
          </table:table-cell>
          <table:table-cell table:formula="of:=AVERAGE([.B12:.D12])" office:value-type="float" office:value="13.114" calcext:value-type="float">
            <text:p>13.114</text:p>
          </table:table-cell>
          <table:table-cell table:formula="of:=LN([.A12])" office:value-type="float" office:value="3.55534806148941" calcext:value-type="float">
            <text:p>3.55534806148941</text:p>
          </table:table-cell>
          <table:table-cell table:formula="of:=LN([.E12])" office:value-type="float" office:value="2.57368036184143" calcext:value-type="float">
            <text:p>2.57368036184143</text:p>
          </table:table-cell>
          <table:table-cell table:formula="of:=SQRT(((MAX([.B12:.D12])-MIN([.B12:.D12]))/2)^2+0.0005^2)" office:value-type="float" office:value="0.0005" calcext:value-type="float">
            <text:p>0.0005</text:p>
          </table:table-cell>
          <table:table-cell/>
          <table:table-cell table:formula="of:=[.F12]" office:value-type="float" office:value="3.55534806148941" calcext:value-type="float">
            <text:p>3.55534806148941</text:p>
          </table:table-cell>
          <table:table-cell table:formula="of:=[.G12]" office:value-type="float" office:value="2.57368036184143" calcext:value-type="float">
            <text:p>2.57368036184143</text:p>
          </table:table-cell>
          <table:table-cell table:formula="of:=0.05/[.A12]" office:value-type="float" office:value="0.00142857142857143" calcext:value-type="float">
            <text:p>0.001428571428571</text:p>
          </table:table-cell>
          <table:table-cell table:formula="of:=[.H12]/[.E12]" office:value-type="float" office:value="0.000038127192313558" calcext:value-type="float">
            <text:p>3.8127192313558E-05</text:p>
          </table:table-cell>
          <table:table-cell table:number-columns-repeated="1011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.744" calcext:value-type="float">
            <text:p>12.744</text:p>
          </table:table-cell>
          <table:table-cell table:style-name="ce2" office:value-type="float" office:value="12.754" calcext:value-type="float">
            <text:p>12.754</text:p>
          </table:table-cell>
          <table:table-cell table:style-name="ce2" office:value-type="float" office:value="12.777" calcext:value-type="float">
            <text:p>12.777</text:p>
          </table:table-cell>
          <table:table-cell table:formula="of:=AVERAGE([.B13:.D13])" office:value-type="float" office:value="12.7583333333333" calcext:value-type="float">
            <text:p>12.7583333333333</text:p>
          </table:table-cell>
          <table:table-cell table:formula="of:=LN([.A13])" office:value-type="float" office:value="3.68887945411394" calcext:value-type="float">
            <text:p>3.68887945411394</text:p>
          </table:table-cell>
          <table:table-cell table:formula="of:=LN([.E13])" office:value-type="float" office:value="2.54618465287564" calcext:value-type="float">
            <text:p>2.54618465287564</text:p>
          </table:table-cell>
          <table:table-cell table:formula="of:=SQRT(((MAX([.B13:.D13])-MIN([.B13:.D13]))/2)^2+0.0005^2)" office:value-type="float" office:value="0.0165075740192189" calcext:value-type="float">
            <text:p>0.016507574019219</text:p>
          </table:table-cell>
          <table:table-cell/>
          <table:table-cell table:formula="of:=[.F13]" office:value-type="float" office:value="3.68887945411394" calcext:value-type="float">
            <text:p>3.68887945411394</text:p>
          </table:table-cell>
          <table:table-cell table:formula="of:=[.G13]" office:value-type="float" office:value="2.54618465287564" calcext:value-type="float">
            <text:p>2.54618465287564</text:p>
          </table:table-cell>
          <table:table-cell table:formula="of:=0.05/[.A13]" office:value-type="float" office:value="0.00125" calcext:value-type="float">
            <text:p>0.00125</text:p>
          </table:table-cell>
          <table:table-cell table:formula="of:=[.H13]/[.E13]" office:value-type="float" office:value="0.00129386602371409" calcext:value-type="float">
            <text:p>0.001293866023714</text:p>
          </table:table-cell>
          <table:table-cell table:number-columns-repeated="1011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.43" calcext:value-type="float">
            <text:p>12.43</text:p>
          </table:table-cell>
          <table:table-cell table:style-name="ce2" office:value-type="float" office:value="12.374" calcext:value-type="float">
            <text:p>12.374</text:p>
          </table:table-cell>
          <table:table-cell table:style-name="ce2" office:value-type="float" office:value="12.4" calcext:value-type="float">
            <text:p>12.4</text:p>
          </table:table-cell>
          <table:table-cell table:formula="of:=AVERAGE([.B14:.D14])" office:value-type="float" office:value="12.4013333333333" calcext:value-type="float">
            <text:p>12.4013333333333</text:p>
          </table:table-cell>
          <table:table-cell table:formula="of:=LN([.A14])" office:value-type="float" office:value="3.80666248977032" calcext:value-type="float">
            <text:p>3.80666248977032</text:p>
          </table:table-cell>
          <table:table-cell table:formula="of:=LN([.E14])" office:value-type="float" office:value="2.51780399371211" calcext:value-type="float">
            <text:p>2.51780399371211</text:p>
          </table:table-cell>
          <table:table-cell table:formula="of:=SQRT(((MAX([.B14:.D14])-MIN([.B14:.D14]))/2)^2+0.0005^2)" office:value-type="float" office:value="0.0280044639298805" calcext:value-type="float">
            <text:p>0.028004463929881</text:p>
          </table:table-cell>
          <table:table-cell/>
          <table:table-cell table:formula="of:=[.F14]" office:value-type="float" office:value="3.80666248977032" calcext:value-type="float">
            <text:p>3.80666248977032</text:p>
          </table:table-cell>
          <table:table-cell table:formula="of:=[.G14]" office:value-type="float" office:value="2.51780399371211" calcext:value-type="float">
            <text:p>2.51780399371211</text:p>
          </table:table-cell>
          <table:table-cell table:formula="of:=0.05/[.A14]" office:value-type="float" office:value="0.00111111111111111" calcext:value-type="float">
            <text:p>0.001111111111111</text:p>
          </table:table-cell>
          <table:table-cell table:formula="of:=[.H14]/[.E14]" office:value-type="float" office:value="0.00225818169523818" calcext:value-type="float">
            <text:p>0.002258181695238</text:p>
          </table:table-cell>
          <table:table-cell table:number-columns-repeated="1011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.184" calcext:value-type="float">
            <text:p>12.184</text:p>
          </table:table-cell>
          <table:table-cell table:style-name="ce2" office:value-type="float" office:value="12.117" calcext:value-type="float">
            <text:p>12.117</text:p>
          </table:table-cell>
          <table:table-cell table:style-name="ce2" office:value-type="float" office:value="12.127" calcext:value-type="float">
            <text:p>12.127</text:p>
          </table:table-cell>
          <table:table-cell table:formula="of:=AVERAGE([.B15:.D15])" office:value-type="float" office:value="12.1426666666667" calcext:value-type="float">
            <text:p>12.1426666666667</text:p>
          </table:table-cell>
          <table:table-cell table:formula="of:=LN([.A15])" office:value-type="float" office:value="3.91202300542815" calcext:value-type="float">
            <text:p>3.91202300542815</text:p>
          </table:table-cell>
          <table:table-cell table:formula="of:=LN([.E15])" office:value-type="float" office:value="2.49672542103746" calcext:value-type="float">
            <text:p>2.49672542103746</text:p>
          </table:table-cell>
          <table:table-cell table:formula="of:=SQRT(((MAX([.B15:.D15])-MIN([.B15:.D15]))/2)^2+0.0005^2)" office:value-type="float" office:value="0.0335037311355011" calcext:value-type="float">
            <text:p>0.033503731135501</text:p>
          </table:table-cell>
          <table:table-cell/>
          <table:table-cell table:formula="of:=[.F15]" office:value-type="float" office:value="3.91202300542815" calcext:value-type="float">
            <text:p>3.91202300542815</text:p>
          </table:table-cell>
          <table:table-cell table:formula="of:=[.G15]" office:value-type="float" office:value="2.49672542103746" calcext:value-type="float">
            <text:p>2.49672542103746</text:p>
          </table:table-cell>
          <table:table-cell table:formula="of:=0.05/[.A15]" office:value-type="float" office:value="0.001" calcext:value-type="float">
            <text:p>0.001</text:p>
          </table:table-cell>
          <table:table-cell table:formula="of:=[.H15]/[.E15]" office:value-type="float" office:value="0.00275917408055626" calcext:value-type="float">
            <text:p>0.002759174080556</text:p>
          </table:table-cell>
          <table:table-cell table:number-columns-repeated="1011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1.918" calcext:value-type="float">
            <text:p>11.918</text:p>
          </table:table-cell>
          <table:table-cell table:style-name="ce2" office:value-type="float" office:value="11.975" calcext:value-type="float">
            <text:p>11.975</text:p>
          </table:table-cell>
          <table:table-cell table:style-name="ce2" office:value-type="float" office:value="11.935" calcext:value-type="float">
            <text:p>11.935</text:p>
          </table:table-cell>
          <table:table-cell table:formula="of:=AVERAGE([.B16:.D16])" office:value-type="float" office:value="11.9426666666667" calcext:value-type="float">
            <text:p>11.9426666666667</text:p>
          </table:table-cell>
          <table:table-cell table:formula="of:=LN([.A16])" office:value-type="float" office:value="4.00733318523247" calcext:value-type="float">
            <text:p>4.00733318523247</text:p>
          </table:table-cell>
          <table:table-cell table:formula="of:=LN([.E16])" office:value-type="float" office:value="2.48011742194484" calcext:value-type="float">
            <text:p>2.48011742194484</text:p>
          </table:table-cell>
          <table:table-cell table:formula="of:=SQRT(((MAX([.B16:.D16])-MIN([.B16:.D16]))/2)^2+0.0005^2)" office:value-type="float" office:value="0.0285043856274786" calcext:value-type="float">
            <text:p>0.028504385627479</text:p>
          </table:table-cell>
          <table:table-cell/>
          <table:table-cell table:formula="of:=[.F16]" office:value-type="float" office:value="4.00733318523247" calcext:value-type="float">
            <text:p>4.00733318523247</text:p>
          </table:table-cell>
          <table:table-cell table:formula="of:=[.G16]" office:value-type="float" office:value="2.48011742194484" calcext:value-type="float">
            <text:p>2.48011742194484</text:p>
          </table:table-cell>
          <table:table-cell table:formula="of:=0.05/[.A16]" office:value-type="float" office:value="0.000909090909090909" calcext:value-type="float">
            <text:p>0.000909090909091</text:p>
          </table:table-cell>
          <table:table-cell table:formula="of:=[.H16]/[.E16]" office:value-type="float" office:value="0.00238676892046544" calcext:value-type="float">
            <text:p>0.002386768920465</text:p>
          </table:table-cell>
          <table:table-cell table:number-columns-repeated="1011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1.802" calcext:value-type="float">
            <text:p>11.802</text:p>
          </table:table-cell>
          <table:table-cell table:style-name="ce2" office:value-type="float" office:value="11.912" calcext:value-type="float">
            <text:p>11.912</text:p>
          </table:table-cell>
          <table:table-cell table:style-name="ce2" office:value-type="float" office:value="11.883" calcext:value-type="float">
            <text:p>11.883</text:p>
          </table:table-cell>
          <table:table-cell table:formula="of:=AVERAGE([.B17:.D17])" office:value-type="float" office:value="11.8656666666667" calcext:value-type="float">
            <text:p>11.8656666666667</text:p>
          </table:table-cell>
          <table:table-cell table:formula="of:=LN([.A17])" office:value-type="float" office:value="4.0943445622221" calcext:value-type="float">
            <text:p>4.0943445622221</text:p>
          </table:table-cell>
          <table:table-cell table:formula="of:=LN([.E17])" office:value-type="float" office:value="2.47364907597607" calcext:value-type="float">
            <text:p>2.47364907597607</text:p>
          </table:table-cell>
          <table:table-cell table:formula="of:=SQRT(((MAX([.B17:.D17])-MIN([.B17:.D17]))/2)^2+0.0005^2)" office:value-type="float" office:value="0.0550022726803181" calcext:value-type="float">
            <text:p>0.055002272680318</text:p>
          </table:table-cell>
          <table:table-cell/>
          <table:table-cell table:formula="of:=[.F17]" office:value-type="float" office:value="4.0943445622221" calcext:value-type="float">
            <text:p>4.0943445622221</text:p>
          </table:table-cell>
          <table:table-cell table:formula="of:=[.G17]" office:value-type="float" office:value="2.47364907597607" calcext:value-type="float">
            <text:p>2.47364907597607</text:p>
          </table:table-cell>
          <table:table-cell table:formula="of:=0.05/[.A17]" office:value-type="float" office:value="0.000833333333333333" calcext:value-type="float">
            <text:p>0.000833333333333</text:p>
          </table:table-cell>
          <table:table-cell table:formula="of:=[.H17]/[.E17]" office:value-type="float" office:value="0.00463541360342035" calcext:value-type="float">
            <text:p>0.00463541360342</text:p>
          </table:table-cell>
          <table:table-cell table:number-columns-repeated="1011"/>
        </table:table-row>
        <table:table-row table:style-name="ro2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1.75" calcext:value-type="float">
            <text:p>11.75</text:p>
          </table:table-cell>
          <table:table-cell table:style-name="ce2" office:value-type="float" office:value="11.73" calcext:value-type="float">
            <text:p>11.73</text:p>
          </table:table-cell>
          <table:table-cell table:style-name="ce2" office:value-type="float" office:value="11.724" calcext:value-type="float">
            <text:p>11.724</text:p>
          </table:table-cell>
          <table:table-cell table:formula="of:=AVERAGE([.B18:.D18])" office:value-type="float" office:value="11.7346666666667" calcext:value-type="float">
            <text:p>11.7346666666667</text:p>
          </table:table-cell>
          <table:table-cell table:formula="of:=LN([.A18])" office:value-type="float" office:value="4.17438726989564" calcext:value-type="float">
            <text:p>4.17438726989564</text:p>
          </table:table-cell>
          <table:table-cell table:formula="of:=LN([.E18])" office:value-type="float" office:value="2.46254742384346" calcext:value-type="float">
            <text:p>2.46254742384346</text:p>
          </table:table-cell>
          <table:table-cell table:formula="of:=SQRT(((MAX([.B18:.D18])-MIN([.B18:.D18]))/2)^2+0.0005^2)" office:value-type="float" office:value="0.0130096118312576" calcext:value-type="float">
            <text:p>0.013009611831258</text:p>
          </table:table-cell>
          <table:table-cell/>
          <table:table-cell table:formula="of:=[.F18]" office:value-type="float" office:value="4.17438726989564" calcext:value-type="float">
            <text:p>4.17438726989564</text:p>
          </table:table-cell>
          <table:table-cell table:formula="of:=[.G18]" office:value-type="float" office:value="2.46254742384346" calcext:value-type="float">
            <text:p>2.46254742384346</text:p>
          </table:table-cell>
          <table:table-cell table:formula="of:=0.05/[.A18]" office:value-type="float" office:value="0.000769230769230769" calcext:value-type="float">
            <text:p>0.000769230769231</text:p>
          </table:table-cell>
          <table:table-cell table:formula="of:=[.H18]/[.E18]" office:value-type="float" office:value="0.00110864775291935" calcext:value-type="float">
            <text:p>0.001108647752919</text:p>
          </table:table-cell>
          <table:table-cell table:number-columns-repeated="1011"/>
        </table:table-row>
        <table:table-row table:style-name="ro2">
          <table:table-cell table:style-name="ce2" office:value-type="float" office:value="70" calcext:value-type="float">
            <text:p>70</text:p>
          </table:table-cell>
          <table:table-cell table:number-columns-repeated="2" table:style-name="ce2" office:value-type="float" office:value="11.702" calcext:value-type="float">
            <text:p>11.702</text:p>
          </table:table-cell>
          <table:table-cell table:style-name="ce2" office:value-type="float" office:value="11.698" calcext:value-type="float">
            <text:p>11.698</text:p>
          </table:table-cell>
          <table:table-cell table:formula="of:=AVERAGE([.B19:.D19])" office:value-type="float" office:value="11.7006666666667" calcext:value-type="float">
            <text:p>11.7006666666667</text:p>
          </table:table-cell>
          <table:table-cell table:formula="of:=LN([.A19])" office:value-type="float" office:value="4.24849524204936" calcext:value-type="float">
            <text:p>4.24849524204936</text:p>
          </table:table-cell>
          <table:table-cell table:formula="of:=LN([.E19])" office:value-type="float" office:value="2.45964582023739" calcext:value-type="float">
            <text:p>2.45964582023739</text:p>
          </table:table-cell>
          <table:table-cell table:formula="of:=SQRT(((MAX([.B19:.D19])-MIN([.B19:.D19]))/2)^2+0.0005^2)" office:value-type="float" office:value="0.00206155281280862" calcext:value-type="float">
            <text:p>0.002061552812809</text:p>
          </table:table-cell>
          <table:table-cell/>
          <table:table-cell table:formula="of:=[.F19]" office:value-type="float" office:value="4.24849524204936" calcext:value-type="float">
            <text:p>4.24849524204936</text:p>
          </table:table-cell>
          <table:table-cell table:formula="of:=[.G19]" office:value-type="float" office:value="2.45964582023739" calcext:value-type="float">
            <text:p>2.45964582023739</text:p>
          </table:table-cell>
          <table:table-cell table:formula="of:=0.05/[.A19]" office:value-type="float" office:value="0.000714285714285714" calcext:value-type="float">
            <text:p>0.000714285714286</text:p>
          </table:table-cell>
          <table:table-cell table:formula="of:=[.H19]/[.E19]" office:value-type="float" office:value="0.000176191055735452" calcext:value-type="float">
            <text:p>0.000176191055735</text:p>
          </table:table-cell>
          <table:table-cell table:number-columns-repeated="1011"/>
        </table:table-row>
        <table:table-row table:style-name="ro2">
          <table:table-cell table:style-name="ce2" office:value-type="float" office:value="75" calcext:value-type="float">
            <text:p>75</text:p>
          </table:table-cell>
          <table:table-cell table:style-name="ce2" office:value-type="float" office:value="11.713" calcext:value-type="float">
            <text:p>11.713</text:p>
          </table:table-cell>
          <table:table-cell table:style-name="ce2" office:value-type="float" office:value="11.709" calcext:value-type="float">
            <text:p>11.709</text:p>
          </table:table-cell>
          <table:table-cell table:style-name="ce2" office:value-type="float" office:value="11.71" calcext:value-type="float">
            <text:p>11.71</text:p>
          </table:table-cell>
          <table:table-cell table:formula="of:=AVERAGE([.B20:.D20])" office:value-type="float" office:value="11.7106666666667" calcext:value-type="float">
            <text:p>11.7106666666667</text:p>
          </table:table-cell>
          <table:table-cell table:formula="of:=LN([.A20])" office:value-type="float" office:value="4.31748811353631" calcext:value-type="float">
            <text:p>4.31748811353631</text:p>
          </table:table-cell>
          <table:table-cell table:formula="of:=LN([.E20])" office:value-type="float" office:value="2.46050010738676" calcext:value-type="float">
            <text:p>2.46050010738676</text:p>
          </table:table-cell>
          <table:table-cell table:formula="of:=SQRT(((MAX([.B20:.D20])-MIN([.B20:.D20]))/2)^2+0.0005^2)" office:value-type="float" office:value="0.00206155281280862" calcext:value-type="float">
            <text:p>0.002061552812809</text:p>
          </table:table-cell>
          <table:table-cell/>
          <table:table-cell table:formula="of:=[.F20]" office:value-type="float" office:value="4.31748811353631" calcext:value-type="float">
            <text:p>4.31748811353631</text:p>
          </table:table-cell>
          <table:table-cell table:formula="of:=[.G20]" office:value-type="float" office:value="2.46050010738676" calcext:value-type="float">
            <text:p>2.46050010738676</text:p>
          </table:table-cell>
          <table:table-cell table:formula="of:=0.05/[.A20]" office:value-type="float" office:value="0.000666666666666667" calcext:value-type="float">
            <text:p>0.000666666666667</text:p>
          </table:table-cell>
          <table:table-cell table:formula="of:=[.H20]/[.E20]" office:value-type="float" office:value="0.000176040602255091" calcext:value-type="float">
            <text:p>0.000176040602255</text:p>
          </table:table-cell>
          <table:table-cell table:number-columns-repeated="1011"/>
        </table:table-row>
        <table:table-row table:style-name="ro2">
          <table:table-cell table:style-name="ce2" office:value-type="float" office:value="80" calcext:value-type="float">
            <text:p>80</text:p>
          </table:table-cell>
          <table:table-cell table:style-name="ce2" office:value-type="float" office:value="11.74" calcext:value-type="float">
            <text:p>11.74</text:p>
          </table:table-cell>
          <table:table-cell table:style-name="ce2" office:value-type="float" office:value="11.744" calcext:value-type="float">
            <text:p>11.744</text:p>
          </table:table-cell>
          <table:table-cell table:style-name="ce2" office:value-type="float" office:value="11.736" calcext:value-type="float">
            <text:p>11.736</text:p>
          </table:table-cell>
          <table:table-cell table:formula="of:=AVERAGE([.B21:.D21])" office:value-type="float" office:value="11.74" calcext:value-type="float">
            <text:p>11.74</text:p>
          </table:table-cell>
          <table:table-cell table:formula="of:=LN([.A21])" office:value-type="float" office:value="4.38202663467388" calcext:value-type="float">
            <text:p>4.38202663467388</text:p>
          </table:table-cell>
          <table:table-cell table:formula="of:=LN([.E21])" office:value-type="float" office:value="2.46300181439995" calcext:value-type="float">
            <text:p>2.46300181439995</text:p>
          </table:table-cell>
          <table:table-cell table:formula="of:=SQRT(((MAX([.B21:.D21])-MIN([.B21:.D21]))/2)^2+0.0005^2)" office:value-type="float" office:value="0.00403112887414884" calcext:value-type="float">
            <text:p>0.004031128874149</text:p>
          </table:table-cell>
          <table:table-cell/>
          <table:table-cell table:formula="of:=[.F21]" office:value-type="float" office:value="4.38202663467388" calcext:value-type="float">
            <text:p>4.38202663467388</text:p>
          </table:table-cell>
          <table:table-cell table:formula="of:=[.G21]" office:value-type="float" office:value="2.46300181439995" calcext:value-type="float">
            <text:p>2.46300181439995</text:p>
          </table:table-cell>
          <table:table-cell table:formula="of:=0.05/[.A21]" office:value-type="float" office:value="0.000625" calcext:value-type="float">
            <text:p>0.000625</text:p>
          </table:table-cell>
          <table:table-cell table:formula="of:=[.H21]/[.E21]" office:value-type="float" office:value="0.000343367025055267" calcext:value-type="float">
            <text:p>0.000343367025055</text:p>
          </table:table-cell>
          <table:table-cell table:number-columns-repeated="1011"/>
        </table:table-row>
        <table:table-row table:style-name="ro2">
          <table:table-cell table:style-name="ce2" office:value-type="float" office:value="85" calcext:value-type="float">
            <text:p>85</text:p>
          </table:table-cell>
          <table:table-cell table:style-name="ce2" office:value-type="float" office:value="11.791" calcext:value-type="float">
            <text:p>11.791</text:p>
          </table:table-cell>
          <table:table-cell table:style-name="ce2" office:value-type="float" office:value="11.786" calcext:value-type="float">
            <text:p>11.786</text:p>
          </table:table-cell>
          <table:table-cell table:style-name="ce2" office:value-type="float" office:value="11.789" calcext:value-type="float">
            <text:p>11.789</text:p>
          </table:table-cell>
          <table:table-cell table:formula="of:=AVERAGE([.B22:.D22])" office:value-type="float" office:value="11.7886666666667" calcext:value-type="float">
            <text:p>11.7886666666667</text:p>
          </table:table-cell>
          <table:table-cell table:formula="of:=LN([.A22])" office:value-type="float" office:value="4.44265125649032" calcext:value-type="float">
            <text:p>4.44265125649032</text:p>
          </table:table-cell>
          <table:table-cell table:formula="of:=LN([.E22])" office:value-type="float" office:value="2.46713861796468" calcext:value-type="float">
            <text:p>2.46713861796468</text:p>
          </table:table-cell>
          <table:table-cell table:formula="of:=SQRT(((MAX([.B22:.D22])-MIN([.B22:.D22]))/2)^2+0.0005^2)" office:value-type="float" office:value="0.00254950975679678" calcext:value-type="float">
            <text:p>0.002549509756797</text:p>
          </table:table-cell>
          <table:table-cell/>
          <table:table-cell table:formula="of:=[.F22]" office:value-type="float" office:value="4.44265125649032" calcext:value-type="float">
            <text:p>4.44265125649032</text:p>
          </table:table-cell>
          <table:table-cell table:formula="of:=[.G22]" office:value-type="float" office:value="2.46713861796468" calcext:value-type="float">
            <text:p>2.46713861796468</text:p>
          </table:table-cell>
          <table:table-cell table:formula="of:=0.05/[.A22]" office:value-type="float" office:value="0.000588235294117647" calcext:value-type="float">
            <text:p>0.000588235294118</text:p>
          </table:table-cell>
          <table:table-cell table:formula="of:=[.H22]/[.E22]" office:value-type="float" office:value="0.000216267863778497" calcext:value-type="float">
            <text:p>0.000216267863778</text:p>
          </table:table-cell>
          <table:table-cell table:number-columns-repeated="1011"/>
        </table:table-row>
        <table:table-row table:style-name="ro2">
          <table:table-cell table:style-name="ce2" office:value-type="float" office:value="90" calcext:value-type="float">
            <text:p>90</text:p>
          </table:table-cell>
          <table:table-cell table:style-name="ce2" office:value-type="float" office:value="11.86" calcext:value-type="float">
            <text:p>11.86</text:p>
          </table:table-cell>
          <table:table-cell table:style-name="ce2" office:value-type="float" office:value="11.863" calcext:value-type="float">
            <text:p>11.863</text:p>
          </table:table-cell>
          <table:table-cell table:style-name="ce2" office:value-type="float" office:value="11.857" calcext:value-type="float">
            <text:p>11.857</text:p>
          </table:table-cell>
          <table:table-cell table:formula="of:=AVERAGE([.B23:.D23])" office:value-type="float" office:value="11.86" calcext:value-type="float">
            <text:p>11.86</text:p>
          </table:table-cell>
          <table:table-cell table:formula="of:=LN([.A23])" office:value-type="float" office:value="4.49980967033027" calcext:value-type="float">
            <text:p>4.49980967033027</text:p>
          </table:table-cell>
          <table:table-cell table:formula="of:=LN([.E23])" office:value-type="float" office:value="2.47317139356958" calcext:value-type="float">
            <text:p>2.47317139356958</text:p>
          </table:table-cell>
          <table:table-cell table:formula="of:=SQRT(((MAX([.B23:.D23])-MIN([.B23:.D23]))/2)^2+0.00005^2)" office:value-type="float" office:value="0.00300041663773561" calcext:value-type="float">
            <text:p>0.003000416637736</text:p>
          </table:table-cell>
          <table:table-cell/>
          <table:table-cell table:formula="of:=[.F23]" office:value-type="float" office:value="4.49980967033027" calcext:value-type="float">
            <text:p>4.49980967033027</text:p>
          </table:table-cell>
          <table:table-cell table:formula="of:=[.G23]" office:value-type="float" office:value="2.47317139356958" calcext:value-type="float">
            <text:p>2.47317139356958</text:p>
          </table:table-cell>
          <table:table-cell table:formula="of:=0.05/[.A23]" office:value-type="float" office:value="0.000555555555555556" calcext:value-type="float">
            <text:p>0.000555555555556</text:p>
          </table:table-cell>
          <table:table-cell table:formula="of:=[.H23]/[.E23]" office:value-type="float" office:value="0.00025298622577872" calcext:value-type="float">
            <text:p>0.000252986225779</text:p>
          </table:table-cell>
          <table:table-cell table:number-columns-repeated="1011"/>
        </table:table-row>
        <table:table-row table:style-name="ro2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1.94" calcext:value-type="float">
            <text:p>11.94</text:p>
          </table:table-cell>
          <table:table-cell table:style-name="ce2" office:value-type="float" office:value="11.937" calcext:value-type="float">
            <text:p>11.937</text:p>
          </table:table-cell>
          <table:table-cell table:style-name="ce2" office:value-type="float" office:value="11.942" calcext:value-type="float">
            <text:p>11.942</text:p>
          </table:table-cell>
          <table:table-cell table:formula="of:=AVERAGE([.B24:.D24])" office:value-type="float" office:value="11.9396666666667" calcext:value-type="float">
            <text:p>11.9396666666667</text:p>
          </table:table-cell>
          <table:table-cell table:formula="of:=LN([.A24])" office:value-type="float" office:value="4.55387689160054" calcext:value-type="float">
            <text:p>4.55387689160054</text:p>
          </table:table-cell>
          <table:table-cell table:formula="of:=LN([.E24])" office:value-type="float" office:value="2.47986619021016" calcext:value-type="float">
            <text:p>2.47986619021016</text:p>
          </table:table-cell>
          <table:table-cell table:formula="of:=SQRT(((MAX([.B24:.D24])-MIN([.B24:.D24]))/2)^2+0.0005^2)" office:value-type="float" office:value="0.00254950975679678" calcext:value-type="float">
            <text:p>0.002549509756797</text:p>
          </table:table-cell>
          <table:table-cell/>
          <table:table-cell table:formula="of:=[.F24]" office:value-type="float" office:value="4.55387689160054" calcext:value-type="float">
            <text:p>4.55387689160054</text:p>
          </table:table-cell>
          <table:table-cell table:formula="of:=[.G24]" office:value-type="float" office:value="2.47986619021016" calcext:value-type="float">
            <text:p>2.47986619021016</text:p>
          </table:table-cell>
          <table:table-cell table:formula="of:=0.05/[.A24]" office:value-type="float" office:value="0.000526315789473684" calcext:value-type="float">
            <text:p>0.000526315789474</text:p>
          </table:table-cell>
          <table:table-cell table:formula="of:=[.H24]/[.E24]" office:value-type="float" office:value="0.000213532741572638" calcext:value-type="float">
            <text:p>0.000213532741573</text:p>
          </table:table-cell>
          <table:table-cell table:number-columns-repeated="1011"/>
        </table:table-row>
        <table:table-row table:style-name="ro2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2.033" calcext:value-type="float">
            <text:p>12.033</text:p>
          </table:table-cell>
          <table:table-cell table:number-columns-repeated="2" table:style-name="ce2" office:value-type="float" office:value="12.03" calcext:value-type="float">
            <text:p>12.03</text:p>
          </table:table-cell>
          <table:table-cell table:formula="of:=AVERAGE([.B25:.D25])" office:value-type="float" office:value="12.031" calcext:value-type="float">
            <text:p>12.031</text:p>
          </table:table-cell>
          <table:table-cell table:formula="of:=LN([.A25])" office:value-type="float" office:value="4.60517018598809" calcext:value-type="float">
            <text:p>4.60517018598809</text:p>
          </table:table-cell>
          <table:table-cell table:formula="of:=LN([.E25])" office:value-type="float" office:value="2.48748665205139" calcext:value-type="float">
            <text:p>2.48748665205139</text:p>
          </table:table-cell>
          <table:table-cell table:formula="of:=SQRT(((MAX([.B25:.D25])-MIN([.B25:.D25]))/2)^2+0.0005^2)" office:value-type="float" office:value="0.00158113883008424" calcext:value-type="float">
            <text:p>0.001581138830084</text:p>
          </table:table-cell>
          <table:table-cell/>
          <table:table-cell table:formula="of:=[.F25]" office:value-type="float" office:value="4.60517018598809" calcext:value-type="float">
            <text:p>4.60517018598809</text:p>
          </table:table-cell>
          <table:table-cell table:formula="of:=[.G25]" office:value-type="float" office:value="2.48748665205139" calcext:value-type="float">
            <text:p>2.48748665205139</text:p>
          </table:table-cell>
          <table:table-cell table:formula="of:=0.05/[.A25]" office:value-type="float" office:value="0.0005" calcext:value-type="float">
            <text:p>0.0005</text:p>
          </table:table-cell>
          <table:table-cell table:formula="of:=[.H25]/[.E25]" office:value-type="float" office:value="0.000131422062179723" calcext:value-type="float">
            <text:p>0.00013142206218</text:p>
          </table:table-cell>
          <table:table-cell table:number-columns-repeated="1011"/>
        </table:table-row>
        <table:table-row table:style-name="ro2"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2.13" calcext:value-type="float">
            <text:p>12.13</text:p>
          </table:table-cell>
          <table:table-cell table:style-name="ce2" office:value-type="float" office:value="12.134" calcext:value-type="float">
            <text:p>12.134</text:p>
          </table:table-cell>
          <table:table-cell table:style-name="ce2" office:value-type="float" office:value="12.129" calcext:value-type="float">
            <text:p>12.129</text:p>
          </table:table-cell>
          <table:table-cell table:formula="of:=AVERAGE([.B26:.D26])" office:value-type="float" office:value="12.131" calcext:value-type="float">
            <text:p>12.131</text:p>
          </table:table-cell>
          <table:table-cell table:formula="of:=LN([.A26])" office:value-type="float" office:value="4.65396035015752" calcext:value-type="float">
            <text:p>4.65396035015752</text:p>
          </table:table-cell>
          <table:table-cell table:formula="of:=LN([.E26])" office:value-type="float" office:value="2.49576415978878" calcext:value-type="float">
            <text:p>2.49576415978878</text:p>
          </table:table-cell>
          <table:table-cell table:formula="of:=SQRT(((MAX([.B26:.D26])-MIN([.B26:.D26]))/2)^2+0.0005^2)" office:value-type="float" office:value="0.00254950975679678" calcext:value-type="float">
            <text:p>0.002549509756797</text:p>
          </table:table-cell>
          <table:table-cell/>
          <table:table-cell table:formula="of:=[.F26]" office:value-type="float" office:value="4.65396035015752" calcext:value-type="float">
            <text:p>4.65396035015752</text:p>
          </table:table-cell>
          <table:table-cell table:formula="of:=[.G26]" office:value-type="float" office:value="2.49576415978878" calcext:value-type="float">
            <text:p>2.49576415978878</text:p>
          </table:table-cell>
          <table:table-cell table:formula="of:=0.05/[.A26]" office:value-type="float" office:value="0.000476190476190476" calcext:value-type="float">
            <text:p>0.00047619047619</text:p>
          </table:table-cell>
          <table:table-cell table:formula="of:=[.H26]/[.E26]" office:value-type="float" office:value="0.000210164846821925" calcext:value-type="float">
            <text:p>0.000210164846822</text:p>
          </table:table-cell>
          <table:table-cell table:number-columns-repeated="1011"/>
        </table:table-row>
        <table:table-row table:style-name="ro2"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2.243" calcext:value-type="float">
            <text:p>12.243</text:p>
          </table:table-cell>
          <table:table-cell table:style-name="ce2" office:value-type="float" office:value="12.241" calcext:value-type="float">
            <text:p>12.241</text:p>
          </table:table-cell>
          <table:table-cell table:style-name="ce2" office:value-type="float" office:value="12.245" calcext:value-type="float">
            <text:p>12.245</text:p>
          </table:table-cell>
          <table:table-cell table:formula="of:=AVERAGE([.B27:.D27])" office:value-type="float" office:value="12.243" calcext:value-type="float">
            <text:p>12.243</text:p>
          </table:table-cell>
          <table:table-cell table:formula="of:=LN([.A27])" office:value-type="float" office:value="4.70048036579242" calcext:value-type="float">
            <text:p>4.70048036579242</text:p>
          </table:table-cell>
          <table:table-cell table:formula="of:=LN([.E27])" office:value-type="float" office:value="2.50495434509178" calcext:value-type="float">
            <text:p>2.50495434509178</text:p>
          </table:table-cell>
          <table:table-cell table:formula="of:=SQRT(((MAX([.B27:.D27])-MIN([.B27:.D27]))/2)^2+0.0005^2)" office:value-type="float" office:value="0.00206155281280862" calcext:value-type="float">
            <text:p>0.002061552812809</text:p>
          </table:table-cell>
          <table:table-cell/>
          <table:table-cell table:formula="of:=[.F27]" office:value-type="float" office:value="4.70048036579242" calcext:value-type="float">
            <text:p>4.70048036579242</text:p>
          </table:table-cell>
          <table:table-cell table:formula="of:=[.G27]" office:value-type="float" office:value="2.50495434509178" calcext:value-type="float">
            <text:p>2.50495434509178</text:p>
          </table:table-cell>
          <table:table-cell table:formula="of:=0.05/[.A27]" office:value-type="float" office:value="0.000454545454545455" calcext:value-type="float">
            <text:p>0.000454545454545</text:p>
          </table:table-cell>
          <table:table-cell table:formula="of:=[.H27]/[.E27]" office:value-type="float" office:value="0.000168386246247539" calcext:value-type="float">
            <text:p>0.000168386246248</text:p>
          </table:table-cell>
          <table:table-cell table:number-columns-repeated="1011"/>
        </table:table-row>
        <table:table-row table:style-name="ro2"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2.365" calcext:value-type="float">
            <text:p>12.365</text:p>
          </table:table-cell>
          <table:table-cell table:number-columns-repeated="2" table:style-name="ce2" office:value-type="float" office:value="12.367" calcext:value-type="float">
            <text:p>12.367</text:p>
          </table:table-cell>
          <table:table-cell table:formula="of:=AVERAGE([.B28:.D28])" office:value-type="float" office:value="12.3663333333333" calcext:value-type="float">
            <text:p>12.3663333333333</text:p>
          </table:table-cell>
          <table:table-cell table:formula="of:=LN([.A28])" office:value-type="float" office:value="4.74493212836325" calcext:value-type="float">
            <text:p>4.74493212836325</text:p>
          </table:table-cell>
          <table:table-cell table:formula="of:=LN([.E28])" office:value-type="float" office:value="2.51497772640411" calcext:value-type="float">
            <text:p>2.51497772640411</text:p>
          </table:table-cell>
          <table:table-cell table:formula="of:=SQRT(((MAX([.B28:.D28])-MIN([.B28:.D28]))/2)^2+0.0005^2)" office:value-type="float" office:value="0.00111803398875019" calcext:value-type="float">
            <text:p>0.00111803398875</text:p>
          </table:table-cell>
          <table:table-cell/>
          <table:table-cell table:formula="of:=[.F28]" office:value-type="float" office:value="4.74493212836325" calcext:value-type="float">
            <text:p>4.74493212836325</text:p>
          </table:table-cell>
          <table:table-cell table:formula="of:=[.G28]" office:value-type="float" office:value="2.51497772640411" calcext:value-type="float">
            <text:p>2.51497772640411</text:p>
          </table:table-cell>
          <table:table-cell table:formula="of:=0.05/[.A28]" office:value-type="float" office:value="0.000434782608695652" calcext:value-type="float">
            <text:p>0.000434782608696</text:p>
          </table:table-cell>
          <table:table-cell table:formula="of:=[.H28]/[.E28]" office:value-type="float" office:value="0.000090409497998614" calcext:value-type="float">
            <text:p>9.0409497998614E-05</text:p>
          </table:table-cell>
          <table:table-cell table:number-columns-repeated="1011"/>
        </table:table-row>
        <table:table-row table:style-name="ro2"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.499" calcext:value-type="float">
            <text:p>12.499</text:p>
          </table:table-cell>
          <table:table-cell table:number-columns-repeated="2" table:style-name="ce2" office:value-type="float" office:value="12.501" calcext:value-type="float">
            <text:p>12.501</text:p>
          </table:table-cell>
          <table:table-cell table:formula="of:=AVERAGE([.B29:.D29])" office:value-type="float" office:value="12.5003333333333" calcext:value-type="float">
            <text:p>12.5003333333333</text:p>
          </table:table-cell>
          <table:table-cell table:formula="of:=LN([.A29])" office:value-type="float" office:value="4.78749174278205" calcext:value-type="float">
            <text:p>4.78749174278205</text:p>
          </table:table-cell>
          <table:table-cell table:formula="of:=LN([.E29])" office:value-type="float" office:value="2.52575531061937" calcext:value-type="float">
            <text:p>2.52575531061937</text:p>
          </table:table-cell>
          <table:table-cell table:formula="of:=SQRT(((MAX([.B29:.D29])-MIN([.B29:.D29]))/2)^2+0.0005^2)" office:value-type="float" office:value="0.0011180339887494" calcext:value-type="float">
            <text:p>0.001118033988749</text:p>
          </table:table-cell>
          <table:table-cell/>
          <table:table-cell table:formula="of:=[.F29]" office:value-type="float" office:value="4.78749174278205" calcext:value-type="float">
            <text:p>4.78749174278205</text:p>
          </table:table-cell>
          <table:table-cell table:formula="of:=[.G29]" office:value-type="float" office:value="2.52575531061937" calcext:value-type="float">
            <text:p>2.52575531061937</text:p>
          </table:table-cell>
          <table:table-cell table:formula="of:=0.05/[.A29]" office:value-type="float" office:value="0.000416666666666667" calcext:value-type="float">
            <text:p>0.000416666666667</text:p>
          </table:table-cell>
          <table:table-cell table:formula="of:=[.H29]/[.E29]" office:value-type="float" office:value="0.0000894403340243779" calcext:value-type="float">
            <text:p>8.94403340243779E-05</text:p>
          </table:table-cell>
          <table:table-cell table:number-columns-repeated="1011"/>
        </table:table-row>
        <table:table-row table:style-name="ro2"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.643" calcext:value-type="float">
            <text:p>12.643</text:p>
          </table:table-cell>
          <table:table-cell table:number-columns-repeated="2" table:style-name="ce2" office:value-type="float" office:value="12.638" calcext:value-type="float">
            <text:p>12.638</text:p>
          </table:table-cell>
          <table:table-cell table:formula="of:=AVERAGE([.B30:.D30])" office:value-type="float" office:value="12.6396666666667" calcext:value-type="float">
            <text:p>12.6396666666667</text:p>
          </table:table-cell>
          <table:table-cell table:formula="of:=LN([.A30])" office:value-type="float" office:value="4.8283137373023" calcext:value-type="float">
            <text:p>4.8283137373023</text:p>
          </table:table-cell>
          <table:table-cell table:formula="of:=LN([.E30])" office:value-type="float" office:value="2.53684001706297" calcext:value-type="float">
            <text:p>2.53684001706297</text:p>
          </table:table-cell>
          <table:table-cell table:formula="of:=SQRT(((MAX([.B30:.D30])-MIN([.B30:.D30]))/2)^2+0.0005^2)" office:value-type="float" office:value="0.00254950975679678" calcext:value-type="float">
            <text:p>0.002549509756797</text:p>
          </table:table-cell>
          <table:table-cell/>
          <table:table-cell table:formula="of:=[.F30]" office:value-type="float" office:value="4.8283137373023" calcext:value-type="float">
            <text:p>4.8283137373023</text:p>
          </table:table-cell>
          <table:table-cell table:formula="of:=[.G30]" office:value-type="float" office:value="2.53684001706297" calcext:value-type="float">
            <text:p>2.53684001706297</text:p>
          </table:table-cell>
          <table:table-cell table:formula="of:=0.05/[.A30]" office:value-type="float" office:value="0.0004" calcext:value-type="float">
            <text:p>0.0004</text:p>
          </table:table-cell>
          <table:table-cell table:formula="of:=[.H30]/[.E30]" office:value-type="float" office:value="0.000201707040544063" calcext:value-type="float">
            <text:p>0.000201707040544</text:p>
          </table:table-cell>
          <table:table-cell table:number-columns-repeated="1011"/>
        </table:table-row>
        <table:table-row table:style-name="ro2"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2.784" calcext:value-type="float">
            <text:p>12.784</text:p>
          </table:table-cell>
          <table:table-cell table:style-name="ce2" office:value-type="float" office:value="12.785" calcext:value-type="float">
            <text:p>12.785</text:p>
          </table:table-cell>
          <table:table-cell table:style-name="ce2" office:value-type="float" office:value="12.782" calcext:value-type="float">
            <text:p>12.782</text:p>
          </table:table-cell>
          <table:table-cell table:formula="of:=AVERAGE([.B31:.D31])" office:value-type="float" office:value="12.7836666666667" calcext:value-type="float">
            <text:p>12.7836666666667</text:p>
          </table:table-cell>
          <table:table-cell table:formula="of:=LN([.A31])" office:value-type="float" office:value="4.86753445045558" calcext:value-type="float">
            <text:p>4.86753445045558</text:p>
          </table:table-cell>
          <table:table-cell table:formula="of:=LN([.E31])" office:value-type="float" office:value="2.54816831442449" calcext:value-type="float">
            <text:p>2.54816831442449</text:p>
          </table:table-cell>
          <table:table-cell table:formula="of:=SQRT(((MAX([.B31:.D31])-MIN([.B31:.D31]))/2)^2+0.0005^2)" office:value-type="float" office:value="0.00158113883008424" calcext:value-type="float">
            <text:p>0.001581138830084</text:p>
          </table:table-cell>
          <table:table-cell/>
          <table:table-cell table:formula="of:=[.F31]" office:value-type="float" office:value="4.86753445045558" calcext:value-type="float">
            <text:p>4.86753445045558</text:p>
          </table:table-cell>
          <table:table-cell table:formula="of:=[.G31]" office:value-type="float" office:value="2.54816831442449" calcext:value-type="float">
            <text:p>2.54816831442449</text:p>
          </table:table-cell>
          <table:table-cell table:formula="of:=0.05/[.A31]" office:value-type="float" office:value="0.000384615384615385" calcext:value-type="float">
            <text:p>0.000384615384615</text:p>
          </table:table-cell>
          <table:table-cell table:formula="of:=[.H31]/[.E31]" office:value-type="float" office:value="0.000123684297417348" calcext:value-type="float">
            <text:p>0.000123684297417</text:p>
          </table:table-cell>
          <table:table-cell table:number-columns-repeated="1011"/>
        </table:table-row>
        <table:table-row table:style-name="ro2"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2.941" calcext:value-type="float">
            <text:p>12.941</text:p>
          </table:table-cell>
          <table:table-cell table:style-name="ce2" office:value-type="float" office:value="12.938" calcext:value-type="float">
            <text:p>12.938</text:p>
          </table:table-cell>
          <table:table-cell table:style-name="ce2" office:value-type="float" office:value="12.932" calcext:value-type="float">
            <text:p>12.932</text:p>
          </table:table-cell>
          <table:table-cell table:formula="of:=AVERAGE([.B32:.D32])" office:value-type="float" office:value="12.937" calcext:value-type="float">
            <text:p>12.937</text:p>
          </table:table-cell>
          <table:table-cell table:formula="of:=LN([.A32])" office:value-type="float" office:value="4.90527477843843" calcext:value-type="float">
            <text:p>4.90527477843843</text:p>
          </table:table-cell>
          <table:table-cell table:formula="of:=LN([.E32])" office:value-type="float" office:value="2.56009142293576" calcext:value-type="float">
            <text:p>2.56009142293576</text:p>
          </table:table-cell>
          <table:table-cell table:formula="of:=SQRT(((MAX([.B32:.D32])-MIN([.B32:.D32]))/2)^2+0.0005^2)" office:value-type="float" office:value="0.00452769256906888" calcext:value-type="float">
            <text:p>0.004527692569069</text:p>
          </table:table-cell>
          <table:table-cell/>
          <table:table-cell table:formula="of:=[.F32]" office:value-type="float" office:value="4.90527477843843" calcext:value-type="float">
            <text:p>4.90527477843843</text:p>
          </table:table-cell>
          <table:table-cell table:formula="of:=[.G32]" office:value-type="float" office:value="2.56009142293576" calcext:value-type="float">
            <text:p>2.56009142293576</text:p>
          </table:table-cell>
          <table:table-cell table:formula="of:=0.05/[.A32]" office:value-type="float" office:value="0.00037037037037037" calcext:value-type="float">
            <text:p>0.00037037037037</text:p>
          </table:table-cell>
          <table:table-cell table:formula="of:=[.H32]/[.E32]" office:value-type="float" office:value="0.000349980101187978" calcext:value-type="float">
            <text:p>0.000349980101188</text:p>
          </table:table-cell>
          <table:table-cell table:number-columns-repeated="1011"/>
        </table:table-row>
        <table:table-row table:style-name="ro2"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3.08" calcext:value-type="float">
            <text:p>13.08</text:p>
          </table:table-cell>
          <table:table-cell table:style-name="ce2" office:value-type="float" office:value="13.088" calcext:value-type="float">
            <text:p>13.088</text:p>
          </table:table-cell>
          <table:table-cell table:style-name="ce2" office:value-type="float" office:value="13.077" calcext:value-type="float">
            <text:p>13.077</text:p>
          </table:table-cell>
          <table:table-cell table:formula="of:=AVERAGE([.B33:.D33])" office:value-type="float" office:value="13.0816666666667" calcext:value-type="float">
            <text:p>13.0816666666667</text:p>
          </table:table-cell>
          <table:table-cell table:formula="of:=LN([.A33])" office:value-type="float" office:value="4.9416424226093" calcext:value-type="float">
            <text:p>4.9416424226093</text:p>
          </table:table-cell>
          <table:table-cell table:formula="of:=LN([.E33])" office:value-type="float" office:value="2.57121175891067" calcext:value-type="float">
            <text:p>2.57121175891067</text:p>
          </table:table-cell>
          <table:table-cell table:formula="of:=SQRT(((MAX([.B33:.D33])-MIN([.B33:.D33]))/2)^2+0.0005^2)" office:value-type="float" office:value="0.00552268050859325" calcext:value-type="float">
            <text:p>0.005522680508593</text:p>
          </table:table-cell>
          <table:table-cell/>
          <table:table-cell table:formula="of:=[.F33]" office:value-type="float" office:value="4.9416424226093" calcext:value-type="float">
            <text:p>4.9416424226093</text:p>
          </table:table-cell>
          <table:table-cell table:formula="of:=[.G33]" office:value-type="float" office:value="2.57121175891067" calcext:value-type="float">
            <text:p>2.57121175891067</text:p>
          </table:table-cell>
          <table:table-cell table:formula="of:=0.05/[.A33]" office:value-type="float" office:value="0.000357142857142857" calcext:value-type="float">
            <text:p>0.000357142857143</text:p>
          </table:table-cell>
          <table:table-cell table:formula="of:=[.H33]/[.E33]" office:value-type="float" office:value="0.00042216948721569" calcext:value-type="float">
            <text:p>0.000422169487216</text:p>
          </table:table-cell>
          <table:table-cell table:number-columns-repeated="1011"/>
        </table:table-row>
        <table:table-row table:style-name="ro2"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3.249" calcext:value-type="float">
            <text:p>13.249</text:p>
          </table:table-cell>
          <table:table-cell table:style-name="ce2" office:value-type="float" office:value="13.25" calcext:value-type="float">
            <text:p>13.25</text:p>
          </table:table-cell>
          <table:table-cell table:style-name="ce2" office:value-type="float" office:value="13.241" calcext:value-type="float">
            <text:p>13.241</text:p>
          </table:table-cell>
          <table:table-cell table:formula="of:=AVERAGE([.B34:.D34])" office:value-type="float" office:value="13.2466666666667" calcext:value-type="float">
            <text:p>13.2466666666667</text:p>
          </table:table-cell>
          <table:table-cell table:formula="of:=LN([.A34])" office:value-type="float" office:value="4.97673374242057" calcext:value-type="float">
            <text:p>4.97673374242057</text:p>
          </table:table-cell>
          <table:table-cell table:formula="of:=LN([.E34])" office:value-type="float" office:value="2.58374594845556" calcext:value-type="float">
            <text:p>2.58374594845556</text:p>
          </table:table-cell>
          <table:table-cell table:formula="of:=SQRT(((MAX([.B34:.D34])-MIN([.B34:.D34]))/2)^2+0.0005^2)" office:value-type="float" office:value="0.00452769256906888" calcext:value-type="float">
            <text:p>0.004527692569069</text:p>
          </table:table-cell>
          <table:table-cell/>
          <table:table-cell table:formula="of:=[.F34]" office:value-type="float" office:value="4.97673374242057" calcext:value-type="float">
            <text:p>4.97673374242057</text:p>
          </table:table-cell>
          <table:table-cell table:formula="of:=[.G34]" office:value-type="float" office:value="2.58374594845556" calcext:value-type="float">
            <text:p>2.58374594845556</text:p>
          </table:table-cell>
          <table:table-cell table:formula="of:=0.05/[.A34]" office:value-type="float" office:value="0.000344827586206897" calcext:value-type="float">
            <text:p>0.000344827586207</text:p>
          </table:table-cell>
          <table:table-cell table:formula="of:=[.H34]/[.E34]" office:value-type="float" office:value="0.000341798633799865" calcext:value-type="float">
            <text:p>0.0003417986338</text:p>
          </table:table-cell>
          <table:table-cell table:number-columns-repeated="1011"/>
        </table:table-row>
        <table:table-row table:style-name="ro2"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3.418" calcext:value-type="float">
            <text:p>13.418</text:p>
          </table:table-cell>
          <table:table-cell table:style-name="ce2" office:value-type="float" office:value="13.413" calcext:value-type="float">
            <text:p>13.413</text:p>
          </table:table-cell>
          <table:table-cell table:style-name="ce2" office:value-type="float" office:value="13.421" calcext:value-type="float">
            <text:p>13.421</text:p>
          </table:table-cell>
          <table:table-cell table:formula="of:=AVERAGE([.B35:.D35])" office:value-type="float" office:value="13.4173333333333" calcext:value-type="float">
            <text:p>13.4173333333333</text:p>
          </table:table-cell>
          <table:table-cell table:formula="of:=LN([.A35])" office:value-type="float" office:value="5.01063529409626" calcext:value-type="float">
            <text:p>5.01063529409626</text:p>
          </table:table-cell>
          <table:table-cell table:formula="of:=LN([.E35])" office:value-type="float" office:value="2.59654740340298" calcext:value-type="float">
            <text:p>2.59654740340298</text:p>
          </table:table-cell>
          <table:table-cell table:formula="of:=SQRT(((MAX([.B35:.D35])-MIN([.B35:.D35]))/2)^2+0.0005^2)" office:value-type="float" office:value="0.00403112887414884" calcext:value-type="float">
            <text:p>0.004031128874149</text:p>
          </table:table-cell>
          <table:table-cell/>
          <table:table-cell table:formula="of:=[.F35]" office:value-type="float" office:value="5.01063529409626" calcext:value-type="float">
            <text:p>5.01063529409626</text:p>
          </table:table-cell>
          <table:table-cell table:formula="of:=[.G35]" office:value-type="float" office:value="2.59654740340298" calcext:value-type="float">
            <text:p>2.59654740340298</text:p>
          </table:table-cell>
          <table:table-cell table:formula="of:=0.05/[.A35]" office:value-type="float" office:value="0.000333333333333333" calcext:value-type="float">
            <text:p>0.000333333333333</text:p>
          </table:table-cell>
          <table:table-cell table:formula="of:=[.H35]/[.E35]" office:value-type="float" office:value="0.000300441881706412" calcext:value-type="float">
            <text:p>0.000300441881706</text:p>
          </table:table-cell>
          <table:table-cell table:number-columns-repeated="1011"/>
        </table:table-row>
        <table:table-row table:style-name="ro2"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3.587" calcext:value-type="float">
            <text:p>13.587</text:p>
          </table:table-cell>
          <table:table-cell table:style-name="ce2" office:value-type="float" office:value="13.589" calcext:value-type="float">
            <text:p>13.589</text:p>
          </table:table-cell>
          <table:table-cell table:style-name="ce2" office:value-type="float" office:value="13.591" calcext:value-type="float">
            <text:p>13.591</text:p>
          </table:table-cell>
          <table:table-cell table:formula="of:=AVERAGE([.B36:.D36])" office:value-type="float" office:value="13.589" calcext:value-type="float">
            <text:p>13.589</text:p>
          </table:table-cell>
          <table:table-cell table:formula="of:=LN([.A36])" office:value-type="float" office:value="5.04342511691925" calcext:value-type="float">
            <text:p>5.04342511691925</text:p>
          </table:table-cell>
          <table:table-cell table:formula="of:=LN([.E36])" office:value-type="float" office:value="2.60926064193836" calcext:value-type="float">
            <text:p>2.60926064193836</text:p>
          </table:table-cell>
          <table:table-cell table:formula="of:=SQRT(((MAX([.B36:.D36])-MIN([.B36:.D36]))/2)^2+0.0005^2)" office:value-type="float" office:value="0.00206155281280862" calcext:value-type="float">
            <text:p>0.002061552812809</text:p>
          </table:table-cell>
          <table:table-cell/>
          <table:table-cell table:formula="of:=[.F36]" office:value-type="float" office:value="5.04342511691925" calcext:value-type="float">
            <text:p>5.04342511691925</text:p>
          </table:table-cell>
          <table:table-cell table:formula="of:=[.G36]" office:value-type="float" office:value="2.60926064193836" calcext:value-type="float">
            <text:p>2.60926064193836</text:p>
          </table:table-cell>
          <table:table-cell table:formula="of:=0.05/[.A36]" office:value-type="float" office:value="0.00032258064516129" calcext:value-type="float">
            <text:p>0.000322580645161</text:p>
          </table:table-cell>
          <table:table-cell table:formula="of:=[.H36]/[.E36]" office:value-type="float" office:value="0.000151707470219193" calcext:value-type="float">
            <text:p>0.000151707470219</text:p>
          </table:table-cell>
          <table:table-cell table:number-columns-repeated="1011"/>
        </table:table-row>
        <table:table-row table:style-name="ro2"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3.772" calcext:value-type="float">
            <text:p>13.772</text:p>
          </table:table-cell>
          <table:table-cell table:style-name="ce2" office:value-type="float" office:value="13.777" calcext:value-type="float">
            <text:p>13.777</text:p>
          </table:table-cell>
          <table:table-cell table:style-name="ce2" office:value-type="float" office:value="13.773" calcext:value-type="float">
            <text:p>13.773</text:p>
          </table:table-cell>
          <table:table-cell table:formula="of:=AVERAGE([.B37:.D37])" office:value-type="float" office:value="13.774" calcext:value-type="float">
            <text:p>13.774</text:p>
          </table:table-cell>
          <table:table-cell table:formula="of:=LN([.A37])" office:value-type="float" office:value="5.07517381523383" calcext:value-type="float">
            <text:p>5.07517381523383</text:p>
          </table:table-cell>
          <table:table-cell table:formula="of:=LN([.E37])" office:value-type="float" office:value="2.62278275712251" calcext:value-type="float">
            <text:p>2.62278275712251</text:p>
          </table:table-cell>
          <table:table-cell table:formula="of:=SQRT(((MAX([.B37:.D37])-MIN([.B37:.D37]))/2)^2+0.0005^2)" office:value-type="float" office:value="0.0025495097567959" calcext:value-type="float">
            <text:p>0.002549509756796</text:p>
          </table:table-cell>
          <table:table-cell/>
          <table:table-cell table:formula="of:=[.F37]" office:value-type="float" office:value="5.07517381523383" calcext:value-type="float">
            <text:p>5.07517381523383</text:p>
          </table:table-cell>
          <table:table-cell table:formula="of:=[.G37]" office:value-type="float" office:value="2.62278275712251" calcext:value-type="float">
            <text:p>2.62278275712251</text:p>
          </table:table-cell>
          <table:table-cell table:formula="of:=0.05/[.A37]" office:value-type="float" office:value="0.0003125" calcext:value-type="float">
            <text:p>0.0003125</text:p>
          </table:table-cell>
          <table:table-cell table:formula="of:=[.H37]/[.E37]" office:value-type="float" office:value="0.000185095815071577" calcext:value-type="float">
            <text:p>0.000185095815072</text:p>
          </table:table-cell>
          <table:table-cell table:number-columns-repeated="1011"/>
        </table:table-row>
        <table:table-row table:style-name="ro2">
          <table:table-cell table:style-name="ce2" office:value-type="float" office:value="165" calcext:value-type="float">
            <text:p>165</text:p>
          </table:table-cell>
          <table:table-cell table:style-name="ce2" office:value-type="float" office:value="13.952" calcext:value-type="float">
            <text:p>13.952</text:p>
          </table:table-cell>
          <table:table-cell table:style-name="ce2" office:value-type="float" office:value="13.96" calcext:value-type="float">
            <text:p>13.96</text:p>
          </table:table-cell>
          <table:table-cell table:style-name="ce2" office:value-type="float" office:value="13.951" calcext:value-type="float">
            <text:p>13.951</text:p>
          </table:table-cell>
          <table:table-cell table:formula="of:=AVERAGE([.B38:.D38])" office:value-type="float" office:value="13.9543333333333" calcext:value-type="float">
            <text:p>13.9543333333333</text:p>
          </table:table-cell>
          <table:table-cell table:formula="of:=LN([.A38])" office:value-type="float" office:value="5.10594547390058" calcext:value-type="float">
            <text:p>5.10594547390058</text:p>
          </table:table-cell>
          <table:table-cell table:formula="of:=LN([.E38])" office:value-type="float" office:value="2.63579009324473" calcext:value-type="float">
            <text:p>2.63579009324473</text:p>
          </table:table-cell>
          <table:table-cell table:formula="of:=SQRT(((MAX([.B38:.D38])-MIN([.B38:.D38]))/2)^2+0.0005^2)" office:value-type="float" office:value="0.00452769256906888" calcext:value-type="float">
            <text:p>0.004527692569069</text:p>
          </table:table-cell>
          <table:table-cell/>
          <table:table-cell table:formula="of:=[.F38]" office:value-type="float" office:value="5.10594547390058" calcext:value-type="float">
            <text:p>5.10594547390058</text:p>
          </table:table-cell>
          <table:table-cell table:formula="of:=[.G38]" office:value-type="float" office:value="2.63579009324473" calcext:value-type="float">
            <text:p>2.63579009324473</text:p>
          </table:table-cell>
          <table:table-cell table:formula="of:=0.05/[.A38]" office:value-type="float" office:value="0.000303030303030303" calcext:value-type="float">
            <text:p>0.00030303030303</text:p>
          </table:table-cell>
          <table:table-cell table:formula="of:=[.H38]/[.E38]" office:value-type="float" office:value="0.00032446498595912" calcext:value-type="float">
            <text:p>0.000324464985959</text:p>
          </table:table-cell>
          <table:table-cell table:number-columns-repeated="1011"/>
        </table:table-row>
        <table:table-row table:style-name="ro2"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4.148" calcext:value-type="float">
            <text:p>14.148</text:p>
          </table:table-cell>
          <table:table-cell table:style-name="ce2" office:value-type="float" office:value="14.14" calcext:value-type="float">
            <text:p>14.14</text:p>
          </table:table-cell>
          <table:table-cell table:style-name="ce2" office:value-type="float" office:value="14.16" calcext:value-type="float">
            <text:p>14.16</text:p>
          </table:table-cell>
          <table:table-cell table:formula="of:=AVERAGE([.B39:.D39])" office:value-type="float" office:value="14.1493333333333" calcext:value-type="float">
            <text:p>14.1493333333333</text:p>
          </table:table-cell>
          <table:table-cell table:formula="of:=LN([.A39])" office:value-type="float" office:value="5.13579843705026" calcext:value-type="float">
            <text:p>5.13579843705026</text:p>
          </table:table-cell>
          <table:table-cell table:formula="of:=LN([.E39])" office:value-type="float" office:value="2.64966750872727" calcext:value-type="float">
            <text:p>2.64966750872727</text:p>
          </table:table-cell>
          <table:table-cell table:formula="of:=SQRT(((MAX([.B39:.D39])-MIN([.B39:.D39]))/2)^2+0.0005^2)" office:value-type="float" office:value="0.0100124921972502" calcext:value-type="float">
            <text:p>0.01001249219725</text:p>
          </table:table-cell>
          <table:table-cell/>
          <table:table-cell table:formula="of:=[.F39]" office:value-type="float" office:value="5.13579843705026" calcext:value-type="float">
            <text:p>5.13579843705026</text:p>
          </table:table-cell>
          <table:table-cell table:formula="of:=[.G39]" office:value-type="float" office:value="2.64966750872727" calcext:value-type="float">
            <text:p>2.64966750872727</text:p>
          </table:table-cell>
          <table:table-cell table:formula="of:=0.05/[.A39]" office:value-type="float" office:value="0.000294117647058824" calcext:value-type="float">
            <text:p>0.000294117647059</text:p>
          </table:table-cell>
          <table:table-cell table:formula="of:=[.H39]/[.E39]" office:value-type="float" office:value="0.00070762996117015" calcext:value-type="float">
            <text:p>0.00070762996117</text:p>
          </table:table-cell>
          <table:table-cell table:number-columns-repeated="1011"/>
        </table:table-row>
        <table:table-row table:style-name="ro2">
          <table:table-cell table:style-name="ce2" office:value-type="float" office:value="175" calcext:value-type="float">
            <text:p>175</text:p>
          </table:table-cell>
          <table:table-cell table:style-name="ce2" office:value-type="float" office:value="14.351" calcext:value-type="float">
            <text:p>14.351</text:p>
          </table:table-cell>
          <table:table-cell table:style-name="ce2" office:value-type="float" office:value="14.357" calcext:value-type="float">
            <text:p>14.357</text:p>
          </table:table-cell>
          <table:table-cell table:style-name="ce2" office:value-type="float" office:value="14.345" calcext:value-type="float">
            <text:p>14.345</text:p>
          </table:table-cell>
          <table:table-cell table:formula="of:=AVERAGE([.B40:.D40])" office:value-type="float" office:value="14.351" calcext:value-type="float">
            <text:p>14.351</text:p>
          </table:table-cell>
          <table:table-cell table:formula="of:=LN([.A40])" office:value-type="float" office:value="5.16478597392351" calcext:value-type="float">
            <text:p>5.16478597392351</text:p>
          </table:table-cell>
          <table:table-cell table:formula="of:=LN([.E40])" office:value-type="float" office:value="2.66381962618879" calcext:value-type="float">
            <text:p>2.66381962618879</text:p>
          </table:table-cell>
          <table:table-cell table:formula="of:=SQRT(((MAX([.B40:.D40])-MIN([.B40:.D40]))/2)^2+0.0005^2)" office:value-type="float" office:value="0.00602079728939549" calcext:value-type="float">
            <text:p>0.006020797289395</text:p>
          </table:table-cell>
          <table:table-cell/>
          <table:table-cell table:formula="of:=[.F40]" office:value-type="float" office:value="5.16478597392351" calcext:value-type="float">
            <text:p>5.16478597392351</text:p>
          </table:table-cell>
          <table:table-cell table:formula="of:=[.G40]" office:value-type="float" office:value="2.66381962618879" calcext:value-type="float">
            <text:p>2.66381962618879</text:p>
          </table:table-cell>
          <table:table-cell table:formula="of:=0.05/[.A40]" office:value-type="float" office:value="0.000285714285714286" calcext:value-type="float">
            <text:p>0.000285714285714</text:p>
          </table:table-cell>
          <table:table-cell table:formula="of:=[.H40]/[.E40]" office:value-type="float" office:value="0.000419538519224827" calcext:value-type="float">
            <text:p>0.000419538519225</text:p>
          </table:table-cell>
          <table:table-cell table:number-columns-repeated="1011"/>
        </table:table-row>
        <table:table-row table:style-name="ro2"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4.551" calcext:value-type="float">
            <text:p>14.551</text:p>
          </table:table-cell>
          <table:table-cell table:style-name="ce2" office:value-type="float" office:value="14.573" calcext:value-type="float">
            <text:p>14.573</text:p>
          </table:table-cell>
          <table:table-cell table:style-name="ce2" office:value-type="float" office:value="14.565" calcext:value-type="float">
            <text:p>14.565</text:p>
          </table:table-cell>
          <table:table-cell table:formula="of:=AVERAGE([.B41:.D41])" office:value-type="float" office:value="14.563" calcext:value-type="float">
            <text:p>14.563</text:p>
          </table:table-cell>
          <table:table-cell table:formula="of:=LN([.A41])" office:value-type="float" office:value="5.19295685089021" calcext:value-type="float">
            <text:p>5.19295685089021</text:p>
          </table:table-cell>
          <table:table-cell table:formula="of:=LN([.E41])" office:value-type="float" office:value="2.67848406550044" calcext:value-type="float">
            <text:p>2.67848406550044</text:p>
          </table:table-cell>
          <table:table-cell table:formula="of:=SQRT(((MAX([.B41:.D41])-MIN([.B41:.D41]))/2)^2+0.0005^2)" office:value-type="float" office:value="0.0110113577727727" calcext:value-type="float">
            <text:p>0.011011357772773</text:p>
          </table:table-cell>
          <table:table-cell/>
          <table:table-cell table:formula="of:=[.F41]" office:value-type="float" office:value="5.19295685089021" calcext:value-type="float">
            <text:p>5.19295685089021</text:p>
          </table:table-cell>
          <table:table-cell table:formula="of:=[.G41]" office:value-type="float" office:value="2.67848406550044" calcext:value-type="float">
            <text:p>2.67848406550044</text:p>
          </table:table-cell>
          <table:table-cell table:formula="of:=0.05/[.A41]" office:value-type="float" office:value="0.000277777777777778" calcext:value-type="float">
            <text:p>0.000277777777778</text:p>
          </table:table-cell>
          <table:table-cell table:formula="of:=[.H41]/[.E41]" office:value-type="float" office:value="0.000756118778601438" calcext:value-type="float">
            <text:p>0.000756118778601</text:p>
          </table:table-cell>
          <table:table-cell table:number-columns-repeated="1011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7_20_10kHz" style:display-name="PageStyle_D7 10kH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10_20_10kHz" style:display-name="PageStyle_D10 10kH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9_20_10kHz" style:display-name="PageStyle_D9 10kH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14_20_10kHz" style:display-name="PageStyle_D14 10kH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IT_5f_1_5f_s_20_10kHz" style:display-name="PageStyle_KIT_1_s 10kHz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stas</meta:initial-creator>
    <meta:creation-date>2017-11-09T09:30:34</meta:creation-date>
    <dc:date>2018-02-22T13:33:24.207815731</dc:date>
    <meta:generator>LibreOffice/5.3.6.1$Linux_X86_64 LibreOffice_project/30$Build-1</meta:generator>
    <meta:editing-duration>PT4M18S</meta:editing-duration>
    <meta:editing-cycles>2</meta:editing-cycles>
    <meta:document-statistic meta:table-count="5" meta:cell-count="2350" meta:object-count="5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20.729cm" svg:height="14.353cm" xlink:href=".." xlink:type="simple" chart:class="chart:scatter" chart:style-name="ch1">
        <chart:title svg:x="9.377cm" svg:y="0.423cm" chart:style-name="ch2">
          <text:p>10 kHz</text:p>
        </chart:title>
        <chart:legend chart:legend-position="end" svg:x="19.895cm" svg:y="6.916cm" style:legend-expansion="high" chart:style-name="ch3"/>
        <chart:plot-area chart:style-name="ch4" table:cell-range-address="'D7 10kHz'.F4:'D7 10kHz'.G41 'D7 10kHz'.G1:'D7 10kHz'.G2" chart:data-source-has-labels="row" svg:x="0.414cm" svg:y="1.727cm" svg:width="19.067cm" svg:height="12.339cm">
          <chartooo:coordinate-region svg:x="1.115cm" svg:y="1.887cm" svg:width="18.272cm" svg:height="11.61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7 10kHz'.G4:'D7 10kHz'.G41" chart:label-cell-address="'D7 10kHz'.G1:'D7 10kHz'.G2" chart:class="chart:scatter">
            <chart:domain table:cell-range-address="'D7 10kHz'.F4:'D7 10kHz'.F41"/>
            <chart:data-point chart:repeated="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D7 10kHz'.G1:'D7 10kHz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7 10kHz'.F4:'D7 10kHz'.F41</svg:desc>
                </draw:g>
              </table:table-cell>
              <table:table-cell office:value-type="float" office:value="3.5872895983523">
                <text:p>3.5872895983523</text:p>
                <draw:g>
                  <svg:desc>'D7 10kHz'.G4:'D7 10kHz'.G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9861228866811">
                <text:p>1.09861228866811</text:p>
              </table:table-cell>
              <table:table-cell office:value-type="float" office:value="3.1611902132604">
                <text:p>3.16119021326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094379124341">
                <text:p>1.6094379124341</text:p>
              </table:table-cell>
              <table:table-cell office:value-type="float" office:value="2.98936202654615">
                <text:p>2.98936202654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0258509299405">
                <text:p>2.30258509299405</text:p>
              </table:table-cell>
              <table:table-cell office:value-type="float" office:value="2.77104586598227">
                <text:p>2.771045865982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70805020110221">
                <text:p>2.70805020110221</text:p>
              </table:table-cell>
              <table:table-cell office:value-type="float" office:value="2.65345320989899">
                <text:p>2.653453209898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9573227355399">
                <text:p>2.99573227355399</text:p>
              </table:table-cell>
              <table:table-cell office:value-type="float" office:value="2.57324816027623">
                <text:p>2.573248160276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2188758248682">
                <text:p>3.2188758248682</text:p>
              </table:table-cell>
              <table:table-cell office:value-type="float" office:value="2.51411479724558">
                <text:p>2.514114797245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0119738166216">
                <text:p>3.40119738166216</text:p>
              </table:table-cell>
              <table:table-cell office:value-type="float" office:value="2.46498734901907">
                <text:p>2.464987349019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5534806148941">
                <text:p>3.55534806148941</text:p>
              </table:table-cell>
              <table:table-cell office:value-type="float" office:value="2.42486172102818">
                <text:p>2.424861721028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8887945411394">
                <text:p>3.68887945411394</text:p>
              </table:table-cell>
              <table:table-cell office:value-type="float" office:value="2.39114526997353">
                <text:p>2.391145269973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80666248977032">
                <text:p>3.80666248977032</text:p>
              </table:table-cell>
              <table:table-cell office:value-type="float" office:value="2.36223669255822">
                <text:p>2.362236692558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91202300542815">
                <text:p>3.91202300542815</text:p>
              </table:table-cell>
              <table:table-cell office:value-type="float" office:value="2.33630996239567">
                <text:p>2.336309962395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00733318523247">
                <text:p>4.00733318523247</text:p>
              </table:table-cell>
              <table:table-cell office:value-type="float" office:value="2.31316229003182">
                <text:p>2.313162290031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0943445622221">
                <text:p>4.0943445622221</text:p>
              </table:table-cell>
              <table:table-cell office:value-type="float" office:value="2.29314063416605">
                <text:p>2.293140634166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17438726989564">
                <text:p>4.17438726989564</text:p>
              </table:table-cell>
              <table:table-cell office:value-type="float" office:value="2.27432278327607">
                <text:p>2.2743227832760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24849524204936">
                <text:p>4.24849524204936</text:p>
              </table:table-cell>
              <table:table-cell office:value-type="float" office:value="2.25877252003739">
                <text:p>2.258772520037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31748811353631">
                <text:p>4.31748811353631</text:p>
              </table:table-cell>
              <table:table-cell office:value-type="float" office:value="2.23936126282701">
                <text:p>2.239361262827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38202663467388">
                <text:p>4.38202663467388</text:p>
              </table:table-cell>
              <table:table-cell office:value-type="float" office:value="2.22721478596927">
                <text:p>2.2272147859692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44265125649032">
                <text:p>4.44265125649032</text:p>
              </table:table-cell>
              <table:table-cell office:value-type="float" office:value="2.21626438652752">
                <text:p>2.216264386527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49980967033027">
                <text:p>4.49980967033027</text:p>
              </table:table-cell>
              <table:table-cell office:value-type="float" office:value="2.20897014214348">
                <text:p>2.208970142143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55387689160054">
                <text:p>4.55387689160054</text:p>
              </table:table-cell>
              <table:table-cell office:value-type="float" office:value="2.20364834513402">
                <text:p>2.203648345134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60517018598809">
                <text:p>4.60517018598809</text:p>
              </table:table-cell>
              <table:table-cell office:value-type="float" office:value="2.19933346318357">
                <text:p>2.1993334631835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65396035015752">
                <text:p>4.65396035015752</text:p>
              </table:table-cell>
              <table:table-cell office:value-type="float" office:value="2.19470288201492">
                <text:p>2.194702882014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70048036579242">
                <text:p>4.70048036579242</text:p>
              </table:table-cell>
              <table:table-cell office:value-type="float" office:value="2.19031185051126">
                <text:p>2.190311850511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74493212836325">
                <text:p>4.74493212836325</text:p>
              </table:table-cell>
              <table:table-cell office:value-type="float" office:value="2.18721165193146">
                <text:p>2.1872116519314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78749174278205">
                <text:p>4.78749174278205</text:p>
              </table:table-cell>
              <table:table-cell office:value-type="float" office:value="2.18447700451372">
                <text:p>2.184477004513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8283137373023">
                <text:p>4.8283137373023</text:p>
              </table:table-cell>
              <table:table-cell office:value-type="float" office:value="2.18265600621636">
                <text:p>2.182656006216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86753445045558">
                <text:p>4.86753445045558</text:p>
              </table:table-cell>
              <table:table-cell office:value-type="float" office:value="2.17945654551289">
                <text:p>2.1794565455128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90527477843843">
                <text:p>4.90527477843843</text:p>
              </table:table-cell>
              <table:table-cell office:value-type="float" office:value="2.1773997275709">
                <text:p>2.177399727570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9416424226093">
                <text:p>4.9416424226093</text:p>
              </table:table-cell>
              <table:table-cell office:value-type="float" office:value="2.1756793214333">
                <text:p>2.1756793214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97673374242057">
                <text:p>4.97673374242057</text:p>
              </table:table-cell>
              <table:table-cell office:value-type="float" office:value="2.17414547714913">
                <text:p>2.174145477149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01063529409626">
                <text:p>5.01063529409626</text:p>
              </table:table-cell>
              <table:table-cell office:value-type="float" office:value="2.17617116813839">
                <text:p>2.1761711681383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04342511691925">
                <text:p>5.04342511691925</text:p>
              </table:table-cell>
              <table:table-cell office:value-type="float" office:value="2.17520616366422">
                <text:p>2.175206163664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07517381523383">
                <text:p>5.07517381523383</text:p>
              </table:table-cell>
              <table:table-cell office:value-type="float" office:value="2.1756414770494">
                <text:p>2.17564147704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10594547390058">
                <text:p>5.10594547390058</text:p>
              </table:table-cell>
              <table:table-cell office:value-type="float" office:value="2.1791548920727">
                <text:p>2.17915489207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13579843705026">
                <text:p>5.13579843705026</text:p>
              </table:table-cell>
              <table:table-cell office:value-type="float" office:value="2.18427066617438">
                <text:p>2.184270666174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16478597392351">
                <text:p>5.16478597392351</text:p>
              </table:table-cell>
              <table:table-cell office:value-type="float" office:value="2.19323514865591">
                <text:p>2.193235148655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19295685089021">
                <text:p>5.19295685089021</text:p>
              </table:table-cell>
              <table:table-cell office:value-type="float" office:value="2.20499063955542">
                <text:p>2.204990639555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20.729cm" svg:height="14.353cm" xlink:href=".." xlink:type="simple" chart:class="chart:scatter" chart:style-name="ch1">
        <chart:title svg:x="9.377cm" svg:y="0.423cm" chart:style-name="ch2">
          <text:p>10 kHz</text:p>
        </chart:title>
        <chart:legend chart:legend-position="end" svg:x="19.895cm" svg:y="6.916cm" style:legend-expansion="high" chart:style-name="ch3"/>
        <chart:plot-area chart:style-name="ch4" table:cell-range-address="'D9 10kHz'.F4:'D9 10kHz'.G41 'D9 10kHz'.G1:'D9 10kHz'.G2" chart:data-source-has-labels="row" svg:x="0.414cm" svg:y="1.727cm" svg:width="19.067cm" svg:height="12.339cm">
          <chartooo:coordinate-region svg:x="1.115cm" svg:y="1.887cm" svg:width="18.272cm" svg:height="11.61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9 10kHz'.G4:'D9 10kHz'.G41" chart:label-cell-address="'D9 10kHz'.G1:'D9 10kHz'.G2" chart:class="chart:scatter">
            <chart:domain table:cell-range-address="'D9 10kHz'.F4:'D9 10kHz'.F41"/>
            <chart:data-point chart:repeated="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D9 10kHz'.G1:'D9 10kHz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9 10kHz'.F4:'D9 10kHz'.F41</svg:desc>
                </draw:g>
              </table:table-cell>
              <table:table-cell office:value-type="float" office:value="3.60587820761053">
                <text:p>3.60587820761053</text:p>
                <draw:g>
                  <svg:desc>'D9 10kHz'.G4:'D9 10kHz'.G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9861228866811">
                <text:p>1.09861228866811</text:p>
              </table:table-cell>
              <table:table-cell office:value-type="float" office:value="3.20607423303099">
                <text:p>3.206074233030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094379124341">
                <text:p>1.6094379124341</text:p>
              </table:table-cell>
              <table:table-cell office:value-type="float" office:value="3.03035911769704">
                <text:p>3.030359117697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0258509299405">
                <text:p>2.30258509299405</text:p>
              </table:table-cell>
              <table:table-cell office:value-type="float" office:value="2.80182384750812">
                <text:p>2.801823847508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70805020110221">
                <text:p>2.70805020110221</text:p>
              </table:table-cell>
              <table:table-cell office:value-type="float" office:value="2.67401070887869">
                <text:p>2.674010708878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9573227355399">
                <text:p>2.99573227355399</text:p>
              </table:table-cell>
              <table:table-cell office:value-type="float" office:value="2.5863846381816">
                <text:p>2.586384638181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2188758248682">
                <text:p>3.2188758248682</text:p>
              </table:table-cell>
              <table:table-cell office:value-type="float" office:value="2.52097067644317">
                <text:p>2.520970676443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0119738166216">
                <text:p>3.40119738166216</text:p>
              </table:table-cell>
              <table:table-cell office:value-type="float" office:value="2.46897485447932">
                <text:p>2.468974854479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5534806148941">
                <text:p>3.55534806148941</text:p>
              </table:table-cell>
              <table:table-cell office:value-type="float" office:value="2.42621765343932">
                <text:p>2.426217653439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8887945411394">
                <text:p>3.68887945411394</text:p>
              </table:table-cell>
              <table:table-cell office:value-type="float" office:value="2.38974090399703">
                <text:p>2.389740903997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80666248977032">
                <text:p>3.80666248977032</text:p>
              </table:table-cell>
              <table:table-cell office:value-type="float" office:value="2.35868183234592">
                <text:p>2.358681832345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91202300542815">
                <text:p>3.91202300542815</text:p>
              </table:table-cell>
              <table:table-cell office:value-type="float" office:value="2.33133450628003">
                <text:p>2.331334506280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00733318523247">
                <text:p>4.00733318523247</text:p>
              </table:table-cell>
              <table:table-cell office:value-type="float" office:value="2.30717454532785">
                <text:p>2.307174545327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0943445622221">
                <text:p>4.0943445622221</text:p>
              </table:table-cell>
              <table:table-cell office:value-type="float" office:value="2.28516761895698">
                <text:p>2.285167618956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17438726989564">
                <text:p>4.17438726989564</text:p>
              </table:table-cell>
              <table:table-cell office:value-type="float" office:value="2.26533310729116">
                <text:p>2.265333107291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24849524204936">
                <text:p>4.24849524204936</text:p>
              </table:table-cell>
              <table:table-cell office:value-type="float" office:value="2.2475303472449">
                <text:p>2.247530347244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31748811353631">
                <text:p>4.31748811353631</text:p>
              </table:table-cell>
              <table:table-cell office:value-type="float" office:value="2.23091005628715">
                <text:p>2.230910056287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38202663467388">
                <text:p>4.38202663467388</text:p>
              </table:table-cell>
              <table:table-cell office:value-type="float" office:value="2.21611902184361">
                <text:p>2.216119021843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44265125649032">
                <text:p>4.44265125649032</text:p>
              </table:table-cell>
              <table:table-cell office:value-type="float" office:value="2.20305937360849">
                <text:p>2.203059373608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49980967033027">
                <text:p>4.49980967033027</text:p>
              </table:table-cell>
              <table:table-cell office:value-type="float" office:value="2.19156041808212">
                <text:p>2.191560418082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55387689160054">
                <text:p>4.55387689160054</text:p>
              </table:table-cell>
              <table:table-cell office:value-type="float" office:value="2.1810199140422">
                <text:p>2.181019914042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60517018598809">
                <text:p>4.60517018598809</text:p>
              </table:table-cell>
              <table:table-cell office:value-type="float" office:value="2.17448653481013">
                <text:p>2.174486534810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65396035015752">
                <text:p>4.65396035015752</text:p>
              </table:table-cell>
              <table:table-cell office:value-type="float" office:value="2.16846304977933">
                <text:p>2.168463049779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70048036579242">
                <text:p>4.70048036579242</text:p>
              </table:table-cell>
              <table:table-cell office:value-type="float" office:value="2.16546632103092">
                <text:p>2.165466321030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74493212836325">
                <text:p>4.74493212836325</text:p>
              </table:table-cell>
              <table:table-cell office:value-type="float" office:value="2.16153982751193">
                <text:p>2.161539827511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78749174278205">
                <text:p>4.78749174278205</text:p>
              </table:table-cell>
              <table:table-cell office:value-type="float" office:value="2.15802164180269">
                <text:p>2.158021641802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8283137373023">
                <text:p>4.8283137373023</text:p>
              </table:table-cell>
              <table:table-cell office:value-type="float" office:value="2.15491613909951">
                <text:p>2.154916139099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86753445045558">
                <text:p>4.86753445045558</text:p>
              </table:table-cell>
              <table:table-cell office:value-type="float" office:value="2.15213035253846">
                <text:p>2.152130352538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90527477843843">
                <text:p>4.90527477843843</text:p>
              </table:table-cell>
              <table:table-cell office:value-type="float" office:value="2.14958930158192">
                <text:p>2.1495893015819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9416424226093">
                <text:p>4.9416424226093</text:p>
              </table:table-cell>
              <table:table-cell office:value-type="float" office:value="2.14647694301599">
                <text:p>2.1464769430159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97673374242057">
                <text:p>4.97673374242057</text:p>
              </table:table-cell>
              <table:table-cell office:value-type="float" office:value="2.14386286845042">
                <text:p>2.143862868450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01063529409626">
                <text:p>5.01063529409626</text:p>
              </table:table-cell>
              <table:table-cell office:value-type="float" office:value="2.14177059248452">
                <text:p>2.1417705924845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04342511691925">
                <text:p>5.04342511691925</text:p>
              </table:table-cell>
              <table:table-cell office:value-type="float" office:value="2.13924229479787">
                <text:p>2.1392422947978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07517381523383">
                <text:p>5.07517381523383</text:p>
              </table:table-cell>
              <table:table-cell office:value-type="float" office:value="2.13704198743891">
                <text:p>2.137041987438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10594547390058">
                <text:p>5.10594547390058</text:p>
              </table:table-cell>
              <table:table-cell office:value-type="float" office:value="2.13532947287246">
                <text:p>2.135329472872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13579843705026">
                <text:p>5.13579843705026</text:p>
              </table:table-cell>
              <table:table-cell office:value-type="float" office:value="2.13558555229788">
                <text:p>2.135585552297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16478597392351">
                <text:p>5.16478597392351</text:p>
              </table:table-cell>
              <table:table-cell office:value-type="float" office:value="2.1379462710524">
                <text:p>2.137946271052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19295685089021">
                <text:p>5.19295685089021</text:p>
              </table:table-cell>
              <table:table-cell office:value-type="float" office:value="2.14339395358895">
                <text:p>2.143393953588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20.729cm" svg:height="14.353cm" xlink:href=".." xlink:type="simple" chart:class="chart:scatter" chart:style-name="ch1">
        <chart:title svg:x="9.377cm" svg:y="0.423cm" chart:style-name="ch2">
          <text:p>10 kHz</text:p>
        </chart:title>
        <chart:legend chart:legend-position="end" svg:x="19.895cm" svg:y="6.916cm" style:legend-expansion="high" chart:style-name="ch3"/>
        <chart:plot-area chart:style-name="ch4" table:cell-range-address="'D10 10kHz'.F4:'D10 10kHz'.G41 'D10 10kHz'.G1:'D10 10kHz'.G2" chart:data-source-has-labels="row" svg:x="0.414cm" svg:y="1.727cm" svg:width="19.067cm" svg:height="12.339cm">
          <chartooo:coordinate-region svg:x="1.115cm" svg:y="1.887cm" svg:width="18.272cm" svg:height="11.61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10 10kHz'.G4:'D10 10kHz'.G41" chart:label-cell-address="'D10 10kHz'.G1:'D10 10kHz'.G2" chart:class="chart:scatter">
            <chart:domain table:cell-range-address="'D10 10kHz'.F4:'D10 10kHz'.F41"/>
            <chart:data-point chart:repeated="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D10 10kHz'.G1:'D10 10kHz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10 10kHz'.F4:'D10 10kHz'.F41</svg:desc>
                </draw:g>
              </table:table-cell>
              <table:table-cell office:value-type="float" office:value="3.74783994693745">
                <text:p>3.74783994693745</text:p>
                <draw:g>
                  <svg:desc>'D10 10kHz'.G4:'D10 10kHz'.G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9861228866811">
                <text:p>1.09861228866811</text:p>
              </table:table-cell>
              <table:table-cell office:value-type="float" office:value="3.22331927145443">
                <text:p>3.223319271454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094379124341">
                <text:p>1.6094379124341</text:p>
              </table:table-cell>
              <table:table-cell office:value-type="float" office:value="3.04395084582447">
                <text:p>3.043950845824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0258509299405">
                <text:p>2.30258509299405</text:p>
              </table:table-cell>
              <table:table-cell office:value-type="float" office:value="2.82743195812229">
                <text:p>2.827431958122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70805020110221">
                <text:p>2.70805020110221</text:p>
              </table:table-cell>
              <table:table-cell office:value-type="float" office:value="2.7056473164859">
                <text:p>2.70564731648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9573227355399">
                <text:p>2.99573227355399</text:p>
              </table:table-cell>
              <table:table-cell office:value-type="float" office:value="2.62103882411258">
                <text:p>2.621038824112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2188758248682">
                <text:p>3.2188758248682</text:p>
              </table:table-cell>
              <table:table-cell office:value-type="float" office:value="2.55988527455974">
                <text:p>2.5598852745597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0119738166216">
                <text:p>3.40119738166216</text:p>
              </table:table-cell>
              <table:table-cell office:value-type="float" office:value="2.51368305326305">
                <text:p>2.513683053263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5534806148941">
                <text:p>3.55534806148941</text:p>
              </table:table-cell>
              <table:table-cell office:value-type="float" office:value="2.4744353499207">
                <text:p>2.47443534992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8887945411394">
                <text:p>3.68887945411394</text:p>
              </table:table-cell>
              <table:table-cell office:value-type="float" office:value="2.44133202766951">
                <text:p>2.441332027669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80666248977032">
                <text:p>3.80666248977032</text:p>
              </table:table-cell>
              <table:table-cell office:value-type="float" office:value="2.41698463330254">
                <text:p>2.416984633302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91202300542815">
                <text:p>3.91202300542815</text:p>
              </table:table-cell>
              <table:table-cell office:value-type="float" office:value="2.38977145467296">
                <text:p>2.389771454672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00733318523247">
                <text:p>4.00733318523247</text:p>
              </table:table-cell>
              <table:table-cell office:value-type="float" office:value="2.373664674675">
                <text:p>2.37366467467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0943445622221">
                <text:p>4.0943445622221</text:p>
              </table:table-cell>
              <table:table-cell office:value-type="float" office:value="2.36160843344351">
                <text:p>2.3616084334435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17438726989564">
                <text:p>4.17438726989564</text:p>
              </table:table-cell>
              <table:table-cell office:value-type="float" office:value="2.35356333775867">
                <text:p>2.353563337758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24849524204936">
                <text:p>4.24849524204936</text:p>
              </table:table-cell>
              <table:table-cell office:value-type="float" office:value="2.34730348668231">
                <text:p>2.347303486682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31748811353631">
                <text:p>4.31748811353631</text:p>
              </table:table-cell>
              <table:table-cell office:value-type="float" office:value="2.34318306242255">
                <text:p>2.3431830624225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38202663467388">
                <text:p>4.38202663467388</text:p>
              </table:table-cell>
              <table:table-cell office:value-type="float" office:value="2.33965606120315">
                <text:p>2.339656061203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44265125649032">
                <text:p>4.44265125649032</text:p>
              </table:table-cell>
              <table:table-cell office:value-type="float" office:value="2.33621327397403">
                <text:p>2.336213273974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49980967033027">
                <text:p>4.49980967033027</text:p>
              </table:table-cell>
              <table:table-cell office:value-type="float" office:value="2.33337291314636">
                <text:p>2.3333729131463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55387689160054">
                <text:p>4.55387689160054</text:p>
              </table:table-cell>
              <table:table-cell office:value-type="float" office:value="2.33084855826691">
                <text:p>2.3308485582669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60517018598809">
                <text:p>4.60517018598809</text:p>
              </table:table-cell>
              <table:table-cell office:value-type="float" office:value="2.3286101508182">
                <text:p>2.32861015081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65396035015752">
                <text:p>4.65396035015752</text:p>
              </table:table-cell>
              <table:table-cell office:value-type="float" office:value="2.3263992710933">
                <text:p>2.32639927109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70048036579242">
                <text:p>4.70048036579242</text:p>
              </table:table-cell>
              <table:table-cell office:value-type="float" office:value="2.32477050012927">
                <text:p>2.3247705001292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74493212836325">
                <text:p>4.74493212836325</text:p>
              </table:table-cell>
              <table:table-cell office:value-type="float" office:value="2.32294312158193">
                <text:p>2.322943121581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78749174278205">
                <text:p>4.78749174278205</text:p>
              </table:table-cell>
              <table:table-cell office:value-type="float" office:value="2.321864707726">
                <text:p>2.3218647077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8283137373023">
                <text:p>4.8283137373023</text:p>
              </table:table-cell>
              <table:table-cell office:value-type="float" office:value="2.32085059180089">
                <text:p>2.320850591800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86753445045558">
                <text:p>4.86753445045558</text:p>
              </table:table-cell>
              <table:table-cell office:value-type="float" office:value="2.32039226664391">
                <text:p>2.320392266643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90527477843843">
                <text:p>4.90527477843843</text:p>
              </table:table-cell>
              <table:table-cell office:value-type="float" office:value="2.32003200659777">
                <text:p>2.320032006597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9416424226093">
                <text:p>4.9416424226093</text:p>
              </table:table-cell>
              <table:table-cell office:value-type="float" office:value="2.32055597831528">
                <text:p>2.320555978315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97673374242057">
                <text:p>4.97673374242057</text:p>
              </table:table-cell>
              <table:table-cell office:value-type="float" office:value="2.32143955850858">
                <text:p>2.321439558508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01063529409626">
                <text:p>5.01063529409626</text:p>
              </table:table-cell>
              <table:table-cell office:value-type="float" office:value="2.32248575470038">
                <text:p>2.322485754700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04342511691925">
                <text:p>5.04342511691925</text:p>
              </table:table-cell>
              <table:table-cell office:value-type="float" office:value="2.32418349254654">
                <text:p>2.3241834925465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07517381523383">
                <text:p>5.07517381523383</text:p>
              </table:table-cell>
              <table:table-cell office:value-type="float" office:value="2.32597604578462">
                <text:p>2.325976045784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10594547390058">
                <text:p>5.10594547390058</text:p>
              </table:table-cell>
              <table:table-cell office:value-type="float" office:value="2.32792790066584">
                <text:p>2.3279279006658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13579843705026">
                <text:p>5.13579843705026</text:p>
              </table:table-cell>
              <table:table-cell office:value-type="float" office:value="2.33000568857004">
                <text:p>2.3300056885700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16478597392351">
                <text:p>5.16478597392351</text:p>
              </table:table-cell>
              <table:table-cell office:value-type="float" office:value="2.33207916822175">
                <text:p>2.332079168221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19295685089021">
                <text:p>5.19295685089021</text:p>
              </table:table-cell>
              <table:table-cell office:value-type="float" office:value="2.33353451363798">
                <text:p>2.3335345136379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20.729cm" svg:height="14.353cm" xlink:href=".." xlink:type="simple" chart:class="chart:scatter" chart:style-name="ch1">
        <chart:title svg:x="9.377cm" svg:y="0.423cm" chart:style-name="ch2">
          <text:p>10 kHz</text:p>
        </chart:title>
        <chart:legend chart:legend-position="end" svg:x="19.895cm" svg:y="6.916cm" style:legend-expansion="high" chart:style-name="ch3"/>
        <chart:plot-area chart:style-name="ch4" table:cell-range-address="'D14 10kHz'.F4:'D14 10kHz'.G41 'D14 10kHz'.G1:'D14 10kHz'.G2" chart:data-source-has-labels="row" svg:x="0.414cm" svg:y="1.727cm" svg:width="19.067cm" svg:height="12.339cm">
          <chartooo:coordinate-region svg:x="1.115cm" svg:y="1.887cm" svg:width="18.272cm" svg:height="11.61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D14 10kHz'.G4:'D14 10kHz'.G41" chart:label-cell-address="'D14 10kHz'.G1:'D14 10kHz'.G2" chart:class="chart:scatter">
            <chart:domain table:cell-range-address="'D14 10kHz'.F4:'D14 10kHz'.F41"/>
            <chart:data-point chart:repeated="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D14 10kHz'.G1:'D14 10kHz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D14 10kHz'.F4:'D14 10kHz'.F41</svg:desc>
                </draw:g>
              </table:table-cell>
              <table:table-cell office:value-type="float" office:value="3.67921624870298">
                <text:p>3.67921624870298</text:p>
                <draw:g>
                  <svg:desc>'D14 10kHz'.G4:'D14 10kHz'.G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9861228866811">
                <text:p>1.09861228866811</text:p>
              </table:table-cell>
              <table:table-cell office:value-type="float" office:value="3.30732616605208">
                <text:p>3.307326166052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094379124341">
                <text:p>1.6094379124341</text:p>
              </table:table-cell>
              <table:table-cell office:value-type="float" office:value="3.14578886976067">
                <text:p>3.145788869760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0258509299405">
                <text:p>2.30258509299405</text:p>
              </table:table-cell>
              <table:table-cell office:value-type="float" office:value="2.93967325515734">
                <text:p>2.939673255157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70805020110221">
                <text:p>2.70805020110221</text:p>
              </table:table-cell>
              <table:table-cell office:value-type="float" office:value="2.82685987008404">
                <text:p>2.826859870084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9573227355399">
                <text:p>2.99573227355399</text:p>
              </table:table-cell>
              <table:table-cell office:value-type="float" office:value="2.75059870434817">
                <text:p>2.750598704348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2188758248682">
                <text:p>3.2188758248682</text:p>
              </table:table-cell>
              <table:table-cell office:value-type="float" office:value="2.69453708662162">
                <text:p>2.694537086621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0119738166216">
                <text:p>3.40119738166216</text:p>
              </table:table-cell>
              <table:table-cell office:value-type="float" office:value="2.65032692187349">
                <text:p>2.650326921873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5534806148941">
                <text:p>3.55534806148941</text:p>
              </table:table-cell>
              <table:table-cell office:value-type="float" office:value="2.61444745169752">
                <text:p>2.614447451697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8887945411394">
                <text:p>3.68887945411394</text:p>
              </table:table-cell>
              <table:table-cell office:value-type="float" office:value="2.58372078457579">
                <text:p>2.583720784575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80666248977032">
                <text:p>3.80666248977032</text:p>
              </table:table-cell>
              <table:table-cell office:value-type="float" office:value="2.55722731136763">
                <text:p>2.5572273113676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91202300542815">
                <text:p>3.91202300542815</text:p>
              </table:table-cell>
              <table:table-cell office:value-type="float" office:value="2.53517719912787">
                <text:p>2.535177199127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00733318523247">
                <text:p>4.00733318523247</text:p>
              </table:table-cell>
              <table:table-cell office:value-type="float" office:value="2.51511249184507">
                <text:p>2.515112491845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0943445622221">
                <text:p>4.0943445622221</text:p>
              </table:table-cell>
              <table:table-cell office:value-type="float" office:value="2.49661560936437">
                <text:p>2.4966156093643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17438726989564">
                <text:p>4.17438726989564</text:p>
              </table:table-cell>
              <table:table-cell office:value-type="float" office:value="2.47978243227055">
                <text:p>2.479782432270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24849524204936">
                <text:p>4.24849524204936</text:p>
              </table:table-cell>
              <table:table-cell office:value-type="float" office:value="2.46512902217933">
                <text:p>2.465129022179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31748811353631">
                <text:p>4.31748811353631</text:p>
              </table:table-cell>
              <table:table-cell office:value-type="float" office:value="2.45201033981397">
                <text:p>2.4520103398139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38202663467388">
                <text:p>4.38202663467388</text:p>
              </table:table-cell>
              <table:table-cell office:value-type="float" office:value="2.44022885157202">
                <text:p>2.440228851572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44265125649032">
                <text:p>4.44265125649032</text:p>
              </table:table-cell>
              <table:table-cell office:value-type="float" office:value="2.42898276771767">
                <text:p>2.428982767717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49980967033027">
                <text:p>4.49980967033027</text:p>
              </table:table-cell>
              <table:table-cell office:value-type="float" office:value="2.41953815468768">
                <text:p>2.4195381546876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55387689160054">
                <text:p>4.55387689160054</text:p>
              </table:table-cell>
              <table:table-cell office:value-type="float" office:value="2.41117040340749">
                <text:p>2.411170403407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60517018598809">
                <text:p>4.60517018598809</text:p>
              </table:table-cell>
              <table:table-cell office:value-type="float" office:value="2.40544247843375">
                <text:p>2.405442478433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65396035015752">
                <text:p>4.65396035015752</text:p>
              </table:table-cell>
              <table:table-cell office:value-type="float" office:value="2.40143445703621">
                <text:p>2.4014344570362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70048036579242">
                <text:p>4.70048036579242</text:p>
              </table:table-cell>
              <table:table-cell office:value-type="float" office:value="2.39689477246479">
                <text:p>2.3968947724647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74493212836325">
                <text:p>4.74493212836325</text:p>
              </table:table-cell>
              <table:table-cell office:value-type="float" office:value="2.39336989719948">
                <text:p>2.393369897199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78749174278205">
                <text:p>4.78749174278205</text:p>
              </table:table-cell>
              <table:table-cell office:value-type="float" office:value="2.39093168929261">
                <text:p>2.390931689292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8283137373023">
                <text:p>4.8283137373023</text:p>
              </table:table-cell>
              <table:table-cell office:value-type="float" office:value="2.39114526997353">
                <text:p>2.391145269973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86753445045558">
                <text:p>4.86753445045558</text:p>
              </table:table-cell>
              <table:table-cell office:value-type="float" office:value="2.3884263412055">
                <text:p>2.38842634120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90527477843843">
                <text:p>4.90527477843843</text:p>
              </table:table-cell>
              <table:table-cell office:value-type="float" office:value="2.38787554559794">
                <text:p>2.387875545597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9416424226093">
                <text:p>4.9416424226093</text:p>
              </table:table-cell>
              <table:table-cell office:value-type="float" office:value="2.38311998721622">
                <text:p>2.3831199872162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97673374242057">
                <text:p>4.97673374242057</text:p>
              </table:table-cell>
              <table:table-cell office:value-type="float" office:value="2.38099570028527">
                <text:p>2.380995700285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01063529409626">
                <text:p>5.01063529409626</text:p>
              </table:table-cell>
              <table:table-cell office:value-type="float" office:value="2.37951526945633">
                <text:p>2.379515269456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04342511691925">
                <text:p>5.04342511691925</text:p>
              </table:table-cell>
              <table:table-cell office:value-type="float" office:value="2.37642398132892">
                <text:p>2.3764239813289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07517381523383">
                <text:p>5.07517381523383</text:p>
              </table:table-cell>
              <table:table-cell office:value-type="float" office:value="2.37413026015714">
                <text:p>2.374130260157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10594547390058">
                <text:p>5.10594547390058</text:p>
              </table:table-cell>
              <table:table-cell office:value-type="float" office:value="2.37400612522231">
                <text:p>2.374006125222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13579843705026">
                <text:p>5.13579843705026</text:p>
              </table:table-cell>
              <table:table-cell office:value-type="float" office:value="2.36145130697209">
                <text:p>2.361451306972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16478597392351">
                <text:p>5.16478597392351</text:p>
              </table:table-cell>
              <table:table-cell office:value-type="float" office:value="2.36509029834544">
                <text:p>2.365090298345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19295685089021">
                <text:p>5.19295685089021</text:p>
              </table:table-cell>
              <table:table-cell office:value-type="float" office:value="2.36915280393272">
                <text:p>2.3691528039327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solid" draw:fill-color="#ffffff"/>
    </style:style>
    <style:style style:name="ch9" style:family="chart">
      <style:graphic-properties draw:fill-color="#d9d9d9"/>
    </style:style>
  </office:automatic-styles>
  <office:body>
    <office:chart>
      <chart:chart svg:width="20.729cm" svg:height="14.353cm" xlink:href=".." xlink:type="simple" chart:class="chart:scatter" chart:style-name="ch1">
        <chart:title svg:x="9.377cm" svg:y="0.423cm" chart:style-name="ch2">
          <text:p>10 kHz</text:p>
        </chart:title>
        <chart:legend chart:legend-position="end" svg:x="19.895cm" svg:y="6.916cm" style:legend-expansion="high" chart:style-name="ch3"/>
        <chart:plot-area chart:style-name="ch4" table:cell-range-address="'KIT_1_s 10kHz'.F4:'KIT_1_s 10kHz'.G41 'KIT_1_s 10kHz'.G1:'KIT_1_s 10kHz'.G2" chart:data-source-has-labels="row" svg:x="0.414cm" svg:y="1.727cm" svg:width="19.067cm" svg:height="12.339cm">
          <chartooo:coordinate-region svg:x="1.115cm" svg:y="1.887cm" svg:width="18.272cm" svg:height="11.61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KIT_1_s 10kHz'.G4:'KIT_1_s 10kHz'.G41" chart:label-cell-address="'KIT_1_s 10kHz'.G1:'KIT_1_s 10kHz'.G2" chart:class="chart:scatter">
            <chart:domain table:cell-range-address="'KIT_1_s 10kHz'.F4:'KIT_1_s 10kHz'.F41"/>
            <chart:data-point chart:repeated="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KIT_1_s 10kHz'.G1:'KIT_1_s 10kHz'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KIT_1_s 10kHz'.F4:'KIT_1_s 10kHz'.F41</svg:desc>
                </draw:g>
              </table:table-cell>
              <table:table-cell office:value-type="float" office:value="3.75860761076804">
                <text:p>3.75860761076804</text:p>
                <draw:g>
                  <svg:desc>'KIT_1_s 10kHz'.G4:'KIT_1_s 10kHz'.G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9861228866811">
                <text:p>1.09861228866811</text:p>
              </table:table-cell>
              <table:table-cell office:value-type="float" office:value="3.24071559147266">
                <text:p>3.240715591472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6094379124341">
                <text:p>1.6094379124341</text:p>
              </table:table-cell>
              <table:table-cell office:value-type="float" office:value="3.07001999145724">
                <text:p>3.070019991457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30258509299405">
                <text:p>2.30258509299405</text:p>
              </table:table-cell>
              <table:table-cell office:value-type="float" office:value="2.86869404038327">
                <text:p>2.868694040383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70805020110221">
                <text:p>2.70805020110221</text:p>
              </table:table-cell>
              <table:table-cell office:value-type="float" office:value="2.76148564389512">
                <text:p>2.761485643895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99573227355399">
                <text:p>2.99573227355399</text:p>
              </table:table-cell>
              <table:table-cell office:value-type="float" office:value="2.6915594169277">
                <text:p>2.691559416927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2188758248682">
                <text:p>3.2188758248682</text:p>
              </table:table-cell>
              <table:table-cell office:value-type="float" office:value="2.64200536085024">
                <text:p>2.642005360850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0119738166216">
                <text:p>3.40119738166216</text:p>
              </table:table-cell>
              <table:table-cell office:value-type="float" office:value="2.60343015197211">
                <text:p>2.603430151972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55534806148941">
                <text:p>3.55534806148941</text:p>
              </table:table-cell>
              <table:table-cell office:value-type="float" office:value="2.57368036184143">
                <text:p>2.573680361841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68887945411394">
                <text:p>3.68887945411394</text:p>
              </table:table-cell>
              <table:table-cell office:value-type="float" office:value="2.54618465287564">
                <text:p>2.546184652875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80666248977032">
                <text:p>3.80666248977032</text:p>
              </table:table-cell>
              <table:table-cell office:value-type="float" office:value="2.51780399371211">
                <text:p>2.517803993712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91202300542815">
                <text:p>3.91202300542815</text:p>
              </table:table-cell>
              <table:table-cell office:value-type="float" office:value="2.49672542103746">
                <text:p>2.496725421037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00733318523247">
                <text:p>4.00733318523247</text:p>
              </table:table-cell>
              <table:table-cell office:value-type="float" office:value="2.48011742194484">
                <text:p>2.480117421944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.0943445622221">
                <text:p>4.0943445622221</text:p>
              </table:table-cell>
              <table:table-cell office:value-type="float" office:value="2.47364907597607">
                <text:p>2.473649075976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17438726989564">
                <text:p>4.17438726989564</text:p>
              </table:table-cell>
              <table:table-cell office:value-type="float" office:value="2.46254742384346">
                <text:p>2.462547423843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24849524204936">
                <text:p>4.24849524204936</text:p>
              </table:table-cell>
              <table:table-cell office:value-type="float" office:value="2.45964582023739">
                <text:p>2.459645820237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31748811353631">
                <text:p>4.31748811353631</text:p>
              </table:table-cell>
              <table:table-cell office:value-type="float" office:value="2.46050010738676">
                <text:p>2.460500107386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38202663467388">
                <text:p>4.38202663467388</text:p>
              </table:table-cell>
              <table:table-cell office:value-type="float" office:value="2.46300181439995">
                <text:p>2.463001814399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.44265125649032">
                <text:p>4.44265125649032</text:p>
              </table:table-cell>
              <table:table-cell office:value-type="float" office:value="2.46713861796468">
                <text:p>2.4671386179646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.49980967033027">
                <text:p>4.49980967033027</text:p>
              </table:table-cell>
              <table:table-cell office:value-type="float" office:value="2.47317139356958">
                <text:p>2.4731713935695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55387689160054">
                <text:p>4.55387689160054</text:p>
              </table:table-cell>
              <table:table-cell office:value-type="float" office:value="2.47986619021016">
                <text:p>2.479866190210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60517018598809">
                <text:p>4.60517018598809</text:p>
              </table:table-cell>
              <table:table-cell office:value-type="float" office:value="2.48748665205139">
                <text:p>2.487486652051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65396035015752">
                <text:p>4.65396035015752</text:p>
              </table:table-cell>
              <table:table-cell office:value-type="float" office:value="2.49576415978878">
                <text:p>2.495764159788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70048036579242">
                <text:p>4.70048036579242</text:p>
              </table:table-cell>
              <table:table-cell office:value-type="float" office:value="2.50495434509178">
                <text:p>2.504954345091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74493212836325">
                <text:p>4.74493212836325</text:p>
              </table:table-cell>
              <table:table-cell office:value-type="float" office:value="2.51497772640411">
                <text:p>2.514977726404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78749174278205">
                <text:p>4.78749174278205</text:p>
              </table:table-cell>
              <table:table-cell office:value-type="float" office:value="2.52575531061937">
                <text:p>2.525755310619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8283137373023">
                <text:p>4.8283137373023</text:p>
              </table:table-cell>
              <table:table-cell office:value-type="float" office:value="2.53684001706297">
                <text:p>2.536840017062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86753445045558">
                <text:p>4.86753445045558</text:p>
              </table:table-cell>
              <table:table-cell office:value-type="float" office:value="2.54816831442449">
                <text:p>2.5481683144244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90527477843843">
                <text:p>4.90527477843843</text:p>
              </table:table-cell>
              <table:table-cell office:value-type="float" office:value="2.56009142293576">
                <text:p>2.560091422935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9416424226093">
                <text:p>4.9416424226093</text:p>
              </table:table-cell>
              <table:table-cell office:value-type="float" office:value="2.57121175891067">
                <text:p>2.571211758910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97673374242057">
                <text:p>4.97673374242057</text:p>
              </table:table-cell>
              <table:table-cell office:value-type="float" office:value="2.58374594845556">
                <text:p>2.5837459484555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01063529409626">
                <text:p>5.01063529409626</text:p>
              </table:table-cell>
              <table:table-cell office:value-type="float" office:value="2.59654740340298">
                <text:p>2.596547403402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04342511691925">
                <text:p>5.04342511691925</text:p>
              </table:table-cell>
              <table:table-cell office:value-type="float" office:value="2.60926064193836">
                <text:p>2.609260641938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07517381523383">
                <text:p>5.07517381523383</text:p>
              </table:table-cell>
              <table:table-cell office:value-type="float" office:value="2.62278275712251">
                <text:p>2.6227827571225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10594547390058">
                <text:p>5.10594547390058</text:p>
              </table:table-cell>
              <table:table-cell office:value-type="float" office:value="2.63579009324473">
                <text:p>2.6357900932447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13579843705026">
                <text:p>5.13579843705026</text:p>
              </table:table-cell>
              <table:table-cell office:value-type="float" office:value="2.64966750872727">
                <text:p>2.649667508727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.16478597392351">
                <text:p>5.16478597392351</text:p>
              </table:table-cell>
              <table:table-cell office:value-type="float" office:value="2.66381962618879">
                <text:p>2.663819626188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.19295685089021">
                <text:p>5.19295685089021</text:p>
              </table:table-cell>
              <table:table-cell office:value-type="float" office:value="2.67848406550044">
                <text:p>2.678484065500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